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17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5" style:family="table-cell" style:parent-style-name="Default" style:data-style-name="N109"/>
    <style:style style:name="ce2" style:family="table-cell" style:parent-style-name="Default" style:data-style-name="N109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none" fo:border-top="1.25pt solid #000000"/>
    </style:style>
    <style:style style:name="ce10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end" fo:margin-left="0cm"/>
    </style:style>
    <style:style style:name="ce19" style:family="table-cell" style:parent-style-name="Default" style:data-style-name="N107"/>
    <style:style style:name="ce13" style:family="table-cell" style:parent-style-name="Default" style:data-style-name="N107">
      <style:table-cell-properties fo:border-bottom="none" fo:border-left="none" fo:border-right="none" fo:border-top="1.25pt solid #000000"/>
    </style:style>
    <style:style style:name="ce14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center" fo:margin-left="0cm"/>
    </style:style>
    <style:style style:name="ce22" style:family="table-cell" style:parent-style-name="Default" style:data-style-name="N44"/>
    <style:style style:name="ce23" style:family="table-cell" style:parent-style-name="Default" style:data-style-name="N44">
      <style:table-cell-properties fo:border-bottom="none" fo:border-left="none" fo:border-right="none" fo:border-top="1.25pt solid #000000"/>
    </style:style>
    <style:style style:name="ce5" style:family="table-cell" style:parent-style-name="Default" style:data-style-name="N108"/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0"/>
        <table:table-column table:style-name="co5" table:default-cell-style-name="ce19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0" table:default-cell-style-name="ce14"/>
        <table:table-column table:style-name="co11" table:default-cell-style-name="ce14"/>
        <table:table-column table:style-name="co5" table:number-columns-repeated="2" table:default-cell-style-name="ce14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Run</text:p>
          </table:table-cell>
          <table:table-cell table:style-name="ce16" office:value-type="string" calcext:value-type="string">
            <text:p>Film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Offs Src</text:p>
          </table:table-cell>
          <table:table-cell office:value-type="string" calcext:value-type="string">
            <text:p>Offs M4 Edit</text:p>
          </table:table-cell>
          <table:table-cell office:value-type="string" calcext:value-type="string">
            <text:p>Shift Valu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ffset description</text:p>
          </table:table-cell>
          <table:table-cell office:value-type="string" calcext:value-type="string">
            <text:p>CC-only</text:p>
          </table:table-cell>
          <table:table-cell office:value-type="string" calcext:value-type="string">
            <text:p>M4 Fragm St</text:p>
          </table:table-cell>
          <table:table-cell office:value-type="string" calcext:value-type="string">
            <text:p>M4 Fragm End</text:p>
          </table:table-cell>
          <table:table-cell office:value-type="string" calcext:value-type="string">
            <text:p>Orig Start</text:p>
          </table:table-cell>
          <table:table-cell office:value-type="string" calcext:value-type="string">
            <text:p>Orig End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00:10:25,447</text:p>
          </table:table-cell>
          <table:table-cell table:style-name="ce28" office:value-type="string" calcext:value-type="string">
            <text:p>00:01:37,653</text:p>
          </table:table-cell>
          <table:table-cell table:formula="of:=[.F2]-[.E2]" office:value-type="time" office:time-value="-PT00H08M47.794S" calcext:value-type="time">
            <text:p>-00:08:47,794</text:p>
          </table:table-cell>
          <table:table-cell/>
          <table:table-cell office:value-type="string" calcext:value-type="string">
            <text:p>Concerning Hobbits</text:p>
          </table:table-cell>
          <table:table-cell office:value-type="string" calcext:value-type="string">
            <text:p>Hole in the groun|d</text:p>
          </table:table-cell>
          <table:table-cell office:value-type="string" calcext:value-type="string">
            <text:p>false</text:p>
          </table:table-cell>
          <table:table-cell table:formula="of:=[.N2]+[.G2]" office:value-type="time" office:time-value="PT00H01M35.775S" calcext:value-type="time">
            <text:p>00:01:35,775</text:p>
          </table:table-cell>
          <table:table-cell table:formula="of:=[.O2]+[.G2]" office:value-type="time" office:time-value="PT00H02M04.206S" calcext:value-type="time">
            <text:p>00:02:04,206</text:p>
          </table:table-cell>
          <table:table-cell office:value-type="time" office:time-value="PT00H10M23.569S" calcext:value-type="time">
            <text:p>00:10:23,569</text:p>
          </table:table-cell>
          <table:table-cell office:value-type="time" office:time-value="PT00H10M52S" calcext:value-type="time">
            <text:p>00:10:52,000</text:p>
          </table:table-cell>
          <table:table-cell table:style-name="ce22" table:formula="of:=[.O2]-[.N2]" office:value-type="time" office:time-value="PT00H00M28.431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0:10:18,728</text:p>
          </table:table-cell>
          <table:table-cell table:style-name="ce28" office:value-type="string" calcext:value-type="string">
            <text:p>00:02:12,597</text:p>
          </table:table-cell>
          <table:table-cell table:formula="of:=[.F3]-[.E3]" office:value-type="time" office:time-value="-PT00H08M06.131S" calcext:value-type="time">
            <text:p>-00:08:06,131</text:p>
          </table:table-cell>
          <table:table-cell/>
          <table:table-cell office:value-type="string" calcext:value-type="string">
            <text:p>How did it begin?</text:p>
          </table:table-cell>
          <table:table-cell office:value-type="string" calcext:value-type="string">
            <text:p>For me it be|gan</text:p>
          </table:table-cell>
          <table:table-cell office:value-type="string" calcext:value-type="string">
            <text:p>false</text:p>
          </table:table-cell>
          <table:table-cell table:formula="of:=[.N3]+[.G3]" office:value-type="time" office:time-value="PT00H02M08.469S" calcext:value-type="time">
            <text:p>00:02:08,469</text:p>
          </table:table-cell>
          <table:table-cell table:formula="of:=[.O3]+[.G3]" office:value-type="time" office:time-value="PT00H02M16.869S" calcext:value-type="time">
            <text:p>00:02:16,869</text:p>
          </table:table-cell>
          <table:table-cell office:value-type="time" office:time-value="PT00H10M14.6S" calcext:value-type="time">
            <text:p>00:10:14,6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3]-[.N3]" office:value-type="time" office:time-value="PT00H00M08.4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0:10:06,224</text:p>
          </table:table-cell>
          <table:table-cell table:style-name="ce28" office:value-type="string" calcext:value-type="string">
            <text:p>00:02:19,367</text:p>
          </table:table-cell>
          <table:table-cell table:formula="of:=[.F4]-[.E4]" office:value-type="time" office:time-value="-PT00H07M46.857S" calcext:value-type="time">
            <text:p>-00:07:46,857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 be|ginning of an unlikely</text:p>
          </table:table-cell>
          <table:table-cell office:value-type="string" calcext:value-type="string">
            <text:p>false</text:p>
          </table:table-cell>
          <table:table-cell table:formula="of:=[.N4]+[.G4]" office:value-type="time" office:time-value="PT00H02M18.743S" calcext:value-type="time">
            <text:p>00:02:18,743</text:p>
          </table:table-cell>
          <table:table-cell table:formula="of:=[.O4]+[.G4]" office:value-type="time" office:time-value="PT00H02M26.143S" calcext:value-type="time">
            <text:p>00:02:26,143</text:p>
          </table:table-cell>
          <table:table-cell office:value-type="time" office:time-value="PT00H10M05.6S" calcext:value-type="time">
            <text:p>00:10:05,600</text:p>
          </table:table-cell>
          <table:table-cell office:value-type="time" office:time-value="PT00H10M13S" calcext:value-type="time">
            <text:p>00:10:13,000</text:p>
          </table:table-cell>
          <table:table-cell table:style-name="ce22" table:formula="of:=[.O4]-[.N4]" office:value-type="time" office:time-value="PT00H00M07.4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0:01:39,653</text:p>
          </table:table-cell>
          <table:table-cell table:style-name="ce28" office:value-type="string" calcext:value-type="string">
            <text:p>00:02:28,813</text:p>
          </table:table-cell>
          <table:table-cell table:formula="of:=[.F5]-[.E5]" office:value-type="time" office:time-value="PT00H00M49.16S" calcext:value-type="time">
            <text:p>00:00:49,160</text:p>
          </table:table-cell>
          <table:table-cell/>
          <table:table-cell office:value-type="string" calcext:value-type="string">
            <text:p>Changes</text:p>
          </table:table-cell>
          <table:table-cell office:value-type="string" calcext:value-type="string">
            <text:p>same ho|bbit I once was</text:p>
          </table:table-cell>
          <table:table-cell office:value-type="string" calcext:value-type="string">
            <text:p>false</text:p>
          </table:table-cell>
          <table:table-cell table:formula="of:=[.N5]+[.G5]" office:value-type="time" office:time-value="PT00H02M27.76S" calcext:value-type="time">
            <text:p>00:02:27,760</text:p>
          </table:table-cell>
          <table:table-cell table:formula="of:=[.O5]+[.G5]" office:value-type="time" office:time-value="PT00H02M31.16S" calcext:value-type="time">
            <text:p>00:02:31,160</text:p>
          </table:table-cell>
          <table:table-cell office:value-type="time" office:time-value="PT00H01M38.6S" calcext:value-type="time">
            <text:p>00:01:38,600</text:p>
          </table:table-cell>
          <table:table-cell office:value-type="time" office:time-value="PT00H01M42S" calcext:value-type="time">
            <text:p>00:01:42,000</text:p>
          </table:table-cell>
          <table:table-cell table:style-name="ce22" table:formula="of:=[.O5]-[.N5]" office:value-type="time" office:time-value="PT00H00M03.4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0:13:49,427</text:p>
          </table:table-cell>
          <table:table-cell table:style-name="ce28" office:value-type="string" calcext:value-type="string">
            <text:p>00:02:33,612</text:p>
          </table:table-cell>
          <table:table-cell table:formula="of:=[.F6]-[.E6]" office:value-type="time" office:time-value="-PT00H11M15.815S" calcext:value-type="time">
            <text:p>-00:11:15,815</text:p>
          </table:table-cell>
          <table:table-cell/>
          <table:table-cell office:value-type="string" calcext:value-type="string">
            <text:p>In those days</text:p>
          </table:table-cell>
          <table:table-cell office:value-type="string" calcext:value-type="string">
            <text:p>entirely respec|table</text:p>
          </table:table-cell>
          <table:table-cell office:value-type="string" calcext:value-type="string">
            <text:p>false</text:p>
          </table:table-cell>
          <table:table-cell table:formula="of:=[.N6]+[.G6]" office:value-type="time" office:time-value="PT00H02M31.935S" calcext:value-type="time">
            <text:p>00:02:31,935</text:p>
          </table:table-cell>
          <table:table-cell table:formula="of:=[.O6]+[.G6]" office:value-type="time" office:time-value="PT00H02M34.185S" calcext:value-type="time">
            <text:p>00:02:34,185</text:p>
          </table:table-cell>
          <table:table-cell office:value-type="time" office:time-value="PT00H13M47.75S" calcext:value-type="time">
            <text:p>00:13:47,750</text:p>
          </table:table-cell>
          <table:table-cell office:value-type="time" office:time-value="PT00H13M50S" calcext:value-type="time">
            <text:p>00:13:50,000</text:p>
          </table:table-cell>
          <table:table-cell table:style-name="ce22" table:formula="of:=[.O6]-[.N6]" office:value-type="time" office:time-value="PT00H00M02.2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00:13:53,128</text:p>
          </table:table-cell>
          <table:table-cell table:style-name="ce28" office:value-type="string" calcext:value-type="string">
            <text:p>00:02:38,448</text:p>
          </table:table-cell>
          <table:table-cell table:formula="of:=[.F7]-[.E7]" office:value-type="time" office:time-value="-PT00H11M14.68S" calcext:value-type="time">
            <text:p>-00:11:14,680</text:p>
          </table:table-cell>
          <table:table-cell/>
          <table:table-cell office:value-type="string" calcext:value-type="string">
            <text:p>Talking to wizards</text:p>
          </table:table-cell>
          <table:table-cell office:value-type="string" calcext:value-type="string">
            <text:p>nothing unex|pected ever</text:p>
          </table:table-cell>
          <table:table-cell office:value-type="string" calcext:value-type="string">
            <text:p>false</text:p>
          </table:table-cell>
          <table:table-cell table:formula="of:=[.N7]+[.G7]" office:value-type="time" office:time-value="PT00H02M35.32S" calcext:value-type="time">
            <text:p>00:02:35,320</text:p>
          </table:table-cell>
          <table:table-cell table:formula="of:=[.O7]+[.G7]" office:value-type="time" office:time-value="PT00H05M52.32S" calcext:value-type="time">
            <text:p>00:05:52,320</text:p>
          </table:table-cell>
          <table:table-cell office:value-type="time" office:time-value="PT00H13M50S" calcext:value-type="time">
            <text:p>00:13:50,000</text:p>
          </table:table-cell>
          <table:table-cell office:value-type="time" office:time-value="PT00H17M07S" calcext:value-type="time">
            <text:p>00:17:07,000</text:p>
          </table:table-cell>
          <table:table-cell table:style-name="ce22" table:formula="of:=[.O7]-[.N7]" office:value-type="time" office:time-value="PT00H03M17S" calcext:value-type="time">
            <text:p>00:03:1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00:17:26,730</text:p>
          </table:table-cell>
          <table:table-cell table:style-name="ce28" office:value-type="string" calcext:value-type="string">
            <text:p>00:06:01,347</text:p>
          </table:table-cell>
          <table:table-cell table:formula="of:=[.F8]-[.E8]" office:value-type="time" office:time-value="-PT00H11M25.383S" calcext:value-type="time">
            <text:p>-00:11:25,383</text:p>
          </table:table-cell>
          <table:table-cell/>
          <table:table-cell office:value-type="string" calcext:value-type="string">
            <text:p>Market day</text:p>
          </table:table-cell>
          <table:table-cell office:value-type="string" calcext:value-type="string">
            <text:p>&lt;bilbo sniffs after Gandalf leaves&gt;</text:p>
          </table:table-cell>
          <table:table-cell office:value-type="string" calcext:value-type="string">
            <text:p>false</text:p>
          </table:table-cell>
          <table:table-cell table:formula="of:=[.N8]+[.G8]" office:value-type="time" office:time-value="PT00H05M51.617S" calcext:value-type="time">
            <text:p>00:05:51,617</text:p>
          </table:table-cell>
          <table:table-cell table:formula="of:=[.O8]+[.G8]" office:value-type="time" office:time-value="PT00H06M59.217S" calcext:value-type="time">
            <text:p>00:06:59,217</text:p>
          </table:table-cell>
          <table:table-cell office:value-type="time" office:time-value="PT00H17M17S" calcext:value-type="time">
            <text:p>00:17:17,000</text:p>
          </table:table-cell>
          <table:table-cell office:value-type="time" office:time-value="PT00H18M24.6S" calcext:value-type="time">
            <text:p>00:18:24,600</text:p>
          </table:table-cell>
          <table:table-cell table:style-name="ce22" table:formula="of:=[.O8]-[.N8]" office:value-type="time" office:time-value="PT00H01M07.6S" calcext:value-type="time">
            <text:p>00:01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00:19:20,081</text:p>
          </table:table-cell>
          <table:table-cell table:style-name="ce28" office:value-type="string" calcext:value-type="string">
            <text:p>00:07:34,777</text:p>
          </table:table-cell>
          <table:table-cell table:formula="of:=[.F9]-[.E9]" office:value-type="time" office:time-value="-PT00H11M45.304S" calcext:value-type="time">
            <text:p>-00:11:45,304</text:p>
          </table:table-cell>
          <table:table-cell/>
          <table:table-cell office:value-type="string" calcext:value-type="string">
            <text:p>Unexpected company</text:p>
          </table:table-cell>
          <table:table-cell office:value-type="string" calcext:value-type="string">
            <text:p>&lt;Dwalin uses doorbell&gt;</text:p>
          </table:table-cell>
          <table:table-cell office:value-type="string" calcext:value-type="string">
            <text:p>false</text:p>
          </table:table-cell>
          <table:table-cell table:formula="of:=[.N9]+[.G9]" office:value-type="time" office:time-value="PT00H06M59.696S" calcext:value-type="time">
            <text:p>00:06:59,696</text:p>
          </table:table-cell>
          <table:table-cell table:formula="of:=[.O9]+[.G9]" office:value-type="time" office:time-value="PT00H11M53.696S" calcext:value-type="time">
            <text:p>00:11:53,696</text:p>
          </table:table-cell>
          <table:table-cell office:value-type="time" office:time-value="PT00H18M45S" calcext:value-type="time">
            <text:p>00:18:45,000</text:p>
          </table:table-cell>
          <table:table-cell office:value-type="time" office:time-value="PT00H23M39S" calcext:value-type="time">
            <text:p>00:23:39,000</text:p>
          </table:table-cell>
          <table:table-cell table:style-name="ce22" table:formula="of:=[.O9]-[.N9]" office:value-type="time" office:time-value="PT00H04M54S" calcext:value-type="time">
            <text:p>00:04: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00:24:08,729</text:p>
          </table:table-cell>
          <table:table-cell table:style-name="ce28" office:value-type="string" calcext:value-type="string">
            <text:p>00:11:54,644</text:p>
          </table:table-cell>
          <table:table-cell table:formula="of:=[.F10]-[.E10]" office:value-type="time" office:time-value="-PT00H12M14.085S" calcext:value-type="time">
            <text:p>-00:12:14,085</text:p>
          </table:table-cell>
          <table:table-cell/>
          <table:table-cell office:value-type="string" calcext:value-type="string">
            <text:p>Dinner manners</text:p>
          </table:table-cell>
          <table:table-cell office:value-type="string" calcext:value-type="string">
            <text:p>|Gandalf, can I tempt you</text:p>
          </table:table-cell>
          <table:table-cell office:value-type="string" calcext:value-type="string">
            <text:p>false</text:p>
          </table:table-cell>
          <table:table-cell table:formula="of:=[.N10]+[.G10]" office:value-type="time" office:time-value="PT00H11M54.415S" calcext:value-type="time">
            <text:p>00:11:54,415</text:p>
          </table:table-cell>
          <table:table-cell table:formula="of:=[.O10]+[.G10]" office:value-type="time" office:time-value="PT00H13M35.915S" calcext:value-type="time">
            <text:p>00:13:35,915</text:p>
          </table:table-cell>
          <table:table-cell office:value-type="time" office:time-value="PT00H24M08.5S" calcext:value-type="time">
            <text:p>00:24:08,500</text:p>
          </table:table-cell>
          <table:table-cell office:value-type="time" office:time-value="PT00H25M50S" calcext:value-type="time">
            <text:p>00:25:50,000</text:p>
          </table:table-cell>
          <table:table-cell table:style-name="ce22" table:formula="of:=[.O10]-[.N10]" office:value-type="time" office:time-value="PT00H01M41.5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00:25:55,557</text:p>
          </table:table-cell>
          <table:table-cell table:style-name="ce28" office:value-type="string" calcext:value-type="string">
            <text:p>00:13:36,975</text:p>
          </table:table-cell>
          <table:table-cell table:formula="of:=[.F11]-[.E11]" office:value-type="time" office:time-value="-PT00H12M18.582S" calcext:value-type="time">
            <text:p>-00:12:18,582</text:p>
          </table:table-cell>
          <table:table-cell/>
          <table:table-cell office:value-type="string" calcext:value-type="string">
            <text:p>Bilbo loses his temper</text:p>
          </table:table-cell>
          <table:table-cell office:value-type="string" calcext:value-type="string">
            <text:p>"I knew you had it in |ye" after Ori belching</text:p>
          </table:table-cell>
          <table:table-cell office:value-type="string" calcext:value-type="string">
            <text:p>false</text:p>
          </table:table-cell>
          <table:table-cell table:formula="of:=[.N11]+[.G11]" office:value-type="time" office:time-value="PT00H13M36.418S" calcext:value-type="time">
            <text:p>00:13:36,418</text:p>
          </table:table-cell>
          <table:table-cell table:formula="of:=[.O11]+[.G11]" office:value-type="time" office:time-value="PT00H14M21.418S" calcext:value-type="time">
            <text:p>00:14:21,418</text:p>
          </table:table-cell>
          <table:table-cell office:value-type="time" office:time-value="PT00H25M55S" calcext:value-type="time">
            <text:p>00:25:55,000</text:p>
          </table:table-cell>
          <table:table-cell office:value-type="time" office:time-value="PT00H26M40S" calcext:value-type="time">
            <text:p>00:26:40,000</text:p>
          </table:table-cell>
          <table:table-cell table:style-name="ce22" table:formula="of:=[.O11]-[.N11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00:26:55,807</text:p>
          </table:table-cell>
          <table:table-cell table:style-name="ce28" office:value-type="string" calcext:value-type="string">
            <text:p>00:14:24,502</text:p>
          </table:table-cell>
          <table:table-cell table:formula="of:=[.F12]-[.E12]" office:value-type="time" office:time-value="-PT00H12M31.305S" calcext:value-type="time">
            <text:p>-00:12:31,305</text:p>
          </table:table-cell>
          <table:table-cell/>
          <table:table-cell office:value-type="string" calcext:value-type="string">
            <text:p>Blunt the knives</text:p>
          </table:table-cell>
          <table:table-cell office:value-type="string" calcext:value-type="string">
            <text:p>and can you |not do that, you'll blunt them</text:p>
          </table:table-cell>
          <table:table-cell office:value-type="string" calcext:value-type="string">
            <text:p>false</text:p>
          </table:table-cell>
          <table:table-cell table:formula="of:=[.N12]+[.G12]" office:value-type="time" office:time-value="PT00H14M23.695S" calcext:value-type="time">
            <text:p>00:14:23,695</text:p>
          </table:table-cell>
          <table:table-cell table:formula="of:=[.O12]+[.G12]" office:value-type="time" office:time-value="PT00H14M51.445S" calcext:value-type="time">
            <text:p>00:14:51,445</text:p>
          </table:table-cell>
          <table:table-cell office:value-type="time" office:time-value="PT00H26M55S" calcext:value-type="time">
            <text:p>00:26:55,000</text:p>
          </table:table-cell>
          <table:table-cell office:value-type="time" office:time-value="PT00H27M22.75S" calcext:value-type="time">
            <text:p>00:27:22,750</text:p>
          </table:table-cell>
          <table:table-cell table:style-name="ce22" table:formula="of:=[.O12]-[.N12]" office:value-type="time" office:time-value="PT00H00M27.7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00:27:43,120</text:p>
          </table:table-cell>
          <table:table-cell table:style-name="ce28" office:value-type="string" calcext:value-type="string">
            <text:p>00:14:59,096</text:p>
          </table:table-cell>
          <table:table-cell table:formula="of:=[.F13]-[.E13]" office:value-type="time" office:time-value="-PT00H12M44.024S" calcext:value-type="time">
            <text:p>-00:12:44,024</text:p>
          </table:table-cell>
          <table:table-cell/>
          <table:table-cell office:value-type="string" calcext:value-type="string">
            <text:p>Discussing the goal</text:p>
          </table:table-cell>
          <table:table-cell office:value-type="string" calcext:value-type="string">
            <text:p>That's what Bilbo baggins |hates!</text:p>
          </table:table-cell>
          <table:table-cell office:value-type="string" calcext:value-type="string">
            <text:p>false</text:p>
          </table:table-cell>
          <table:table-cell table:formula="of:=[.N13]+[.G13]" office:value-type="time" office:time-value="PT00H14M57.976S" calcext:value-type="time">
            <text:p>00:14:57,976</text:p>
          </table:table-cell>
          <table:table-cell table:formula="of:=[.O13]+[.G13]" office:value-type="time" office:time-value="PT00H17M47.976S" calcext:value-type="time">
            <text:p>00:17:47,976</text:p>
          </table:table-cell>
          <table:table-cell office:value-type="time" office:time-value="PT00H27M42S" calcext:value-type="time">
            <text:p>00:27:42,000</text:p>
          </table:table-cell>
          <table:table-cell office:value-type="time" office:time-value="PT00H30M32S" calcext:value-type="time">
            <text:p>00:30:32,000</text:p>
          </table:table-cell>
          <table:table-cell table:style-name="ce22" table:formula="of:=[.O13]-[.N13]" office:value-type="time" office:time-value="PT00H02M50S" calcext:value-type="time">
            <text:p>00:02:5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00:30:43,672</text:p>
          </table:table-cell>
          <table:table-cell table:style-name="ce28" office:value-type="string" calcext:value-type="string">
            <text:p>00:17:55,439</text:p>
          </table:table-cell>
          <table:table-cell table:formula="of:=[.F14]-[.E14]" office:value-type="time" office:time-value="-PT00H12M48.233S" calcext:value-type="time">
            <text:p>-00:12:48,233</text:p>
          </table:table-cell>
          <table:table-cell/>
          <table:table-cell office:value-type="string" calcext:value-type="string">
            <text:p>Executing the plan</text:p>
          </table:table-cell>
          <table:table-cell office:value-type="string" calcext:value-type="string">
            <text:p>Not thirteen of the |best</text:p>
          </table:table-cell>
          <table:table-cell office:value-type="string" calcext:value-type="string">
            <text:p>false</text:p>
          </table:table-cell>
          <table:table-cell table:formula="of:=[.N14]+[.G14]" office:value-type="time" office:time-value="PT00H17M47.867S" calcext:value-type="time">
            <text:p>00:17:47,867</text:p>
          </table:table-cell>
          <table:table-cell table:formula="of:=[.O14]+[.G14]" office:value-type="time" office:time-value="PT00H33M41.767S" calcext:value-type="time">
            <text:p>00:33:41,767</text:p>
          </table:table-cell>
          <table:table-cell office:value-type="time" office:time-value="PT00H30M36.1S" calcext:value-type="time">
            <text:p>00:30:36,100</text:p>
          </table:table-cell>
          <table:table-cell office:value-type="time" office:time-value="PT00H46M30S" calcext:value-type="time">
            <text:p>00:46:30,000</text:p>
          </table:table-cell>
          <table:table-cell table:style-name="ce22" table:formula="of:=[.O14]-[.N14]" office:value-type="time" office:time-value="PT00H15M53.9S" calcext:value-type="time">
            <text:p>00:15:5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00:47:09,272</text:p>
          </table:table-cell>
          <table:table-cell table:style-name="ce28" office:value-type="string" calcext:value-type="string">
            <text:p>00:34:04,601</text:p>
          </table:table-cell>
          <table:table-cell table:formula="of:=[.F15]-[.E15]" office:value-type="time" office:time-value="-PT00H13M04.671S" calcext:value-type="time">
            <text:p>-00:13:04,671</text:p>
          </table:table-cell>
          <table:table-cell/>
          <table:table-cell office:value-type="string" calcext:value-type="string">
            <text:p>Hunt the snipe</text:p>
          </table:table-cell>
          <table:table-cell office:value-type="string" calcext:value-type="string">
            <text:p>&lt;Myrtle eating an apple&gt;</text:p>
          </table:table-cell>
          <table:table-cell office:value-type="string" calcext:value-type="string">
            <text:p>false</text:p>
          </table:table-cell>
          <table:table-cell table:formula="of:=[.N15]+[.G15]" office:value-type="time" office:time-value="PT00H33M43.329S" calcext:value-type="time">
            <text:p>00:33:43,329</text:p>
          </table:table-cell>
          <table:table-cell table:formula="of:=[.O15]+[.G15]" office:value-type="time" office:time-value="PT00H34M45.329S" calcext:value-type="time">
            <text:p>00:34:45,329</text:p>
          </table:table-cell>
          <table:table-cell office:value-type="time" office:time-value="PT00H46M48S" calcext:value-type="time">
            <text:p>00:46:48,000</text:p>
          </table:table-cell>
          <table:table-cell office:value-type="time" office:time-value="PT00H47M50S" calcext:value-type="time">
            <text:p>00:47:50,000</text:p>
          </table:table-cell>
          <table:table-cell table:style-name="ce22" table:formula="of:=[.O15]-[.N15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00:53:19,163</text:p>
          </table:table-cell>
          <table:table-cell table:style-name="ce28" office:value-type="string" calcext:value-type="string">
            <text:p>00:35:00,104</text:p>
          </table:table-cell>
          <table:table-cell table:formula="of:=[.F16]-[.E16]" office:value-type="time" office:time-value="-PT00H18M19.059S" calcext:value-type="time">
            <text:p>-00:18:19,059</text:p>
          </table:table-cell>
          <table:table-cell/>
          <table:table-cell office:value-type="string" calcext:value-type="string">
            <text:p>Concerning Wizards</text:p>
          </table:table-cell>
          <table:table-cell office:value-type="string" calcext:value-type="string">
            <text:p>Here, Mr. |Gandalf?</text:p>
          </table:table-cell>
          <table:table-cell office:value-type="string" calcext:value-type="string">
            <text:p>false</text:p>
          </table:table-cell>
          <table:table-cell table:formula="of:=[.N16]+[.G16]" office:value-type="time" office:time-value="PT00H34M55.941S" calcext:value-type="time">
            <text:p>00:34:55,941</text:p>
          </table:table-cell>
          <table:table-cell table:formula="of:=[.O16]+[.G16]" office:value-type="time" office:time-value="PT00H35M36.941S" calcext:value-type="time">
            <text:p>00:35:36,941</text:p>
          </table:table-cell>
          <table:table-cell office:value-type="time" office:time-value="PT00H53M15S" calcext:value-type="time">
            <text:p>00:53:15,000</text:p>
          </table:table-cell>
          <table:table-cell office:value-type="time" office:time-value="PT00H53M56S" calcext:value-type="time">
            <text:p>00:53:56,000</text:p>
          </table:table-cell>
          <table:table-cell table:style-name="ce22" table:formula="of:=[.O16]-[.N16]" office:value-type="time" office:time-value="PT00H00M41S" calcext:value-type="time">
            <text:p>00:00:4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00:54:13,123</text:p>
          </table:table-cell>
          <table:table-cell table:style-name="ce28" office:value-type="string" calcext:value-type="string">
            <text:p>00:35:42,080</text:p>
          </table:table-cell>
          <table:table-cell table:formula="of:=[.F17]-[.E17]" office:value-type="time" office:time-value="-PT00H18M31.043S" calcext:value-type="time">
            <text:p>-00:18:31,043</text:p>
          </table:table-cell>
          <table:table-cell/>
          <table:table-cell office:value-type="string" calcext:value-type="string">
            <text:p>Radagast the Brown</text:p>
          </table:table-cell>
          <table:table-cell office:value-type="string" calcext:value-type="string">
            <text:p>He keeps a |watchful eye</text:p>
          </table:table-cell>
          <table:table-cell office:value-type="string" calcext:value-type="string">
            <text:p>false</text:p>
          </table:table-cell>
          <table:table-cell table:formula="of:=[.N17]+[.G17]" office:value-type="time" office:time-value="PT00H35M36.957S" calcext:value-type="time">
            <text:p>00:35:36,957</text:p>
          </table:table-cell>
          <table:table-cell table:formula="of:=[.O17]+[.G17]" office:value-type="time" office:time-value="PT00H35M53.957S" calcext:value-type="time">
            <text:p>00:35:53,957</text:p>
          </table:table-cell>
          <table:table-cell office:value-type="time" office:time-value="PT00H54M08S" calcext:value-type="time">
            <text:p>00:54:08,000</text:p>
          </table:table-cell>
          <table:table-cell office:value-type="time" office:time-value="PT00H54M25S" calcext:value-type="time">
            <text:p>00:54:25,000</text:p>
          </table:table-cell>
          <table:table-cell table:style-name="ce22" table:formula="of:=[.O17]-[.N1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00:58:20,760</text:p>
          </table:table-cell>
          <table:table-cell table:style-name="ce28" office:value-type="string" calcext:value-type="string">
            <text:p>00:35:56,899</text:p>
          </table:table-cell>
          <table:table-cell table:formula="of:=[.F18]-[.E18]" office:value-type="time" office:time-value="-PT00H22M23.861S" calcext:value-type="time">
            <text:p>-00:22:23,861</text:p>
          </table:table-cell>
          <table:table-cell/>
          <table:table-cell office:value-type="string" calcext:value-type="string">
            <text:p>Camping near trolls</text:p>
          </table:table-cell>
          <table:table-cell office:value-type="string" calcext:value-type="string">
            <text:p>We |camp here for the night</text:p>
          </table:table-cell>
          <table:table-cell office:value-type="string" calcext:value-type="string">
            <text:p>false</text:p>
          </table:table-cell>
          <table:table-cell table:formula="of:=[.N18]+[.G18]" office:value-type="time" office:time-value="PT00H35M56.139S" calcext:value-type="time">
            <text:p>00:35:56,139</text:p>
          </table:table-cell>
          <table:table-cell table:formula="of:=[.O18]+[.G18]" office:value-type="time" office:time-value="PT00H40M31.139S" calcext:value-type="time">
            <text:p>00:40:31,139</text:p>
          </table:table-cell>
          <table:table-cell office:value-type="time" office:time-value="PT00H58M20S" calcext:value-type="time">
            <text:p>00:58:20,000</text:p>
          </table:table-cell>
          <table:table-cell office:value-type="time" office:time-value="PT01H02M55S" calcext:value-type="time">
            <text:p>01:02:55,000</text:p>
          </table:table-cell>
          <table:table-cell table:style-name="ce22" table:formula="of:=[.O18]-[.N18]" office:value-type="time" office:time-value="PT00H04M35S" calcext:value-type="time">
            <text:p>00:04: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01:02:57,771</text:p>
          </table:table-cell>
          <table:table-cell table:style-name="ce28" office:value-type="string" calcext:value-type="string">
            <text:p>00:40:30,903</text:p>
          </table:table-cell>
          <table:table-cell table:formula="of:=[.F19]-[.E19]" office:value-type="time" office:time-value="-PT00H22M26.868S" calcext:value-type="time">
            <text:p>-00:22:26,868</text:p>
          </table:table-cell>
          <table:table-cell/>
          <table:table-cell office:value-type="string" calcext:value-type="string">
            <text:p>Bert has Tom’s nose</text:p>
          </table:table-cell>
          <table:table-cell office:value-type="string" calcext:value-type="string">
            <text:p>Sit |down!</text:p>
          </table:table-cell>
          <table:table-cell office:value-type="string" calcext:value-type="string">
            <text:p>false</text:p>
          </table:table-cell>
          <table:table-cell table:formula="of:=[.N19]+[.G19]" office:value-type="time" office:time-value="PT00H40M30.682S" calcext:value-type="time">
            <text:p>00:40:30,682</text:p>
          </table:table-cell>
          <table:table-cell table:formula="of:=[.O19]+[.G19]" office:value-type="time" office:time-value="PT00H40M33.132S" calcext:value-type="time">
            <text:p>00:40:33,132</text:p>
          </table:table-cell>
          <table:table-cell office:value-type="time" office:time-value="PT01H02M57.55S" calcext:value-type="time">
            <text:p>01:02:57,550</text:p>
          </table:table-cell>
          <table:table-cell office:value-type="time" office:time-value="PT01H03M00S" calcext:value-type="time">
            <text:p>01:03:00,000</text:p>
          </table:table-cell>
          <table:table-cell table:style-name="ce22" table:formula="of:=[.O19]-[.N19]" office:value-type="time" office:time-value="PT00H00M02.4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01:03:10,125</text:p>
          </table:table-cell>
          <table:table-cell table:style-name="ce28" office:value-type="string" calcext:value-type="string">
            <text:p>00:40:34,716</text:p>
          </table:table-cell>
          <table:table-cell table:formula="of:=[.F20]-[.E20]" office:value-type="time" office:time-value="-PT00H22M35.409S" calcext:value-type="time">
            <text:p>-00:22:35,409</text:p>
          </table:table-cell>
          <table:table-cell/>
          <table:table-cell office:value-type="string" calcext:value-type="string">
            <text:p>Hangry trolls</text:p>
          </table:table-cell>
          <table:table-cell office:value-type="string" calcext:value-type="string">
            <text:p>Hope you're gonna |gut these nags</text:p>
          </table:table-cell>
          <table:table-cell office:value-type="string" calcext:value-type="string">
            <text:p>false</text:p>
          </table:table-cell>
          <table:table-cell table:formula="of:=[.N20]+[.G20]" office:value-type="time" office:time-value="PT00H40M33.341S" calcext:value-type="time">
            <text:p>00:40:33,341</text:p>
          </table:table-cell>
          <table:table-cell table:formula="of:=[.O20]+[.G20]" office:value-type="time" office:time-value="PT00H40M57.291S" calcext:value-type="time">
            <text:p>00:40:57,291</text:p>
          </table:table-cell>
          <table:table-cell office:value-type="time" office:time-value="PT01H03M08.75S" calcext:value-type="time">
            <text:p>01:03:08,750</text:p>
          </table:table-cell>
          <table:table-cell office:value-type="time" office:time-value="PT01H03M32.7S" calcext:value-type="time">
            <text:p>01:03:32,700</text:p>
          </table:table-cell>
          <table:table-cell table:style-name="ce22" table:formula="of:=[.O20]-[.N20]" office:value-type="time" office:time-value="PT00H00M23.9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01:03:42,438</text:p>
          </table:table-cell>
          <table:table-cell table:style-name="ce28" office:value-type="string" calcext:value-type="string">
            <text:p>00:41:05,636</text:p>
          </table:table-cell>
          <table:table-cell table:formula="of:=[.F21]-[.E21]" office:value-type="time" office:time-value="-PT00H22M36.802S" calcext:value-type="time">
            <text:p>-00:22:36,802</text:p>
          </table:table-cell>
          <table:table-cell/>
          <table:table-cell office:value-type="string" calcext:value-type="string">
            <text:p><text:span text:style-name="T1">Underappreciated</text:span> cook</text:p>
          </table:table-cell>
          <table:table-cell office:value-type="string" calcext:value-type="string">
            <text:p>|Thank you very much Bert, lovely ...</text:p>
          </table:table-cell>
          <table:table-cell office:value-type="string" calcext:value-type="string">
            <text:p>false</text:p>
          </table:table-cell>
          <table:table-cell table:formula="of:=[.N21]+[.G21]" office:value-type="time" office:time-value="PT00H40M57.468S" calcext:value-type="time">
            <text:p>00:40:57,468</text:p>
          </table:table-cell>
          <table:table-cell table:formula="of:=[.O21]+[.G21]" office:value-type="time" office:time-value="PT00H41M10.348S" calcext:value-type="time">
            <text:p>00:41:10,348</text:p>
          </table:table-cell>
          <table:table-cell office:value-type="time" office:time-value="PT01H03M34.27S" calcext:value-type="time">
            <text:p>01:03:34,270</text:p>
          </table:table-cell>
          <table:table-cell office:value-type="time" office:time-value="PT01H03M47.15S" calcext:value-type="time">
            <text:p>01:03:47,150</text:p>
          </table:table-cell>
          <table:table-cell table:style-name="ce22" table:formula="of:=[.O21]-[.N21]" office:value-type="time" office:time-value="PT00H00M12.88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01:04:05,887</text:p>
          </table:table-cell>
          <table:table-cell table:style-name="ce28" office:value-type="string" calcext:value-type="string">
            <text:p>00:41:15,312</text:p>
          </table:table-cell>
          <table:table-cell table:formula="of:=[.F22]-[.E22]" office:value-type="time" office:time-value="-PT00H22M50.575S" calcext:value-type="time">
            <text:p>-00:22:50,575</text:p>
          </table:table-cell>
          <table:table-cell/>
          <table:table-cell office:value-type="string" calcext:value-type="string">
            <text:p>Begging for praise</text:p>
          </table:table-cell>
          <table:table-cell office:value-type="string" calcext:value-type="string">
            <text:p>ooh, that is beau|tifully balanced ...</text:p>
          </table:table-cell>
          <table:table-cell office:value-type="string" calcext:value-type="string">
            <text:p>false</text:p>
          </table:table-cell>
          <table:table-cell table:formula="of:=[.N22]+[.G22]" office:value-type="time" office:time-value="PT00H41M12.625S" calcext:value-type="time">
            <text:p>00:41:12,625</text:p>
          </table:table-cell>
          <table:table-cell table:formula="of:=[.O22]+[.G22]" office:value-type="time" office:time-value="PT00H41M23.925S" calcext:value-type="time">
            <text:p>00:41:23,925</text:p>
          </table:table-cell>
          <table:table-cell office:value-type="time" office:time-value="PT01H04M03.2S" calcext:value-type="time">
            <text:p>01:04:03,200</text:p>
          </table:table-cell>
          <table:table-cell office:value-type="time" office:time-value="PT01H04M14.5S" calcext:value-type="time">
            <text:p>01:04:14,500</text:p>
          </table:table-cell>
          <table:table-cell table:style-name="ce22" table:formula="of:=[.O22]-[.N22]" office:value-type="time" office:time-value="PT00H00M11.3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01:04:34,753</text:p>
          </table:table-cell>
          <table:table-cell table:style-name="ce28" office:value-type="string" calcext:value-type="string">
            <text:p>00:41:26,292</text:p>
          </table:table-cell>
          <table:table-cell table:formula="of:=[.F23]-[.E23]" office:value-type="time" office:time-value="-PT00H23M08.461S" calcext:value-type="time">
            <text:p>-00:23:08,461</text:p>
          </table:table-cell>
          <table:table-cell/>
          <table:table-cell office:value-type="string" calcext:value-type="string">
            <text:p>Burglarobbits</text:p>
          </table:table-cell>
          <table:table-cell office:value-type="string" calcext:value-type="string">
            <text:p>&lt;Tom screams&gt;, finding Bilbo in his handkerchief</text:p>
          </table:table-cell>
          <table:table-cell office:value-type="string" calcext:value-type="string">
            <text:p>false</text:p>
          </table:table-cell>
          <table:table-cell table:formula="of:=[.N23]+[.G23]" office:value-type="time" office:time-value="PT00H41M24.289S" calcext:value-type="time">
            <text:p>00:41:24,289</text:p>
          </table:table-cell>
          <table:table-cell table:formula="of:=[.O23]+[.G23]" office:value-type="time" office:time-value="PT00H43M08.539S" calcext:value-type="time">
            <text:p>00:43:08,539</text:p>
          </table:table-cell>
          <table:table-cell office:value-type="time" office:time-value="PT01H04M32.75S" calcext:value-type="time">
            <text:p>01:04:32,750</text:p>
          </table:table-cell>
          <table:table-cell office:value-type="time" office:time-value="PT01H06M17S" calcext:value-type="time">
            <text:p>01:06:17,000</text:p>
          </table:table-cell>
          <table:table-cell table:style-name="ce22" table:formula="of:=[.O23]-[.N23]" office:value-type="time" office:time-value="PT00H01M44.25S" calcext:value-type="time">
            <text:p>00:01: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01:07:02,391</text:p>
          </table:table-cell>
          <table:table-cell table:style-name="ce28" office:value-type="string" calcext:value-type="string">
            <text:p>00:43:43,718</text:p>
          </table:table-cell>
          <table:table-cell table:formula="of:=[.F24]-[.E24]" office:value-type="time" office:time-value="-PT00H23M18.673S" calcext:value-type="time">
            <text:p>-00:23:18,673</text:p>
          </table:table-cell>
          <table:table-cell/>
          <table:table-cell office:value-type="string" calcext:value-type="string">
            <text:p>(Reserved for captions)</text:p>
          </table:table-cell>
          <table:table-cell office:value-type="string" calcext:value-type="string">
            <text:p>&lt;Tom yelping whilst throwing Ori away&gt;</text:p>
          </table:table-cell>
          <table:table-cell office:value-type="string" calcext:value-type="string">
            <text:p>true</text:p>
          </table:table-cell>
          <table:table-cell table:formula="of:=[.N24]+[.G24]" office:value-type="time" office:time-value="PT00H43M31.327S" calcext:value-type="time">
            <text:p>00:43:31,327</text:p>
          </table:table-cell>
          <table:table-cell table:formula="of:=[.O24]+[.G24]" office:value-type="time" office:time-value="PT00H43M31.327S" calcext:value-type="time">
            <text:p>00:43:31,327</text:p>
          </table:table-cell>
          <table:table-cell table:number-columns-repeated="2" office:value-type="time" office:time-value="PT01H06M50S" calcext:value-type="time">
            <text:p>01:06:50,000</text:p>
          </table:table-cell>
          <table:table-cell table:style-name="ce22" table:formula="of:=[.O24]-[.N24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01:07:10,690</text:p>
          </table:table-cell>
          <table:table-cell table:style-name="ce28" office:value-type="string" calcext:value-type="string">
            <text:p>00:43:51,946</text:p>
          </table:table-cell>
          <table:table-cell table:formula="of:=[.F25]-[.E25]" office:value-type="time" office:time-value="-PT00H23M18.744S" calcext:value-type="time">
            <text:p>-00:23:18,744</text:p>
          </table:table-cell>
          <table:table-cell/>
          <table:table-cell office:value-type="string" calcext:value-type="string">
            <text:p>Dwarves in sacks</text:p>
          </table:table-cell>
          <table:table-cell office:value-type="string" calcext:value-type="string">
            <text:p>Lay |down your arms</text:p>
          </table:table-cell>
          <table:table-cell office:value-type="string" calcext:value-type="string">
            <text:p>false</text:p>
          </table:table-cell>
          <table:table-cell table:formula="of:=[.N25]+[.G25]" office:value-type="time" office:time-value="PT00H43M40.256S" calcext:value-type="time">
            <text:p>00:43:40,256</text:p>
          </table:table-cell>
          <table:table-cell table:formula="of:=[.O25]+[.G25]" office:value-type="time" office:time-value="PT00H46M11.256S" calcext:value-type="time">
            <text:p>00:46:11,256</text:p>
          </table:table-cell>
          <table:table-cell office:value-type="time" office:time-value="PT01H06M59S" calcext:value-type="time">
            <text:p>01:06:59,000</text:p>
          </table:table-cell>
          <table:table-cell office:value-type="time" office:time-value="PT01H09M30S" calcext:value-type="time">
            <text:p>01:09:30,000</text:p>
          </table:table-cell>
          <table:table-cell table:style-name="ce22" table:formula="of:=[.O25]-[.N25]" office:value-type="time" office:time-value="PT00H02M31S" calcext:value-type="time">
            <text:p>00:02: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01:09:54,515</text:p>
          </table:table-cell>
          <table:table-cell table:style-name="ce28" office:value-type="string" calcext:value-type="string">
            <text:p>00:46:14,502</text:p>
          </table:table-cell>
          <table:table-cell table:formula="of:=[.F26]-[.E26]" office:value-type="time" office:time-value="-PT00H23M40.013S" calcext:value-type="time">
            <text:p>-00:23:40,013</text:p>
          </table:table-cell>
          <table:table-cell/>
          <table:table-cell office:value-type="string" calcext:value-type="string">
            <text:p>Gandalf saves the day, troll cave</text:p>
          </table:table-cell>
          <table:table-cell office:value-type="string" calcext:value-type="string">
            <text:p>|Let them all go?</text:p>
          </table:table-cell>
          <table:table-cell office:value-type="string" calcext:value-type="string">
            <text:p>false</text:p>
          </table:table-cell>
          <table:table-cell table:formula="of:=[.N26]+[.G26]" office:value-type="time" office:time-value="PT00H46M11.387S" calcext:value-type="time">
            <text:p>00:46:11,387</text:p>
          </table:table-cell>
          <table:table-cell table:formula="of:=[.O26]+[.G26]" office:value-type="time" office:time-value="PT00H51M01.987S" calcext:value-type="time">
            <text:p>00:51:01,987</text:p>
          </table:table-cell>
          <table:table-cell office:value-type="time" office:time-value="PT01H09M51.4S" calcext:value-type="time">
            <text:p>01:09:51,400</text:p>
          </table:table-cell>
          <table:table-cell office:value-type="time" office:time-value="PT01H14M42S" calcext:value-type="time">
            <text:p>01:14:42,000</text:p>
          </table:table-cell>
          <table:table-cell table:style-name="ce22" table:formula="of:=[.O26]-[.N26]" office:value-type="time" office:time-value="PT00H04M50.6S" calcext:value-type="time">
            <text:p>00:04: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01:25:26,922</text:p>
          </table:table-cell>
          <table:table-cell table:style-name="ce28" office:value-type="string" calcext:value-type="string">
            <text:p>00:52:05,992</text:p>
          </table:table-cell>
          <table:table-cell table:formula="of:=[.F27]-[.E27]" office:value-type="time" office:time-value="-PT00H33M20.93S" calcext:value-type="time">
            <text:p>-00:33:20,930</text:p>
          </table:table-cell>
          <table:table-cell/>
          <table:table-cell office:value-type="string" calcext:value-type="string">
            <text:p>Entering the Hidden Valley</text:p>
          </table:table-cell>
          <table:table-cell office:value-type="string" calcext:value-type="string">
            <text:p>well, like |magic</text:p>
          </table:table-cell>
          <table:table-cell office:value-type="string" calcext:value-type="string">
            <text:p>false</text:p>
          </table:table-cell>
          <table:table-cell table:formula="of:=[.N27]+[.G27]" office:value-type="time" office:time-value="PT00H51M54.07S" calcext:value-type="time">
            <text:p>00:51:54,070</text:p>
          </table:table-cell>
          <table:table-cell table:formula="of:=[.O27]+[.G27]" office:value-type="time" office:time-value="PT00H56M09.07S" calcext:value-type="time">
            <text:p>00:56:09,070</text:p>
          </table:table-cell>
          <table:table-cell office:value-type="time" office:time-value="PT01H25M15S" calcext:value-type="time">
            <text:p>01:25:15,000</text:p>
          </table:table-cell>
          <table:table-cell office:value-type="time" office:time-value="PT01H29M30S" calcext:value-type="time">
            <text:p>01:29:30,000</text:p>
          </table:table-cell>
          <table:table-cell table:style-name="ce22" table:formula="of:=[.O27]-[.N27]" office:value-type="time" office:time-value="PT00H04M15S" calcext:value-type="time">
            <text:p>00:04: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01:29:46,563</text:p>
          </table:table-cell>
          <table:table-cell table:style-name="ce28" office:value-type="string" calcext:value-type="string">
            <text:p>00:56:12,580</text:p>
          </table:table-cell>
          <table:table-cell table:formula="of:=[.F28]-[.E28]" office:value-type="time" office:time-value="-PT00H33M33.983S" calcext:value-type="time">
            <text:p>-00:33:33,983</text:p>
          </table:table-cell>
          <table:table-cell/>
          <table:table-cell office:value-type="string" calcext:value-type="string">
            <text:p>Elfish hospitality</text:p>
          </table:table-cell>
          <table:table-cell office:value-type="string" calcext:value-type="string">
            <text:p>&lt;Sound of footstep&gt;, Elrond walking towards Thorin before wishing him welcome</text:p>
          </table:table-cell>
          <table:table-cell office:value-type="string" calcext:value-type="string">
            <text:p>false</text:p>
          </table:table-cell>
          <table:table-cell table:formula="of:=[.N28]+[.G28]" office:value-type="time" office:time-value="PT00H56M12.017S" calcext:value-type="time">
            <text:p>00:56:12,017</text:p>
          </table:table-cell>
          <table:table-cell table:formula="of:=[.O28]+[.G28]" office:value-type="time" office:time-value="PT00H57M26.517S" calcext:value-type="time">
            <text:p>00:57:26,517</text:p>
          </table:table-cell>
          <table:table-cell office:value-type="time" office:time-value="PT01H29M46S" calcext:value-type="time">
            <text:p>01:29:46,000</text:p>
          </table:table-cell>
          <table:table-cell office:value-type="time" office:time-value="PT01H31M00.5S" calcext:value-type="time">
            <text:p>01:31:00,500</text:p>
          </table:table-cell>
          <table:table-cell table:style-name="ce22" table:formula="of:=[.O28]-[.N28]" office:value-type="time" office:time-value="PT00H01M14.5S" calcext:value-type="time">
            <text:p>00:01: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01:33:10,480</text:p>
          </table:table-cell>
          <table:table-cell table:style-name="ce28" office:value-type="string" calcext:value-type="string">
            <text:p>00:57:28,577</text:p>
          </table:table-cell>
          <table:table-cell table:formula="of:=[.F29]-[.E29]" office:value-type="time" office:time-value="-PT00H35M41.903S" calcext:value-type="time">
            <text:p>-00:35:41,903</text:p>
          </table:table-cell>
          <table:table-cell/>
          <table:table-cell office:value-type="string" calcext:value-type="string">
            <text:p>Different tune</text:p>
          </table:table-cell>
          <table:table-cell office:value-type="string" calcext:value-type="string">
            <text:p>"Change the |tune", said by Nori</text:p>
          </table:table-cell>
          <table:table-cell office:value-type="string" calcext:value-type="string">
            <text:p>false</text:p>
          </table:table-cell>
          <table:table-cell table:formula="of:=[.N29]+[.G29]" office:value-type="time" office:time-value="PT00H57M27.897S" calcext:value-type="time">
            <text:p>00:57:27,897</text:p>
          </table:table-cell>
          <table:table-cell table:formula="of:=[.O29]+[.G29]" office:value-type="time" office:time-value="PT00H57M31.597S" calcext:value-type="time">
            <text:p>00:57:31,597</text:p>
          </table:table-cell>
          <table:table-cell office:value-type="time" office:time-value="PT01H33M09.8S" calcext:value-type="time">
            <text:p>01:33:09,800</text:p>
          </table:table-cell>
          <table:table-cell office:value-type="time" office:time-value="PT01H33M13.5S" calcext:value-type="time">
            <text:p>01:33:13,500</text:p>
          </table:table-cell>
          <table:table-cell table:style-name="ce22" table:formula="of:=[.O29]-[.N29]" office:value-type="time" office:time-value="PT00H00M03.7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01:31:54,404</text:p>
          </table:table-cell>
          <table:table-cell table:style-name="ce28" office:value-type="string" calcext:value-type="string">
            <text:p>00:57:40,253</text:p>
          </table:table-cell>
          <table:table-cell table:formula="of:=[.F30]-[.E30]" office:value-type="time" office:time-value="-PT00H34M14.151S" calcext:value-type="time">
            <text:p>-00:34:14,151</text:p>
          </table:table-cell>
          <table:table-cell/>
          <table:table-cell office:value-type="string" calcext:value-type="string">
            <text:p>Sword evaluation</text:p>
          </table:table-cell>
          <table:table-cell office:value-type="string" calcext:value-type="string">
            <text:p>the |Goblincleaver</text:p>
          </table:table-cell>
          <table:table-cell office:value-type="string" calcext:value-type="string">
            <text:p>false</text:p>
          </table:table-cell>
          <table:table-cell table:formula="of:=[.N30]+[.G30]" office:value-type="time" office:time-value="PT00H57M30.849S" calcext:value-type="time">
            <text:p>00:57:30,849</text:p>
          </table:table-cell>
          <table:table-cell table:formula="of:=[.O30]+[.G30]" office:value-type="time" office:time-value="PT00H58M20.849S" calcext:value-type="time">
            <text:p>00:58:20,849</text:p>
          </table:table-cell>
          <table:table-cell office:value-type="time" office:time-value="PT01H31M45S" calcext:value-type="time">
            <text:p>01:31:45,000</text:p>
          </table:table-cell>
          <table:table-cell office:value-type="time" office:time-value="PT01H32M35S" calcext:value-type="time">
            <text:p>01:32:35,000</text:p>
          </table:table-cell>
          <table:table-cell table:style-name="ce22" table:formula="of:=[.O30]-[.N30]" office:value-type="time" office:time-value="PT00H00M50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01:32:40,020</text:p>
          </table:table-cell>
          <table:table-cell table:style-name="ce28" office:value-type="string" calcext:value-type="string">
            <text:p>00:58:22,699</text:p>
          </table:table-cell>
          <table:table-cell table:formula="of:=[.F31]-[.E31]" office:value-type="time" office:time-value="-PT00H34M17.321S" calcext:value-type="time">
            <text:p>-00:34:17,321</text:p>
          </table:table-cell>
          <table:table-cell/>
          <table:table-cell office:value-type="string" calcext:value-type="string">
            <text:p>Elrond poking Gandalf</text:p>
          </table:table-cell>
          <table:table-cell office:value-type="string" calcext:value-type="string">
            <text:p>and |what were you doing on the Great East Road?</text:p>
          </table:table-cell>
          <table:table-cell office:value-type="string" calcext:value-type="string">
            <text:p>false</text:p>
          </table:table-cell>
          <table:table-cell table:formula="of:=[.N31]+[.G31]" office:value-type="time" office:time-value="PT00H58M22.179S" calcext:value-type="time">
            <text:p>00:58:22,179</text:p>
          </table:table-cell>
          <table:table-cell table:formula="of:=[.O31]+[.G31]" office:value-type="time" office:time-value="PT00H58M29.679S" calcext:value-type="time">
            <text:p>00:58:29,679</text:p>
          </table:table-cell>
          <table:table-cell office:value-type="time" office:time-value="PT01H32M39.5S" calcext:value-type="time">
            <text:p>01:32:39,500</text:p>
          </table:table-cell>
          <table:table-cell office:value-type="time" office:time-value="PT01H32M47S" calcext:value-type="time">
            <text:p>01:32:47,000</text:p>
          </table:table-cell>
          <table:table-cell table:style-name="ce22" table:formula="of:=[.O31]-[.N31]" office:value-type="time" office:time-value="PT00H00M07.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01:34:11,774</text:p>
          </table:table-cell>
          <table:table-cell table:style-name="ce28" office:value-type="string" calcext:value-type="string">
            <text:p>00:58:31,028</text:p>
          </table:table-cell>
          <table:table-cell table:formula="of:=[.F32]-[.E32]" office:value-type="time" office:time-value="-PT00H35M40.746S" calcext:value-type="time">
            <text:p>-00:35:40,746</text:p>
          </table:table-cell>
          <table:table-cell/>
          <table:table-cell office:value-type="string" calcext:value-type="string">
            <text:p>Reading Moon Runes</text:p>
          </table:table-cell>
          <table:table-cell office:value-type="string" calcext:value-type="string">
            <text:p>our |bussiness is no concern of Elves</text:p>
          </table:table-cell>
          <table:table-cell office:value-type="string" calcext:value-type="string">
            <text:p>false</text:p>
          </table:table-cell>
          <table:table-cell table:formula="of:=[.N32]+[.G32]" office:value-type="time" office:time-value="PT00H58M30.254S" calcext:value-type="time">
            <text:p>00:58:30,254</text:p>
          </table:table-cell>
          <table:table-cell table:formula="of:=[.O32]+[.G32]" office:value-type="time" office:time-value="PT01H01M30.754S" calcext:value-type="time">
            <text:p>01:01:30,754</text:p>
          </table:table-cell>
          <table:table-cell office:value-type="time" office:time-value="PT01H34M11S" calcext:value-type="time">
            <text:p>01:34:11,000</text:p>
          </table:table-cell>
          <table:table-cell office:value-type="time" office:time-value="PT01H37M11.5S" calcext:value-type="time">
            <text:p>01:37:11,500</text:p>
          </table:table-cell>
          <table:table-cell table:style-name="ce22" table:formula="of:=[.O32]-[.N32]" office:value-type="time" office:time-value="PT00H03M00.5S" calcext:value-type="time">
            <text:p>00:03:0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01:41:51,016</text:p>
          </table:table-cell>
          <table:table-cell table:style-name="ce28" office:value-type="string" calcext:value-type="string">
            <text:p>01:01:42,230</text:p>
          </table:table-cell>
          <table:table-cell table:formula="of:=[.F33]-[.E33]" office:value-type="time" office:time-value="-PT00H40M08.786S" calcext:value-type="time">
            <text:p>-00:40:08,786</text:p>
          </table:table-cell>
          <table:table-cell/>
          <table:table-cell office:value-type="string" calcext:value-type="string">
            <text:p>Dwarves reposing</text:p>
          </table:table-cell>
          <table:table-cell office:value-type="string" calcext:value-type="string">
            <text:p>&lt;Bifur snapping furniture leg&gt;</text:p>
          </table:table-cell>
          <table:table-cell office:value-type="string" calcext:value-type="string">
            <text:p>false</text:p>
          </table:table-cell>
          <table:table-cell table:formula="of:=[.N33]+[.G33]" office:value-type="time" office:time-value="PT01H01M32.214S" calcext:value-type="time">
            <text:p>01:01:32,214</text:p>
          </table:table-cell>
          <table:table-cell table:formula="of:=[.O33]+[.G33]" office:value-type="time" office:time-value="PT01H01M48.214S" calcext:value-type="time">
            <text:p>01:01:48,214</text:p>
          </table:table-cell>
          <table:table-cell office:value-type="time" office:time-value="PT01H41M41S" calcext:value-type="time">
            <text:p>01:41:41,000</text:p>
          </table:table-cell>
          <table:table-cell office:value-type="time" office:time-value="PT01H41M57S" calcext:value-type="time">
            <text:p>01:41:57,000</text:p>
          </table:table-cell>
          <table:table-cell table:style-name="ce22" table:formula="of:=[.O33]-[.N33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01:42:02,901</text:p>
          </table:table-cell>
          <table:table-cell table:style-name="ce28" office:value-type="string" calcext:value-type="string">
            <text:p>01:01:47,859</text:p>
          </table:table-cell>
          <table:table-cell table:formula="of:=[.F34]-[.E34]" office:value-type="time" office:time-value="-PT00H40M15.042S" calcext:value-type="time">
            <text:p>-00:40:15,042</text:p>
          </table:table-cell>
          <table:table-cell/>
          <table:table-cell office:value-type="string" calcext:value-type="string">
            <text:p>Bombur falling down</text:p>
          </table:table-cell>
          <table:table-cell office:value-type="string" calcext:value-type="string">
            <text:p>&lt;Bombur hitting ground in middle of broken down table&gt;</text:p>
          </table:table-cell>
          <table:table-cell office:value-type="string" calcext:value-type="string">
            <text:p>true</text:p>
          </table:table-cell>
          <table:table-cell table:formula="of:=[.N34]+[.G34]" office:value-type="time" office:time-value="PT01H01M46.958S" calcext:value-type="time">
            <text:p>01:01:46,958</text:p>
          </table:table-cell>
          <table:table-cell table:formula="of:=[.O34]+[.G34]" office:value-type="time" office:time-value="PT01H01M55.958S" calcext:value-type="time">
            <text:p>01:01:55,958</text:p>
          </table:table-cell>
          <table:table-cell office:value-type="time" office:time-value="PT01H42M02S" calcext:value-type="time">
            <text:p>01:42:02,000</text:p>
          </table:table-cell>
          <table:table-cell office:value-type="time" office:time-value="PT01H42M11S" calcext:value-type="time">
            <text:p>01:42:11,000</text:p>
          </table:table-cell>
          <table:table-cell table:style-name="ce22" table:formula="of:=[.O34]-[.N3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01:42:35,384</text:p>
          </table:table-cell>
          <table:table-cell table:style-name="ce28" office:value-type="string" calcext:value-type="string">
            <text:p>01:02:18,086</text:p>
          </table:table-cell>
          <table:table-cell table:formula="of:=[.F35]-[.E35]" office:value-type="time" office:time-value="-PT00H40M17.298S" calcext:value-type="time">
            <text:p>-00:40:17,298</text:p>
          </table:table-cell>
          <table:table-cell/>
          <table:table-cell office:value-type="string" calcext:value-type="string">
            <text:p>Elrond voicing his concerns</text:p>
          </table:table-cell>
          <table:table-cell office:value-type="string" calcext:value-type="string">
            <text:p>Gandalf saying "If the Dwarves take back the mountain, ..."</text:p>
          </table:table-cell>
          <table:table-cell office:value-type="string" calcext:value-type="string">
            <text:p>false</text:p>
          </table:table-cell>
          <table:table-cell table:formula="of:=[.N35]+[.G35]" office:value-type="time" office:time-value="PT01H02M00.702S" calcext:value-type="time">
            <text:p>01:02:00,702</text:p>
          </table:table-cell>
          <table:table-cell table:formula="of:=[.O35]+[.G35]" office:value-type="time" office:time-value="PT01H02M45.702S" calcext:value-type="time">
            <text:p>01:02:45,702</text:p>
          </table:table-cell>
          <table:table-cell office:value-type="time" office:time-value="PT01H42M18S" calcext:value-type="time">
            <text:p>01:42:18,000</text:p>
          </table:table-cell>
          <table:table-cell office:value-type="time" office:time-value="PT01H43M03S" calcext:value-type="time">
            <text:p>01:43:03,000</text:p>
          </table:table-cell>
          <table:table-cell table:style-name="ce22" table:formula="of:=[.O35]-[.N35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01:43:21,126</text:p>
          </table:table-cell>
          <table:table-cell table:style-name="ce28" office:value-type="string" calcext:value-type="string">
            <text:p>01:03:01,078</text:p>
          </table:table-cell>
          <table:table-cell table:formula="of:=[.F36]-[.E36]" office:value-type="time" office:time-value="-PT00H40M20.048S" calcext:value-type="time">
            <text:p>-00:40:20,048</text:p>
          </table:table-cell>
          <table:table-cell/>
          <table:table-cell office:value-type="string" calcext:value-type="string">
            <text:p>Gandalf predicts the Dwarves will march anyway</text:p>
          </table:table-cell>
          <table:table-cell office:value-type="string" calcext:value-type="string">
            <text:p>determined to reclaim their |homeland</text:p>
          </table:table-cell>
          <table:table-cell office:value-type="string" calcext:value-type="string">
            <text:p>false</text:p>
          </table:table-cell>
          <table:table-cell table:formula="of:=[.N36]+[.G36]" office:value-type="time" office:time-value="PT01H02M45.952S" calcext:value-type="time">
            <text:p>01:02:45,952</text:p>
          </table:table-cell>
          <table:table-cell table:formula="of:=[.O36]+[.G36]" office:value-type="time" office:time-value="PT01H03M05.952S" calcext:value-type="time">
            <text:p>01:03:05,952</text:p>
          </table:table-cell>
          <table:table-cell office:value-type="time" office:time-value="PT01H43M06S" calcext:value-type="time">
            <text:p>01:43:06,000</text:p>
          </table:table-cell>
          <table:table-cell office:value-type="time" office:time-value="PT01H43M26S" calcext:value-type="time">
            <text:p>01:43:26,000</text:p>
          </table:table-cell>
          <table:table-cell table:style-name="ce22" table:formula="of:=[.O36]-[.N36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01:40:30,286</text:p>
          </table:table-cell>
          <table:table-cell table:style-name="ce28" office:value-type="string" calcext:value-type="string">
            <text:p>01:03:44,363</text:p>
          </table:table-cell>
          <table:table-cell table:formula="of:=[.F37]-[.E37]" office:value-type="time" office:time-value="-PT00H36M45.923S" calcext:value-type="time">
            <text:p>-00:36:45,923</text:p>
          </table:table-cell>
          <table:table-cell/>
          <table:table-cell office:value-type="string" calcext:value-type="string">
            <text:p>Elrond talking with Bilbo alone</text:p>
          </table:table-cell>
          <table:table-cell office:value-type="string" calcext:value-type="string">
            <text:p>most of them don't think I should |be on this journey</text:p>
          </table:table-cell>
          <table:table-cell office:value-type="string" calcext:value-type="string">
            <text:p>false</text:p>
          </table:table-cell>
          <table:table-cell table:formula="of:=[.N37]+[.G37]" office:value-type="time" office:time-value="PT01H03M09.077S" calcext:value-type="time">
            <text:p>01:03:09,077</text:p>
          </table:table-cell>
          <table:table-cell table:formula="of:=[.O37]+[.G37]" office:value-type="time" office:time-value="PT01H04M33.077S" calcext:value-type="time">
            <text:p>01:04:33,077</text:p>
          </table:table-cell>
          <table:table-cell office:value-type="time" office:time-value="PT01H39M55S" calcext:value-type="time">
            <text:p>01:39:55,000</text:p>
          </table:table-cell>
          <table:table-cell office:value-type="time" office:time-value="PT01H41M19S" calcext:value-type="time">
            <text:p>01:41:19,000</text:p>
          </table:table-cell>
          <table:table-cell table:style-name="ce22" table:formula="of:=[.O37]-[.N37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01:50:32,562</text:p>
          </table:table-cell>
          <table:table-cell table:style-name="ce28" office:value-type="string" calcext:value-type="string">
            <text:p>01:04:44,647</text:p>
          </table:table-cell>
          <table:table-cell table:formula="of:=[.F38]-[.E38]" office:value-type="time" office:time-value="-PT00H45M47.915S" calcext:value-type="time">
            <text:p>-00:45:47,915</text:p>
          </table:table-cell>
          <table:table-cell/>
          <table:table-cell office:value-type="string" calcext:value-type="string">
            <text:p>Bilbo yearning to go back to Rivendell</text:p>
          </table:table-cell>
          <table:table-cell office:value-type="string" calcext:value-type="string">
            <text:p>&lt;Thorin planting his axe&gt;, dwarves are on the mountain paths</text:p>
          </table:table-cell>
          <table:table-cell office:value-type="string" calcext:value-type="string">
            <text:p>false</text:p>
          </table:table-cell>
          <table:table-cell table:formula="of:=[.N38]+[.G38]" office:value-type="time" office:time-value="PT01H04M37.085S" calcext:value-type="time">
            <text:p>01:04:37,085</text:p>
          </table:table-cell>
          <table:table-cell table:formula="of:=[.O38]+[.G38]" office:value-type="time" office:time-value="PT01H05M09.085S" calcext:value-type="time">
            <text:p>01:05:09,085</text:p>
          </table:table-cell>
          <table:table-cell office:value-type="time" office:time-value="PT01H50M25S" calcext:value-type="time">
            <text:p>01:50:25,000</text:p>
          </table:table-cell>
          <table:table-cell office:value-type="time" office:time-value="PT01H50M57S" calcext:value-type="time">
            <text:p>01:50:57,000</text:p>
          </table:table-cell>
          <table:table-cell table:style-name="ce22" table:formula="of:=[.O38]-[.N38]" office:value-type="time" office:time-value="PT00H00M32S" calcext:value-type="time">
            <text:p>00:00: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01:54:20,603</text:p>
          </table:table-cell>
          <table:table-cell table:style-name="ce28" office:value-type="string" calcext:value-type="string">
            <text:p>01:05:57,235</text:p>
          </table:table-cell>
          <table:table-cell table:formula="of:=[.F39]-[.E39]" office:value-type="time" office:time-value="-PT00H48M23.368S" calcext:value-type="time">
            <text:p>-00:48:23,368</text:p>
          </table:table-cell>
          <table:table-cell/>
          <table:table-cell office:value-type="string" calcext:value-type="string">
            <text:p>Thoring yelling to be cautious</text:p>
          </table:table-cell>
          <table:table-cell office:value-type="string" calcext:value-type="string">
            <text:p>&lt;Thunder rumbling&gt;, deepest valley, just after Thorin says "Hey, hold on!"</text:p>
          </table:table-cell>
          <table:table-cell office:value-type="string" calcext:value-type="string">
            <text:p>false</text:p>
          </table:table-cell>
          <table:table-cell table:formula="of:=[.N39]+[.G39]" office:value-type="time" office:time-value="PT01H05M41.632S" calcext:value-type="time">
            <text:p>01:05:41,632</text:p>
          </table:table-cell>
          <table:table-cell table:formula="of:=[.O39]+[.G39]" office:value-type="time" office:time-value="PT01H05M58.632S" calcext:value-type="time">
            <text:p>01:05:58,632</text:p>
          </table:table-cell>
          <table:table-cell office:value-type="time" office:time-value="PT01H54M05S" calcext:value-type="time">
            <text:p>01:54:05,000</text:p>
          </table:table-cell>
          <table:table-cell office:value-type="time" office:time-value="PT01H54M22S" calcext:value-type="time">
            <text:p>01:54:22,000</text:p>
          </table:table-cell>
          <table:table-cell table:style-name="ce22" table:formula="of:=[.O39]-[.N3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01:54:32,770</text:p>
          </table:table-cell>
          <table:table-cell table:style-name="ce28" office:value-type="string" calcext:value-type="string">
            <text:p>01:06:02,850</text:p>
          </table:table-cell>
          <table:table-cell table:formula="of:=[.F40]-[.E40]" office:value-type="time" office:time-value="-PT00H48M29.92S" calcext:value-type="time">
            <text:p>-00:48:29,920</text:p>
          </table:table-cell>
          <table:table-cell/>
          <table:table-cell office:value-type="string" calcext:value-type="string">
            <text:p>Thorin yelling to find shelter</text:p>
          </table:table-cell>
          <table:table-cell office:value-type="string" calcext:value-type="string">
            <text:p>"We must find shelte|r!O</text:p>
          </table:table-cell>
          <table:table-cell office:value-type="string" calcext:value-type="string">
            <text:p>false</text:p>
          </table:table-cell>
          <table:table-cell table:formula="of:=[.N40]+[.G40]" office:value-type="time" office:time-value="PT01H06M01.445S" calcext:value-type="time">
            <text:p>01:06:01,445</text:p>
          </table:table-cell>
          <table:table-cell table:formula="of:=[.O40]+[.G40]" office:value-type="time" office:time-value="PT01H06M03.08S" calcext:value-type="time">
            <text:p>01:06:03,080</text:p>
          </table:table-cell>
          <table:table-cell office:value-type="time" office:time-value="PT01H54M31.365S" calcext:value-type="time">
            <text:p>01:54:31,365</text:p>
          </table:table-cell>
          <table:table-cell office:value-type="time" office:time-value="PT01H54M33S" calcext:value-type="time">
            <text:p>01:54:33,000</text:p>
          </table:table-cell>
          <table:table-cell table:style-name="ce22" table:formula="of:=[.O40]-[.N40]" office:value-type="time" office:time-value="PT00H00M01.635S" calcext:value-type="time">
            <text:p>00:00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01:57:23,214</text:p>
          </table:table-cell>
          <table:table-cell table:style-name="ce28" office:value-type="string" calcext:value-type="string">
            <text:p>01:06:05,846</text:p>
          </table:table-cell>
          <table:table-cell table:formula="of:=[.F41]-[.E41]" office:value-type="time" office:time-value="-PT00H51M17.368S" calcext:value-type="time">
            <text:p>-00:51:17,368</text:p>
          </table:table-cell>
          <table:table-cell/>
          <table:table-cell office:value-type="string" calcext:value-type="string">
            <text:p>Bilbo clinging on for dear life, the cave</text:p>
          </table:table-cell>
          <table:table-cell office:value-type="string" calcext:value-type="string">
            <text:p>&lt;Bilbo grabbing a handhold&gt;</text:p>
          </table:table-cell>
          <table:table-cell office:value-type="string" calcext:value-type="string">
            <text:p>false</text:p>
          </table:table-cell>
          <table:table-cell table:formula="of:=[.N41]+[.G41]" office:value-type="time" office:time-value="PT01H06M05.632S" calcext:value-type="time">
            <text:p>01:06:05,632</text:p>
          </table:table-cell>
          <table:table-cell table:formula="of:=[.O41]+[.G41]" office:value-type="time" office:time-value="PT01H07M23.632S" calcext:value-type="time">
            <text:p>01:07:23,632</text:p>
          </table:table-cell>
          <table:table-cell office:value-type="time" office:time-value="PT01H57M23S" calcext:value-type="time">
            <text:p>01:57:23,000</text:p>
          </table:table-cell>
          <table:table-cell office:value-type="time" office:time-value="PT01H58M41S" calcext:value-type="time">
            <text:p>01:58:41,000</text:p>
          </table:table-cell>
          <table:table-cell table:style-name="ce22" table:formula="of:=[.O41]-[.N41]" office:value-type="time" office:time-value="PT00H01M18S" calcext:value-type="time">
            <text:p>00:01: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01:59:30,281</text:p>
          </table:table-cell>
          <table:table-cell table:style-name="ce28" office:value-type="string" calcext:value-type="string">
            <text:p>01:07:45,797</text:p>
          </table:table-cell>
          <table:table-cell table:formula="of:=[.F42]-[.E42]" office:value-type="time" office:time-value="-PT00H51M44.484S" calcext:value-type="time">
            <text:p>-00:51:44,484</text:p>
          </table:table-cell>
          <table:table-cell/>
          <table:table-cell office:value-type="string" calcext:value-type="string">
            <text:p>Bilbo being caught sneaking out</text:p>
          </table:table-cell>
          <table:table-cell office:value-type="string" calcext:value-type="string">
            <text:p>&lt;Bilbo adjusting belt&gt;, deepest valley</text:p>
          </table:table-cell>
          <table:table-cell office:value-type="string" calcext:value-type="string">
            <text:p>false</text:p>
          </table:table-cell>
          <table:table-cell table:formula="of:=[.N42]+[.G42]" office:value-type="time" office:time-value="PT01H07M25.516S" calcext:value-type="time">
            <text:p>01:07:25,516</text:p>
          </table:table-cell>
          <table:table-cell table:formula="of:=[.O42]+[.G42]" office:value-type="time" office:time-value="PT01H10M05.516S" calcext:value-type="time">
            <text:p>01:10:05,516</text:p>
          </table:table-cell>
          <table:table-cell office:value-type="time" office:time-value="PT01H59M10S" calcext:value-type="time">
            <text:p>01:59:10,000</text:p>
          </table:table-cell>
          <table:table-cell office:value-type="time" office:time-value="PT02H01M50S" calcext:value-type="time">
            <text:p>02:01:50,000</text:p>
          </table:table-cell>
          <table:table-cell table:style-name="ce22" table:formula="of:=[.O42]-[.N42]" office:value-type="time" office:time-value="PT00H02M40S" calcext:value-type="time">
            <text:p>00:02:4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02:02:32,747</text:p>
          </table:table-cell>
          <table:table-cell table:style-name="ce28" office:value-type="string" calcext:value-type="string">
            <text:p>01:10:38,648</text:p>
          </table:table-cell>
          <table:table-cell table:formula="of:=[.F43]-[.E43]" office:value-type="time" office:time-value="-PT00H51M54.099S" calcext:value-type="time">
            <text:p>-00:51:54,099</text:p>
          </table:table-cell>
          <table:table-cell/>
          <table:table-cell office:value-type="string" calcext:value-type="string">
            <text:p>Down, down they go</text:p>
          </table:table-cell>
          <table:table-cell office:value-type="string" calcext:value-type="string">
            <text:p>G|ot ye!</text:p>
          </table:table-cell>
          <table:table-cell office:value-type="string" calcext:value-type="string">
            <text:p>false</text:p>
          </table:table-cell>
          <table:table-cell table:formula="of:=[.N43]+[.G43]" office:value-type="time" office:time-value="PT01H10M01.901S" calcext:value-type="time">
            <text:p>01:10:01,901</text:p>
          </table:table-cell>
          <table:table-cell table:formula="of:=[.O43]+[.G43]" office:value-type="time" office:time-value="PT01H12M08.901S" calcext:value-type="time">
            <text:p>01:12:08,901</text:p>
          </table:table-cell>
          <table:table-cell office:value-type="time" office:time-value="PT02H01M56S" calcext:value-type="time">
            <text:p>02:01:56,000</text:p>
          </table:table-cell>
          <table:table-cell office:value-type="time" office:time-value="PT02H04M03S" calcext:value-type="time">
            <text:p>02:04:03,000</text:p>
          </table:table-cell>
          <table:table-cell table:style-name="ce22" table:formula="of:=[.O43]-[.N43]" office:value-type="time" office:time-value="PT00H02M07S" calcext:value-type="time">
            <text:p>00:02:0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02:05:07,438</text:p>
          </table:table-cell>
          <table:table-cell table:style-name="ce28" office:value-type="string" calcext:value-type="string">
            <text:p>01:12:41,286</text:p>
          </table:table-cell>
          <table:table-cell table:formula="of:=[.F44]-[.E44]" office:value-type="time" office:time-value="-PT00H52M26.152S" calcext:value-type="time">
            <text:p>-00:52:26,152</text:p>
          </table:table-cell>
          <table:table-cell/>
          <table:table-cell office:value-type="string" calcext:value-type="string">
            <text:p>The Goblin King sings</text:p>
          </table:table-cell>
          <table:table-cell office:value-type="string" calcext:value-type="string">
            <text:p>a swish and a swack, and a w|hip and a crack</text:p>
          </table:table-cell>
          <table:table-cell office:value-type="string" calcext:value-type="string">
            <text:p>false</text:p>
          </table:table-cell>
          <table:table-cell table:formula="of:=[.N44]+[.G44]" office:value-type="time" office:time-value="PT01H12M33.848S" calcext:value-type="time">
            <text:p>01:12:33,848</text:p>
          </table:table-cell>
          <table:table-cell table:formula="of:=[.O44]+[.G44]" office:value-type="time" office:time-value="PT01H13M33.848S" calcext:value-type="time">
            <text:p>01:13:33,848</text:p>
          </table:table-cell>
          <table:table-cell office:value-type="time" office:time-value="PT02H05M00S" calcext:value-type="time">
            <text:p>02:05:00,000</text:p>
          </table:table-cell>
          <table:table-cell office:value-type="time" office:time-value="PT02H06M00S" calcext:value-type="time">
            <text:p>02:06:00,000</text:p>
          </table:table-cell>
          <table:table-cell table:style-name="ce22" table:formula="of:=[.O44]-[.N44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02:06:33,219</text:p>
          </table:table-cell>
          <table:table-cell table:style-name="ce28" office:value-type="string" calcext:value-type="string">
            <text:p>01:13:36,662</text:p>
          </table:table-cell>
          <table:table-cell table:formula="of:=[.F45]-[.E45]" office:value-type="time" office:time-value="-PT00H52M56.557S" calcext:value-type="time">
            <text:p>-00:52:56,557</text:p>
          </table:table-cell>
          <table:table-cell/>
          <table:table-cell office:value-type="string" calcext:value-type="string">
            <text:p>The King wants them searched</text:p>
          </table:table-cell>
          <table:table-cell office:value-type="string" calcext:value-type="string">
            <text:p>armed into my |kingdom</text:p>
          </table:table-cell>
          <table:table-cell office:value-type="string" calcext:value-type="string">
            <text:p>false</text:p>
          </table:table-cell>
          <table:table-cell table:formula="of:=[.N45]+[.G45]" office:value-type="time" office:time-value="PT01H13M32.443S" calcext:value-type="time">
            <text:p>01:13:32,443</text:p>
          </table:table-cell>
          <table:table-cell table:formula="of:=[.O45]+[.G45]" office:value-type="time" office:time-value="PT01H13M54.443S" calcext:value-type="time">
            <text:p>01:13:54,443</text:p>
          </table:table-cell>
          <table:table-cell office:value-type="time" office:time-value="PT02H06M29S" calcext:value-type="time">
            <text:p>02:06:29,000</text:p>
          </table:table-cell>
          <table:table-cell office:value-type="time" office:time-value="PT02H06M51S" calcext:value-type="time">
            <text:p>02:06:51,000</text:p>
          </table:table-cell>
          <table:table-cell table:style-name="ce22" table:formula="of:=[.O45]-[.N45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02:08:31,694</text:p>
          </table:table-cell>
          <table:table-cell table:style-name="ce28" office:value-type="string" calcext:value-type="string">
            <text:p>01:15:19,500</text:p>
          </table:table-cell>
          <table:table-cell table:formula="of:=[.F46]-[.E46]" office:value-type="time" office:time-value="-PT00H53M12.194S" calcext:value-type="time">
            <text:p>-00:53:12,194</text:p>
          </table:table-cell>
          <table:table-cell/>
          <table:table-cell office:value-type="string" calcext:value-type="string">
            <text:p>Thorin shows himself</text:p>
          </table:table-cell>
          <table:table-cell office:value-type="string" calcext:value-type="string">
            <text:p>L|ook who it is</text:p>
          </table:table-cell>
          <table:table-cell office:value-type="string" calcext:value-type="string">
            <text:p>false</text:p>
          </table:table-cell>
          <table:table-cell table:formula="of:=[.N46]+[.G46]" office:value-type="time" office:time-value="PT01H14M01.806S" calcext:value-type="time">
            <text:p>01:14:01,806</text:p>
          </table:table-cell>
          <table:table-cell table:formula="of:=[.O46]+[.G46]" office:value-type="time" office:time-value="PT01H15M42.806S" calcext:value-type="time">
            <text:p>01:15:42,806</text:p>
          </table:table-cell>
          <table:table-cell office:value-type="time" office:time-value="PT02H07M14S" calcext:value-type="time">
            <text:p>02:07:14,000</text:p>
          </table:table-cell>
          <table:table-cell office:value-type="time" office:time-value="PT02H08M55S" calcext:value-type="time">
            <text:p>02:08:55,000</text:p>
          </table:table-cell>
          <table:table-cell table:style-name="ce22" table:formula="of:=[.O46]-[.N46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02:12:16,628</text:p>
          </table:table-cell>
          <table:table-cell table:style-name="ce28" office:value-type="string" calcext:value-type="string">
            <text:p>01:16:53,969</text:p>
          </table:table-cell>
          <table:table-cell table:formula="of:=[.F47]-[.E47]" office:value-type="time" office:time-value="-PT00H55M22.659S" calcext:value-type="time">
            <text:p>-00:55:22,659</text:p>
          </table:table-cell>
          <table:table-cell/>
          <table:table-cell office:value-type="string" calcext:value-type="string">
            <text:p>Bilbo hears Gollum sing in distance</text:p>
          </table:table-cell>
          <table:table-cell office:value-type="string" calcext:value-type="string">
            <text:p>&lt;Last hit of Gollum on goblin's head&gt;</text:p>
          </table:table-cell>
          <table:table-cell office:value-type="string" calcext:value-type="string">
            <text:p>false</text:p>
          </table:table-cell>
          <table:table-cell table:formula="of:=[.N47]+[.G47]" office:value-type="time" office:time-value="PT01H16M14.341S" calcext:value-type="time">
            <text:p>01:16:14,341</text:p>
          </table:table-cell>
          <table:table-cell table:formula="of:=[.O47]+[.G47]" office:value-type="time" office:time-value="PT01H16M57.341S" calcext:value-type="time">
            <text:p>01:16:57,341</text:p>
          </table:table-cell>
          <table:table-cell office:value-type="time" office:time-value="PT02H11M37S" calcext:value-type="time">
            <text:p>02:11:37,000</text:p>
          </table:table-cell>
          <table:table-cell office:value-type="time" office:time-value="PT02H12M20S" calcext:value-type="time">
            <text:p>02:12:20,000</text:p>
          </table:table-cell>
          <table:table-cell table:style-name="ce22" table:formula="of:=[.O47]-[.N47]" office:value-type="time" office:time-value="PT00H00M43S" calcext:value-type="time">
            <text:p>00:0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02:21:38,654</text:p>
          </table:table-cell>
          <table:table-cell table:style-name="ce28" office:value-type="string" calcext:value-type="string">
            <text:p>01:26:14,738</text:p>
          </table:table-cell>
          <table:table-cell table:formula="of:=[.F48]-[.E48]" office:value-type="time" office:time-value="-PT00H55M23.916S" calcext:value-type="time">
            <text:p>-00:55:23,916</text:p>
          </table:table-cell>
          <table:table-cell/>
          <table:table-cell office:value-type="string" calcext:value-type="string">
            <text:p>Riddles in the dark, Goblin King praising his torture devices</text:p>
          </table:table-cell>
          <table:table-cell office:value-type="string" calcext:value-type="string">
            <text:p>What has it got in its poc|ketses?</text:p>
          </table:table-cell>
          <table:table-cell office:value-type="string" calcext:value-type="string">
            <text:p>false</text:p>
          </table:table-cell>
          <table:table-cell table:formula="of:=[.N48]+[.G48]" office:value-type="time" office:time-value="PT01H17M31.084S" calcext:value-type="time">
            <text:p>01:17:31,084</text:p>
          </table:table-cell>
          <table:table-cell table:formula="of:=[.O48]+[.G48]" office:value-type="time" office:time-value="PT01H28M14.084S" calcext:value-type="time">
            <text:p>01:28:14,084</text:p>
          </table:table-cell>
          <table:table-cell office:value-type="time" office:time-value="PT02H12M55S" calcext:value-type="time">
            <text:p>02:12:55,000</text:p>
          </table:table-cell>
          <table:table-cell office:value-type="time" office:time-value="PT02H23M38S" calcext:value-type="time">
            <text:p>02:23:38,000</text:p>
          </table:table-cell>
          <table:table-cell table:style-name="ce22" table:formula="of:=[.O48]-[.N48]" office:value-type="time" office:time-value="PT00H10M43S" calcext:value-type="time">
            <text:p>00:1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02:23:46,103</text:p>
          </table:table-cell>
          <table:table-cell table:style-name="ce28" office:value-type="string" calcext:value-type="string">
            <text:p>01:28:20,425</text:p>
          </table:table-cell>
          <table:table-cell table:formula="of:=[.F49]-[.E49]" office:value-type="time" office:time-value="-PT00H55M25.678S" calcext:value-type="time">
            <text:p>-00:55:25,678</text:p>
          </table:table-cell>
          <table:table-cell/>
          <table:table-cell office:value-type="string" calcext:value-type="string">
            <text:p>Goblins are scared of Orcrist, Gandalf appears</text:p>
          </table:table-cell>
          <table:table-cell office:value-type="string" calcext:value-type="string">
            <text:p>|The biter!</text:p>
          </table:table-cell>
          <table:table-cell office:value-type="string" calcext:value-type="string">
            <text:p>false</text:p>
          </table:table-cell>
          <table:table-cell table:formula="of:=[.N49]+[.G49]" office:value-type="time" office:time-value="PT01H28M16.072S" calcext:value-type="time">
            <text:p>01:28:16,072</text:p>
          </table:table-cell>
          <table:table-cell table:formula="of:=[.O49]+[.G49]" office:value-type="time" office:time-value="PT01H29M35.322S" calcext:value-type="time">
            <text:p>01:29:35,322</text:p>
          </table:table-cell>
          <table:table-cell office:value-type="time" office:time-value="PT02H23M41.75S" calcext:value-type="time">
            <text:p>02:23:41,750</text:p>
          </table:table-cell>
          <table:table-cell office:value-type="time" office:time-value="PT02H25M01S" calcext:value-type="time">
            <text:p>02:25:01,000</text:p>
          </table:table-cell>
          <table:table-cell table:style-name="ce22" table:formula="of:=[.O49]-[.N49]" office:value-type="time" office:time-value="PT00H01M19.25S" calcext:value-type="time">
            <text:p>00:01:1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02:25:14,244</text:p>
          </table:table-cell>
          <table:table-cell table:style-name="ce28" office:value-type="string" calcext:value-type="string">
            <text:p>01:29:38,730</text:p>
          </table:table-cell>
          <table:table-cell table:formula="of:=[.F50]-[.E50]" office:value-type="time" office:time-value="-PT00H55M35.514S" calcext:value-type="time">
            <text:p>-00:55:35,514</text:p>
          </table:table-cell>
          <table:table-cell/>
          <table:table-cell office:value-type="string" calcext:value-type="string">
            <text:p>Running from King’s court, running from Gollum</text:p>
          </table:table-cell>
          <table:table-cell office:value-type="string" calcext:value-type="string">
            <text:p>&lt;goblins yelping, highest peak&gt;, just after Gandalf said "Quick!"</text:p>
          </table:table-cell>
          <table:table-cell office:value-type="string" calcext:value-type="string">
            <text:p>false</text:p>
          </table:table-cell>
          <table:table-cell table:formula="of:=[.N50]+[.G50]" office:value-type="time" office:time-value="PT01H29M35.986S" calcext:value-type="time">
            <text:p>01:29:35,986</text:p>
          </table:table-cell>
          <table:table-cell table:formula="of:=[.O50]+[.G50]" office:value-type="time" office:time-value="PT01H30M24.486S" calcext:value-type="time">
            <text:p>01:30:24,486</text:p>
          </table:table-cell>
          <table:table-cell office:value-type="time" office:time-value="PT02H25M11.5S" calcext:value-type="time">
            <text:p>02:25:11,500</text:p>
          </table:table-cell>
          <table:table-cell office:value-type="time" office:time-value="PT02H26M00S" calcext:value-type="time">
            <text:p>02:26:00,000</text:p>
          </table:table-cell>
          <table:table-cell table:style-name="ce22" table:formula="of:=[.O50]-[.N50]" office:value-type="time" office:time-value="PT00H00M48.5S" calcext:value-type="time">
            <text:p>00:00: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02:26:23,556</text:p>
          </table:table-cell>
          <table:table-cell table:style-name="ce28" office:value-type="string" calcext:value-type="string">
            <text:p>01:30:46,722</text:p>
          </table:table-cell>
          <table:table-cell table:formula="of:=[.F51]-[.E51]" office:value-type="time" office:time-value="-PT00H55M36.834S" calcext:value-type="time">
            <text:p>-00:55:36,834</text:p>
          </table:table-cell>
          <table:table-cell/>
          <table:table-cell office:value-type="string" calcext:value-type="string">
            <text:p>Gollum cursing Bilbo, Dwarves on the run</text:p>
          </table:table-cell>
          <table:table-cell office:value-type="string" calcext:value-type="string">
            <text:p>first of two highest peaks in "Thief! |Baggins!"</text:p>
          </table:table-cell>
          <table:table-cell office:value-type="string" calcext:value-type="string">
            <text:p>false</text:p>
          </table:table-cell>
          <table:table-cell table:formula="of:=[.N51]+[.G51]" office:value-type="time" office:time-value="PT01H30M30.166S" calcext:value-type="time">
            <text:p>01:30:30,166</text:p>
          </table:table-cell>
          <table:table-cell table:formula="of:=[.O51]+[.G51]" office:value-type="time" office:time-value="PT01H31M04.166S" calcext:value-type="time">
            <text:p>01:31:04,166</text:p>
          </table:table-cell>
          <table:table-cell office:value-type="time" office:time-value="PT02H26M07S" calcext:value-type="time">
            <text:p>02:26:07,000</text:p>
          </table:table-cell>
          <table:table-cell office:value-type="time" office:time-value="PT02H26M41S" calcext:value-type="time">
            <text:p>02:26:41,000</text:p>
          </table:table-cell>
          <table:table-cell table:style-name="ce22" table:formula="of:=[.O51]-[.N51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02:28:53,930</text:p>
          </table:table-cell>
          <table:table-cell table:style-name="ce28" office:value-type="string" calcext:value-type="string">
            <text:p>01:31:40,813</text:p>
          </table:table-cell>
          <table:table-cell table:formula="of:=[.F52]-[.E52]" office:value-type="time" office:time-value="-PT00H57M13.117S" calcext:value-type="time">
            <text:p>-00:57:13,117</text:p>
          </table:table-cell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&lt;sound of goblins being crushed&gt;, first peak</text:p>
          </table:table-cell>
          <table:table-cell office:value-type="string" calcext:value-type="string">
            <text:p>false</text:p>
          </table:table-cell>
          <table:table-cell table:formula="of:=[.N52]+[.G52]" office:value-type="time" office:time-value="PT01H31M33.883S" calcext:value-type="time">
            <text:p>01:31:33,883</text:p>
          </table:table-cell>
          <table:table-cell table:formula="of:=[.O52]+[.G52]" office:value-type="time" office:time-value="PT01H32M03.883S" calcext:value-type="time">
            <text:p>01:32:03,883</text:p>
          </table:table-cell>
          <table:table-cell office:value-type="time" office:time-value="PT02H28M47S" calcext:value-type="time">
            <text:p>02:28:47,000</text:p>
          </table:table-cell>
          <table:table-cell office:value-type="time" office:time-value="PT02H29M17S" calcext:value-type="time">
            <text:p>02:29:17,000</text:p>
          </table:table-cell>
          <table:table-cell table:style-name="ce22" table:formula="of:=[.O52]-[.N52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02:33:19,152</text:p>
          </table:table-cell>
          <table:table-cell table:style-name="ce28" office:value-type="string" calcext:value-type="string">
            <text:p>01:34:29,602</text:p>
          </table:table-cell>
          <table:table-cell table:formula="of:=[.F53]-[.E53]" office:value-type="time" office:time-value="-PT00H58M49.55S" calcext:value-type="time">
            <text:p>-00:58:49,550</text:p>
          </table:table-cell>
          <table:table-cell/>
          <table:table-cell office:value-type="string" calcext:value-type="string">
            <text:p>Running out the back door</text:p>
          </table:table-cell>
          <table:table-cell office:value-type="string" calcext:value-type="string">
            <text:p>&lt;sound of Thorin landing after jumping from rock&gt;</text:p>
          </table:table-cell>
          <table:table-cell office:value-type="string" calcext:value-type="string">
            <text:p>false</text:p>
          </table:table-cell>
          <table:table-cell table:formula="of:=[.N53]+[.G53]" office:value-type="time" office:time-value="PT01H32M03.45S" calcext:value-type="time">
            <text:p>01:32:03,450</text:p>
          </table:table-cell>
          <table:table-cell table:formula="of:=[.O53]+[.G53]" office:value-type="time" office:time-value="PT01H35M44.45S" calcext:value-type="time">
            <text:p>01:35:44,450</text:p>
          </table:table-cell>
          <table:table-cell office:value-type="time" office:time-value="PT02H30M53S" calcext:value-type="time">
            <text:p>02:30:53,000</text:p>
          </table:table-cell>
          <table:table-cell office:value-type="time" office:time-value="PT02H34M34S" calcext:value-type="time">
            <text:p>02:34:34,000</text:p>
          </table:table-cell>
          <table:table-cell table:style-name="ce22" table:formula="of:=[.O53]-[.N53]" office:value-type="time" office:time-value="PT00H03M41S" calcext:value-type="time">
            <text:p>00:03: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02:34:45,891</text:p>
          </table:table-cell>
          <table:table-cell table:style-name="ce28" office:value-type="string" calcext:value-type="string">
            <text:p>01:35:49,543</text:p>
          </table:table-cell>
          <table:table-cell table:formula="of:=[.F54]-[.E54]" office:value-type="time" office:time-value="-PT00H58M56.348S" calcext:value-type="time">
            <text:p>-00:58:56,348</text:p>
          </table:table-cell>
          <table:table-cell/>
          <table:table-cell office:value-type="string" calcext:value-type="string">
            <text:p>Bilbo’s speech</text:p>
          </table:table-cell>
          <table:table-cell office:value-type="string" calcext:value-type="string">
            <text:p>"What does it matter? He's bac|k.", deepest valley</text:p>
          </table:table-cell>
          <table:table-cell office:value-type="string" calcext:value-type="string">
            <text:p>false</text:p>
          </table:table-cell>
          <table:table-cell table:formula="of:=[.N54]+[.G54]" office:value-type="time" office:time-value="PT01H35M46.652S" calcext:value-type="time">
            <text:p>01:35:46,652</text:p>
          </table:table-cell>
          <table:table-cell table:formula="of:=[.O54]+[.G54]" office:value-type="time" office:time-value="PT01H36M35.652S" calcext:value-type="time">
            <text:p>01:36:35,652</text:p>
          </table:table-cell>
          <table:table-cell office:value-type="time" office:time-value="PT02H34M43S" calcext:value-type="time">
            <text:p>02:34:43,000</text:p>
          </table:table-cell>
          <table:table-cell office:value-type="time" office:time-value="PT02H35M32S" calcext:value-type="time">
            <text:p>02:35:32,000</text:p>
          </table:table-cell>
          <table:table-cell table:style-name="ce22" table:formula="of:=[.O54]-[.N54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02:36:10,086</text:p>
          </table:table-cell>
          <table:table-cell table:style-name="ce28" office:value-type="string" calcext:value-type="string">
            <text:p>01:36:58,856</text:p>
          </table:table-cell>
          <table:table-cell table:formula="of:=[.F55]-[.E55]" office:value-type="time" office:time-value="-PT00H59M11.23S" calcext:value-type="time">
            <text:p>-00:59:11,230</text:p>
          </table:table-cell>
          <table:table-cell/>
          <table:table-cell office:value-type="string" calcext:value-type="string">
            <text:p>Into the fire</text:p>
          </table:table-cell>
          <table:table-cell office:value-type="string" calcext:value-type="string">
            <text:p>Hum", First peak of Gandalf saying it after "Run.</text:p>
          </table:table-cell>
          <table:table-cell office:value-type="string" calcext:value-type="string">
            <text:p>false</text:p>
          </table:table-cell>
          <table:table-cell table:formula="of:=[.N55]+[.G55]" office:value-type="time" office:time-value="PT01H36M52.77S" calcext:value-type="time">
            <text:p>01:36:52,770</text:p>
          </table:table-cell>
          <table:table-cell table:formula="of:=[.O55]+[.G55]" office:value-type="time" office:time-value="PT01H37M20.77S" calcext:value-type="time">
            <text:p>01:37:20,770</text:p>
          </table:table-cell>
          <table:table-cell office:value-type="time" office:time-value="PT02H36M04S" calcext:value-type="time">
            <text:p>02:36:04,000</text:p>
          </table:table-cell>
          <table:table-cell office:value-type="time" office:time-value="PT02H36M32S" calcext:value-type="time">
            <text:p>02:36:32,000</text:p>
          </table:table-cell>
          <table:table-cell table:style-name="ce22" table:formula="of:=[.O55]-[.N55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02:36:58,357</text:p>
          </table:table-cell>
          <table:table-cell table:style-name="ce28" office:value-type="string" calcext:value-type="string">
            <text:p>01:37:33,899</text:p>
          </table:table-cell>
          <table:table-cell table:formula="of:=[.F56]-[.E56]" office:value-type="time" office:time-value="-PT00H59M24.458S" calcext:value-type="time">
            <text:p>-00:59:24,458</text:p>
          </table:table-cell>
          <table:table-cell/>
          <table:table-cell office:value-type="string" calcext:value-type="string">
            <text:p>Up into the trees</text:p>
          </table:table-cell>
          <table:table-cell office:value-type="string" calcext:value-type="string">
            <text:p>Gandalf yelling "climb Bilbo", first deepest valley</text:p>
          </table:table-cell>
          <table:table-cell office:value-type="string" calcext:value-type="string">
            <text:p>false</text:p>
          </table:table-cell>
          <table:table-cell table:formula="of:=[.N56]+[.G56]" office:value-type="time" office:time-value="PT01H37M11.042S" calcext:value-type="time">
            <text:p>01:37:11,042</text:p>
          </table:table-cell>
          <table:table-cell table:formula="of:=[.O56]+[.G56]" office:value-type="time" office:time-value="PT01H37M39.542S" calcext:value-type="time">
            <text:p>01:37:39,542</text:p>
          </table:table-cell>
          <table:table-cell office:value-type="time" office:time-value="PT02H36M35.5S" calcext:value-type="time">
            <text:p>02:36:35,500</text:p>
          </table:table-cell>
          <table:table-cell office:value-type="time" office:time-value="PT02H37M04S" calcext:value-type="time">
            <text:p>02:37:04,000</text:p>
          </table:table-cell>
          <table:table-cell table:style-name="ce22" table:formula="of:=[.O56]-[.N56]" office:value-type="time" office:time-value="PT00H00M28.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02:37:13,180</text:p>
          </table:table-cell>
          <table:table-cell table:style-name="ce28" office:value-type="string" calcext:value-type="string">
            <text:p>01:37:40,547</text:p>
          </table:table-cell>
          <table:table-cell table:formula="of:=[.F57]-[.E57]" office:value-type="time" office:time-value="-PT00H59M32.633S" calcext:value-type="time">
            <text:p>-00:59:32,633</text:p>
          </table:table-cell>
          <table:table-cell/>
          <table:table-cell office:value-type="string" calcext:value-type="string">
            <text:p>Wargs closing in</text:p>
          </table:table-cell>
          <table:table-cell office:value-type="string" calcext:value-type="string">
            <text:p>&lt;sound of Balin clasping branches&gt;, last and highest peak</text:p>
          </table:table-cell>
          <table:table-cell office:value-type="string" calcext:value-type="string">
            <text:p>false</text:p>
          </table:table-cell>
          <table:table-cell table:formula="of:=[.N57]+[.G57]" office:value-type="time" office:time-value="PT01H37M38.367S" calcext:value-type="time">
            <text:p>01:37:38,367</text:p>
          </table:table-cell>
          <table:table-cell table:formula="of:=[.O57]+[.G57]" office:value-type="time" office:time-value="PT01H37M42.367S" calcext:value-type="time">
            <text:p>01:37:42,367</text:p>
          </table:table-cell>
          <table:table-cell office:value-type="time" office:time-value="PT02H37M11S" calcext:value-type="time">
            <text:p>02:37:11,000</text:p>
          </table:table-cell>
          <table:table-cell office:value-type="time" office:time-value="PT02H37M15S" calcext:value-type="time">
            <text:p>02:37:15,000</text:p>
          </table:table-cell>
          <table:table-cell table:style-name="ce22" table:formula="of:=[.O57]-[.N57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02:37:51,489</text:p>
          </table:table-cell>
          <table:table-cell table:style-name="ce28" office:value-type="string" calcext:value-type="string">
            <text:p>01:38:11,261</text:p>
          </table:table-cell>
          <table:table-cell table:formula="of:=[.F58]-[.E58]" office:value-type="time" office:time-value="-PT00H59M40.228S" calcext:value-type="time">
            <text:p>-00:59:40,228</text:p>
          </table:table-cell>
          <table:table-cell/>
          <table:table-cell office:value-type="string" calcext:value-type="string">
            <text:p>Hang in there</text:p>
          </table:table-cell>
          <table:table-cell office:value-type="string" calcext:value-type="string">
            <text:p>Hang |on</text:p>
          </table:table-cell>
          <table:table-cell office:value-type="string" calcext:value-type="string">
            <text:p>false</text:p>
          </table:table-cell>
          <table:table-cell table:formula="of:=[.N58]+[.G58]" office:value-type="time" office:time-value="PT01H38M08.772S" calcext:value-type="time">
            <text:p>01:38:08,772</text:p>
          </table:table-cell>
          <table:table-cell table:formula="of:=[.O58]+[.G58]" office:value-type="time" office:time-value="PT01H38M29.772S" calcext:value-type="time">
            <text:p>01:38:29,772</text:p>
          </table:table-cell>
          <table:table-cell office:value-type="time" office:time-value="PT02H37M49S" calcext:value-type="time">
            <text:p>02:37:49,000</text:p>
          </table:table-cell>
          <table:table-cell office:value-type="time" office:time-value="PT02H38M10S" calcext:value-type="time">
            <text:p>02:38:10,000</text:p>
          </table:table-cell>
          <table:table-cell table:style-name="ce22" table:formula="of:=[.O58]-[.N58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02:39:56,179</text:p>
          </table:table-cell>
          <table:table-cell table:style-name="ce28" office:value-type="string" calcext:value-type="string">
            <text:p>01:39:14,898</text:p>
          </table:table-cell>
          <table:table-cell table:formula="of:=[.F59]-[.E59]" office:value-type="time" office:time-value="-PT01H00M41.281S" calcext:value-type="time">
            <text:p>-01:00:41,281</text:p>
          </table:table-cell>
          <table:table-cell/>
          <table:table-cell office:value-type="string" calcext:value-type="string">
            <text:p>Treefelling</text:p>
          </table:table-cell>
          <table:table-cell office:value-type="string" calcext:value-type="string">
            <text:p>&lt;sound of warg barking&gt;, highest peak, middle of a busy audio section where last tree on edge is standing</text:p>
          </table:table-cell>
          <table:table-cell office:value-type="string" calcext:value-type="string">
            <text:p>false</text:p>
          </table:table-cell>
          <table:table-cell table:formula="of:=[.N59]+[.G59]" office:value-type="time" office:time-value="PT01H38M53.719S" calcext:value-type="time">
            <text:p>01:38:53,719</text:p>
          </table:table-cell>
          <table:table-cell table:formula="of:=[.O59]+[.G59]" office:value-type="time" office:time-value="PT01H39M15.719S" calcext:value-type="time">
            <text:p>01:39:15,719</text:p>
          </table:table-cell>
          <table:table-cell office:value-type="time" office:time-value="PT02H39M35S" calcext:value-type="time">
            <text:p>02:39:35,000</text:p>
          </table:table-cell>
          <table:table-cell office:value-type="time" office:time-value="PT02H39M57S" calcext:value-type="time">
            <text:p>02:39:57,000</text:p>
          </table:table-cell>
          <table:table-cell table:style-name="ce22" table:formula="of:=[.O59]-[.N59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02:40:30,532</text:p>
          </table:table-cell>
          <table:table-cell table:style-name="ce28" office:value-type="string" calcext:value-type="string">
            <text:p>01:39:43,119</text:p>
          </table:table-cell>
          <table:table-cell table:formula="of:=[.F60]-[.E60]" office:value-type="time" office:time-value="-PT01H00M47.413S" calcext:value-type="time">
            <text:p>-01:00:47,413</text:p>
          </table:table-cell>
          <table:table-cell/>
          <table:table-cell office:value-type="string" calcext:value-type="string">
            <text:p>Gandalf bringing the heat</text:p>
          </table:table-cell>
          <table:table-cell office:value-type="string" calcext:value-type="string">
            <text:p>&lt;Fili catching a pine cone&gt;, highest peak</text:p>
          </table:table-cell>
          <table:table-cell office:value-type="string" calcext:value-type="string">
            <text:p>false</text:p>
          </table:table-cell>
          <table:table-cell table:formula="of:=[.N60]+[.G60]" office:value-type="time" office:time-value="PT01H39M40.587S" calcext:value-type="time">
            <text:p>01:39:40,587</text:p>
          </table:table-cell>
          <table:table-cell table:formula="of:=[.O60]+[.G60]" office:value-type="time" office:time-value="PT01H40M00.587S" calcext:value-type="time">
            <text:p>01:40:00,587</text:p>
          </table:table-cell>
          <table:table-cell office:value-type="time" office:time-value="PT02H40M28S" calcext:value-type="time">
            <text:p>02:40:28,000</text:p>
          </table:table-cell>
          <table:table-cell office:value-type="time" office:time-value="PT02H40M48S" calcext:value-type="time">
            <text:p>02:40:48,000</text:p>
          </table:table-cell>
          <table:table-cell table:style-name="ce22" table:formula="of:=[.O60]-[.N60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02:41:02,998</text:p>
          </table:table-cell>
          <table:table-cell table:style-name="ce28" office:value-type="string" calcext:value-type="string">
            <text:p>01:40:11,125</text:p>
          </table:table-cell>
          <table:table-cell table:formula="of:=[.F61]-[.E61]" office:value-type="time" office:time-value="-PT01H00M51.873S" calcext:value-type="time">
            <text:p>-01:00:51,873</text:p>
          </table:table-cell>
          <table:table-cell/>
          <table:table-cell office:value-type="string" calcext:value-type="string">
            <text:p>The tree topples</text:p>
          </table:table-cell>
          <table:table-cell office:value-type="string" calcext:value-type="string">
            <text:p>&lt;toppled tree pulling its tree roots taut&gt;, sound of dirt falling over edge, first deep valley</text:p>
          </table:table-cell>
          <table:table-cell office:value-type="string" calcext:value-type="string">
            <text:p>false</text:p>
          </table:table-cell>
          <table:table-cell table:formula="of:=[.N61]+[.G61]" office:value-type="time" office:time-value="PT01H40M02.877S" calcext:value-type="time">
            <text:p>01:40:02,877</text:p>
          </table:table-cell>
          <table:table-cell table:formula="of:=[.O61]+[.G61]" office:value-type="time" office:time-value="PT01H40M29.127S" calcext:value-type="time">
            <text:p>01:40:29,127</text:p>
          </table:table-cell>
          <table:table-cell office:value-type="time" office:time-value="PT02H40M54.75S" calcext:value-type="time">
            <text:p>02:40:54,750</text:p>
          </table:table-cell>
          <table:table-cell office:value-type="time" office:time-value="PT02H41M21S" calcext:value-type="time">
            <text:p>02:41:21,000</text:p>
          </table:table-cell>
          <table:table-cell table:style-name="ce22" table:formula="of:=[.O61]-[.N61]" office:value-type="time" office:time-value="PT00H00M26.25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02:45:03,727</text:p>
          </table:table-cell>
          <table:table-cell table:style-name="ce28" office:value-type="string" calcext:value-type="string">
            <text:p>01:40:39,468</text:p>
          </table:table-cell>
          <table:table-cell table:formula="of:=[.F62]-[.E62]" office:value-type="time" office:time-value="-PT01H04M24.259S" calcext:value-type="time">
            <text:p>-01:04:24,259</text:p>
          </table:table-cell>
          <table:table-cell/>
          <table:table-cell office:value-type="string" calcext:value-type="string">
            <text:p>Eagle rescue (reserved for captions)</text:p>
          </table:table-cell>
          <table:table-cell office:value-type="string" calcext:value-type="string">
            <text:p>&lt;Sigh&gt;, Gandalf as he is suddenly pulling in his staff which has just lost a bunch of weight :-O</text:p>
          </table:table-cell>
          <table:table-cell office:value-type="string" calcext:value-type="string">
            <text:p>false</text:p>
          </table:table-cell>
          <table:table-cell table:formula="of:=[.N62]+[.G62]" office:value-type="time" office:time-value="PT01H40M38.741S" calcext:value-type="time">
            <text:p>01:40:38,741</text:p>
          </table:table-cell>
          <table:table-cell table:formula="of:=[.O62]+[.G62]" office:value-type="time" office:time-value="PT01H40M55.741S" calcext:value-type="time">
            <text:p>01:40:55,741</text:p>
          </table:table-cell>
          <table:table-cell office:value-type="time" office:time-value="PT02H45M03S" calcext:value-type="time">
            <text:p>02:45:03,000</text:p>
          </table:table-cell>
          <table:table-cell office:value-type="time" office:time-value="PT02H45M20S" calcext:value-type="time">
            <text:p>02:45:20,000</text:p>
          </table:table-cell>
          <table:table-cell table:style-name="ce22" table:formula="of:=[.O62]-[.N62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02:50:35,808</text:p>
          </table:table-cell>
          <table:table-cell table:style-name="ce28" office:value-type="string" calcext:value-type="string">
            <text:p>01:42:37,929</text:p>
          </table:table-cell>
          <table:table-cell table:formula="of:=[.F63]-[.E63]" office:value-type="time" office:time-value="-PT01H07M57.879S" calcext:value-type="time">
            <text:p>-01:07:57,879</text:p>
          </table:table-cell>
          <table:table-cell/>
          <table:table-cell office:value-type="string" calcext:value-type="string">
            <text:p>As if the worst is now behind us</text:p>
          </table:table-cell>
          <table:table-cell office:value-type="string" calcext:value-type="string">
            <text:p>|Last of the...</text:p>
          </table:table-cell>
          <table:table-cell office:value-type="string" calcext:value-type="string">
            <text:p>false</text:p>
          </table:table-cell>
          <table:table-cell table:formula="of:=[.N63]+[.G63]" office:value-type="time" office:time-value="PT01H42M32.121S" calcext:value-type="time">
            <text:p>01:42:32,121</text:p>
          </table:table-cell>
          <table:table-cell table:formula="of:=[.O63]+[.G63]" office:value-type="time" office:time-value="PT01H43M17.121S" calcext:value-type="time">
            <text:p>01:43:17,121</text:p>
          </table:table-cell>
          <table:table-cell office:value-type="time" office:time-value="PT02H50M30S" calcext:value-type="time">
            <text:p>02:50:30,000</text:p>
          </table:table-cell>
          <table:table-cell office:value-type="time" office:time-value="PT02H51M15S" calcext:value-type="time">
            <text:p>02:51:15,000</text:p>
          </table:table-cell>
          <table:table-cell table:style-name="ce22" table:formula="of:=[.O63]-[.N63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2E</text:p>
          </table:table-cell>
          <table:table-cell table:style-name="ce9" office:value-type="float" office:value="63" calcext:value-type="float">
            <text:p>63</text:p>
          </table:table-cell>
          <table:table-cell table:style-name="ce29" office:value-type="string" calcext:value-type="string">
            <text:p>00:07:55,579</text:p>
          </table:table-cell>
          <table:table-cell table:style-name="ce29" office:value-type="string" calcext:value-type="string">
            <text:p>01:44:12,430</text:p>
          </table:table-cell>
          <table:table-cell table:style-name="ce13" table:formula="of:=[.F64]-[.E64]" office:value-type="time" office:time-value="PT01H36M16.851S" calcext:value-type="time">
            <text:p>01:36:16,851</text:p>
          </table:table-cell>
          <table:table-cell table:style-name="ce9"/>
          <table:table-cell table:style-name="ce9" office:value-type="string" calcext:value-type="string">
            <text:p>Bilbo spots a huge black bear</text:p>
          </table:table-cell>
          <table:table-cell table:style-name="ce9" office:value-type="string" calcext:value-type="string">
            <text:p>&lt;second sound of Beorn the bear&gt;, deepest valley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64]+[.G64]" office:value-type="time" office:time-value="PT01H44M10.851S" calcext:value-type="time">
            <text:p>01:44:10,851</text:p>
          </table:table-cell>
          <table:table-cell table:style-name="ce21" table:formula="of:=[.O64]+[.G64]" office:value-type="time" office:time-value="PT01H44M34.851S" calcext:value-type="time">
            <text:p>01:44:34,851</text:p>
          </table:table-cell>
          <table:table-cell table:style-name="ce21" office:value-type="time" office:time-value="PT00H07M54S" calcext:value-type="time">
            <text:p>00:07:54,000</text:p>
          </table:table-cell>
          <table:table-cell table:style-name="ce21" office:value-type="time" office:time-value="PT00H08M18S" calcext:value-type="time">
            <text:p>00:08:18,000</text:p>
          </table:table-cell>
          <table:table-cell table:style-name="ce23" table:formula="of:=[.O64]-[.N64]" office:value-type="time" office:time-value="PT00H00M24S" calcext:value-type="time">
            <text:p>00:00:24</text:p>
          </table:table-cell>
          <table:table-cell table:style-name="ce9"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00:08:34,257</text:p>
          </table:table-cell>
          <table:table-cell table:style-name="ce28" office:value-type="string" calcext:value-type="string">
            <text:p>01:44:38,094</text:p>
          </table:table-cell>
          <table:table-cell table:formula="of:=[.F65]-[.E65]" office:value-type="time" office:time-value="PT01H36M03.837S" calcext:value-type="time">
            <text:p>01:36:03,837</text:p>
          </table:table-cell>
          <table:table-cell/>
          <table:table-cell office:value-type="string" calcext:value-type="string">
            <text:p>Gandalf knows a place to stay</text:p>
          </table:table-cell>
          <table:table-cell office:value-type="string" calcext:value-type="string">
            <text:p>How close is the |pack?</text:p>
          </table:table-cell>
          <table:table-cell office:value-type="string" calcext:value-type="string">
            <text:p>false</text:p>
          </table:table-cell>
          <table:table-cell table:formula="of:=[.N65]+[.G65]" office:value-type="time" office:time-value="PT01H44M35.837S" calcext:value-type="time">
            <text:p>01:44:35,837</text:p>
          </table:table-cell>
          <table:table-cell table:formula="of:=[.O65]+[.G65]" office:value-type="time" office:time-value="PT01H45M41.837S" calcext:value-type="time">
            <text:p>01:45:41,837</text:p>
          </table:table-cell>
          <table:table-cell office:value-type="time" office:time-value="PT00H08M32S" calcext:value-type="time">
            <text:p>00:08:32,000</text:p>
          </table:table-cell>
          <table:table-cell office:value-type="time" office:time-value="PT00H09M38S" calcext:value-type="time">
            <text:p>00:09:38,000</text:p>
          </table:table-cell>
          <table:table-cell table:style-name="ce22" table:formula="of:=[.O65]-[.N65]" office:value-type="time" office:time-value="PT00H01M06S" calcext:value-type="time">
            <text:p>00:01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65" calcext:value-type="float">
            <text:p>65</text:p>
          </table:table-cell>
          <table:table-cell table:style-name="ce28" office:value-type="string" calcext:value-type="string">
            <text:p>00:10:21,908</text:p>
          </table:table-cell>
          <table:table-cell table:style-name="ce28" office:value-type="string" calcext:value-type="string">
            <text:p>01:46:05,010</text:p>
          </table:table-cell>
          <table:table-cell table:formula="of:=[.F66]-[.E66]" office:value-type="time" office:time-value="PT01H35M43.102S" calcext:value-type="time">
            <text:p>01:35:43,102</text:p>
          </table:table-cell>
          <table:table-cell/>
          <table:table-cell office:value-type="string" calcext:value-type="string">
            <text:p>Outrunning bears</text:p>
          </table:table-cell>
          <table:table-cell office:value-type="string" calcext:value-type="string">
            <text:p>"Come on, ge|t inside", highest peak</text:p>
          </table:table-cell>
          <table:table-cell office:value-type="string" calcext:value-type="string">
            <text:p>false</text:p>
          </table:table-cell>
          <table:table-cell table:formula="of:=[.N66]+[.G66]" office:value-type="time" office:time-value="PT01H45M51.102S" calcext:value-type="time">
            <text:p>01:45:51,102</text:p>
          </table:table-cell>
          <table:table-cell table:formula="of:=[.O66]+[.G66]" office:value-type="time" office:time-value="PT01H46M06.102S" calcext:value-type="time">
            <text:p>01:46:06,102</text:p>
          </table:table-cell>
          <table:table-cell office:value-type="time" office:time-value="PT00H10M08S" calcext:value-type="time">
            <text:p>00:10:08,0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66]-[.N66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00:10:43,809</text:p>
          </table:table-cell>
          <table:table-cell table:style-name="ce28" office:value-type="string" calcext:value-type="string">
            <text:p>01:46:14,452</text:p>
          </table:table-cell>
          <table:table-cell table:formula="of:=[.F67]-[.E67]" office:value-type="time" office:time-value="PT01H35M30.643S" calcext:value-type="time">
            <text:p>01:35:30,643</text:p>
          </table:table-cell>
          <table:table-cell/>
          <table:table-cell office:value-type="string" calcext:value-type="string">
            <text:p>Dwarves clamoring</text:p>
          </table:table-cell>
          <table:table-cell office:value-type="string" calcext:value-type="string">
            <text:p>&lt;Ori screaming in terror&gt;, high peak</text:p>
          </table:table-cell>
          <table:table-cell office:value-type="string" calcext:value-type="string">
            <text:p>true</text:p>
          </table:table-cell>
          <table:table-cell table:formula="of:=[.N67]+[.G67]" office:value-type="time" office:time-value="PT01H46M11.643S" calcext:value-type="time">
            <text:p>01:46:11,643</text:p>
          </table:table-cell>
          <table:table-cell table:formula="of:=[.O67]+[.G67]" office:value-type="time" office:time-value="PT01H46M17.643S" calcext:value-type="time">
            <text:p>01:46:17,643</text:p>
          </table:table-cell>
          <table:table-cell office:value-type="time" office:time-value="PT00H10M41S" calcext:value-type="time">
            <text:p>00:10:41,000</text:p>
          </table:table-cell>
          <table:table-cell office:value-type="time" office:time-value="PT00H10M47S" calcext:value-type="time">
            <text:p>00:10:47,000</text:p>
          </table:table-cell>
          <table:table-cell table:style-name="ce22" table:formula="of:=[.O67]-[.N67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00:11:07,252</text:p>
          </table:table-cell>
          <table:table-cell table:style-name="ce28" office:value-type="string" calcext:value-type="string">
            <text:p>01:46:30,707</text:p>
          </table:table-cell>
          <table:table-cell table:formula="of:=[.F68]-[.E68]" office:value-type="time" office:time-value="PT01H35M23.455S" calcext:value-type="time">
            <text:p>01:35:23,455</text:p>
          </table:table-cell>
          <table:table-cell/>
          <table:table-cell office:value-type="string" calcext:value-type="string">
            <text:p>Gandalf explains the bear is actually their host</text:p>
          </table:table-cell>
          <table:table-cell office:value-type="string" calcext:value-type="string">
            <text:p>&lt;metalic sound&gt;, first one a few seconds after "That is our host"</text:p>
          </table:table-cell>
          <table:table-cell office:value-type="string" calcext:value-type="string">
            <text:p>false</text:p>
          </table:table-cell>
          <table:table-cell table:formula="of:=[.N68]+[.G68]" office:value-type="time" office:time-value="PT01H46M23.455S" calcext:value-type="time">
            <text:p>01:46:23,455</text:p>
          </table:table-cell>
          <table:table-cell table:formula="of:=[.O68]+[.G68]" office:value-type="time" office:time-value="PT01H47M23.455S" calcext:value-type="time">
            <text:p>01:47:23,455</text:p>
          </table:table-cell>
          <table:table-cell office:value-type="time" office:time-value="PT00H11M00S" calcext:value-type="time">
            <text:p>00:11:00,000</text:p>
          </table:table-cell>
          <table:table-cell office:value-type="time" office:time-value="PT00H12M00S" calcext:value-type="time">
            <text:p>00:12:00,000</text:p>
          </table:table-cell>
          <table:table-cell table:style-name="ce22" table:formula="of:=[.O68]-[.N68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00:16:57,026</text:p>
          </table:table-cell>
          <table:table-cell table:style-name="ce28" office:value-type="string" calcext:value-type="string">
            <text:p>01:48:43,105</text:p>
          </table:table-cell>
          <table:table-cell table:formula="of:=[.F69]-[.E69]" office:value-type="time" office:time-value="PT01H31M46.079S" calcext:value-type="time">
            <text:p>01:31:46,079</text:p>
          </table:table-cell>
          <table:table-cell/>
          <table:table-cell office:value-type="string" calcext:value-type="string">
            <text:p>Beorn’s transformation, meeting Beorn</text:p>
          </table:table-cell>
          <table:table-cell office:value-type="string" calcext:value-type="string">
            <text:p>&lt;wood chopped&gt;, last and highest spike after "torn to shreds"</text:p>
          </table:table-cell>
          <table:table-cell office:value-type="string" calcext:value-type="string">
            <text:p>false</text:p>
          </table:table-cell>
          <table:table-cell table:formula="of:=[.N69]+[.G69]" office:value-type="time" office:time-value="PT01H47M27.079S" calcext:value-type="time">
            <text:p>01:47:27,079</text:p>
          </table:table-cell>
          <table:table-cell table:formula="of:=[.O69]+[.G69]" office:value-type="time" office:time-value="PT01H52M50.079S" calcext:value-type="time">
            <text:p>01:52:50,079</text:p>
          </table:table-cell>
          <table:table-cell office:value-type="time" office:time-value="PT00H15M41S" calcext:value-type="time">
            <text:p>00:15:41,000</text:p>
          </table:table-cell>
          <table:table-cell office:value-type="time" office:time-value="PT00H21M04S" calcext:value-type="time">
            <text:p>00:21:04,000</text:p>
          </table:table-cell>
          <table:table-cell table:style-name="ce22" table:formula="of:=[.O69]-[.N69]" office:value-type="time" office:time-value="PT00H05M23S" calcext:value-type="time">
            <text:p>00:05: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00:21:18,019</text:p>
          </table:table-cell>
          <table:table-cell table:style-name="ce28" office:value-type="string" calcext:value-type="string">
            <text:p>01:52:55,004</text:p>
          </table:table-cell>
          <table:table-cell table:formula="of:=[.F70]-[.E70]" office:value-type="time" office:time-value="PT01H31M36.985S" calcext:value-type="time">
            <text:p>01:31:36,985</text:p>
          </table:table-cell>
          <table:table-cell/>
          <table:table-cell office:value-type="string" calcext:value-type="string">
            <text:p>Beorlings were there first before orcs came</text:p>
          </table:table-cell>
          <table:table-cell office:value-type="string" calcext:value-type="string">
            <text:p>&lt;wooden thock&gt;, "|before the orcs came down"</text:p>
          </table:table-cell>
          <table:table-cell office:value-type="string" calcext:value-type="string">
            <text:p>false</text:p>
          </table:table-cell>
          <table:table-cell table:formula="of:=[.N70]+[.G70]" office:value-type="time" office:time-value="PT01H52M50.735S" calcext:value-type="time">
            <text:p>01:52:50,735</text:p>
          </table:table-cell>
          <table:table-cell table:formula="of:=[.O70]+[.G70]" office:value-type="time" office:time-value="PT01H52M57.485S" calcext:value-type="time">
            <text:p>01:52:57,485</text:p>
          </table:table-cell>
          <table:table-cell office:value-type="time" office:time-value="PT00H21M13.75S" calcext:value-type="time">
            <text:p>00:21:13,750</text:p>
          </table:table-cell>
          <table:table-cell office:value-type="time" office:time-value="PT00H21M20.5S" calcext:value-type="time">
            <text:p>00:21:20,500</text:p>
          </table:table-cell>
          <table:table-cell table:style-name="ce22" table:formula="of:=[.O70]-[.N70]" office:value-type="time" office:time-value="PT00H00M06.7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00:21:51,111</text:p>
          </table:table-cell>
          <table:table-cell table:style-name="ce28" office:value-type="string" calcext:value-type="string">
            <text:p>01:53:10,411</text:p>
          </table:table-cell>
          <table:table-cell table:formula="of:=[.F71]-[.E71]" office:value-type="time" office:time-value="PT01H31M19.3S" calcext:value-type="time">
            <text:p>01:31:19,300</text:p>
          </table:table-cell>
          <table:table-cell/>
          <table:table-cell office:value-type="string" calcext:value-type="string">
            <text:p>Discussing travel plans</text:p>
          </table:table-cell>
          <table:table-cell office:value-type="string" calcext:value-type="string">
            <text:p>&lt;sound of caraf being put on table&gt;, after "...there's only one."</text:p>
          </table:table-cell>
          <table:table-cell office:value-type="string" calcext:value-type="string">
            <text:p>false</text:p>
          </table:table-cell>
          <table:table-cell table:formula="of:=[.N71]+[.G71]" office:value-type="time" office:time-value="PT01H52M58.3S" calcext:value-type="time">
            <text:p>01:52:58,300</text:p>
          </table:table-cell>
          <table:table-cell table:formula="of:=[.O71]+[.G71]" office:value-type="time" office:time-value="PT01H54M49.3S" calcext:value-type="time">
            <text:p>01:54:49,300</text:p>
          </table:table-cell>
          <table:table-cell office:value-type="time" office:time-value="PT00H21M39S" calcext:value-type="time">
            <text:p>00:21:39,000</text:p>
          </table:table-cell>
          <table:table-cell office:value-type="time" office:time-value="PT00H23M30S" calcext:value-type="time">
            <text:p>00:23:30,000</text:p>
          </table:table-cell>
          <table:table-cell table:style-name="ce22" table:formula="of:=[.O71]-[.N71]" office:value-type="time" office:time-value="PT00H01M51S" calcext:value-type="time">
            <text:p>00:01:5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00:25:36,694</text:p>
          </table:table-cell>
          <table:table-cell table:style-name="ce28" office:value-type="string" calcext:value-type="string">
            <text:p>01:54:51,702</text:p>
          </table:table-cell>
          <table:table-cell table:formula="of:=[.F72]-[.E72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Beorn sends them off</text:p>
          </table:table-cell>
          <table:table-cell office:value-type="string" calcext:value-type="string">
            <text:p>Go now, while you have the |light</text:p>
          </table:table-cell>
          <table:table-cell office:value-type="string" calcext:value-type="string">
            <text:p>false</text:p>
          </table:table-cell>
          <table:table-cell table:formula="of:=[.N72]+[.G72]" office:value-type="time" office:time-value="PT01H54M48.508S" calcext:value-type="time">
            <text:p>01:54:48,508</text:p>
          </table:table-cell>
          <table:table-cell table:formula="of:=[.O72]+[.G72]" office:value-type="time" office:time-value="PT01H54M53.008S" calcext:value-type="time">
            <text:p>01:54:53,008</text:p>
          </table:table-cell>
          <table:table-cell office:value-type="time" office:time-value="PT00H25M33.5S" calcext:value-type="time">
            <text:p>00:25:33,500</text:p>
          </table:table-cell>
          <table:table-cell office:value-type="time" office:time-value="PT00H25M38S" calcext:value-type="time">
            <text:p>00:25:38,000</text:p>
          </table:table-cell>
          <table:table-cell table:style-name="ce22" table:formula="of:=[.O72]-[.N72]" office:value-type="time" office:time-value="PT00H00M04.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00:26:18,257</text:p>
          </table:table-cell>
          <table:table-cell table:style-name="ce28" office:value-type="string" calcext:value-type="string">
            <text:p>01:55:23,806</text:p>
          </table:table-cell>
          <table:table-cell table:formula="of:=[.F73]-[.E73]" office:value-type="time" office:time-value="PT01H29M05.549S" calcext:value-type="time">
            <text:p>01:29:05,549</text:p>
          </table:table-cell>
          <table:table-cell/>
          <table:table-cell office:value-type="string" calcext:value-type="string">
            <text:p>Elven gate – note that caption at end needs changing</text:p>
          </table:table-cell>
          <table:table-cell office:value-type="string" calcext:value-type="string">
            <text:p>Here lies our |path through Mirkwood</text:p>
          </table:table-cell>
          <table:table-cell office:value-type="string" calcext:value-type="string">
            <text:p>false</text:p>
          </table:table-cell>
          <table:table-cell table:formula="of:=[.N73]+[.G73]" office:value-type="time" office:time-value="PT01H55M15.549S" calcext:value-type="time">
            <text:p>01:55:15,549</text:p>
          </table:table-cell>
          <table:table-cell table:formula="of:=[.O73]+[.G73]" office:value-type="time" office:time-value="PT01H56M02.549S" calcext:value-type="time">
            <text:p>01:56:02,549</text:p>
          </table:table-cell>
          <table:table-cell office:value-type="time" office:time-value="PT00H26M10S" calcext:value-type="time">
            <text:p>00:26:10,000</text:p>
          </table:table-cell>
          <table:table-cell office:value-type="time" office:time-value="PT00H26M57S" calcext:value-type="time">
            <text:p>00:26:57,000</text:p>
          </table:table-cell>
          <table:table-cell table:style-name="ce22" table:formula="of:=[.O73]-[.N73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00:28:10,376</text:p>
          </table:table-cell>
          <table:table-cell table:style-name="ce28" office:value-type="string" calcext:value-type="string">
            <text:p>01:56:37,498</text:p>
          </table:table-cell>
          <table:table-cell table:formula="of:=[.F74]-[.E74]" office:value-type="time" office:time-value="PT01H28M27.122S" calcext:value-type="time">
            <text:p>01:28:27,122</text:p>
          </table:table-cell>
          <table:table-cell/>
          <table:table-cell office:value-type="string" calcext:value-type="string">
            <text:p>Gandalf says he’ll leave</text:p>
          </table:table-cell>
          <table:table-cell office:value-type="string" calcext:value-type="string">
            <text:p>I would not |do this unless I had to</text:p>
          </table:table-cell>
          <table:table-cell office:value-type="string" calcext:value-type="string">
            <text:p>false</text:p>
          </table:table-cell>
          <table:table-cell table:formula="of:=[.N74]+[.G74]" office:value-type="time" office:time-value="PT01H56M31.122S" calcext:value-type="time">
            <text:p>01:56:31,122</text:p>
          </table:table-cell>
          <table:table-cell table:formula="of:=[.O74]+[.G74]" office:value-type="time" office:time-value="PT01H56M39.122S" calcext:value-type="time">
            <text:p>01:56:39,122</text:p>
          </table:table-cell>
          <table:table-cell office:value-type="time" office:time-value="PT00H28M04S" calcext:value-type="time">
            <text:p>00:28:04,000</text:p>
          </table:table-cell>
          <table:table-cell office:value-type="time" office:time-value="PT00H28M12S" calcext:value-type="time">
            <text:p>00:28:12,000</text:p>
          </table:table-cell>
          <table:table-cell table:style-name="ce22" table:formula="of:=[.O74]-[.N74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00:29:16,376</text:p>
          </table:table-cell>
          <table:table-cell table:style-name="ce28" office:value-type="string" calcext:value-type="string">
            <text:p>01:56:52,873</text:p>
          </table:table-cell>
          <table:table-cell table:formula="of:=[.F75]-[.E75]" office:value-type="time" office:time-value="PT01H27M36.497S" calcext:value-type="time">
            <text:p>01:27:36,497</text:p>
          </table:table-cell>
          <table:table-cell/>
          <table:table-cell office:value-type="string" calcext:value-type="string">
            <text:p>The dwarves enter the forest</text:p>
          </table:table-cell>
          <table:table-cell office:value-type="string" calcext:value-type="string">
            <text:p>&lt;small noise&gt;, first of two seen when panning to forest after "don't enter that mountain without me"</text:p>
          </table:table-cell>
          <table:table-cell office:value-type="string" calcext:value-type="string">
            <text:p>false</text:p>
          </table:table-cell>
          <table:table-cell table:formula="of:=[.N75]+[.G75]" office:value-type="time" office:time-value="PT01H56M39.747S" calcext:value-type="time">
            <text:p>01:56:39,747</text:p>
          </table:table-cell>
          <table:table-cell table:formula="of:=[.O75]+[.G75]" office:value-type="time" office:time-value="PT01H59M07.497S" calcext:value-type="time">
            <text:p>01:59:07,497</text:p>
          </table:table-cell>
          <table:table-cell office:value-type="time" office:time-value="PT00H29M03.25S" calcext:value-type="time">
            <text:p>00:29:03,250</text:p>
          </table:table-cell>
          <table:table-cell office:value-type="time" office:time-value="PT00H31M31S" calcext:value-type="time">
            <text:p>00:31:31,000</text:p>
          </table:table-cell>
          <table:table-cell table:style-name="ce22" table:formula="of:=[.O75]-[.N75]" office:value-type="time" office:time-value="PT00H02M27.75S" calcext:value-type="time">
            <text:p>00:02:2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00:31:39,069</text:p>
          </table:table-cell>
          <table:table-cell table:style-name="ce28" office:value-type="string" calcext:value-type="string">
            <text:p>01:59:11,394</text:p>
          </table:table-cell>
          <table:table-cell table:formula="of:=[.F76]-[.E76]" office:value-type="time" office:time-value="PT01H27M32.325S" calcext:value-type="time">
            <text:p>01:27:32,325</text:p>
          </table:table-cell>
          <table:table-cell/>
          <table:table-cell office:value-type="string" calcext:value-type="string">
            <text:p>Bilbo gets sent across</text:p>
          </table:table-cell>
          <table:table-cell office:value-type="string" calcext:value-type="string">
            <text:p>&lt;heartbeat&gt;, after "These vines look strong enough"</text:p>
          </table:table-cell>
          <table:table-cell office:value-type="string" calcext:value-type="string">
            <text:p>false</text:p>
          </table:table-cell>
          <table:table-cell table:formula="of:=[.N76]+[.G76]" office:value-type="time" office:time-value="PT01H59M09.325S" calcext:value-type="time">
            <text:p>01:59:09,325</text:p>
          </table:table-cell>
          <table:table-cell table:formula="of:=[.O76]+[.G76]" office:value-type="time" office:time-value="PT01H59M17.325S" calcext:value-type="time">
            <text:p>01:59:17,325</text:p>
          </table:table-cell>
          <table:table-cell office:value-type="time" office:time-value="PT00H31M37S" calcext:value-type="time">
            <text:p>00:31:37,000</text:p>
          </table:table-cell>
          <table:table-cell office:value-type="time" office:time-value="PT00H31M45S" calcext:value-type="time">
            <text:p>00:31:45,000</text:p>
          </table:table-cell>
          <table:table-cell table:style-name="ce22" table:formula="of:=[.O76]-[.N76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00:32:03,769</text:p>
          </table:table-cell>
          <table:table-cell table:style-name="ce28" office:value-type="string" calcext:value-type="string">
            <text:p>01:59:30,430</text:p>
          </table:table-cell>
          <table:table-cell table:formula="of:=[.F77]-[.E77]" office:value-type="time" office:time-value="PT01H27M26.661S" calcext:value-type="time">
            <text:p>01:27:26,661</text:p>
          </table:table-cell>
          <table:table-cell/>
          <table:table-cell office:value-type="string" calcext:value-type="string">
            <text:p>Bilbo dangling from vines</text:p>
          </table:table-cell>
          <table:table-cell office:value-type="string" calcext:value-type="string">
            <text:p>&lt;Bilbo yells&gt;, deepest valley</text:p>
          </table:table-cell>
          <table:table-cell office:value-type="string" calcext:value-type="string">
            <text:p>false</text:p>
          </table:table-cell>
          <table:table-cell table:formula="of:=[.N77]+[.G77]" office:value-type="time" office:time-value="PT01H59M25.661S" calcext:value-type="time">
            <text:p>01:59:25,661</text:p>
          </table:table-cell>
          <table:table-cell table:formula="of:=[.O77]+[.G77]" office:value-type="time" office:time-value="PT01H59M41.661S" calcext:value-type="time">
            <text:p>01:59:41,661</text:p>
          </table:table-cell>
          <table:table-cell office:value-type="time" office:time-value="PT00H31M59S" calcext:value-type="time">
            <text:p>00:31:59,000</text:p>
          </table:table-cell>
          <table:table-cell office:value-type="time" office:time-value="PT00H32M15S" calcext:value-type="time">
            <text:p>00:32:15,000</text:p>
          </table:table-cell>
          <table:table-cell table:style-name="ce22" table:formula="of:=[.O77]-[.N77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00:32:49,021</text:p>
          </table:table-cell>
          <table:table-cell table:style-name="ce28" office:value-type="string" calcext:value-type="string">
            <text:p>01:59:53,742</text:p>
          </table:table-cell>
          <table:table-cell table:formula="of:=[.F78]-[.E78]" office:value-type="time" office:time-value="PT01H27M04.721S" calcext:value-type="time">
            <text:p>01:27:04,721</text:p>
          </table:table-cell>
          <table:table-cell/>
          <table:table-cell office:value-type="string" calcext:value-type="string">
            <text:p>Dangling Dwarves</text:p>
          </table:table-cell>
          <table:table-cell office:value-type="string" calcext:value-type="string">
            <text:p>I can't get a gri|p!</text:p>
          </table:table-cell>
          <table:table-cell office:value-type="string" calcext:value-type="string">
            <text:p>false</text:p>
          </table:table-cell>
          <table:table-cell table:formula="of:=[.N78]+[.G78]" office:value-type="time" office:time-value="PT01H59M50.721S" calcext:value-type="time">
            <text:p>01:59:50,721</text:p>
          </table:table-cell>
          <table:table-cell table:formula="of:=[.O78]+[.G78]" office:value-type="time" office:time-value="PT01H59M55.721S" calcext:value-type="time">
            <text:p>01:59:55,721</text:p>
          </table:table-cell>
          <table:table-cell office:value-type="time" office:time-value="PT00H32M46S" calcext:value-type="time">
            <text:p>00:32:46,000</text:p>
          </table:table-cell>
          <table:table-cell office:value-type="time" office:time-value="PT00H32M51S" calcext:value-type="time">
            <text:p>00:32:51,000</text:p>
          </table:table-cell>
          <table:table-cell table:style-name="ce22" table:formula="of:=[.O78]-[.N78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00:33:56,859</text:p>
          </table:table-cell>
          <table:table-cell table:style-name="ce28" office:value-type="string" calcext:value-type="string">
            <text:p>02:00:36,984</text:p>
          </table:table-cell>
          <table:table-cell table:formula="of:=[.F79]-[.E79]" office:value-type="time" office:time-value="PT01H26M40.125S" calcext:value-type="time">
            <text:p>01:26:40,125</text:p>
          </table:table-cell>
          <table:table-cell/>
          <table:table-cell office:value-type="string" calcext:value-type="string">
            <text:p>Bombur falls asleep, needs carrying – no (splash) caption in original</text:p>
          </table:table-cell>
          <table:table-cell office:value-type="string" calcext:value-type="string">
            <text:p>&lt;splash&gt;, highest peak</text:p>
          </table:table-cell>
          <table:table-cell office:value-type="string" calcext:value-type="string">
            <text:p>false</text:p>
          </table:table-cell>
          <table:table-cell table:formula="of:=[.N79]+[.G79]" office:value-type="time" office:time-value="PT02H00M40.125S" calcext:value-type="time">
            <text:p>02:00:40,125</text:p>
          </table:table-cell>
          <table:table-cell table:formula="of:=[.O79]+[.G79]" office:value-type="time" office:time-value="PT02H01M05.125S" calcext:value-type="time">
            <text:p>02:01:05,125</text:p>
          </table:table-cell>
          <table:table-cell office:value-type="time" office:time-value="PT00H34M00S" calcext:value-type="time">
            <text:p>00:34:00,000</text:p>
          </table:table-cell>
          <table:table-cell office:value-type="time" office:time-value="PT00H34M25S" calcext:value-type="time">
            <text:p>00:34:25,000</text:p>
          </table:table-cell>
          <table:table-cell table:style-name="ce22" table:formula="of:=[.O79]-[.N79]" office:value-type="time" office:time-value="PT00H00M25S" calcext:value-type="time">
            <text:p>00:00: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00:35:20,527</text:p>
          </table:table-cell>
          <table:table-cell table:style-name="ce28" office:value-type="string" calcext:value-type="string">
            <text:p>02:01:39,568</text:p>
          </table:table-cell>
          <table:table-cell table:formula="of:=[.F80]-[.E80]" office:value-type="time" office:time-value="PT01H26M19.041S" calcext:value-type="time">
            <text:p>01:26:19,041</text:p>
          </table:table-cell>
          <table:table-cell/>
          <table:table-cell office:value-type="string" calcext:value-type="string">
            <text:p>Loss of time, confusion</text:p>
          </table:table-cell>
          <table:table-cell office:value-type="string" calcext:value-type="string">
            <text:p>This is taking |too long</text:p>
          </table:table-cell>
          <table:table-cell office:value-type="string" calcext:value-type="string">
            <text:p>false</text:p>
          </table:table-cell>
          <table:table-cell table:formula="of:=[.N80]+[.G80]" office:value-type="time" office:time-value="PT02H01M18.791S" calcext:value-type="time">
            <text:p>02:01:18,791</text:p>
          </table:table-cell>
          <table:table-cell table:formula="of:=[.O80]+[.G80]" office:value-type="time" office:time-value="PT02H01M52.041S" calcext:value-type="time">
            <text:p>02:01:52,041</text:p>
          </table:table-cell>
          <table:table-cell office:value-type="time" office:time-value="PT00H34M59.75S" calcext:value-type="time">
            <text:p>00:34:59,750</text:p>
          </table:table-cell>
          <table:table-cell office:value-type="time" office:time-value="PT00H35M33S" calcext:value-type="time">
            <text:p>00:35:33,000</text:p>
          </table:table-cell>
          <table:table-cell table:style-name="ce22" table:formula="of:=[.O80]-[.N80]" office:value-type="time" office:time-value="PT00H00M33.25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00:36:50,093</text:p>
          </table:table-cell>
          <table:table-cell table:style-name="ce28" office:value-type="string" calcext:value-type="string">
            <text:p>02:02:14,001</text:p>
          </table:table-cell>
          <table:table-cell table:formula="of:=[.F81]-[.E81]" office:value-type="time" office:time-value="PT01H25M23.908S" calcext:value-type="time">
            <text:p>01:25:23,908</text:p>
          </table:table-cell>
          <table:table-cell/>
          <table:table-cell office:value-type="string" calcext:value-type="string">
            <text:p>Above the canopy, below the canopy</text:p>
          </table:table-cell>
          <table:table-cell office:value-type="string" calcext:value-type="string">
            <text:p>"|It can't just have disappeared", deepest valley</text:p>
          </table:table-cell>
          <table:table-cell office:value-type="string" calcext:value-type="string">
            <text:p>false</text:p>
          </table:table-cell>
          <table:table-cell table:formula="of:=[.N81]+[.G81]" office:value-type="time" office:time-value="PT02H02M06.908S" calcext:value-type="time">
            <text:p>02:02:06,908</text:p>
          </table:table-cell>
          <table:table-cell table:formula="of:=[.O81]+[.G81]" office:value-type="time" office:time-value="PT02H08M35.908S" calcext:value-type="time">
            <text:p>02:08:35,908</text:p>
          </table:table-cell>
          <table:table-cell office:value-type="time" office:time-value="PT00H36M43S" calcext:value-type="time">
            <text:p>00:36:43,000</text:p>
          </table:table-cell>
          <table:table-cell office:value-type="time" office:time-value="PT00H43M12S" calcext:value-type="time">
            <text:p>00:43:12,000</text:p>
          </table:table-cell>
          <table:table-cell table:style-name="ce22" table:formula="of:=[.O81]-[.N81]" office:value-type="time" office:time-value="PT00H06M29S" calcext:value-type="time">
            <text:p>00:06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00:43:39,187</text:p>
          </table:table-cell>
          <table:table-cell table:style-name="ce28" office:value-type="string" calcext:value-type="string">
            <text:p>02:08:43,657</text:p>
          </table:table-cell>
          <table:table-cell table:formula="of:=[.F82]-[.E82]" office:value-type="time" office:time-value="PT01H25M04.47S" calcext:value-type="time">
            <text:p>01:25:04,470</text:p>
          </table:table-cell>
          <table:table-cell/>
          <table:table-cell office:value-type="string" calcext:value-type="string">
            <text:p>Dwarves run away</text:p>
          </table:table-cell>
          <table:table-cell office:value-type="string" calcext:value-type="string">
            <text:p>&lt;spiders hissing&gt;, last highest peak as we see them move from their nest to the company</text:p>
          </table:table-cell>
          <table:table-cell office:value-type="string" calcext:value-type="string">
            <text:p>true</text:p>
          </table:table-cell>
          <table:table-cell table:formula="of:=[.N82]+[.G82]" office:value-type="time" office:time-value="PT02H08M36.97S" calcext:value-type="time">
            <text:p>02:08:36,970</text:p>
          </table:table-cell>
          <table:table-cell table:formula="of:=[.O82]+[.G82]" office:value-type="time" office:time-value="PT02H08M42.47S" calcext:value-type="time">
            <text:p>02:08:42,470</text:p>
          </table:table-cell>
          <table:table-cell office:value-type="time" office:time-value="PT00H43M32.5S" calcext:value-type="time">
            <text:p>00:43:32,500</text:p>
          </table:table-cell>
          <table:table-cell office:value-type="time" office:time-value="PT00H43M38S" calcext:value-type="time">
            <text:p>00:43:38,000</text:p>
          </table:table-cell>
          <table:table-cell table:style-name="ce22" table:formula="of:=[.O82]-[.N82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00:44:29,736</text:p>
          </table:table-cell>
          <table:table-cell table:style-name="ce28" office:value-type="string" calcext:value-type="string">
            <text:p>02:08:51,865</text:p>
          </table:table-cell>
          <table:table-cell table:formula="of:=[.F83]-[.E83]" office:value-type="time" office:time-value="PT01H24M22.129S" calcext:value-type="time">
            <text:p>01:24:22,129</text:p>
          </table:table-cell>
          <table:table-cell/>
          <table:table-cell office:value-type="string" calcext:value-type="string">
            <text:p>Dwarves stand their ground</text:p>
          </table:table-cell>
          <table:table-cell office:value-type="string" calcext:value-type="string">
            <text:p>&lt;sword slicing spider's mandibles&gt;, deepest valley, metalic sound</text:p>
          </table:table-cell>
          <table:table-cell office:value-type="string" calcext:value-type="string">
            <text:p>false</text:p>
          </table:table-cell>
          <table:table-cell table:formula="of:=[.N83]+[.G83]" office:value-type="time" office:time-value="PT02H08M47.129S" calcext:value-type="time">
            <text:p>02:08:47,129</text:p>
          </table:table-cell>
          <table:table-cell table:formula="of:=[.O83]+[.G83]" office:value-type="time" office:time-value="PT02H09M00.129S" calcext:value-type="time">
            <text:p>02:09:00,129</text:p>
          </table:table-cell>
          <table:table-cell office:value-type="time" office:time-value="PT00H44M25S" calcext:value-type="time">
            <text:p>00:44:25,000</text:p>
          </table:table-cell>
          <table:table-cell office:value-type="time" office:time-value="PT00H44M38S" calcext:value-type="time">
            <text:p>00:44:38,000</text:p>
          </table:table-cell>
          <table:table-cell table:style-name="ce22" table:formula="of:=[.O83]-[.N83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00:45:39,782</text:p>
          </table:table-cell>
          <table:table-cell table:style-name="ce28" office:value-type="string" calcext:value-type="string">
            <text:p>02:09:01,149</text:p>
          </table:table-cell>
          <table:table-cell table:formula="of:=[.F84]-[.E84]" office:value-type="time" office:time-value="PT01H23M21.367S" calcext:value-type="time">
            <text:p>01:23:21,367</text:p>
          </table:table-cell>
          <table:table-cell/>
          <table:table-cell office:value-type="string" calcext:value-type="string">
            <text:p>Dwarves manage to move clear of spiders</text:p>
          </table:table-cell>
          <table:table-cell office:value-type="string" calcext:value-type="string">
            <text:p>&lt;sound of footstep&gt;, just before "We're clear!"</text:p>
          </table:table-cell>
          <table:table-cell office:value-type="string" calcext:value-type="string">
            <text:p>false</text:p>
          </table:table-cell>
          <table:table-cell table:formula="of:=[.N84]+[.G84]" office:value-type="time" office:time-value="PT02H09M01.367S" calcext:value-type="time">
            <text:p>02:09:01,367</text:p>
          </table:table-cell>
          <table:table-cell table:formula="of:=[.O84]+[.G84]" office:value-type="time" office:time-value="PT02H09M02.867S" calcext:value-type="time">
            <text:p>02:09:02,867</text:p>
          </table:table-cell>
          <table:table-cell office:value-type="time" office:time-value="PT00H45M40S" calcext:value-type="time">
            <text:p>00:45:40,000</text:p>
          </table:table-cell>
          <table:table-cell office:value-type="time" office:time-value="PT00H45M41.5S" calcext:value-type="time">
            <text:p>00:45:41,500</text:p>
          </table:table-cell>
          <table:table-cell table:style-name="ce22" table:formula="of:=[.O84]-[.N84]" office:value-type="time" office:time-value="PT00H00M01.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00:46:05,218</text:p>
          </table:table-cell>
          <table:table-cell table:style-name="ce28" office:value-type="string" calcext:value-type="string">
            <text:p>02:09:12,198</text:p>
          </table:table-cell>
          <table:table-cell table:formula="of:=[.F85]-[.E85]" office:value-type="time" office:time-value="PT01H23M06.98S" calcext:value-type="time">
            <text:p>01:23:06,980</text:p>
          </table:table-cell>
          <table:table-cell/>
          <table:table-cell office:value-type="string" calcext:value-type="string">
            <text:p>Dwarves at bowpoint</text:p>
          </table:table-cell>
          <table:table-cell office:value-type="string" calcext:value-type="string">
            <text:p>It |would be my pleasure</text:p>
          </table:table-cell>
          <table:table-cell office:value-type="string" calcext:value-type="string">
            <text:p>false</text:p>
          </table:table-cell>
          <table:table-cell table:formula="of:=[.N85]+[.G85]" office:value-type="time" office:time-value="PT02H09M08.98S" calcext:value-type="time">
            <text:p>02:09:08,980</text:p>
          </table:table-cell>
          <table:table-cell table:formula="of:=[.O85]+[.G85]" office:value-type="time" office:time-value="PT02H09M13.98S" calcext:value-type="time">
            <text:p>02:09:13,980</text:p>
          </table:table-cell>
          <table:table-cell office:value-type="time" office:time-value="PT00H46M02S" calcext:value-type="time">
            <text:p>00:46:02,000</text:p>
          </table:table-cell>
          <table:table-cell office:value-type="time" office:time-value="PT00H46M07S" calcext:value-type="time">
            <text:p>00:46:07,000</text:p>
          </table:table-cell>
          <table:table-cell table:style-name="ce22" table:formula="of:=[.O85]-[.N85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00:46:45,630</text:p>
          </table:table-cell>
          <table:table-cell table:style-name="ce28" office:value-type="string" calcext:value-type="string">
            <text:p>02:09:16,900</text:p>
          </table:table-cell>
          <table:table-cell table:formula="of:=[.F86]-[.E86]" office:value-type="time" office:time-value="PT01H22M31.27S" calcext:value-type="time">
            <text:p>01:22:31,270</text:p>
          </table:table-cell>
          <table:table-cell/>
          <table:table-cell office:value-type="string" calcext:value-type="string">
            <text:p>Dwarves captured</text:p>
          </table:table-cell>
          <table:table-cell office:value-type="string" calcext:value-type="string">
            <text:p>"Me no |nogo" (transcribed, said by Tauriel?)</text:p>
          </table:table-cell>
          <table:table-cell office:value-type="string" calcext:value-type="string">
            <text:p>false</text:p>
          </table:table-cell>
          <table:table-cell table:formula="of:=[.N86]+[.G86]" office:value-type="time" office:time-value="PT02H09M15.27S" calcext:value-type="time">
            <text:p>02:09:15,270</text:p>
          </table:table-cell>
          <table:table-cell table:formula="of:=[.O86]+[.G86]" office:value-type="time" office:time-value="PT02H09M21.27S" calcext:value-type="time">
            <text:p>02:09:21,270</text:p>
          </table:table-cell>
          <table:table-cell office:value-type="time" office:time-value="PT00H46M44S" calcext:value-type="time">
            <text:p>00:46:44,000</text:p>
          </table:table-cell>
          <table:table-cell office:value-type="time" office:time-value="PT00H46M50S" calcext:value-type="time">
            <text:p>00:46:50,000</text:p>
          </table:table-cell>
          <table:table-cell table:style-name="ce22" table:formula="of:=[.O86]-[.N86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00:47:18,523</text:p>
          </table:table-cell>
          <table:table-cell table:style-name="ce28" office:value-type="string" calcext:value-type="string">
            <text:p>02:09:20,101</text:p>
          </table:table-cell>
          <table:table-cell table:formula="of:=[.F87]-[.E87]" office:value-type="time" office:time-value="PT01H22M01.578S" calcext:value-type="time">
            <text:p>01:22:01,578</text:p>
          </table:table-cell>
          <table:table-cell/>
          <table:table-cell office:value-type="string" calcext:value-type="string">
            <text:p>Legolas appreciates Orcrist – translations only</text:p>
          </table:table-cell>
          <table:table-cell office:value-type="string" calcext:value-type="string">
            <text:p>&lt;unknown slapping sound&gt;, happens as a smug Fili is showing that he's got no more knives in his coat</text:p>
          </table:table-cell>
          <table:table-cell office:value-type="string" calcext:value-type="string">
            <text:p>false</text:p>
          </table:table-cell>
          <table:table-cell table:formula="of:=[.N87]+[.G87]" office:value-type="time" office:time-value="PT02H09M23.578S" calcext:value-type="time">
            <text:p>02:09:23,578</text:p>
          </table:table-cell>
          <table:table-cell table:formula="of:=[.O87]+[.G87]" office:value-type="time" office:time-value="PT02H09M31.578S" calcext:value-type="time">
            <text:p>02:09:31,578</text:p>
          </table:table-cell>
          <table:table-cell office:value-type="time" office:time-value="PT00H47M22S" calcext:value-type="time">
            <text:p>00:47:22,000</text:p>
          </table:table-cell>
          <table:table-cell office:value-type="time" office:time-value="PT00H47M30S" calcext:value-type="time">
            <text:p>00:47:30,000</text:p>
          </table:table-cell>
          <table:table-cell table:style-name="ce22" table:formula="of:=[.O87]-[.N87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00:47:37,784</text:p>
          </table:table-cell>
          <table:table-cell table:style-name="ce28" office:value-type="string" calcext:value-type="string">
            <text:p>02:09:34,446</text:p>
          </table:table-cell>
          <table:table-cell table:formula="of:=[.F88]-[.E88]" office:value-type="time" office:time-value="PT01H21M56.662S" calcext:value-type="time">
            <text:p>01:21:56,662</text:p>
          </table:table-cell>
          <table:table-cell/>
          <table:table-cell office:value-type="string" calcext:value-type="string">
            <text:p>Dwarves are marched into Thranduil’s halls</text:p>
          </table:table-cell>
          <table:table-cell office:value-type="string" calcext:value-type="string">
            <text:p>It was |given to me</text:p>
          </table:table-cell>
          <table:table-cell office:value-type="string" calcext:value-type="string">
            <text:p>false</text:p>
          </table:table-cell>
          <table:table-cell table:formula="of:=[.N88]+[.G88]" office:value-type="time" office:time-value="PT02H09M31.662S" calcext:value-type="time">
            <text:p>02:09:31,662</text:p>
          </table:table-cell>
          <table:table-cell table:formula="of:=[.O88]+[.G88]" office:value-type="time" office:time-value="PT02H10M16.662S" calcext:value-type="time">
            <text:p>02:10:16,662</text:p>
          </table:table-cell>
          <table:table-cell office:value-type="time" office:time-value="PT00H47M35S" calcext:value-type="time">
            <text:p>00:47:35,000</text:p>
          </table:table-cell>
          <table:table-cell office:value-type="time" office:time-value="PT00H48M20S" calcext:value-type="time">
            <text:p>00:48:20,000</text:p>
          </table:table-cell>
          <table:table-cell table:style-name="ce22" table:formula="of:=[.O88]-[.N88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00:49:49,852</text:p>
          </table:table-cell>
          <table:table-cell table:style-name="ce28" office:value-type="string" calcext:value-type="string">
            <text:p>02:10:55,085</text:p>
          </table:table-cell>
          <table:table-cell table:formula="of:=[.F89]-[.E89]" office:value-type="time" office:time-value="PT01H21M05.233S" calcext:value-type="time">
            <text:p>01:21:05,233</text:p>
          </table:table-cell>
          <table:table-cell/>
          <table:table-cell office:value-type="string" calcext:value-type="string">
            <text:p>A talk with King Thranduil</text:p>
          </table:table-cell>
          <table:table-cell office:value-type="string" calcext:value-type="string">
            <text:p>&lt;Fili kicking his cell door&gt;, lowest valley near start</text:p>
          </table:table-cell>
          <table:table-cell office:value-type="string" calcext:value-type="string">
            <text:p>false</text:p>
          </table:table-cell>
          <table:table-cell table:formula="of:=[.N89]+[.G89]" office:value-type="time" office:time-value="PT02H10M51.233S" calcext:value-type="time">
            <text:p>02:10:51,233</text:p>
          </table:table-cell>
          <table:table-cell table:formula="of:=[.O89]+[.G89]" office:value-type="time" office:time-value="PT02H13M08.233S" calcext:value-type="time">
            <text:p>02:13:08,233</text:p>
          </table:table-cell>
          <table:table-cell office:value-type="time" office:time-value="PT00H49M46S" calcext:value-type="time">
            <text:p>00:49:46,000</text:p>
          </table:table-cell>
          <table:table-cell office:value-type="time" office:time-value="PT00H52M03S" calcext:value-type="time">
            <text:p>00:52:03,000</text:p>
          </table:table-cell>
          <table:table-cell table:style-name="ce22" table:formula="of:=[.O89]-[.N89]" office:value-type="time" office:time-value="PT00H02M17S" calcext:value-type="time">
            <text:p>00:02:1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00:52:57,170</text:p>
          </table:table-cell>
          <table:table-cell table:style-name="ce28" office:value-type="string" calcext:value-type="string">
            <text:p>02:13:15,808</text:p>
          </table:table-cell>
          <table:table-cell table:formula="of:=[.F90]-[.E90]" office:value-type="time" office:time-value="PT01H20M18.638S" calcext:value-type="time">
            <text:p>01:20:18,638</text:p>
          </table:table-cell>
          <table:table-cell/>
          <table:table-cell office:value-type="string" calcext:value-type="string">
            <text:p>No deal</text:p>
          </table:table-cell>
          <table:table-cell office:value-type="string" calcext:value-type="string">
            <text:p>Did| he offer you a deal?</text:p>
          </table:table-cell>
          <table:table-cell office:value-type="string" calcext:value-type="string">
            <text:p>false</text:p>
          </table:table-cell>
          <table:table-cell table:formula="of:=[.N90]+[.G90]" office:value-type="time" office:time-value="PT02H13M14.638S" calcext:value-type="time">
            <text:p>02:13:14,638</text:p>
          </table:table-cell>
          <table:table-cell table:formula="of:=[.O90]+[.G90]" office:value-type="time" office:time-value="PT02H13M38.638S" calcext:value-type="time">
            <text:p>02:13:38,638</text:p>
          </table:table-cell>
          <table:table-cell office:value-type="time" office:time-value="PT00H52M56S" calcext:value-type="time">
            <text:p>00:52:56,000</text:p>
          </table:table-cell>
          <table:table-cell office:value-type="time" office:time-value="PT00H53M20S" calcext:value-type="time">
            <text:p>00:53:20,000</text:p>
          </table:table-cell>
          <table:table-cell table:style-name="ce22" table:formula="of:=[.O90]-[.N90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00:58:12,080</text:p>
          </table:table-cell>
          <table:table-cell table:style-name="ce28" office:value-type="string" calcext:value-type="string">
            <text:p>02:13:44,857</text:p>
          </table:table-cell>
          <table:table-cell table:formula="of:=[.F91]-[.E91]" office:value-type="time" office:time-value="PT01H15M32.777S" calcext:value-type="time">
            <text:p>01:15:32,777</text:p>
          </table:table-cell>
          <table:table-cell/>
          <table:table-cell office:value-type="string" calcext:value-type="string">
            <text:p>Bilbo helps the dwarves into barrels</text:p>
          </table:table-cell>
          <table:table-cell office:value-type="string" calcext:value-type="string">
            <text:p>&lt;Barrel dropped and rolling&gt;, after "we're running out of drink"</text:p>
          </table:table-cell>
          <table:table-cell office:value-type="string" calcext:value-type="string">
            <text:p>false</text:p>
          </table:table-cell>
          <table:table-cell table:formula="of:=[.N91]+[.G91]" office:value-type="time" office:time-value="PT02H13M39.777S" calcext:value-type="time">
            <text:p>02:13:39,777</text:p>
          </table:table-cell>
          <table:table-cell table:formula="of:=[.O91]+[.G91]" office:value-type="time" office:time-value="PT02H17M11.777S" calcext:value-type="time">
            <text:p>02:17:11,777</text:p>
          </table:table-cell>
          <table:table-cell office:value-type="time" office:time-value="PT00H58M07S" calcext:value-type="time">
            <text:p>00:58:07,000</text:p>
          </table:table-cell>
          <table:table-cell office:value-type="time" office:time-value="PT01H01M39S" calcext:value-type="time">
            <text:p>01:01:39,000</text:p>
          </table:table-cell>
          <table:table-cell table:style-name="ce22" table:formula="of:=[.O91]-[.N91]" office:value-type="time" office:time-value="PT00H03M32S" calcext:value-type="time">
            <text:p>00:03:3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01:01:47,608</text:p>
          </table:table-cell>
          <table:table-cell table:style-name="ce28" office:value-type="string" calcext:value-type="string">
            <text:p>02:17:14,381</text:p>
          </table:table-cell>
          <table:table-cell table:formula="of:=[.F92]-[.E92]" office:value-type="time" office:time-value="PT01H15M26.773S" calcext:value-type="time">
            <text:p>01:15:26,773</text:p>
          </table:table-cell>
          <table:table-cell/>
          <table:table-cell office:value-type="string" calcext:value-type="string">
            <text:p>Barrel scene</text:p>
          </table:table-cell>
          <table:table-cell office:value-type="string" calcext:value-type="string">
            <text:p>"Hol|d on!", deepest valley</text:p>
          </table:table-cell>
          <table:table-cell office:value-type="string" calcext:value-type="string">
            <text:p>false</text:p>
          </table:table-cell>
          <table:table-cell table:formula="of:=[.N92]+[.G92]" office:value-type="time" office:time-value="PT02H17M13.773S" calcext:value-type="time">
            <text:p>02:17:13,773</text:p>
          </table:table-cell>
          <table:table-cell table:formula="of:=[.O92]+[.G92]" office:value-type="time" office:time-value="PT02H17M41.773S" calcext:value-type="time">
            <text:p>02:17:41,773</text:p>
          </table:table-cell>
          <table:table-cell office:value-type="time" office:time-value="PT01H01M47S" calcext:value-type="time">
            <text:p>01:01:47,000</text:p>
          </table:table-cell>
          <table:table-cell office:value-type="time" office:time-value="PT01H02M15S" calcext:value-type="time">
            <text:p>01:02:15,000</text:p>
          </table:table-cell>
          <table:table-cell table:style-name="ce22" table:formula="of:=[.O92]-[.N92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01:12:37,139</text:p>
          </table:table-cell>
          <table:table-cell table:style-name="ce28" office:value-type="string" calcext:value-type="string">
            <text:p>02:18:02,811</text:p>
          </table:table-cell>
          <table:table-cell table:formula="of:=[.F93]-[.E93]" office:value-type="time" office:time-value="PT01H05M25.672S" calcext:value-type="time">
            <text:p>01:05:25,672</text:p>
          </table:table-cell>
          <table:table-cell/>
          <table:table-cell office:value-type="string" calcext:value-type="string">
            <text:p>Climbing ashore</text:p>
          </table:table-cell>
          <table:table-cell office:value-type="string" calcext:value-type="string">
            <text:p>&lt;noise of two barrels hitting eachother?&gt;, after "Bombur's half drowned"</text:p>
          </table:table-cell>
          <table:table-cell office:value-type="string" calcext:value-type="string">
            <text:p>false</text:p>
          </table:table-cell>
          <table:table-cell table:formula="of:=[.N93]+[.G93]" office:value-type="time" office:time-value="PT02H17M59.672S" calcext:value-type="time">
            <text:p>02:17:59,672</text:p>
          </table:table-cell>
          <table:table-cell table:formula="of:=[.O93]+[.G93]" office:value-type="time" office:time-value="PT02H18M08.672S" calcext:value-type="time">
            <text:p>02:18:08,672</text:p>
          </table:table-cell>
          <table:table-cell office:value-type="time" office:time-value="PT01H12M34S" calcext:value-type="time">
            <text:p>01:12:34,000</text:p>
          </table:table-cell>
          <table:table-cell office:value-type="time" office:time-value="PT01H12M43S" calcext:value-type="time">
            <text:p>01:12:43,000</text:p>
          </table:table-cell>
          <table:table-cell table:style-name="ce22" table:formula="of:=[.O93]-[.N93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01:13:50,175</text:p>
          </table:table-cell>
          <table:table-cell table:style-name="ce28" office:value-type="string" calcext:value-type="string">
            <text:p>02:18:34,767</text:p>
          </table:table-cell>
          <table:table-cell table:formula="of:=[.F94]-[.E94]" office:value-type="time" office:time-value="PT01H04M44.592S" calcext:value-type="time">
            <text:p>01:04:44,592</text:p>
          </table:table-cell>
          <table:table-cell/>
          <table:table-cell office:value-type="string" calcext:value-type="string">
            <text:p>Meeting a smuggler</text:p>
          </table:table-cell>
          <table:table-cell office:value-type="string" calcext:value-type="string">
            <text:p>faint start of "dead", first spike</text:p>
          </table:table-cell>
          <table:table-cell office:value-type="string" calcext:value-type="string">
            <text:p>false</text:p>
          </table:table-cell>
          <table:table-cell table:formula="of:=[.N94]+[.G94]" office:value-type="time" office:time-value="PT02H18M32.592S" calcext:value-type="time">
            <text:p>02:18:32,592</text:p>
          </table:table-cell>
          <table:table-cell table:formula="of:=[.O94]+[.G94]" office:value-type="time" office:time-value="PT02H20M27.592S" calcext:value-type="time">
            <text:p>02:20:27,592</text:p>
          </table:table-cell>
          <table:table-cell office:value-type="time" office:time-value="PT01H13M48S" calcext:value-type="time">
            <text:p>01:13:48,000</text:p>
          </table:table-cell>
          <table:table-cell office:value-type="time" office:time-value="PT01H15M43S" calcext:value-type="time">
            <text:p>01:15:43,000</text:p>
          </table:table-cell>
          <table:table-cell table:style-name="ce22" table:formula="of:=[.O94]-[.N94]" office:value-type="time" office:time-value="PT00H01M55S" calcext:value-type="time">
            <text:p>00:01:5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01:20:27,262</text:p>
          </table:table-cell>
          <table:table-cell table:style-name="ce28" office:value-type="string" calcext:value-type="string">
            <text:p>02:21:04,600</text:p>
          </table:table-cell>
          <table:table-cell table:formula="of:=[.F95]-[.E95]" office:value-type="time" office:time-value="PT01H00M37.338S" calcext:value-type="time">
            <text:p>01:00:37,338</text:p>
          </table:table-cell>
          <table:table-cell/>
          <table:table-cell office:value-type="string" calcext:value-type="string">
            <text:p>Smuggled into Lake-town</text:p>
          </table:table-cell>
          <table:table-cell office:value-type="string" calcext:value-type="string">
            <text:p>&lt;sound of boat being turned around&gt;, after "I would not do it here"</text:p>
          </table:table-cell>
          <table:table-cell office:value-type="string" calcext:value-type="string">
            <text:p>false</text:p>
          </table:table-cell>
          <table:table-cell table:formula="of:=[.N95]+[.G95]" office:value-type="time" office:time-value="PT02H20M45.338S" calcext:value-type="time">
            <text:p>02:20:45,338</text:p>
          </table:table-cell>
          <table:table-cell table:formula="of:=[.O95]+[.G95]" office:value-type="time" office:time-value="PT02H23M24.338S" calcext:value-type="time">
            <text:p>02:23:24,338</text:p>
          </table:table-cell>
          <table:table-cell office:value-type="time" office:time-value="PT01H20M08S" calcext:value-type="time">
            <text:p>01:20:08,000</text:p>
          </table:table-cell>
          <table:table-cell office:value-type="time" office:time-value="PT01H22M47S" calcext:value-type="time">
            <text:p>01:22:47,000</text:p>
          </table:table-cell>
          <table:table-cell table:style-name="ce22" table:formula="of:=[.O95]-[.N95]" office:value-type="time" office:time-value="PT00H02M39S" calcext:value-type="time">
            <text:p>00:02:3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01:28:10,027</text:p>
          </table:table-cell>
          <table:table-cell table:style-name="ce28" office:value-type="string" calcext:value-type="string">
            <text:p>02:23:40,600</text:p>
          </table:table-cell>
          <table:table-cell table:formula="of:=[.F96]-[.E96]" office:value-type="time" office:time-value="PT00H55M30.573S" calcext:value-type="time">
            <text:p>00:55:30,573</text:p>
          </table:table-cell>
          <table:table-cell/>
          <table:table-cell office:value-type="string" calcext:value-type="string">
            <text:p>Decanting dwarves</text:p>
          </table:table-cell>
          <table:table-cell office:value-type="string" calcext:value-type="string">
            <text:p>&lt;sound of first barrel being tipped&gt;, highest peak</text:p>
          </table:table-cell>
          <table:table-cell office:value-type="string" calcext:value-type="string">
            <text:p>false</text:p>
          </table:table-cell>
          <table:table-cell table:formula="of:=[.N96]+[.G96]" office:value-type="time" office:time-value="PT02H23M40.573S" calcext:value-type="time">
            <text:p>02:23:40,573</text:p>
          </table:table-cell>
          <table:table-cell table:formula="of:=[.O96]+[.G96]" office:value-type="time" office:time-value="PT02H24M25.573S" calcext:value-type="time">
            <text:p>02:24:25,573</text:p>
          </table:table-cell>
          <table:table-cell office:value-type="time" office:time-value="PT01H28M10S" calcext:value-type="time">
            <text:p>01:28:10,000</text:p>
          </table:table-cell>
          <table:table-cell office:value-type="time" office:time-value="PT01H28M55S" calcext:value-type="time">
            <text:p>01:28:55,000</text:p>
          </table:table-cell>
          <table:table-cell table:style-name="ce22" table:formula="of:=[.O96]-[.N96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01:31:58,712</text:p>
          </table:table-cell>
          <table:table-cell table:style-name="ce28" office:value-type="string" calcext:value-type="string">
            <text:p>02:24:31,329</text:p>
          </table:table-cell>
          <table:table-cell table:formula="of:=[.F97]-[.E97]" office:value-type="time" office:time-value="PT00H52M32.617S" calcext:value-type="time">
            <text:p>00:52:32,617</text:p>
          </table:table-cell>
          <table:table-cell/>
          <table:table-cell office:value-type="string" calcext:value-type="string">
            <text:p>Flashback to Dale</text:p>
          </table:table-cell>
          <table:table-cell office:value-type="string" calcext:value-type="string">
            <text:p>&lt;Nori sighs&gt;</text:p>
          </table:table-cell>
          <table:table-cell office:value-type="string" calcext:value-type="string">
            <text:p>false</text:p>
          </table:table-cell>
          <table:table-cell table:formula="of:=[.N97]+[.G97]" office:value-type="time" office:time-value="PT02H24M32.617S" calcext:value-type="time">
            <text:p>02:24:32,617</text:p>
          </table:table-cell>
          <table:table-cell table:formula="of:=[.O97]+[.G97]" office:value-type="time" office:time-value="PT02H25M23.117S" calcext:value-type="time">
            <text:p>02:25:23,117</text:p>
          </table:table-cell>
          <table:table-cell office:value-type="time" office:time-value="PT01H32M00S" calcext:value-type="time">
            <text:p>01:32:00,000</text:p>
          </table:table-cell>
          <table:table-cell office:value-type="time" office:time-value="PT01H32M50.5S" calcext:value-type="time">
            <text:p>01:32:50,500</text:p>
          </table:table-cell>
          <table:table-cell table:style-name="ce22" table:formula="of:=[.O97]-[.N97]" office:value-type="time" office:time-value="PT00H00M50.5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01:33:21,704</text:p>
          </table:table-cell>
          <table:table-cell table:style-name="ce28" office:value-type="string" calcext:value-type="string">
            <text:p>02:25:48,761</text:p>
          </table:table-cell>
          <table:table-cell table:formula="of:=[.F98]-[.E98]" office:value-type="time" office:time-value="PT00H52M27.057S" calcext:value-type="time">
            <text:p>00:52:27,057</text:p>
          </table:table-cell>
          <table:table-cell/>
          <table:table-cell office:value-type="string" calcext:value-type="string">
            <text:p>Girion hit his mark</text:p>
          </table:table-cell>
          <table:table-cell office:value-type="string" calcext:value-type="string">
            <text:p>Much would have been |different</text:p>
          </table:table-cell>
          <table:table-cell office:value-type="string" calcext:value-type="string">
            <text:p>false</text:p>
          </table:table-cell>
          <table:table-cell table:formula="of:=[.N98]+[.G98]" office:value-type="time" office:time-value="PT02H25M32.057S" calcext:value-type="time">
            <text:p>02:25:32,057</text:p>
          </table:table-cell>
          <table:table-cell table:formula="of:=[.O98]+[.G98]" office:value-type="time" office:time-value="PT02H26M16.057S" calcext:value-type="time">
            <text:p>02:26:16,057</text:p>
          </table:table-cell>
          <table:table-cell office:value-type="time" office:time-value="PT01H33M05S" calcext:value-type="time">
            <text:p>01:33:05,000</text:p>
          </table:table-cell>
          <table:table-cell office:value-type="time" office:time-value="PT01H33M49S" calcext:value-type="time">
            <text:p>01:33:49,000</text:p>
          </table:table-cell>
          <table:table-cell table:style-name="ce22" table:formula="of:=[.O98]-[.N98]" office:value-type="time" office:time-value="PT00H00M44S" calcext:value-type="time">
            <text:p>00:00:4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01:34:33,694</text:p>
          </table:table-cell>
          <table:table-cell table:style-name="ce28" office:value-type="string" calcext:value-type="string">
            <text:p>02:26:30,771</text:p>
          </table:table-cell>
          <table:table-cell table:formula="of:=[.F99]-[.E99]" office:value-type="time" office:time-value="PT00H51M57.077S" calcext:value-type="time">
            <text:p>00:51:57,077</text:p>
          </table:table-cell>
          <table:table-cell/>
          <table:table-cell office:value-type="string" calcext:value-type="string">
            <text:p>Unwrapping weapons</text:p>
          </table:table-cell>
          <table:table-cell office:value-type="string" calcext:value-type="string">
            <text:p>Pike hook</text:p>
          </table:table-cell>
          <table:table-cell office:value-type="string" calcext:value-type="string">
            <text:p>false</text:p>
          </table:table-cell>
          <table:table-cell table:formula="of:=[.N99]+[.G99]" office:value-type="time" office:time-value="PT02H26M27.077S" calcext:value-type="time">
            <text:p>02:26:27,077</text:p>
          </table:table-cell>
          <table:table-cell table:formula="of:=[.O99]+[.G99]" office:value-type="time" office:time-value="PT02H26M33.077S" calcext:value-type="time">
            <text:p>02:26:33,077</text:p>
          </table:table-cell>
          <table:table-cell office:value-type="time" office:time-value="PT01H34M30S" calcext:value-type="time">
            <text:p>01:34:30,000</text:p>
          </table:table-cell>
          <table:table-cell office:value-type="time" office:time-value="PT01H34M36S" calcext:value-type="time">
            <text:p>01:34:36,000</text:p>
          </table:table-cell>
          <table:table-cell table:style-name="ce22" table:formula="of:=[.O99]-[.N99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01:34:46,303</text:p>
          </table:table-cell>
          <table:table-cell table:style-name="ce28" office:value-type="string" calcext:value-type="string">
            <text:p>02:26:34,288</text:p>
          </table:table-cell>
          <table:table-cell table:formula="of:=[.F100]-[.E100]" office:value-type="time" office:time-value="PT00H51M47.985S" calcext:value-type="time">
            <text:p>00:51:47,985</text:p>
          </table:table-cell>
          <table:table-cell/>
          <table:table-cell office:value-type="string" calcext:value-type="string">
            <text:p>Tough crowd</text:p>
          </table:table-cell>
          <table:table-cell office:value-type="string" calcext:value-type="string">
            <text:p>We |paid you for weapons</text:p>
          </table:table-cell>
          <table:table-cell office:value-type="string" calcext:value-type="string">
            <text:p>false</text:p>
          </table:table-cell>
          <table:table-cell table:formula="of:=[.N100]+[.G100]" office:value-type="time" office:time-value="PT02H26M33.735S" calcext:value-type="time">
            <text:p>02:26:33,735</text:p>
          </table:table-cell>
          <table:table-cell table:formula="of:=[.O100]+[.G100]" office:value-type="time" office:time-value="PT02H26M54.985S" calcext:value-type="time">
            <text:p>02:26:54,985</text:p>
          </table:table-cell>
          <table:table-cell office:value-type="time" office:time-value="PT01H34M45.75S" calcext:value-type="time">
            <text:p>01:34:45,750</text:p>
          </table:table-cell>
          <table:table-cell office:value-type="time" office:time-value="PT01H35M07S" calcext:value-type="time">
            <text:p>01:35:07,000</text:p>
          </table:table-cell>
          <table:table-cell table:style-name="ce22" table:formula="of:=[.O100]-[.N100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01" calcext:value-type="float">
            <text:p>101</text:p>
          </table:table-cell>
          <table:table-cell table:style-name="ce28" office:value-type="string" calcext:value-type="string">
            <text:p>01:35:30,575</text:p>
          </table:table-cell>
          <table:table-cell table:style-name="ce28" office:value-type="string" calcext:value-type="string">
            <text:p>02:26:56,576</text:p>
          </table:table-cell>
          <table:table-cell table:formula="of:=[.F101]-[.E101]" office:value-type="time" office:time-value="PT00H51M26.001S" calcext:value-type="time">
            <text:p>00:51:26,001</text:p>
          </table:table-cell>
          <table:table-cell/>
          <table:table-cell office:value-type="string" calcext:value-type="string">
            <text:p>Thorin’s name seems familiar</text:p>
          </table:table-cell>
          <table:table-cell office:value-type="string" calcext:value-type="string">
            <text:p>&lt;footstep&gt;, done by Bard as he steps on his front porch to think</text:p>
          </table:table-cell>
          <table:table-cell office:value-type="string" calcext:value-type="string">
            <text:p>false</text:p>
          </table:table-cell>
          <table:table-cell table:formula="of:=[.N101]+[.G101]" office:value-type="time" office:time-value="PT02H26M57.001S" calcext:value-type="time">
            <text:p>02:26:57,001</text:p>
          </table:table-cell>
          <table:table-cell table:formula="of:=[.O101]+[.G101]" office:value-type="time" office:time-value="PT02H27M26.001S" calcext:value-type="time">
            <text:p>02:27:26,001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6M00S" calcext:value-type="time">
            <text:p>01:36:00,000</text:p>
          </table:table-cell>
          <table:table-cell table:style-name="ce22" table:formula="of:=[.O101]-[.N101]" office:value-type="time" office:time-value="PT00H00M29S" calcext:value-type="time">
            <text:p>00:00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8" office:value-type="string" calcext:value-type="string">
            <text:p>2T</text:p>
          </table:table-cell>
          <table:table-cell office:value-type="float" office:value="102" calcext:value-type="float">
            <text:p>102</text:p>
          </table:table-cell>
          <table:table-cell table:style-name="ce28" office:value-type="string" calcext:value-type="string">
            <text:p>01:20:54,820</text:p>
          </table:table-cell>
          <table:table-cell table:style-name="ce28" office:value-type="string" calcext:value-type="string">
            <text:p>02:27:32,877</text:p>
          </table:table-cell>
          <table:table-cell table:formula="of:=[.F102]-[.E102]" office:value-type="time" office:time-value="PT01H06M38.057S" calcext:value-type="time">
            <text:p>01:06:38,057</text:p>
          </table:table-cell>
          <table:table-cell/>
          <table:table-cell office:value-type="string" calcext:value-type="string">
            <text:p>The prophecy, getting into the armory</text:p>
          </table:table-cell>
          <table:table-cell office:value-type="string" calcext:value-type="string">
            <text:p>There was a |tapestry</text:p>
          </table:table-cell>
          <table:table-cell office:value-type="string" calcext:value-type="string">
            <text:p>false</text:p>
          </table:table-cell>
          <table:table-cell table:formula="of:=[.N102]+[.G102]" office:value-type="time" office:time-value="PT02H27M27.057S" calcext:value-type="time">
            <text:p>02:27:27,057</text:p>
          </table:table-cell>
          <table:table-cell table:formula="of:=[.O102]+[.G102]" office:value-type="time" office:time-value="PT02H29M08.057S" calcext:value-type="time">
            <text:p>02:29:08,057</text:p>
          </table:table-cell>
          <table:table-cell office:value-type="time" office:time-value="PT01H20M49S" calcext:value-type="time">
            <text:p>01:20:49,000</text:p>
          </table:table-cell>
          <table:table-cell office:value-type="time" office:time-value="PT01H22M30S" calcext:value-type="time">
            <text:p>01:22:30,000</text:p>
          </table:table-cell>
          <table:table-cell table:style-name="ce22" table:formula="of:=[.O102]-[.N102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04" calcext:value-type="float">
            <text:p>104</text:p>
          </table:table-cell>
          <table:table-cell table:style-name="ce28" office:value-type="string" calcext:value-type="string">
            <text:p>01:39:59,424</text:p>
          </table:table-cell>
          <table:table-cell table:style-name="ce28" office:value-type="string" calcext:value-type="string">
            <text:p>02:29:15,040</text:p>
          </table:table-cell>
          <table:table-cell table:formula="of:=[.F103]-[.E103]" office:value-type="time" office:time-value="PT00H49M15.616S" calcext:value-type="time">
            <text:p>00:49:15,616</text:p>
          </table:table-cell>
          <table:table-cell/>
          <table:table-cell office:value-type="string" calcext:value-type="string">
            <text:p>Getting caught</text:p>
          </table:table-cell>
          <table:table-cell office:value-type="string" calcext:value-type="string">
            <text:p>&lt;sound of weapons being stacked in Kili's arms&gt;</text:p>
          </table:table-cell>
          <table:table-cell office:value-type="string" calcext:value-type="string">
            <text:p>false</text:p>
          </table:table-cell>
          <table:table-cell table:formula="of:=[.N103]+[.G103]" office:value-type="time" office:time-value="PT02H29M09.616S" calcext:value-type="time">
            <text:p>02:29:09,616</text:p>
          </table:table-cell>
          <table:table-cell table:formula="of:=[.O103]+[.G103]" office:value-type="time" office:time-value="PT02H31M57.616S" calcext:value-type="time">
            <text:p>02:31:57,616</text:p>
          </table:table-cell>
          <table:table-cell office:value-type="time" office:time-value="PT01H39M54S" calcext:value-type="time">
            <text:p>01:39:54,000</text:p>
          </table:table-cell>
          <table:table-cell office:value-type="time" office:time-value="PT01H42M42S" calcext:value-type="time">
            <text:p>01:42:42,000</text:p>
          </table:table-cell>
          <table:table-cell table:style-name="ce22" table:formula="of:=[.O103]-[.N103]" office:value-type="time" office:time-value="PT00H02M48S" calcext:value-type="time">
            <text:p>00:02:4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05" calcext:value-type="float">
            <text:p>105</text:p>
          </table:table-cell>
          <table:table-cell table:style-name="ce28" office:value-type="string" calcext:value-type="string">
            <text:p>01:43:24,202</text:p>
          </table:table-cell>
          <table:table-cell table:style-name="ce28" office:value-type="string" calcext:value-type="string">
            <text:p>02:31:57,827</text:p>
          </table:table-cell>
          <table:table-cell table:formula="of:=[.F104]-[.E104]" office:value-type="time" office:time-value="PT00H48M33.625S" calcext:value-type="time">
            <text:p>00:48:33,625</text:p>
          </table:table-cell>
          <table:table-cell/>
          <table:table-cell office:value-type="string" calcext:value-type="string">
            <text:p>Bard causing a stir</text:p>
          </table:table-cell>
          <table:table-cell office:value-type="string" calcext:value-type="string">
            <text:p>|Have you forgotten what happened to Dale?</text:p>
          </table:table-cell>
          <table:table-cell office:value-type="string" calcext:value-type="string">
            <text:p>false</text:p>
          </table:table-cell>
          <table:table-cell table:formula="of:=[.N104]+[.G104]" office:value-type="time" office:time-value="PT02H31M53.625S" calcext:value-type="time">
            <text:p>02:31:53,625</text:p>
          </table:table-cell>
          <table:table-cell table:formula="of:=[.O104]+[.G104]" office:value-type="time" office:time-value="PT02H32M35.625S" calcext:value-type="time">
            <text:p>02:32:35,625</text:p>
          </table:table-cell>
          <table:table-cell office:value-type="time" office:time-value="PT01H43M20S" calcext:value-type="time">
            <text:p>01:43:20,000</text:p>
          </table:table-cell>
          <table:table-cell office:value-type="time" office:time-value="PT01H44M02S" calcext:value-type="time">
            <text:p>01:44:02,000</text:p>
          </table:table-cell>
          <table:table-cell table:style-name="ce22" table:formula="of:=[.O104]-[.N104]" office:value-type="time" office:time-value="PT00H00M42S" calcext:value-type="time">
            <text:p>00:00:4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E</text:p>
          </table:table-cell>
          <table:table-cell office:value-type="float" office:value="106" calcext:value-type="float">
            <text:p>106</text:p>
          </table:table-cell>
          <table:table-cell table:style-name="ce28" office:value-type="string" calcext:value-type="string">
            <text:p>01:44:20,438</text:p>
          </table:table-cell>
          <table:table-cell table:style-name="ce28" office:value-type="string" calcext:value-type="string">
            <text:p>02:32:38,123</text:p>
          </table:table-cell>
          <table:table-cell table:formula="of:=[.F105]-[.E105]" office:value-type="time" office:time-value="PT00H48M17.685S" calcext:value-type="time">
            <text:p>00:48:17,685</text:p>
          </table:table-cell>
          <table:table-cell/>
          <table:table-cell office:value-type="string" calcext:value-type="string">
            <text:p>Master welcomes Thorin</text:p>
          </table:table-cell>
          <table:table-cell office:value-type="string" calcext:value-type="string">
            <text:p>You have no righ|t</text:p>
          </table:table-cell>
          <table:table-cell office:value-type="string" calcext:value-type="string">
            <text:p>false</text:p>
          </table:table-cell>
          <table:table-cell table:formula="of:=[.N105]+[.G105]" office:value-type="time" office:time-value="PT02H32M36.685S" calcext:value-type="time">
            <text:p>02:32:36,685</text:p>
          </table:table-cell>
          <table:table-cell table:formula="of:=[.O105]+[.G105]" office:value-type="time" office:time-value="PT02H33M25.685S" calcext:value-type="time">
            <text:p>02:33:25,685</text:p>
          </table:table-cell>
          <table:table-cell office:value-type="time" office:time-value="PT01H44M19S" calcext:value-type="time">
            <text:p>01:44:19,000</text:p>
          </table:table-cell>
          <table:table-cell office:value-type="time" office:time-value="PT01H45M08S" calcext:value-type="time">
            <text:p>01:45:08,000</text:p>
          </table:table-cell>
          <table:table-cell table:style-name="ce22" table:formula="of:=[.O105]-[.N105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E</text:p>
          </table:table-cell>
          <table:table-cell office:value-type="float" office:value="107" calcext:value-type="float">
            <text:p>107</text:p>
          </table:table-cell>
          <table:table-cell table:style-name="ce28" office:value-type="string" calcext:value-type="string">
            <text:p>01:46:36,960</text:p>
          </table:table-cell>
          <table:table-cell table:style-name="ce28" office:value-type="string" calcext:value-type="string">
            <text:p>02:33:34,212</text:p>
          </table:table-cell>
          <table:table-cell table:formula="of:=[.F106]-[.E106]" office:value-type="time" office:time-value="PT00H46M57.252S" calcext:value-type="time">
            <text:p>00:46:57,252</text:p>
          </table:table-cell>
          <table:table-cell/>
          <table:table-cell office:value-type="string" calcext:value-type="string">
            <text:p>Fanfare – Closed Caption</text:p>
          </table:table-cell>
          <table:table-cell office:value-type="string" calcext:value-type="string">
            <text:p>&lt;Fanfare&gt;</text:p>
          </table:table-cell>
          <table:table-cell office:value-type="string" calcext:value-type="string">
            <text:p>true</text:p>
          </table:table-cell>
          <table:table-cell table:formula="of:=[.N106]+[.G106]" office:value-type="time" office:time-value="PT02H33M33.252S" calcext:value-type="time">
            <text:p>02:33:33,252</text:p>
          </table:table-cell>
          <table:table-cell table:formula="of:=[.O106]+[.G106]" office:value-type="time" office:time-value="PT02H33M40.252S" calcext:value-type="time">
            <text:p>02:33:40,252</text:p>
          </table:table-cell>
          <table:table-cell office:value-type="time" office:time-value="PT01H46M36S" calcext:value-type="time">
            <text:p>01:46:36,000</text:p>
          </table:table-cell>
          <table:table-cell office:value-type="time" office:time-value="PT01H46M43S" calcext:value-type="time">
            <text:p>01:46:43,000</text:p>
          </table:table-cell>
          <table:table-cell table:style-name="ce22" table:formula="of:=[.O106]-[.N106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08" calcext:value-type="float">
            <text:p>108</text:p>
          </table:table-cell>
          <table:table-cell table:style-name="ce28" office:value-type="string" calcext:value-type="string">
            <text:p>01:49:54,430</text:p>
          </table:table-cell>
          <table:table-cell table:style-name="ce28" office:value-type="string" calcext:value-type="string">
            <text:p>02:34:56,356</text:p>
          </table:table-cell>
          <table:table-cell table:formula="of:=[.F107]-[.E107]" office:value-type="time" office:time-value="PT00H45M01.926S" calcext:value-type="time">
            <text:p>00:45:01,926</text:p>
          </table:table-cell>
          <table:table-cell/>
          <table:table-cell office:value-type="string" calcext:value-type="string">
            <text:p>The overlook</text:p>
          </table:table-cell>
          <table:table-cell office:value-type="string" calcext:value-type="string">
            <text:p>&lt;Thorin plants his sword&gt;</text:p>
          </table:table-cell>
          <table:table-cell office:value-type="string" calcext:value-type="string">
            <text:p>false</text:p>
          </table:table-cell>
          <table:table-cell table:formula="of:=[.N107]+[.G107]" office:value-type="time" office:time-value="PT02H34M21.926S" calcext:value-type="time">
            <text:p>02:34:21,926</text:p>
          </table:table-cell>
          <table:table-cell table:formula="of:=[.O107]+[.G107]" office:value-type="time" office:time-value="PT02H35M31.926S" calcext:value-type="time">
            <text:p>02:35:31,926</text:p>
          </table:table-cell>
          <table:table-cell office:value-type="time" office:time-value="PT01H49M20S" calcext:value-type="time">
            <text:p>01:49:20,000</text:p>
          </table:table-cell>
          <table:table-cell office:value-type="time" office:time-value="PT01H50M30S" calcext:value-type="time">
            <text:p>01:50:30,000</text:p>
          </table:table-cell>
          <table:table-cell table:style-name="ce22" table:formula="of:=[.O107]-[.N107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09" calcext:value-type="float">
            <text:p>109</text:p>
          </table:table-cell>
          <table:table-cell table:style-name="ce28" office:value-type="string" calcext:value-type="string">
            <text:p>01:52:49,647</text:p>
          </table:table-cell>
          <table:table-cell table:style-name="ce28" office:value-type="string" calcext:value-type="string">
            <text:p>02:35:42,922</text:p>
          </table:table-cell>
          <table:table-cell table:formula="of:=[.F108]-[.E108]" office:value-type="time" office:time-value="PT00H42M53.275S" calcext:value-type="time">
            <text:p>00:42:53,275</text:p>
          </table:table-cell>
          <table:table-cell/>
          <table:table-cell office:value-type="string" calcext:value-type="string">
            <text:p>Spotting Thror’s statue doubling as stair</text:p>
          </table:table-cell>
          <table:table-cell office:value-type="string" calcext:value-type="string">
            <text:p>The hidden door lies dir|ectly above us</text:p>
          </table:table-cell>
          <table:table-cell office:value-type="string" calcext:value-type="string">
            <text:p>false</text:p>
          </table:table-cell>
          <table:table-cell table:formula="of:=[.N108]+[.G108]" office:value-type="time" office:time-value="PT02H35M31.275S" calcext:value-type="time">
            <text:p>02:35:31,275</text:p>
          </table:table-cell>
          <table:table-cell table:formula="of:=[.O108]+[.G108]" office:value-type="time" office:time-value="PT02H36M01.275S" calcext:value-type="time">
            <text:p>02:36:01,275</text:p>
          </table:table-cell>
          <table:table-cell office:value-type="time" office:time-value="PT01H52M38S" calcext:value-type="time">
            <text:p>01:52:38,000</text:p>
          </table:table-cell>
          <table:table-cell office:value-type="time" office:time-value="PT01H53M08S" calcext:value-type="time">
            <text:p>01:53:08,000</text:p>
          </table:table-cell>
          <table:table-cell table:style-name="ce22" table:formula="of:=[.O108]-[.N108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0" calcext:value-type="float">
            <text:p>110</text:p>
          </table:table-cell>
          <table:table-cell table:style-name="ce28" office:value-type="string" calcext:value-type="string">
            <text:p>01:59:57,776</text:p>
          </table:table-cell>
          <table:table-cell table:style-name="ce28" office:value-type="string" calcext:value-type="string">
            <text:p>02:36:42,562</text:p>
          </table:table-cell>
          <table:table-cell table:formula="of:=[.F109]-[.E109]" office:value-type="time" office:time-value="PT00H36M44.786S" calcext:value-type="time">
            <text:p>00:36:44,786</text:p>
          </table:table-cell>
          <table:table-cell/>
          <table:table-cell office:value-type="string" calcext:value-type="string">
            <text:p>On the doorstep</text:p>
          </table:table-cell>
          <table:table-cell office:value-type="string" calcext:value-type="string">
            <text:p>Let all those who d|oubted us</text:p>
          </table:table-cell>
          <table:table-cell office:value-type="string" calcext:value-type="string">
            <text:p>false</text:p>
          </table:table-cell>
          <table:table-cell table:formula="of:=[.N109]+[.G109]" office:value-type="time" office:time-value="PT02H36M02.786S" calcext:value-type="time">
            <text:p>02:36:02,786</text:p>
          </table:table-cell>
          <table:table-cell table:formula="of:=[.O109]+[.G109]" office:value-type="time" office:time-value="PT02H38M32.786S" calcext:value-type="time">
            <text:p>02:38:32,786</text:p>
          </table:table-cell>
          <table:table-cell office:value-type="time" office:time-value="PT01H59M18S" calcext:value-type="time">
            <text:p>01:59:18,000</text:p>
          </table:table-cell>
          <table:table-cell office:value-type="time" office:time-value="PT02H01M48S" calcext:value-type="time">
            <text:p>02:01:48,000</text:p>
          </table:table-cell>
          <table:table-cell table:style-name="ce22" table:formula="of:=[.O109]-[.N109]" office:value-type="time" office:time-value="PT00H02M30S" calcext:value-type="time">
            <text:p>00:02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1" calcext:value-type="float">
            <text:p>111</text:p>
          </table:table-cell>
          <table:table-cell table:style-name="ce28" office:value-type="string" calcext:value-type="string">
            <text:p>02:04:57,414</text:p>
          </table:table-cell>
          <table:table-cell table:style-name="ce28" office:value-type="string" calcext:value-type="string">
            <text:p>02:39:28,277</text:p>
          </table:table-cell>
          <table:table-cell table:formula="of:=[.F110]-[.E110]" office:value-type="time" office:time-value="PT00H34M30.863S" calcext:value-type="time">
            <text:p>00:34:30,863</text:p>
          </table:table-cell>
          <table:table-cell/>
          <table:table-cell office:value-type="string" calcext:value-type="string">
            <text:p>The key works – Closed Caption</text:p>
          </table:table-cell>
          <table:table-cell office:value-type="string" calcext:value-type="string">
            <text:p>&lt;spike after a big thump as door is unlocked&gt;</text:p>
          </table:table-cell>
          <table:table-cell office:value-type="string" calcext:value-type="string">
            <text:p>true</text:p>
          </table:table-cell>
          <table:table-cell table:formula="of:=[.N110]+[.G110]" office:value-type="time" office:time-value="PT02H39M20.863S" calcext:value-type="time">
            <text:p>02:39:20,863</text:p>
          </table:table-cell>
          <table:table-cell table:formula="of:=[.O110]+[.G110]" office:value-type="time" office:time-value="PT02H39M42.863S" calcext:value-type="time">
            <text:p>02:39:42,863</text:p>
          </table:table-cell>
          <table:table-cell office:value-type="time" office:time-value="PT02H04M50S" calcext:value-type="time">
            <text:p>02:04:50,000</text:p>
          </table:table-cell>
          <table:table-cell office:value-type="time" office:time-value="PT02H05M12S" calcext:value-type="time">
            <text:p>02:05:12,000</text:p>
          </table:table-cell>
          <table:table-cell table:style-name="ce22" table:formula="of:=[.O110]-[.N110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12" calcext:value-type="float">
            <text:p>112</text:p>
          </table:table-cell>
          <table:table-cell table:style-name="ce28" office:value-type="string" calcext:value-type="string">
            <text:p>02:06:23,487</text:p>
          </table:table-cell>
          <table:table-cell table:style-name="ce28" office:value-type="string" calcext:value-type="string">
            <text:p>02:40:50,307</text:p>
          </table:table-cell>
          <table:table-cell table:formula="of:=[.F111]-[.E111]" office:value-type="time" office:time-value="PT00H34M26.82S" calcext:value-type="time">
            <text:p>00:34:26,820</text:p>
          </table:table-cell>
          <table:table-cell/>
          <table:table-cell office:value-type="string" calcext:value-type="string">
            <text:p>Reading the backdoor’s inscription</text:p>
          </table:table-cell>
          <table:table-cell office:value-type="string" calcext:value-type="string">
            <text:p>May the hear|t of the mountain</text:p>
          </table:table-cell>
          <table:table-cell office:value-type="string" calcext:value-type="string">
            <text:p>false</text:p>
          </table:table-cell>
          <table:table-cell table:formula="of:=[.N111]+[.G111]" office:value-type="time" office:time-value="PT02H39M43.82S" calcext:value-type="time">
            <text:p>02:39:43,820</text:p>
          </table:table-cell>
          <table:table-cell table:formula="of:=[.O111]+[.G111]" office:value-type="time" office:time-value="PT02H41M30.82S" calcext:value-type="time">
            <text:p>02:41:30,820</text:p>
          </table:table-cell>
          <table:table-cell office:value-type="time" office:time-value="PT02H05M17S" calcext:value-type="time">
            <text:p>02:05:17,000</text:p>
          </table:table-cell>
          <table:table-cell office:value-type="time" office:time-value="PT02H07M04S" calcext:value-type="time">
            <text:p>02:07:04,000</text:p>
          </table:table-cell>
          <table:table-cell table:style-name="ce22" table:formula="of:=[.O111]-[.N111]" office:value-type="time" office:time-value="PT00H01M47S" calcext:value-type="time">
            <text:p>00:01: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3" calcext:value-type="float">
            <text:p>113</text:p>
          </table:table-cell>
          <table:table-cell table:style-name="ce28" office:value-type="string" calcext:value-type="string">
            <text:p>02:07:46,402</text:p>
          </table:table-cell>
          <table:table-cell table:style-name="ce28" office:value-type="string" calcext:value-type="string">
            <text:p>02:41:44,807</text:p>
          </table:table-cell>
          <table:table-cell table:formula="of:=[.F112]-[.E112]" office:value-type="time" office:time-value="PT00H33M58.405S" calcext:value-type="time">
            <text:p>00:33:58,405</text:p>
          </table:table-cell>
          <table:table-cell/>
          <table:table-cell office:value-type="string" calcext:value-type="string">
            <text:p>Balin tells Bilbo about Arkenstone</text:p>
          </table:table-cell>
          <table:table-cell office:value-type="string" calcext:value-type="string">
            <text:p>A large |white jewel</text:p>
          </table:table-cell>
          <table:table-cell office:value-type="string" calcext:value-type="string">
            <text:p>false</text:p>
          </table:table-cell>
          <table:table-cell table:formula="of:=[.N112]+[.G112]" office:value-type="time" office:time-value="PT02H41M37.405S" calcext:value-type="time">
            <text:p>02:41:37,405</text:p>
          </table:table-cell>
          <table:table-cell table:formula="of:=[.O112]+[.G112]" office:value-type="time" office:time-value="PT02H43M01.405S" calcext:value-type="time">
            <text:p>02:43:01,405</text:p>
          </table:table-cell>
          <table:table-cell office:value-type="time" office:time-value="PT02H07M39S" calcext:value-type="time">
            <text:p>02:07:39,000</text:p>
          </table:table-cell>
          <table:table-cell office:value-type="time" office:time-value="PT02H09M03S" calcext:value-type="time">
            <text:p>02:09:03,000</text:p>
          </table:table-cell>
          <table:table-cell table:style-name="ce22" table:formula="of:=[.O112]-[.N112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4" calcext:value-type="float">
            <text:p>114</text:p>
          </table:table-cell>
          <table:table-cell table:style-name="ce28" office:value-type="string" calcext:value-type="string">
            <text:p>02:13:27,324</text:p>
          </table:table-cell>
          <table:table-cell table:style-name="ce28" office:value-type="string" calcext:value-type="string">
            <text:p>02:43:58,069</text:p>
          </table:table-cell>
          <table:table-cell table:formula="of:=[.F113]-[.E113]" office:value-type="time" office:time-value="PT00H30M30.745S" calcext:value-type="time">
            <text:p>00:30:30,745</text:p>
          </table:table-cell>
          <table:table-cell/>
          <table:table-cell office:value-type="string" calcext:value-type="string">
            <text:p>Entering Smaug’s lair</text:p>
          </table:table-cell>
          <table:table-cell office:value-type="string" calcext:value-type="string">
            <text:p>&lt;cough&gt;, last spike on first cough after (last) "not at home"</text:p>
          </table:table-cell>
          <table:table-cell office:value-type="string" calcext:value-type="string">
            <text:p>false</text:p>
          </table:table-cell>
          <table:table-cell table:formula="of:=[.N113]+[.G113]" office:value-type="time" office:time-value="PT02H43M30.745S" calcext:value-type="time">
            <text:p>02:43:30,745</text:p>
          </table:table-cell>
          <table:table-cell table:formula="of:=[.O113]+[.G113]" office:value-type="time" office:time-value="PT02H48M59.745S" calcext:value-type="time">
            <text:p>02:48:59,745</text:p>
          </table:table-cell>
          <table:table-cell office:value-type="time" office:time-value="PT02H13M00S" calcext:value-type="time">
            <text:p>02:13:00,000</text:p>
          </table:table-cell>
          <table:table-cell office:value-type="time" office:time-value="PT02H18M29S" calcext:value-type="time">
            <text:p>02:18:29,000</text:p>
          </table:table-cell>
          <table:table-cell table:style-name="ce22" table:formula="of:=[.O113]-[.N113]" office:value-type="time" office:time-value="PT00H05M29S" calcext:value-type="time">
            <text:p>00:05:2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5" calcext:value-type="float">
            <text:p>115</text:p>
          </table:table-cell>
          <table:table-cell table:style-name="ce28" office:value-type="string" calcext:value-type="string">
            <text:p>02:18:42,789</text:p>
          </table:table-cell>
          <table:table-cell table:style-name="ce28" office:value-type="string" calcext:value-type="string">
            <text:p>02:49:09,033</text:p>
          </table:table-cell>
          <table:table-cell table:formula="of:=[.F114]-[.E114]" office:value-type="time" office:time-value="PT00H30M26.244S" calcext:value-type="time">
            <text:p>00:30:26,244</text:p>
          </table:table-cell>
          <table:table-cell/>
          <table:table-cell office:value-type="string" calcext:value-type="string">
            <text:p>Caught by Smaug</text:p>
          </table:table-cell>
          <table:table-cell office:value-type="string" calcext:value-type="string">
            <text:p>I did not |come to steal from you</text:p>
          </table:table-cell>
          <table:table-cell office:value-type="string" calcext:value-type="string">
            <text:p>false</text:p>
          </table:table-cell>
          <table:table-cell table:formula="of:=[.N114]+[.G114]" office:value-type="time" office:time-value="PT02H49M00.244S" calcext:value-type="time">
            <text:p>02:49:00,244</text:p>
          </table:table-cell>
          <table:table-cell table:formula="of:=[.O114]+[.G114]" office:value-type="time" office:time-value="PT02H52M12.244S" calcext:value-type="time">
            <text:p>02:52:12,244</text:p>
          </table:table-cell>
          <table:table-cell office:value-type="time" office:time-value="PT02H18M34S" calcext:value-type="time">
            <text:p>02:18:34,000</text:p>
          </table:table-cell>
          <table:table-cell office:value-type="time" office:time-value="PT02H21M46S" calcext:value-type="time">
            <text:p>02:21:46,000</text:p>
          </table:table-cell>
          <table:table-cell table:style-name="ce22" table:formula="of:=[.O114]-[.N114]" office:value-type="time" office:time-value="PT00H03M12S" calcext:value-type="time">
            <text:p>00:03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6" calcext:value-type="float">
            <text:p>116</text:p>
          </table:table-cell>
          <table:table-cell table:style-name="ce28" office:value-type="string" calcext:value-type="string">
            <text:p>02:22:51,954</text:p>
          </table:table-cell>
          <table:table-cell table:style-name="ce28" office:value-type="string" calcext:value-type="string">
            <text:p>02:52:20,351</text:p>
          </table:table-cell>
          <table:table-cell table:formula="of:=[.F115]-[.E115]" office:value-type="time" office:time-value="PT00H29M28.397S" calcext:value-type="time">
            <text:p>00:29:28,397</text:p>
          </table:table-cell>
          <table:table-cell/>
          <table:table-cell office:value-type="string" calcext:value-type="string">
            <text:p>Smaug usurped the King</text:p>
          </table:table-cell>
          <table:table-cell office:value-type="string" calcext:value-type="string">
            <text:p>"|Like a wolf among sheep", highest peak at start</text:p>
          </table:table-cell>
          <table:table-cell office:value-type="string" calcext:value-type="string">
            <text:p>false</text:p>
          </table:table-cell>
          <table:table-cell table:formula="of:=[.N115]+[.G115]" office:value-type="time" office:time-value="PT02H52M12.397S" calcext:value-type="time">
            <text:p>02:52:12,397</text:p>
          </table:table-cell>
          <table:table-cell table:formula="of:=[.O115]+[.G115]" office:value-type="time" office:time-value="PT02H52M24.397S" calcext:value-type="time">
            <text:p>02:52:24,397</text:p>
          </table:table-cell>
          <table:table-cell office:value-type="time" office:time-value="PT02H22M44S" calcext:value-type="time">
            <text:p>02:22:44,000</text:p>
          </table:table-cell>
          <table:table-cell office:value-type="time" office:time-value="PT02H22M56S" calcext:value-type="time">
            <text:p>02:22:56,000</text:p>
          </table:table-cell>
          <table:table-cell table:style-name="ce22" table:formula="of:=[.O115]-[.N115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117" calcext:value-type="float">
            <text:p>117</text:p>
          </table:table-cell>
          <table:table-cell table:style-name="ce28" office:value-type="string" calcext:value-type="string">
            <text:p>02:53:03,662</text:p>
          </table:table-cell>
          <table:table-cell table:style-name="ce28" office:value-type="string" calcext:value-type="string">
            <text:p>02:52:32,055</text:p>
          </table:table-cell>
          <table:table-cell table:formula="of:=[.F116]-[.E116]" office:value-type="time" office:time-value="-PT00H00M31.607S" calcext:value-type="time">
            <text:p>-00:00:31,607</text:p>
          </table:table-cell>
          <table:table-cell/>
          <table:table-cell office:value-type="string" calcext:value-type="string">
            <text:p>Smaug instills fear</text:p>
          </table:table-cell>
          <table:table-cell office:value-type="string" calcext:value-type="string">
            <text:p>I instilled terror in the |hearts of Men</text:p>
          </table:table-cell>
          <table:table-cell office:value-type="string" calcext:value-type="string">
            <text:p>false</text:p>
          </table:table-cell>
          <table:table-cell table:formula="of:=[.N116]+[.G116]" office:value-type="time" office:time-value="PT02H52M24.143S" calcext:value-type="time">
            <text:p>02:52:24,143</text:p>
          </table:table-cell>
          <table:table-cell table:formula="of:=[.O116]+[.G116]" office:value-type="time" office:time-value="PT02H52M40.393S" calcext:value-type="time">
            <text:p>02:52:40,393</text:p>
          </table:table-cell>
          <table:table-cell office:value-type="time" office:time-value="PT02H52M55.75S" calcext:value-type="time">
            <text:p>02:52:55,750</text:p>
          </table:table-cell>
          <table:table-cell office:value-type="time" office:time-value="PT02H53M12S" calcext:value-type="time">
            <text:p>02:53:12,000</text:p>
          </table:table-cell>
          <table:table-cell table:style-name="ce22" table:formula="of:=[.O116]-[.N116]" office:value-type="time" office:time-value="PT00H00M16.25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18" calcext:value-type="float">
            <text:p>118</text:p>
          </table:table-cell>
          <table:table-cell table:style-name="ce28" office:value-type="string" calcext:value-type="string">
            <text:p>02:27:32,477</text:p>
          </table:table-cell>
          <table:table-cell table:style-name="ce28" office:value-type="string" calcext:value-type="string">
            <text:p>02:52:41,826</text:p>
          </table:table-cell>
          <table:table-cell table:formula="of:=[.F117]-[.E117]" office:value-type="time" office:time-value="PT00H25M09.349S" calcext:value-type="time">
            <text:p>00:25:09,349</text:p>
          </table:table-cell>
          <table:table-cell/>
          <table:table-cell office:value-type="string" calcext:value-type="string">
            <text:p>Smaug is a hoarder</text:p>
          </table:table-cell>
          <table:table-cell office:value-type="string" calcext:value-type="string">
            <text:p>I will not |part with a single coin</text:p>
          </table:table-cell>
          <table:table-cell office:value-type="string" calcext:value-type="string">
            <text:p>false</text:p>
          </table:table-cell>
          <table:table-cell table:formula="of:=[.N117]+[.G117]" office:value-type="time" office:time-value="PT02H52M40.349S" calcext:value-type="time">
            <text:p>02:52:40,349</text:p>
          </table:table-cell>
          <table:table-cell table:formula="of:=[.O117]+[.G117]" office:value-type="time" office:time-value="PT02H52M49.349S" calcext:value-type="time">
            <text:p>02:52:49,349</text:p>
          </table:table-cell>
          <table:table-cell office:value-type="time" office:time-value="PT02H27M31S" calcext:value-type="time">
            <text:p>02:27:31,000</text:p>
          </table:table-cell>
          <table:table-cell office:value-type="time" office:time-value="PT02H27M40S" calcext:value-type="time">
            <text:p>02:27:40,000</text:p>
          </table:table-cell>
          <table:table-cell table:style-name="ce22" table:formula="of:=[.O117]-[.N117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19" calcext:value-type="float">
            <text:p>119</text:p>
          </table:table-cell>
          <table:table-cell table:style-name="ce28" office:value-type="string" calcext:value-type="string">
            <text:p>02:22:58,259</text:p>
          </table:table-cell>
          <table:table-cell table:style-name="ce28" office:value-type="string" calcext:value-type="string">
            <text:p>02:52:51,013</text:p>
          </table:table-cell>
          <table:table-cell table:formula="of:=[.F118]-[.E118]" office:value-type="time" office:time-value="PT00H29M52.754S" calcext:value-type="time">
            <text:p>00:29:52,754</text:p>
          </table:table-cell>
          <table:table-cell/>
          <table:table-cell office:value-type="string" calcext:value-type="string">
            <text:p>Smaug boasting</text:p>
          </table:table-cell>
          <table:table-cell office:value-type="string" calcext:value-type="string">
            <text:p>I |kill where I wish, when </text:p>
          </table:table-cell>
          <table:table-cell office:value-type="string" calcext:value-type="string">
            <text:p>false</text:p>
          </table:table-cell>
          <table:table-cell table:formula="of:=[.N118]+[.G118]" office:value-type="time" office:time-value="PT02H52M49.754S" calcext:value-type="time">
            <text:p>02:52:49,754</text:p>
          </table:table-cell>
          <table:table-cell table:formula="of:=[.O118]+[.G118]" office:value-type="time" office:time-value="PT02H52M59.754S" calcext:value-type="time">
            <text:p>02:52:59,754</text:p>
          </table:table-cell>
          <table:table-cell office:value-type="time" office:time-value="PT02H22M57S" calcext:value-type="time">
            <text:p>02:22:57,000</text:p>
          </table:table-cell>
          <table:table-cell office:value-type="time" office:time-value="PT02H23M07S" calcext:value-type="time">
            <text:p>02:23:07,000</text:p>
          </table:table-cell>
          <table:table-cell table:style-name="ce22" table:formula="of:=[.O118]-[.N118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20" calcext:value-type="float">
            <text:p>120</text:p>
          </table:table-cell>
          <table:table-cell table:style-name="ce28" office:value-type="string" calcext:value-type="string">
            <text:p>02:27:47,938</text:p>
          </table:table-cell>
          <table:table-cell table:style-name="ce28" office:value-type="string" calcext:value-type="string">
            <text:p>02:53:06,124</text:p>
          </table:table-cell>
          <table:table-cell table:formula="of:=[.F119]-[.E119]" office:value-type="time" office:time-value="PT00H25M18.186S" calcext:value-type="time">
            <text:p>00:25:18,186</text:p>
          </table:table-cell>
          <table:table-cell/>
          <table:table-cell office:value-type="string" calcext:value-type="string">
            <text:p>More boasting</text:p>
          </table:table-cell>
          <table:table-cell office:value-type="string" calcext:value-type="string">
            <text:p>&lt;thump&gt;, sound of Smaug planting his claw after saying "spears"</text:p>
          </table:table-cell>
          <table:table-cell office:value-type="string" calcext:value-type="string">
            <text:p>false</text:p>
          </table:table-cell>
          <table:table-cell table:formula="of:=[.N119]+[.G119]" office:value-type="time" office:time-value="PT02H53M00.186S" calcext:value-type="time">
            <text:p>02:53:00,186</text:p>
          </table:table-cell>
          <table:table-cell table:formula="of:=[.O119]+[.G119]" office:value-type="time" office:time-value="PT02H53M13.186S" calcext:value-type="time">
            <text:p>02:53:13,186</text:p>
          </table:table-cell>
          <table:table-cell office:value-type="time" office:time-value="PT02H27M42S" calcext:value-type="time">
            <text:p>02:27:42,000</text:p>
          </table:table-cell>
          <table:table-cell office:value-type="time" office:time-value="PT02H27M55S" calcext:value-type="time">
            <text:p>02:27:55,000</text:p>
          </table:table-cell>
          <table:table-cell table:style-name="ce22" table:formula="of:=[.O119]-[.N119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02:28:50,706</text:p>
          </table:table-cell>
          <table:table-cell table:style-name="ce28" office:value-type="string" calcext:value-type="string">
            <text:p>02:53:21,341</text:p>
          </table:table-cell>
          <table:table-cell table:formula="of:=[.F120]-[.E120]" office:value-type="time" office:time-value="PT00H24M30.635S" calcext:value-type="time">
            <text:p>00:24:30,635</text:p>
          </table:table-cell>
          <table:table-cell/>
          <table:table-cell office:value-type="string" calcext:value-type="string">
            <text:p>This is the part where he kills you</text:p>
          </table:table-cell>
          <table:table-cell office:value-type="string" calcext:value-type="string">
            <text:p>Tell me, Thief... H|ow do you choose</text:p>
          </table:table-cell>
          <table:table-cell office:value-type="string" calcext:value-type="string">
            <text:p>false</text:p>
          </table:table-cell>
          <table:table-cell table:formula="of:=[.N120]+[.G120]" office:value-type="time" office:time-value="PT02H53M14.635S" calcext:value-type="time">
            <text:p>02:53:14,635</text:p>
          </table:table-cell>
          <table:table-cell table:formula="of:=[.O120]+[.G120]" office:value-type="time" office:time-value="PT02H53M48.635S" calcext:value-type="time">
            <text:p>02:53:48,635</text:p>
          </table:table-cell>
          <table:table-cell office:value-type="time" office:time-value="PT02H28M44S" calcext:value-type="time">
            <text:p>02:28:44,000</text:p>
          </table:table-cell>
          <table:table-cell office:value-type="time" office:time-value="PT02H29M18S" calcext:value-type="time">
            <text:p>02:29:18,000</text:p>
          </table:table-cell>
          <table:table-cell table:style-name="ce22" table:formula="of:=[.O120]-[.N120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22" calcext:value-type="float">
            <text:p>122</text:p>
          </table:table-cell>
          <table:table-cell table:style-name="ce28" office:value-type="string" calcext:value-type="string">
            <text:p>02:51:38,473</text:p>
          </table:table-cell>
          <table:table-cell table:style-name="ce28" office:value-type="string" calcext:value-type="string">
            <text:p>02:54:11,250</text:p>
          </table:table-cell>
          <table:table-cell table:formula="of:=[.F121]-[.E121]" office:value-type="time" office:time-value="PT00H02M32.777S" calcext:value-type="time">
            <text:p>00:02:32,777</text:p>
          </table:table-cell>
          <table:table-cell/>
          <table:table-cell office:value-type="string" calcext:value-type="string">
            <text:p>Smaug suspects the people of Lake-town</text:p>
          </table:table-cell>
          <table:table-cell office:value-type="string" calcext:value-type="string">
            <text:p>You think you can deceive me, |barrel rider...</text:p>
          </table:table-cell>
          <table:table-cell office:value-type="string" calcext:value-type="string">
            <text:p>false</text:p>
          </table:table-cell>
          <table:table-cell table:formula="of:=[.N121]+[.G121]" office:value-type="time" office:time-value="PT02H54M06.777S" calcext:value-type="time">
            <text:p>02:54:06,777</text:p>
          </table:table-cell>
          <table:table-cell table:formula="of:=[.O121]+[.G121]" office:value-type="time" office:time-value="PT02H54M27.777S" calcext:value-type="time">
            <text:p>02:54:27,777</text:p>
          </table:table-cell>
          <table:table-cell office:value-type="time" office:time-value="PT02H51M34S" calcext:value-type="time">
            <text:p>02:51:34,000</text:p>
          </table:table-cell>
          <table:table-cell office:value-type="time" office:time-value="PT02H51M55S" calcext:value-type="time">
            <text:p>02:51:55,000</text:p>
          </table:table-cell>
          <table:table-cell table:style-name="ce22" table:formula="of:=[.O121]-[.N121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23" calcext:value-type="float">
            <text:p>123</text:p>
          </table:table-cell>
          <table:table-cell table:style-name="ce28" office:value-type="string" calcext:value-type="string">
            <text:p>02:52:12,617</text:p>
          </table:table-cell>
          <table:table-cell table:style-name="ce28" office:value-type="string" calcext:value-type="string">
            <text:p>02:54:37,766</text:p>
          </table:table-cell>
          <table:table-cell table:formula="of:=[.F122]-[.E122]" office:value-type="time" office:time-value="PT00H02M25.149S" calcext:value-type="time">
            <text:p>00:02:25,149</text:p>
          </table:table-cell>
          <table:table-cell/>
          <table:table-cell office:value-type="string" calcext:value-type="string">
            <text:p>Bilbo cares about them</text:p>
          </table:table-cell>
          <table:table-cell office:value-type="string" calcext:value-type="string">
            <text:p>|Wait! You cannot go to </text:p>
          </table:table-cell>
          <table:table-cell office:value-type="string" calcext:value-type="string">
            <text:p>false</text:p>
          </table:table-cell>
          <table:table-cell table:formula="of:=[.N122]+[.G122]" office:value-type="time" office:time-value="PT02H54M28.149S" calcext:value-type="time">
            <text:p>02:54:28,149</text:p>
          </table:table-cell>
          <table:table-cell table:formula="of:=[.O122]+[.G122]" office:value-type="time" office:time-value="PT02H54M54.149S" calcext:value-type="time">
            <text:p>02:54:54,149</text:p>
          </table:table-cell>
          <table:table-cell office:value-type="time" office:time-value="PT02H52M03S" calcext:value-type="time">
            <text:p>02:52:03,000</text:p>
          </table:table-cell>
          <table:table-cell office:value-type="time" office:time-value="PT02H52M29S" calcext:value-type="time">
            <text:p>02:52:29,000</text:p>
          </table:table-cell>
          <table:table-cell table:style-name="ce22" table:formula="of:=[.O122]-[.N122]" office:value-type="time" office:time-value="PT00H00M26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4" calcext:value-type="float">
            <text:p>124</text:p>
          </table:table-cell>
          <table:table-cell table:style-name="ce28" office:value-type="string" calcext:value-type="string">
            <text:p>02:21:54,633</text:p>
          </table:table-cell>
          <table:table-cell table:style-name="ce28" office:value-type="string" calcext:value-type="string">
            <text:p>02:55:04,210</text:p>
          </table:table-cell>
          <table:table-cell table:formula="of:=[.F123]-[.E123]" office:value-type="time" office:time-value="PT00H33M09.577S" calcext:value-type="time">
            <text:p>00:33:09,577</text:p>
          </table:table-cell>
          <table:table-cell/>
          <table:table-cell office:value-type="string" calcext:value-type="string">
            <text:p>The dwarves feel Smaug breaking out</text:p>
          </table:table-cell>
          <table:table-cell office:value-type="string" calcext:value-type="string">
            <text:p>&lt;last of 3 faint clinking sounds&gt;, when Balin turns around after saying "that, my lad, ..."</text:p>
          </table:table-cell>
          <table:table-cell office:value-type="string" calcext:value-type="string">
            <text:p>false</text:p>
          </table:table-cell>
          <table:table-cell table:formula="of:=[.N123]+[.G123]" office:value-type="time" office:time-value="PT02H54M55.577S" calcext:value-type="time">
            <text:p>02:54:55,577</text:p>
          </table:table-cell>
          <table:table-cell table:formula="of:=[.O123]+[.G123]" office:value-type="time" office:time-value="PT02H55M10.077S" calcext:value-type="time">
            <text:p>02:55:10,077</text:p>
          </table:table-cell>
          <table:table-cell office:value-type="time" office:time-value="PT02H21M46S" calcext:value-type="time">
            <text:p>02:21:46,000</text:p>
          </table:table-cell>
          <table:table-cell office:value-type="time" office:time-value="PT02H22M00.5S" calcext:value-type="time">
            <text:p>02:22:00,500</text:p>
          </table:table-cell>
          <table:table-cell table:style-name="ce22" table:formula="of:=[.O123]-[.N123]" office:value-type="time" office:time-value="PT00H00M14.5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5" calcext:value-type="float">
            <text:p>125</text:p>
          </table:table-cell>
          <table:table-cell table:style-name="ce28" office:value-type="string" calcext:value-type="string">
            <text:p>02:22:08,421</text:p>
          </table:table-cell>
          <table:table-cell table:style-name="ce28" office:value-type="string" calcext:value-type="string">
            <text:p>02:55:17,663</text:p>
          </table:table-cell>
          <table:table-cell table:formula="of:=[.F124]-[.E124]" office:value-type="time" office:time-value="PT00H33M09.242S" calcext:value-type="time">
            <text:p>00:33:09,242</text:p>
          </table:table-cell>
          <table:table-cell/>
          <table:table-cell office:value-type="string" calcext:value-type="string">
            <text:p>Tilda and Bain are concerned</text:p>
          </table:table-cell>
          <table:table-cell office:value-type="string" calcext:value-type="string">
            <text:p>It's comming from the mountai|n</text:p>
          </table:table-cell>
          <table:table-cell office:value-type="string" calcext:value-type="string">
            <text:p>false</text:p>
          </table:table-cell>
          <table:table-cell table:formula="of:=[.N124]+[.G124]" office:value-type="time" office:time-value="PT02H55M15.742S" calcext:value-type="time">
            <text:p>02:55:15,742</text:p>
          </table:table-cell>
          <table:table-cell table:formula="of:=[.O124]+[.G124]" office:value-type="time" office:time-value="PT02H55M18.242S" calcext:value-type="time">
            <text:p>02:55:18,242</text:p>
          </table:table-cell>
          <table:table-cell office:value-type="time" office:time-value="PT02H22M06.5S" calcext:value-type="time">
            <text:p>02:22:06,500</text:p>
          </table:table-cell>
          <table:table-cell office:value-type="time" office:time-value="PT02H22M09S" calcext:value-type="time">
            <text:p>02:22:09,000</text:p>
          </table:table-cell>
          <table:table-cell table:style-name="ce22" table:formula="of:=[.O124]-[.N124]" office:value-type="time" office:time-value="PT00H00M02.5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26" calcext:value-type="float">
            <text:p>126</text:p>
          </table:table-cell>
          <table:table-cell table:style-name="ce28" office:value-type="string" calcext:value-type="string">
            <text:p>02:55:48,309</text:p>
          </table:table-cell>
          <table:table-cell table:style-name="ce28" office:value-type="string" calcext:value-type="string">
            <text:p>02:55:38,929</text:p>
          </table:table-cell>
          <table:table-cell table:formula="of:=[.F125]-[.E125]" office:value-type="time" office:time-value="-PT00H00M09.38S" calcext:value-type="time">
            <text:p>-00:00:09,380</text:p>
          </table:table-cell>
          <table:table-cell/>
          <table:table-cell office:value-type="string" calcext:value-type="string">
            <text:p>Smaug wants revenge</text:p>
          </table:table-cell>
          <table:table-cell office:value-type="string" calcext:value-type="string">
            <text:p>I am deat|h</text:p>
          </table:table-cell>
          <table:table-cell office:value-type="string" calcext:value-type="string">
            <text:p>false</text:p>
          </table:table-cell>
          <table:table-cell table:formula="of:=[.N125]+[.G125]" office:value-type="time" office:time-value="PT02H55M28.62S" calcext:value-type="time">
            <text:p>02:55:28,620</text:p>
          </table:table-cell>
          <table:table-cell table:formula="of:=[.O125]+[.G125]" office:value-type="time" office:time-value="PT02H55M45.62S" calcext:value-type="time">
            <text:p>02:55:45,620</text:p>
          </table:table-cell>
          <table:table-cell office:value-type="time" office:time-value="PT02H55M38S" calcext:value-type="time">
            <text:p>02:55:38,000</text:p>
          </table:table-cell>
          <table:table-cell office:value-type="time" office:time-value="PT02H55M55S" calcext:value-type="time">
            <text:p>02:55:55,000</text:p>
          </table:table-cell>
          <table:table-cell table:style-name="ce22" table:formula="of:=[.O125]-[.N125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27" calcext:value-type="float">
            <text:p>127</text:p>
          </table:table-cell>
          <table:table-cell table:style-name="ce28" office:value-type="string" calcext:value-type="string">
            <text:p>02:22:23,937</text:p>
          </table:table-cell>
          <table:table-cell table:style-name="ce28" office:value-type="string" calcext:value-type="string">
            <text:p>02:55:46,526</text:p>
          </table:table-cell>
          <table:table-cell table:formula="of:=[.F126]-[.E126]" office:value-type="time" office:time-value="PT00H33M22.589S" calcext:value-type="time">
            <text:p>00:33:22,589</text:p>
          </table:table-cell>
          <table:table-cell/>
          <table:table-cell office:value-type="string" calcext:value-type="string">
            <text:p>Bard will try to stop Smaug</text:p>
          </table:table-cell>
          <table:table-cell office:value-type="string" calcext:value-type="string">
            <text:p>"Are we going to die, |Da?", first high peak</text:p>
          </table:table-cell>
          <table:table-cell office:value-type="string" calcext:value-type="string">
            <text:p>false</text:p>
          </table:table-cell>
          <table:table-cell table:formula="of:=[.N126]+[.G126]" office:value-type="time" office:time-value="PT02H55M44.589S" calcext:value-type="time">
            <text:p>02:55:44,589</text:p>
          </table:table-cell>
          <table:table-cell table:formula="of:=[.O126]+[.G126]" office:value-type="time" office:time-value="PT02H56M05.589S" calcext:value-type="time">
            <text:p>02:56:05,589</text:p>
          </table:table-cell>
          <table:table-cell office:value-type="time" office:time-value="PT02H22M22S" calcext:value-type="time">
            <text:p>02:22:22,000</text:p>
          </table:table-cell>
          <table:table-cell office:value-type="time" office:time-value="PT02H22M43S" calcext:value-type="time">
            <text:p>02:22:43,000</text:p>
          </table:table-cell>
          <table:table-cell table:style-name="ce22" table:formula="of:=[.O126]-[.N126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04</text:p>
          </table:table-cell>
          <table:table-cell table:style-name="ce7" office:value-type="string" calcext:value-type="string">
            <text:p>3E</text:p>
          </table:table-cell>
          <table:table-cell table:style-name="ce9" office:value-type="float" office:value="128" calcext:value-type="float">
            <text:p>128</text:p>
          </table:table-cell>
          <table:table-cell table:style-name="ce29" office:value-type="string" calcext:value-type="string">
            <text:p>00:04:40,688</text:p>
          </table:table-cell>
          <table:table-cell table:style-name="ce29" office:value-type="string" calcext:value-type="string">
            <text:p>02:56:27,608</text:p>
          </table:table-cell>
          <table:table-cell table:style-name="ce13" table:formula="of:=[.F127]-[.E127]" office:value-type="time" office:time-value="PT02H51M46.92S" calcext:value-type="time">
            <text:p>02:51:46,920</text:p>
          </table:table-cell>
          <table:table-cell table:style-name="ce9"/>
          <table:table-cell table:style-name="ce9" office:value-type="string" calcext:value-type="string">
            <text:p>Moving to the belltower – Closed Caption</text:p>
          </table:table-cell>
          <table:table-cell table:style-name="ce9" office:value-type="string" calcext:value-type="string">
            <text:p>&lt;sound of Bard punching roofiles out&gt;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127]+[.G127]" office:value-type="time" office:time-value="PT02H56M21.92S" calcext:value-type="time">
            <text:p>02:56:21,920</text:p>
          </table:table-cell>
          <table:table-cell table:style-name="ce21" table:formula="of:=[.O127]+[.G127]" office:value-type="time" office:time-value="PT02H56M56.92S" calcext:value-type="time">
            <text:p>02:56:56,920</text:p>
          </table:table-cell>
          <table:table-cell table:style-name="ce21" office:value-type="time" office:time-value="PT00H04M35S" calcext:value-type="time">
            <text:p>00:04:35,000</text:p>
          </table:table-cell>
          <table:table-cell table:style-name="ce21" office:value-type="time" office:time-value="PT00H05M10S" calcext:value-type="time">
            <text:p>00:05:10,000</text:p>
          </table:table-cell>
          <table:table-cell table:style-name="ce23" table:formula="of:=[.O127]-[.N127]" office:value-type="time" office:time-value="PT00H00M35S" calcext:value-type="time">
            <text:p>00:00:35</text:p>
          </table:table-cell>
          <table:table-cell table:style-name="ce9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29" calcext:value-type="float">
            <text:p>129</text:p>
          </table:table-cell>
          <table:table-cell table:style-name="ce28" office:value-type="string" calcext:value-type="string">
            <text:p>00:09:09,259</text:p>
          </table:table-cell>
          <table:table-cell table:style-name="ce28" office:value-type="string" calcext:value-type="string">
            <text:p>02:57:58,038</text:p>
          </table:table-cell>
          <table:table-cell table:formula="of:=[.F128]-[.E128]" office:value-type="time" office:time-value="PT02H48M48.779S" calcext:value-type="time">
            <text:p>02:48:48,779</text:p>
          </table:table-cell>
          <table:table-cell/>
          <table:table-cell office:value-type="string" calcext:value-type="string">
            <text:p>Smaug questions Bard</text:p>
          </table:table-cell>
          <table:table-cell office:value-type="string" calcext:value-type="string">
            <text:p>Who are you, that woul|d stand against me?</text:p>
          </table:table-cell>
          <table:table-cell office:value-type="string" calcext:value-type="string">
            <text:p>false</text:p>
          </table:table-cell>
          <table:table-cell table:formula="of:=[.N128]+[.G128]" office:value-type="time" office:time-value="PT02H57M54.779S" calcext:value-type="time">
            <text:p>02:57:54,779</text:p>
          </table:table-cell>
          <table:table-cell table:formula="of:=[.O128]+[.G128]" office:value-type="time" office:time-value="PT02H58M01.779S" calcext:value-type="time">
            <text:p>02:58:01,779</text:p>
          </table:table-cell>
          <table:table-cell office:value-type="time" office:time-value="PT00H09M06S" calcext:value-type="time">
            <text:p>00:09:06,000</text:p>
          </table:table-cell>
          <table:table-cell office:value-type="time" office:time-value="PT00H09M13S" calcext:value-type="time">
            <text:p>00:09:13,000</text:p>
          </table:table-cell>
          <table:table-cell table:style-name="ce22" table:formula="of:=[.O128]-[.N128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30" calcext:value-type="float">
            <text:p>130</text:p>
          </table:table-cell>
          <table:table-cell table:style-name="ce28" office:value-type="string" calcext:value-type="string">
            <text:p>00:10:19,609</text:p>
          </table:table-cell>
          <table:table-cell table:style-name="ce28" office:value-type="string" calcext:value-type="string">
            <text:p>02:58:13,029</text:p>
          </table:table-cell>
          <table:table-cell table:formula="of:=[.F129]-[.E129]" office:value-type="time" office:time-value="PT02H47M53.42S" calcext:value-type="time">
            <text:p>02:47:53,420</text:p>
          </table:table-cell>
          <table:table-cell/>
          <table:table-cell office:value-type="string" calcext:value-type="string">
            <text:p>Bard gets called a wretch</text:p>
          </table:table-cell>
          <table:table-cell office:value-type="string" calcext:value-type="string">
            <text:p>Tell me, |wretch</text:p>
          </table:table-cell>
          <table:table-cell office:value-type="string" calcext:value-type="string">
            <text:p>false</text:p>
          </table:table-cell>
          <table:table-cell table:formula="of:=[.N129]+[.G129]" office:value-type="time" office:time-value="PT02H58M10.42S" calcext:value-type="time">
            <text:p>02:58:10,420</text:p>
          </table:table-cell>
          <table:table-cell table:formula="of:=[.O129]+[.G129]" office:value-type="time" office:time-value="PT02H58M32.42S" calcext:value-type="time">
            <text:p>02:58:32,420</text:p>
          </table:table-cell>
          <table:table-cell office:value-type="time" office:time-value="PT00H10M17S" calcext:value-type="time">
            <text:p>00:10:17,000</text:p>
          </table:table-cell>
          <table:table-cell office:value-type="time" office:time-value="PT00H10M39S" calcext:value-type="time">
            <text:p>00:10:39,000</text:p>
          </table:table-cell>
          <table:table-cell table:style-name="ce22" table:formula="of:=[.O129]-[.N129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31" calcext:value-type="float">
            <text:p>131</text:p>
          </table:table-cell>
          <table:table-cell table:style-name="ce28" office:value-type="string" calcext:value-type="string">
            <text:p>00:11:18,719</text:p>
          </table:table-cell>
          <table:table-cell table:style-name="ce28" office:value-type="string" calcext:value-type="string">
            <text:p>02:58:50,618</text:p>
          </table:table-cell>
          <table:table-cell table:formula="of:=[.F130]-[.E130]" office:value-type="time" office:time-value="PT02H47M31.899S" calcext:value-type="time">
            <text:p>02:47:31,899</text:p>
          </table:table-cell>
          <table:table-cell/>
          <table:table-cell office:value-type="string" calcext:value-type="string">
            <text:p>Smaug’s swansong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0]+[.G130]" office:value-type="time" office:time-value="PT02H58M46.899S" calcext:value-type="time">
            <text:p>02:58:46,899</text:p>
          </table:table-cell>
          <table:table-cell table:formula="of:=[.O130]+[.G130]" office:value-type="time" office:time-value="PT02H59M07.899S" calcext:value-type="time">
            <text:p>02:59:07,899</text:p>
          </table:table-cell>
          <table:table-cell office:value-type="time" office:time-value="PT00H11M15S" calcext:value-type="time">
            <text:p>00:11:15,000</text:p>
          </table:table-cell>
          <table:table-cell office:value-type="time" office:time-value="PT00H11M36S" calcext:value-type="time">
            <text:p>00:11:36,000</text:p>
          </table:table-cell>
          <table:table-cell table:style-name="ce22" table:formula="of:=[.O130]-[.N130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32" calcext:value-type="float">
            <text:p>132</text:p>
          </table:table-cell>
          <table:table-cell table:style-name="ce28" office:value-type="string" calcext:value-type="string">
            <text:p>00:11:56,033</text:p>
          </table:table-cell>
          <table:table-cell table:style-name="ce28" office:value-type="string" calcext:value-type="string">
            <text:p>02:59:27,439</text:p>
          </table:table-cell>
          <table:table-cell table:formula="of:=[.F131]-[.E131]" office:value-type="time" office:time-value="PT02H47M31.406S" calcext:value-type="time">
            <text:p>02:47:31,406</text:p>
          </table:table-cell>
          <table:table-cell/>
          <table:table-cell office:value-type="string" calcext:value-type="string">
            <text:p>Dwarves rejoice</text:p>
          </table:table-cell>
          <table:table-cell office:value-type="string" calcext:value-type="string">
            <text:p>|It fell, I saw it</text:p>
          </table:table-cell>
          <table:table-cell office:value-type="string" calcext:value-type="string">
            <text:p>false</text:p>
          </table:table-cell>
          <table:table-cell table:formula="of:=[.N131]+[.G131]" office:value-type="time" office:time-value="PT02H59M23.406S" calcext:value-type="time">
            <text:p>02:59:23,406</text:p>
          </table:table-cell>
          <table:table-cell table:formula="of:=[.O131]+[.G131]" office:value-type="time" office:time-value="PT03H00M08.406S" calcext:value-type="time">
            <text:p>03:00:08,406</text:p>
          </table:table-cell>
          <table:table-cell office:value-type="time" office:time-value="PT00H11M52S" calcext:value-type="time">
            <text:p>00:11:52,000</text:p>
          </table:table-cell>
          <table:table-cell office:value-type="time" office:time-value="PT00H12M37S" calcext:value-type="time">
            <text:p>00:12:37,000</text:p>
          </table:table-cell>
          <table:table-cell table:style-name="ce22" table:formula="of:=[.O131]-[.N131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33" calcext:value-type="float">
            <text:p>133</text:p>
          </table:table-cell>
          <table:table-cell table:style-name="ce28" office:value-type="string" calcext:value-type="string">
            <text:p>00:13:19,507</text:p>
          </table:table-cell>
          <table:table-cell table:style-name="ce28" office:value-type="string" calcext:value-type="string">
            <text:p>03:00:11,325</text:p>
          </table:table-cell>
          <table:table-cell table:formula="of:=[.F132]-[.E132]" office:value-type="time" office:time-value="PT02H46M51.818S" calcext:value-type="time">
            <text:p>02:46:51,818</text:p>
          </table:table-cell>
          <table:table-cell/>
          <table:table-cell office:value-type="string" calcext:value-type="string">
            <text:p>Lake-town survivors wash ashore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2]+[.G132]" office:value-type="time" office:time-value="PT03H00M10.818S" calcext:value-type="time">
            <text:p>03:00:10,818</text:p>
          </table:table-cell>
          <table:table-cell table:formula="of:=[.O132]+[.G132]" office:value-type="time" office:time-value="PT03H00M15.818S" calcext:value-type="time">
            <text:p>03:00:15,818</text:p>
          </table:table-cell>
          <table:table-cell office:value-type="time" office:time-value="PT00H13M19S" calcext:value-type="time">
            <text:p>00:13:19,000</text:p>
          </table:table-cell>
          <table:table-cell office:value-type="time" office:time-value="PT00H13M24S" calcext:value-type="time">
            <text:p>00:13:24,000</text:p>
          </table:table-cell>
          <table:table-cell table:style-name="ce22" table:formula="of:=[.O132]-[.N132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00:16:38,465</text:p>
          </table:table-cell>
          <table:table-cell table:style-name="ce28" office:value-type="string" calcext:value-type="string">
            <text:p>03:00:27,563</text:p>
          </table:table-cell>
          <table:table-cell table:formula="of:=[.F133]-[.E133]" office:value-type="time" office:time-value="PT02H43M49.098S" calcext:value-type="time">
            <text:p>02:43:49,098</text:p>
          </table:table-cell>
          <table:table-cell/>
          <table:table-cell office:value-type="string" calcext:value-type="string">
            <text:p>Bard and his daughters find each other</text:p>
          </table:table-cell>
          <table:table-cell office:value-type="string" calcext:value-type="string">
            <text:p>"|Come here", deepest (first) valley</text:p>
          </table:table-cell>
          <table:table-cell office:value-type="string" calcext:value-type="string">
            <text:p>false</text:p>
          </table:table-cell>
          <table:table-cell table:formula="of:=[.N133]+[.G133]" office:value-type="time" office:time-value="PT03H00M26.098S" calcext:value-type="time">
            <text:p>03:00:26,098</text:p>
          </table:table-cell>
          <table:table-cell table:formula="of:=[.O133]+[.G133]" office:value-type="time" office:time-value="PT03H01M24.098S" calcext:value-type="time">
            <text:p>03:01:24,098</text:p>
          </table:table-cell>
          <table:table-cell office:value-type="time" office:time-value="PT00H16M37S" calcext:value-type="time">
            <text:p>00:16:37,000</text:p>
          </table:table-cell>
          <table:table-cell office:value-type="time" office:time-value="PT00H17M35S" calcext:value-type="time">
            <text:p>00:17:35,000</text:p>
          </table:table-cell>
          <table:table-cell table:style-name="ce22" table:formula="of:=[.O133]-[.N133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35" calcext:value-type="float">
            <text:p>135</text:p>
          </table:table-cell>
          <table:table-cell table:style-name="ce28" office:value-type="string" calcext:value-type="string">
            <text:p>00:18:49,507</text:p>
          </table:table-cell>
          <table:table-cell table:style-name="ce28" office:value-type="string" calcext:value-type="string">
            <text:p>03:01:43,172</text:p>
          </table:table-cell>
          <table:table-cell table:formula="of:=[.F134]-[.E134]" office:value-type="time" office:time-value="PT02H42M53.665S" calcext:value-type="time">
            <text:p>02:42:53,665</text:p>
          </table:table-cell>
          <table:table-cell/>
          <table:table-cell office:value-type="string" calcext:value-type="string">
            <text:p>The people of Lake-town find shelter</text:p>
          </table:table-cell>
          <table:table-cell office:value-type="string" calcext:value-type="string">
            <text:p>&lt;Man coughts&gt;, just before Bard says "We find shelter"</text:p>
          </table:table-cell>
          <table:table-cell office:value-type="string" calcext:value-type="string">
            <text:p>false</text:p>
          </table:table-cell>
          <table:table-cell table:formula="of:=[.N134]+[.G134]" office:value-type="time" office:time-value="PT03H01M23.665S" calcext:value-type="time">
            <text:p>03:01:23,665</text:p>
          </table:table-cell>
          <table:table-cell table:formula="of:=[.O134]+[.G134]" office:value-type="time" office:time-value="PT03H01M46.665S" calcext:value-type="time">
            <text:p>03:01:46,665</text:p>
          </table:table-cell>
          <table:table-cell office:value-type="time" office:time-value="PT00H18M30S" calcext:value-type="time">
            <text:p>00:18:30,000</text:p>
          </table:table-cell>
          <table:table-cell office:value-type="time" office:time-value="PT00H18M53S" calcext:value-type="time">
            <text:p>00:18:53,000</text:p>
          </table:table-cell>
          <table:table-cell table:style-name="ce22" table:formula="of:=[.O134]-[.N134]" office:value-type="time" office:time-value="PT00H00M23S" calcext:value-type="time">
            <text:p>00:00:2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36" calcext:value-type="float">
            <text:p>136</text:p>
          </table:table-cell>
          <table:table-cell table:style-name="ce28" office:value-type="string" calcext:value-type="string">
            <text:p>00:22:09,148</text:p>
          </table:table-cell>
          <table:table-cell table:style-name="ce28" office:value-type="string" calcext:value-type="string">
            <text:p>03:02:14,484</text:p>
          </table:table-cell>
          <table:table-cell table:formula="of:=[.F135]-[.E135]" office:value-type="time" office:time-value="PT02H40M05.336S" calcext:value-type="time">
            <text:p>02:40:05,336</text:p>
          </table:table-cell>
          <table:table-cell/>
          <table:table-cell office:value-type="string" calcext:value-type="string">
            <text:p>Dwarves search the hoard for the Arkenstone</text:p>
          </table:table-cell>
          <table:table-cell office:value-type="string" calcext:value-type="string">
            <text:p>&lt;Gold tinkles underfoot&gt;, sharp spike after Dwalin says "Nothing yet"</text:p>
          </table:table-cell>
          <table:table-cell office:value-type="string" calcext:value-type="string">
            <text:p>false</text:p>
          </table:table-cell>
          <table:table-cell table:formula="of:=[.N135]+[.G135]" office:value-type="time" office:time-value="PT03H02M11.336S" calcext:value-type="time">
            <text:p>03:02:11,336</text:p>
          </table:table-cell>
          <table:table-cell table:formula="of:=[.O135]+[.G135]" office:value-type="time" office:time-value="PT03H02M29.336S" calcext:value-type="time">
            <text:p>03:02:29,336</text:p>
          </table:table-cell>
          <table:table-cell office:value-type="time" office:time-value="PT00H22M06S" calcext:value-type="time">
            <text:p>00:22:06,000</text:p>
          </table:table-cell>
          <table:table-cell office:value-type="time" office:time-value="PT00H22M24S" calcext:value-type="time">
            <text:p>00:22:24,000</text:p>
          </table:table-cell>
          <table:table-cell table:style-name="ce22" table:formula="of:=[.O135]-[.N135]" office:value-type="time" office:time-value="PT00H00M18S" calcext:value-type="time">
            <text:p>00:00:1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37" calcext:value-type="float">
            <text:p>137</text:p>
          </table:table-cell>
          <table:table-cell table:style-name="ce28" office:value-type="string" calcext:value-type="string">
            <text:p>00:36:49,633</text:p>
          </table:table-cell>
          <table:table-cell table:style-name="ce28" office:value-type="string" calcext:value-type="string">
            <text:p>03:02:57,880</text:p>
          </table:table-cell>
          <table:table-cell table:formula="of:=[.F136]-[.E136]" office:value-type="time" office:time-value="PT02H26M08.247S" calcext:value-type="time">
            <text:p>02:26:08,247</text:p>
          </table:table-cell>
          <table:table-cell/>
          <table:table-cell office:value-type="string" calcext:value-type="string">
            <text:p>Thorin doesn’t take no for an answer</text:p>
          </table:table-cell>
          <table:table-cell office:value-type="string" calcext:value-type="string">
            <text:p>I know i|t</text:p>
          </table:table-cell>
          <table:table-cell office:value-type="string" calcext:value-type="string">
            <text:p>false</text:p>
          </table:table-cell>
          <table:table-cell table:formula="of:=[.N136]+[.G136]" office:value-type="time" office:time-value="PT03H02M54.247S" calcext:value-type="time">
            <text:p>03:02:54,247</text:p>
          </table:table-cell>
          <table:table-cell table:formula="of:=[.O136]+[.G136]" office:value-type="time" office:time-value="PT03H03M31.247S" calcext:value-type="time">
            <text:p>03:03:31,247</text:p>
          </table:table-cell>
          <table:table-cell office:value-type="time" office:time-value="PT00H36M46S" calcext:value-type="time">
            <text:p>00:36:46,000</text:p>
          </table:table-cell>
          <table:table-cell office:value-type="time" office:time-value="PT00H37M23S" calcext:value-type="time">
            <text:p>00:37:23,000</text:p>
          </table:table-cell>
          <table:table-cell table:style-name="ce22" table:formula="of:=[.O136]-[.N136]" office:value-type="time" office:time-value="PT00H00M37S" calcext:value-type="time">
            <text:p>00:00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38" calcext:value-type="float">
            <text:p>138</text:p>
          </table:table-cell>
          <table:table-cell table:style-name="ce28" office:value-type="string" calcext:value-type="string">
            <text:p>00:37:43,790</text:p>
          </table:table-cell>
          <table:table-cell table:style-name="ce28" office:value-type="string" calcext:value-type="string">
            <text:p>03:03:45,530</text:p>
          </table:table-cell>
          <table:table-cell table:formula="of:=[.F137]-[.E137]" office:value-type="time" office:time-value="PT02H26M01.74S" calcext:value-type="time">
            <text:p>02:26:01,740</text:p>
          </table:table-cell>
          <table:table-cell/>
          <table:table-cell office:value-type="string" calcext:value-type="string">
            <text:p>Witholding the stone means peril</text:p>
          </table:table-cell>
          <table:table-cell office:value-type="string" calcext:value-type="string">
            <text:p>If anyone should find i|t</text:p>
          </table:table-cell>
          <table:table-cell office:value-type="string" calcext:value-type="string">
            <text:p>false</text:p>
          </table:table-cell>
          <table:table-cell table:formula="of:=[.N137]+[.G137]" office:value-type="time" office:time-value="PT03H03M38.74S" calcext:value-type="time">
            <text:p>03:03:38,740</text:p>
          </table:table-cell>
          <table:table-cell table:formula="of:=[.O137]+[.G137]" office:value-type="time" office:time-value="PT03H03M57.74S" calcext:value-type="time">
            <text:p>03:03:57,740</text:p>
          </table:table-cell>
          <table:table-cell office:value-type="time" office:time-value="PT00H37M37S" calcext:value-type="time">
            <text:p>00:37:37,000</text:p>
          </table:table-cell>
          <table:table-cell office:value-type="time" office:time-value="PT00H37M56S" calcext:value-type="time">
            <text:p>00:37:56,000</text:p>
          </table:table-cell>
          <table:table-cell table:style-name="ce22" table:formula="of:=[.O137]-[.N137]" office:value-type="time" office:time-value="PT00H00M19S" calcext:value-type="time">
            <text:p>00:00:1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39" calcext:value-type="float">
            <text:p>139</text:p>
          </table:table-cell>
          <table:table-cell table:style-name="ce28" office:value-type="string" calcext:value-type="string">
            <text:p>00:39:32,655</text:p>
          </table:table-cell>
          <table:table-cell table:style-name="ce28" office:value-type="string" calcext:value-type="string">
            <text:p>03:04:18,285</text:p>
          </table:table-cell>
          <table:table-cell table:formula="of:=[.F138]-[.E138]" office:value-type="time" office:time-value="PT02H24M45.63S" calcext:value-type="time">
            <text:p>02:24:45,630</text:p>
          </table:table-cell>
          <table:table-cell/>
          <table:table-cell office:value-type="string" calcext:value-type="string">
            <text:p>A poor prize</text:p>
          </table:table-cell>
          <table:table-cell office:value-type="string" calcext:value-type="string">
            <text:p>-Show me / -|It---</text:p>
          </table:table-cell>
          <table:table-cell office:value-type="string" calcext:value-type="string">
            <text:p>false</text:p>
          </table:table-cell>
          <table:table-cell table:formula="of:=[.N138]+[.G138]" office:value-type="time" office:time-value="PT03H04M05.63S" calcext:value-type="time">
            <text:p>03:04:05,630</text:p>
          </table:table-cell>
          <table:table-cell table:formula="of:=[.O138]+[.G138]" office:value-type="time" office:time-value="PT03H05M45.63S" calcext:value-type="time">
            <text:p>03:05:45,630</text:p>
          </table:table-cell>
          <table:table-cell office:value-type="time" office:time-value="PT00H39M20S" calcext:value-type="time">
            <text:p>00:39:20,000</text:p>
          </table:table-cell>
          <table:table-cell office:value-type="time" office:time-value="PT00H41M00S" calcext:value-type="time">
            <text:p>00:41:00,000</text:p>
          </table:table-cell>
          <table:table-cell table:style-name="ce22" table:formula="of:=[.O138]-[.N138]" office:value-type="time" office:time-value="PT00H01M40S" calcext:value-type="time">
            <text:p>00:01:4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40" calcext:value-type="float">
            <text:p>140</text:p>
          </table:table-cell>
          <table:table-cell table:style-name="ce28" office:value-type="string" calcext:value-type="string">
            <text:p>00:42:16,466</text:p>
          </table:table-cell>
          <table:table-cell table:style-name="ce28" office:value-type="string" calcext:value-type="string">
            <text:p>03:06:08,417</text:p>
          </table:table-cell>
          <table:table-cell table:formula="of:=[.F139]-[.E139]" office:value-type="time" office:time-value="PT02H23M51.951S" calcext:value-type="time">
            <text:p>02:23:51,951</text:p>
          </table:table-cell>
          <table:table-cell/>
          <table:table-cell office:value-type="string" calcext:value-type="string">
            <text:p>Bricking up the front gate</text:p>
          </table:table-cell>
          <table:table-cell office:value-type="string" calcext:value-type="string">
            <text:p>&lt;sound of Gloin chipping a stone with a hammer&gt;, while Thorin says "made s|afe"</text:p>
          </table:table-cell>
          <table:table-cell office:value-type="string" calcext:value-type="string">
            <text:p>false</text:p>
          </table:table-cell>
          <table:table-cell table:formula="of:=[.N139]+[.G139]" office:value-type="time" office:time-value="PT03H05M55.951S" calcext:value-type="time">
            <text:p>03:05:55,951</text:p>
          </table:table-cell>
          <table:table-cell table:formula="of:=[.O139]+[.G139]" office:value-type="time" office:time-value="PT03H06M53.951S" calcext:value-type="time">
            <text:p>03:06:53,951</text:p>
          </table:table-cell>
          <table:table-cell office:value-type="time" office:time-value="PT00H42M04S" calcext:value-type="time">
            <text:p>00:42:04,000</text:p>
          </table:table-cell>
          <table:table-cell office:value-type="time" office:time-value="PT00H43M02S" calcext:value-type="time">
            <text:p>00:43:02,000</text:p>
          </table:table-cell>
          <table:table-cell table:style-name="ce22" table:formula="of:=[.O139]-[.N139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41" calcext:value-type="float">
            <text:p>141</text:p>
          </table:table-cell>
          <table:table-cell table:style-name="ce28" office:value-type="string" calcext:value-type="string">
            <text:p>00:43:28,560</text:p>
          </table:table-cell>
          <table:table-cell table:style-name="ce28" office:value-type="string" calcext:value-type="string">
            <text:p>03:07:06,740</text:p>
          </table:table-cell>
          <table:table-cell table:formula="of:=[.F140]-[.E140]" office:value-type="time" office:time-value="PT02H23M38.18S" calcext:value-type="time">
            <text:p>02:23:38,180</text:p>
          </table:table-cell>
          <table:table-cell/>
          <table:table-cell office:value-type="string" calcext:value-type="string">
            <text:p>Villagers are starving</text:p>
          </table:table-cell>
          <table:table-cell office:value-type="string" calcext:value-type="string">
            <text:p>&lt;Bard's footstep&gt;, just before "We need more water"</text:p>
          </table:table-cell>
          <table:table-cell office:value-type="string" calcext:value-type="string">
            <text:p>false</text:p>
          </table:table-cell>
          <table:table-cell table:formula="of:=[.N140]+[.G140]" office:value-type="time" office:time-value="PT03H07M04.18S" calcext:value-type="time">
            <text:p>03:07:04,180</text:p>
          </table:table-cell>
          <table:table-cell table:formula="of:=[.O140]+[.G140]" office:value-type="time" office:time-value="PT03H07M13.18S" calcext:value-type="time">
            <text:p>03:07:13,180</text:p>
          </table:table-cell>
          <table:table-cell office:value-type="time" office:time-value="PT00H43M26S" calcext:value-type="time">
            <text:p>00:43:26,000</text:p>
          </table:table-cell>
          <table:table-cell office:value-type="time" office:time-value="PT00H43M35S" calcext:value-type="time">
            <text:p>00:43:35,000</text:p>
          </table:table-cell>
          <table:table-cell table:style-name="ce22" table:formula="of:=[.O140]-[.N140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42" calcext:value-type="float">
            <text:p>142</text:p>
          </table:table-cell>
          <table:table-cell table:style-name="ce28" office:value-type="string" calcext:value-type="string">
            <text:p>00:44:36,195</text:p>
          </table:table-cell>
          <table:table-cell table:style-name="ce28" office:value-type="string" calcext:value-type="string">
            <text:p>03:07:53,357</text:p>
          </table:table-cell>
          <table:table-cell table:formula="of:=[.F141]-[.E141]" office:value-type="time" office:time-value="PT02H23M17.162S" calcext:value-type="time">
            <text:p>02:23:17,162</text:p>
          </table:table-cell>
          <table:table-cell/>
          <table:table-cell office:value-type="string" calcext:value-type="string">
            <text:p>Thranduil arrives</text:p>
          </table:table-cell>
          <table:table-cell office:value-type="string" calcext:value-type="string">
            <text:p>&lt;footstep of Thranduil's mount&gt;, just after "My Lord Thranduil..."</text:p>
          </table:table-cell>
          <table:table-cell office:value-type="string" calcext:value-type="string">
            <text:p>false</text:p>
          </table:table-cell>
          <table:table-cell table:formula="of:=[.N141]+[.G141]" office:value-type="time" office:time-value="PT03H07M51.162S" calcext:value-type="time">
            <text:p>03:07:51,162</text:p>
          </table:table-cell>
          <table:table-cell table:formula="of:=[.O141]+[.G141]" office:value-type="time" office:time-value="PT03H12M28.162S" calcext:value-type="time">
            <text:p>03:12:28,162</text:p>
          </table:table-cell>
          <table:table-cell office:value-type="time" office:time-value="PT00H44M34S" calcext:value-type="time">
            <text:p>00:44:34,000</text:p>
          </table:table-cell>
          <table:table-cell office:value-type="time" office:time-value="PT00H49M11S" calcext:value-type="time">
            <text:p>00:49:11,000</text:p>
          </table:table-cell>
          <table:table-cell table:style-name="ce22" table:formula="of:=[.O141]-[.N141]" office:value-type="time" office:time-value="PT00H04M37S" calcext:value-type="time">
            <text:p>00:04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43" calcext:value-type="float">
            <text:p>143</text:p>
          </table:table-cell>
          <table:table-cell table:style-name="ce28" office:value-type="string" calcext:value-type="string">
            <text:p>00:49:27,171</text:p>
          </table:table-cell>
          <table:table-cell table:style-name="ce28" office:value-type="string" calcext:value-type="string">
            <text:p>03:12:41,327</text:p>
          </table:table-cell>
          <table:table-cell table:formula="of:=[.F142]-[.E142]" office:value-type="time" office:time-value="PT02H23M14.156S" calcext:value-type="time">
            <text:p>02:23:14,156</text:p>
          </table:table-cell>
          <table:table-cell/>
          <table:table-cell office:value-type="string" calcext:value-type="string">
            <text:p>Thorin hands out nothing</text:p>
          </table:table-cell>
          <table:table-cell office:value-type="string" calcext:value-type="string">
            <text:p>&lt;Bard punches the wall in anger&gt;</text:p>
          </table:table-cell>
          <table:table-cell office:value-type="string" calcext:value-type="string">
            <text:p>false</text:p>
          </table:table-cell>
          <table:table-cell table:formula="of:=[.N142]+[.G142]" office:value-type="time" office:time-value="PT03H12M36.156S" calcext:value-type="time">
            <text:p>03:12:36,156</text:p>
          </table:table-cell>
          <table:table-cell table:formula="of:=[.O142]+[.G142]" office:value-type="time" office:time-value="PT03H12M43.156S" calcext:value-type="time">
            <text:p>03:12:43,156</text:p>
          </table:table-cell>
          <table:table-cell office:value-type="time" office:time-value="PT00H49M22S" calcext:value-type="time">
            <text:p>00:49:22,000</text:p>
          </table:table-cell>
          <table:table-cell office:value-type="time" office:time-value="PT00H49M29S" calcext:value-type="time">
            <text:p>00:49:29,000</text:p>
          </table:table-cell>
          <table:table-cell table:style-name="ce22" table:formula="of:=[.O142]-[.N142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 table:style-name="ce28" office:value-type="string" calcext:value-type="string">
            <text:p>00:50:00,194</text:p>
          </table:table-cell>
          <table:table-cell table:style-name="ce28" office:value-type="string" calcext:value-type="string">
            <text:p>03:13:12,561</text:p>
          </table:table-cell>
          <table:table-cell table:formula="of:=[.F143]-[.E143]" office:value-type="time" office:time-value="PT02H23M12.367S" calcext:value-type="time">
            <text:p>02:23:12,367</text:p>
          </table:table-cell>
          <table:table-cell/>
          <table:table-cell office:value-type="string" calcext:value-type="string">
            <text:p>The mountain will be besieged</text:p>
          </table:table-cell>
          <table:table-cell office:value-type="string" calcext:value-type="string">
            <text:p>&lt;footstep&gt;, just after "several hundred angry fishermen"</text:p>
          </table:table-cell>
          <table:table-cell office:value-type="string" calcext:value-type="string">
            <text:p>false</text:p>
          </table:table-cell>
          <table:table-cell table:formula="of:=[.N143]+[.G143]" office:value-type="time" office:time-value="PT03H12M55.367S" calcext:value-type="time">
            <text:p>03:12:55,367</text:p>
          </table:table-cell>
          <table:table-cell table:formula="of:=[.O143]+[.G143]" office:value-type="time" office:time-value="PT03H16M19.367S" calcext:value-type="time">
            <text:p>03:16:19,367</text:p>
          </table:table-cell>
          <table:table-cell office:value-type="time" office:time-value="PT00H49M43S" calcext:value-type="time">
            <text:p>00:49:43,000</text:p>
          </table:table-cell>
          <table:table-cell office:value-type="time" office:time-value="PT00H53M07S" calcext:value-type="time">
            <text:p>00:53:07,000</text:p>
          </table:table-cell>
          <table:table-cell table:style-name="ce22" table:formula="of:=[.O143]-[.N143]" office:value-type="time" office:time-value="PT00H03M24S" calcext:value-type="time">
            <text:p>00:03: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45" calcext:value-type="float">
            <text:p>145</text:p>
          </table:table-cell>
          <table:table-cell table:style-name="ce28" office:value-type="string" calcext:value-type="string">
            <text:p>00:56:19,797</text:p>
          </table:table-cell>
          <table:table-cell table:style-name="ce28" office:value-type="string" calcext:value-type="string">
            <text:p>03:16:22,475</text:p>
          </table:table-cell>
          <table:table-cell table:formula="of:=[.F144]-[.E144]" office:value-type="time" office:time-value="PT02H20M02.678S" calcext:value-type="time">
            <text:p>02:20:02,678</text:p>
          </table:table-cell>
          <table:table-cell/>
          <table:table-cell office:value-type="string" calcext:value-type="string">
            <text:p>Gandalf arrives in Dale</text:p>
          </table:table-cell>
          <table:table-cell office:value-type="string" calcext:value-type="string">
            <text:p>&lt;sound of Gandalf's horse&gt;, highest peak</text:p>
          </table:table-cell>
          <table:table-cell office:value-type="string" calcext:value-type="string">
            <text:p>false</text:p>
          </table:table-cell>
          <table:table-cell table:formula="of:=[.N144]+[.G144]" office:value-type="time" office:time-value="PT03H16M20.678S" calcext:value-type="time">
            <text:p>03:16:20,678</text:p>
          </table:table-cell>
          <table:table-cell table:formula="of:=[.O144]+[.G144]" office:value-type="time" office:time-value="PT03H16M34.678S" calcext:value-type="time">
            <text:p>03:16:34,678</text:p>
          </table:table-cell>
          <table:table-cell office:value-type="time" office:time-value="PT00H56M18S" calcext:value-type="time">
            <text:p>00:56:18,000</text:p>
          </table:table-cell>
          <table:table-cell office:value-type="time" office:time-value="PT00H56M32S" calcext:value-type="time">
            <text:p>00:56:32,000</text:p>
          </table:table-cell>
          <table:table-cell table:style-name="ce22" table:formula="of:=[.O144]-[.N144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46" calcext:value-type="float">
            <text:p>146</text:p>
          </table:table-cell>
          <table:table-cell table:style-name="ce28" office:value-type="string" calcext:value-type="string">
            <text:p>00:57:10,868</text:p>
          </table:table-cell>
          <table:table-cell table:style-name="ce28" office:value-type="string" calcext:value-type="string">
            <text:p>03:16:49,188</text:p>
          </table:table-cell>
          <table:table-cell table:formula="of:=[.F145]-[.E145]" office:value-type="time" office:time-value="PT02H19M38.32S" calcext:value-type="time">
            <text:p>02:19:38,320</text:p>
          </table:table-cell>
          <table:table-cell/>
          <table:table-cell office:value-type="string" calcext:value-type="string">
            <text:p>Ill news is not received well</text:p>
          </table:table-cell>
          <table:table-cell office:value-type="string" calcext:value-type="string">
            <text:p>War is coming! The c|esspits</text:p>
          </table:table-cell>
          <table:table-cell office:value-type="string" calcext:value-type="string">
            <text:p>false</text:p>
          </table:table-cell>
          <table:table-cell table:formula="of:=[.N145]+[.G145]" office:value-type="time" office:time-value="PT03H16M43.32S" calcext:value-type="time">
            <text:p>03:16:43,320</text:p>
          </table:table-cell>
          <table:table-cell table:formula="of:=[.O145]+[.G145]" office:value-type="time" office:time-value="PT03H17M16.32S" calcext:value-type="time">
            <text:p>03:17:16,320</text:p>
          </table:table-cell>
          <table:table-cell office:value-type="time" office:time-value="PT00H57M05S" calcext:value-type="time">
            <text:p>00:57:05,000</text:p>
          </table:table-cell>
          <table:table-cell office:value-type="time" office:time-value="PT00H57M38S" calcext:value-type="time">
            <text:p>00:57:38,000</text:p>
          </table:table-cell>
          <table:table-cell table:style-name="ce22" table:formula="of:=[.O145]-[.N145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47" calcext:value-type="float">
            <text:p>147</text:p>
          </table:table-cell>
          <table:table-cell table:style-name="ce28" office:value-type="string" calcext:value-type="string">
            <text:p>00:25:59,272</text:p>
          </table:table-cell>
          <table:table-cell table:style-name="ce28" office:value-type="string" calcext:value-type="string">
            <text:p>03:17:30,176</text:p>
          </table:table-cell>
          <table:table-cell table:formula="of:=[.F146]-[.E146]" office:value-type="time" office:time-value="PT02H51M30.904S" calcext:value-type="time">
            <text:p>02:51:30,904</text:p>
          </table:table-cell>
          <table:table-cell/>
          <table:table-cell office:value-type="string" calcext:value-type="string">
            <text:p>Orcs closing in on the mountain – custom captions not found in original</text:p>
          </table:table-cell>
          <table:table-cell office:value-type="string" calcext:value-type="string">
            <text:p>Azog saying "Oh |bi scie", deepest valley</text:p>
          </table:table-cell>
          <table:table-cell office:value-type="string" calcext:value-type="string">
            <text:p>false</text:p>
          </table:table-cell>
          <table:table-cell table:formula="of:=[.N146]+[.G146]" office:value-type="time" office:time-value="PT03H17M29.654S" calcext:value-type="time">
            <text:p>03:17:29,654</text:p>
          </table:table-cell>
          <table:table-cell table:formula="of:=[.O146]+[.G146]" office:value-type="time" office:time-value="PT03H17M34.904S" calcext:value-type="time">
            <text:p>03:17:34,904</text:p>
          </table:table-cell>
          <table:table-cell office:value-type="time" office:time-value="PT00H25M58.75S" calcext:value-type="time">
            <text:p>00:25:58,750</text:p>
          </table:table-cell>
          <table:table-cell office:value-type="time" office:time-value="PT00H26M04S" calcext:value-type="time">
            <text:p>00:26:04,000</text:p>
          </table:table-cell>
          <table:table-cell table:style-name="ce22" table:formula="of:=[.O146]-[.N146]" office:value-type="time" office:time-value="PT00H00M05.2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48" calcext:value-type="float">
            <text:p>148</text:p>
          </table:table-cell>
          <table:table-cell table:style-name="ce28" office:value-type="string" calcext:value-type="string">
            <text:p>01:00:51,651</text:p>
          </table:table-cell>
          <table:table-cell table:style-name="ce28" office:value-type="string" calcext:value-type="string">
            <text:p>03:18:00,526</text:p>
          </table:table-cell>
          <table:table-cell table:formula="of:=[.F147]-[.E147]" office:value-type="time" office:time-value="PT02H17M08.875S" calcext:value-type="time">
            <text:p>02:17:08,875</text:p>
          </table:table-cell>
          <table:table-cell/>
          <table:table-cell office:value-type="string" calcext:value-type="string">
            <text:p>Bilbo sneaks out, Gandalf protests the siege</text:p>
          </table:table-cell>
          <table:table-cell office:value-type="string" calcext:value-type="string">
            <text:p>&lt;Bilbo tying knot&gt;, before "You should be inside"</text:p>
          </table:table-cell>
          <table:table-cell office:value-type="string" calcext:value-type="string">
            <text:p>false</text:p>
          </table:table-cell>
          <table:table-cell table:formula="of:=[.N147]+[.G147]" office:value-type="time" office:time-value="PT03H17M34.875S" calcext:value-type="time">
            <text:p>03:17:34,875</text:p>
          </table:table-cell>
          <table:table-cell table:formula="of:=[.O147]+[.G147]" office:value-type="time" office:time-value="PT03H20M09.875S" calcext:value-type="time">
            <text:p>03:20:09,875</text:p>
          </table:table-cell>
          <table:table-cell office:value-type="time" office:time-value="PT01H00M26S" calcext:value-type="time">
            <text:p>01:00:26,000</text:p>
          </table:table-cell>
          <table:table-cell office:value-type="time" office:time-value="PT01H03M01S" calcext:value-type="time">
            <text:p>01:03:01,000</text:p>
          </table:table-cell>
          <table:table-cell table:style-name="ce22" table:formula="of:=[.O147]-[.N147]" office:value-type="time" office:time-value="PT00H02M35S" calcext:value-type="time">
            <text:p>00:02:3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49" calcext:value-type="float">
            <text:p>149</text:p>
          </table:table-cell>
          <table:table-cell table:style-name="ce28" office:value-type="string" calcext:value-type="string">
            <text:p>01:03:24,306</text:p>
          </table:table-cell>
          <table:table-cell table:style-name="ce28" office:value-type="string" calcext:value-type="string">
            <text:p>03:20:11,865</text:p>
          </table:table-cell>
          <table:table-cell table:formula="of:=[.F148]-[.E148]" office:value-type="time" office:time-value="PT02H16M47.559S" calcext:value-type="time">
            <text:p>02:16:47,559</text:p>
          </table:table-cell>
          <table:table-cell/>
          <table:table-cell office:value-type="string" calcext:value-type="string">
            <text:p>Payment of Thorin’s debt is offered and accepted</text:p>
          </table:table-cell>
          <table:table-cell office:value-type="string" calcext:value-type="string">
            <text:p>&lt;Third and last footstep of Gandalf&gt;, after "Bowman!" and before "Do you agree"</text:p>
          </table:table-cell>
          <table:table-cell office:value-type="string" calcext:value-type="string">
            <text:p>false</text:p>
          </table:table-cell>
          <table:table-cell table:formula="of:=[.N148]+[.G148]" office:value-type="time" office:time-value="PT03H20M10.059S" calcext:value-type="time">
            <text:p>03:20:10,059</text:p>
          </table:table-cell>
          <table:table-cell table:formula="of:=[.O148]+[.G148]" office:value-type="time" office:time-value="PT03H22M30.559S" calcext:value-type="time">
            <text:p>03:22:30,559</text:p>
          </table:table-cell>
          <table:table-cell office:value-type="time" office:time-value="PT01H03M22.5S" calcext:value-type="time">
            <text:p>01:03:22,500</text:p>
          </table:table-cell>
          <table:table-cell office:value-type="time" office:time-value="PT01H05M43S" calcext:value-type="time">
            <text:p>01:05:43,000</text:p>
          </table:table-cell>
          <table:table-cell table:style-name="ce22" table:formula="of:=[.O148]-[.N148]" office:value-type="time" office:time-value="PT00H02M20.5S" calcext:value-type="time">
            <text:p>00:02:2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01:07:29,991</text:p>
          </table:table-cell>
          <table:table-cell table:style-name="ce28" office:value-type="string" calcext:value-type="string">
            <text:p>03:23:45,774</text:p>
          </table:table-cell>
          <table:table-cell table:formula="of:=[.F149]-[.E149]" office:value-type="time" office:time-value="PT02H16M15.783S" calcext:value-type="time">
            <text:p>02:16:15,783</text:p>
          </table:table-cell>
          <table:table-cell/>
          <table:table-cell office:value-type="string" calcext:value-type="string">
            <text:p>Elves and Men try to ransom the stone</text:p>
          </table:table-cell>
          <table:table-cell office:value-type="string" calcext:value-type="string">
            <text:p>&lt;last little metallic sound of archers lowering their bows&gt;</text:p>
          </table:table-cell>
          <table:table-cell office:value-type="string" calcext:value-type="string">
            <text:p>false</text:p>
          </table:table-cell>
          <table:table-cell table:formula="of:=[.N149]+[.G149]" office:value-type="time" office:time-value="PT03H23M22.783S" calcext:value-type="time">
            <text:p>03:23:22,783</text:p>
          </table:table-cell>
          <table:table-cell table:formula="of:=[.O149]+[.G149]" office:value-type="time" office:time-value="PT03H27M26.783S" calcext:value-type="time">
            <text:p>03:27:26,783</text:p>
          </table:table-cell>
          <table:table-cell office:value-type="time" office:time-value="PT01H07M07S" calcext:value-type="time">
            <text:p>01:07:07,000</text:p>
          </table:table-cell>
          <table:table-cell office:value-type="time" office:time-value="PT01H11M11S" calcext:value-type="time">
            <text:p>01:11:11,000</text:p>
          </table:table-cell>
          <table:table-cell table:style-name="ce22" table:formula="of:=[.O149]-[.N149]" office:value-type="time" office:time-value="PT00H04M04S" calcext:value-type="time">
            <text:p>00:04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1" calcext:value-type="float">
            <text:p>151</text:p>
          </table:table-cell>
          <table:table-cell table:style-name="ce28" office:value-type="string" calcext:value-type="string">
            <text:p>01:12:01,193</text:p>
          </table:table-cell>
          <table:table-cell table:style-name="ce28" office:value-type="string" calcext:value-type="string">
            <text:p>03:28:01,625</text:p>
          </table:table-cell>
          <table:table-cell table:formula="of:=[.F150]-[.E150]" office:value-type="time" office:time-value="PT02H16M00.432S" calcext:value-type="time">
            <text:p>02:16:00,432</text:p>
          </table:table-cell>
          <table:table-cell/>
          <table:table-cell office:value-type="string" calcext:value-type="string">
            <text:p>Thorin wants war</text:p>
          </table:table-cell>
          <table:table-cell office:value-type="string" calcext:value-type="string">
            <text:p>Give |us your answer</text:p>
          </table:table-cell>
          <table:table-cell office:value-type="string" calcext:value-type="string">
            <text:p>false</text:p>
          </table:table-cell>
          <table:table-cell table:formula="of:=[.N150]+[.G150]" office:value-type="time" office:time-value="PT03H27M27.432S" calcext:value-type="time">
            <text:p>03:27:27,432</text:p>
          </table:table-cell>
          <table:table-cell table:formula="of:=[.O150]+[.G150]" office:value-type="time" office:time-value="PT03H28M29.432S" calcext:value-type="time">
            <text:p>03:28:29,432</text:p>
          </table:table-cell>
          <table:table-cell office:value-type="time" office:time-value="PT01H11M27S" calcext:value-type="time">
            <text:p>01:11:27,000</text:p>
          </table:table-cell>
          <table:table-cell office:value-type="time" office:time-value="PT01H12M29S" calcext:value-type="time">
            <text:p>01:12:29,000</text:p>
          </table:table-cell>
          <table:table-cell table:style-name="ce22" table:formula="of:=[.O150]-[.N150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2" calcext:value-type="float">
            <text:p>152</text:p>
          </table:table-cell>
          <table:table-cell table:style-name="ce28" office:value-type="string" calcext:value-type="string">
            <text:p>01:07:34,864</text:p>
          </table:table-cell>
          <table:table-cell table:style-name="ce28" office:value-type="string" calcext:value-type="string">
            <text:p>03:28:44,853</text:p>
          </table:table-cell>
          <table:table-cell table:formula="of:=[.F151]-[.E151]" office:value-type="time" office:time-value="PT02H21M09.989S" calcext:value-type="time">
            <text:p>02:21:09,989</text:p>
          </table:table-cell>
          <table:table-cell/>
          <table:table-cell office:value-type="string" calcext:value-type="string">
            <text:p>Ironfoot arrives, the Orcs tunnel through</text:p>
          </table:table-cell>
          <table:table-cell office:value-type="string" calcext:value-type="string">
            <text:p>&lt;footstep of Thranduil's mount&gt;, just after Thranduil says "Eyvon pendgael"</text:p>
          </table:table-cell>
          <table:table-cell office:value-type="string" calcext:value-type="string">
            <text:p>false</text:p>
          </table:table-cell>
          <table:table-cell table:formula="of:=[.N151]+[.G151]" office:value-type="time" office:time-value="PT03H28M34.989S" calcext:value-type="time">
            <text:p>03:28:34,989</text:p>
          </table:table-cell>
          <table:table-cell table:formula="of:=[.O151]+[.G151]" office:value-type="time" office:time-value="PT03H31M07.989S" calcext:value-type="time">
            <text:p>03:31:07,989</text:p>
          </table:table-cell>
          <table:table-cell office:value-type="time" office:time-value="PT01H07M25S" calcext:value-type="time">
            <text:p>01:07:25,000</text:p>
          </table:table-cell>
          <table:table-cell office:value-type="time" office:time-value="PT01H09M58S" calcext:value-type="time">
            <text:p>01:09:58,000</text:p>
          </table:table-cell>
          <table:table-cell table:style-name="ce22" table:formula="of:=[.O151]-[.N151]" office:value-type="time" office:time-value="PT00H02M33S" calcext:value-type="time">
            <text:p>00:02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53" calcext:value-type="float">
            <text:p>153</text:p>
          </table:table-cell>
          <table:table-cell table:style-name="ce28" office:value-type="string" calcext:value-type="string">
            <text:p>01:19:41,568</text:p>
          </table:table-cell>
          <table:table-cell table:style-name="ce28" office:value-type="string" calcext:value-type="string">
            <text:p>03:31:02,547</text:p>
          </table:table-cell>
          <table:table-cell table:formula="of:=[.F152]-[.E152]" office:value-type="time" office:time-value="PT02H11M20.979S" calcext:value-type="time">
            <text:p>02:11:20,979</text:p>
          </table:table-cell>
          <table:table-cell/>
          <table:table-cell office:value-type="string" calcext:value-type="string">
            <text:p>Horn signal – Closed Caption</text:p>
          </table:table-cell>
          <table:table-cell office:value-type="string" calcext:value-type="string">
            <text:p>&lt;horn blowing&gt;, placed mostly visually</text:p>
          </table:table-cell>
          <table:table-cell office:value-type="string" calcext:value-type="string">
            <text:p>true</text:p>
          </table:table-cell>
          <table:table-cell table:formula="of:=[.N152]+[.G152]" office:value-type="time" office:time-value="PT03H31M01.979S" calcext:value-type="time">
            <text:p>03:31:01,979</text:p>
          </table:table-cell>
          <table:table-cell table:formula="of:=[.O152]+[.G152]" office:value-type="time" office:time-value="PT03H31M07.979S" calcext:value-type="time">
            <text:p>03:31:07,979</text:p>
          </table:table-cell>
          <table:table-cell office:value-type="time" office:time-value="PT01H19M41S" calcext:value-type="time">
            <text:p>01:19:41,000</text:p>
          </table:table-cell>
          <table:table-cell office:value-type="time" office:time-value="PT01H19M47S" calcext:value-type="time">
            <text:p>01:19:47,000</text:p>
          </table:table-cell>
          <table:table-cell table:style-name="ce22" table:formula="of:=[.O152]-[.N152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05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4" calcext:value-type="float">
            <text:p>154</text:p>
          </table:table-cell>
          <table:table-cell table:style-name="ce28" office:value-type="string" calcext:value-type="string">
            <text:p>01:10:10,051</text:p>
          </table:table-cell>
          <table:table-cell table:style-name="ce28" office:value-type="string" calcext:value-type="string">
            <text:p>03:31:06,854</text:p>
          </table:table-cell>
          <table:table-cell table:formula="of:=[.F153]-[.E153]" office:value-type="time" office:time-value="PT02H20M56.803S" calcext:value-type="time">
            <text:p>02:20:56,803</text:p>
          </table:table-cell>
          <table:table-cell/>
          <table:table-cell office:value-type="string" calcext:value-type="string">
            <text:p>Dain hates the interruption</text:p>
          </table:table-cell>
          <table:table-cell office:value-type="string" calcext:value-type="string">
            <text:p>Oh |come on</text:p>
          </table:table-cell>
          <table:table-cell office:value-type="string" calcext:value-type="string">
            <text:p>false</text:p>
          </table:table-cell>
          <table:table-cell table:formula="of:=[.N153]+[.G153]" office:value-type="time" office:time-value="PT03H31M04.803S" calcext:value-type="time">
            <text:p>03:31:04,803</text:p>
          </table:table-cell>
          <table:table-cell table:formula="of:=[.O153]+[.G153]" office:value-type="time" office:time-value="PT03H31M08.803S" calcext:value-type="time">
            <text:p>03:31:08,803</text:p>
          </table:table-cell>
          <table:table-cell office:value-type="time" office:time-value="PT01H10M08S" calcext:value-type="time">
            <text:p>01:10:08,000</text:p>
          </table:table-cell>
          <table:table-cell office:value-type="time" office:time-value="PT01H10M12S" calcext:value-type="time">
            <text:p>01:10:12,000</text:p>
          </table:table-cell>
          <table:table-cell table:style-name="ce22" table:formula="of:=[.O153]-[.N153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5" calcext:value-type="float">
            <text:p>155</text:p>
          </table:table-cell>
          <table:table-cell table:style-name="ce28" office:value-type="string" calcext:value-type="string">
            <text:p>01:10:24,379</text:p>
          </table:table-cell>
          <table:table-cell table:style-name="ce28" office:value-type="string" calcext:value-type="string">
            <text:p>03:31:08,507</text:p>
          </table:table-cell>
          <table:table-cell table:formula="of:=[.F154]-[.E154]" office:value-type="time" office:time-value="PT02H20M44.128S" calcext:value-type="time">
            <text:p>02:20:44,128</text:p>
          </table:table-cell>
          <table:table-cell/>
          <table:table-cell office:value-type="string" calcext:value-type="string">
            <text:p>Azog calls for his troops</text:p>
          </table:table-cell>
          <table:table-cell office:value-type="string" calcext:value-type="string">
            <text:p>&lt;just before Azog's "Come forth my armies"&gt;</text:p>
          </table:table-cell>
          <table:table-cell office:value-type="string" calcext:value-type="string">
            <text:p>false</text:p>
          </table:table-cell>
          <table:table-cell table:formula="of:=[.N154]+[.G154]" office:value-type="time" office:time-value="PT03H31M08.128S" calcext:value-type="time">
            <text:p>03:31:08,128</text:p>
          </table:table-cell>
          <table:table-cell table:formula="of:=[.O154]+[.G154]" office:value-type="time" office:time-value="PT03H31M19.128S" calcext:value-type="time">
            <text:p>03:31:19,128</text:p>
          </table:table-cell>
          <table:table-cell office:value-type="time" office:time-value="PT01H10M24S" calcext:value-type="time">
            <text:p>01:10:24,000</text:p>
          </table:table-cell>
          <table:table-cell office:value-type="time" office:time-value="PT01H10M35S" calcext:value-type="time">
            <text:p>01:10:35,000</text:p>
          </table:table-cell>
          <table:table-cell table:style-name="ce22" table:formula="of:=[.O154]-[.N154]" office:value-type="time" office:time-value="PT00H00M11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07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6" calcext:value-type="float">
            <text:p>156</text:p>
          </table:table-cell>
          <table:table-cell table:style-name="ce28" office:value-type="string" calcext:value-type="string">
            <text:p>01:10:43,668</text:p>
          </table:table-cell>
          <table:table-cell table:style-name="ce28" office:value-type="string" calcext:value-type="string">
            <text:p>03:31:23,412</text:p>
          </table:table-cell>
          <table:table-cell table:formula="of:=[.F155]-[.E155]" office:value-type="time" office:time-value="PT02H20M39.744S" calcext:value-type="time">
            <text:p>02:20:39,744</text:p>
          </table:table-cell>
          <table:table-cell/>
          <table:table-cell office:value-type="string" calcext:value-type="string">
            <text:p>The Dwarves and Elves go on counter-offensive</text:p>
          </table:table-cell>
          <table:table-cell office:value-type="string" calcext:value-type="string">
            <text:p>To battle! To batt|le, sons of Durin!</text:p>
          </table:table-cell>
          <table:table-cell office:value-type="string" calcext:value-type="string">
            <text:p>false</text:p>
          </table:table-cell>
          <table:table-cell table:formula="of:=[.N155]+[.G155]" office:value-type="time" office:time-value="PT03H31M18.744S" calcext:value-type="time">
            <text:p>03:31:18,744</text:p>
          </table:table-cell>
          <table:table-cell table:formula="of:=[.O155]+[.G155]" office:value-type="time" office:time-value="PT03H33M00.744S" calcext:value-type="time">
            <text:p>03:33:00,744</text:p>
          </table:table-cell>
          <table:table-cell office:value-type="time" office:time-value="PT01H10M39S" calcext:value-type="time">
            <text:p>01:10:39,000</text:p>
          </table:table-cell>
          <table:table-cell office:value-type="time" office:time-value="PT01H12M21S" calcext:value-type="time">
            <text:p>01:12:21,000</text:p>
          </table:table-cell>
          <table:table-cell table:style-name="ce22" table:formula="of:=[.O155]-[.N155]" office:value-type="time" office:time-value="PT00H01M42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57" calcext:value-type="float">
            <text:p>157</text:p>
          </table:table-cell>
          <table:table-cell table:style-name="ce28" office:value-type="string" calcext:value-type="string">
            <text:p>01:19:53,594</text:p>
          </table:table-cell>
          <table:table-cell table:style-name="ce28" office:value-type="string" calcext:value-type="string">
            <text:p>03:33:07,529</text:p>
          </table:table-cell>
          <table:table-cell table:formula="of:=[.F156]-[.E156]" office:value-type="time" office:time-value="PT02H13M13.935S" calcext:value-type="time">
            <text:p>02:13:13,935</text:p>
          </table:table-cell>
          <table:table-cell/>
          <table:table-cell office:value-type="string" calcext:value-type="string">
            <text:p>Elven archers fire, dwarf charriots are stopped</text:p>
          </table:table-cell>
          <table:table-cell office:value-type="string" calcext:value-type="string">
            <text:p>"karyon mund|akra", spoken by Thranduil</text:p>
          </table:table-cell>
          <table:table-cell office:value-type="string" calcext:value-type="string">
            <text:p>false</text:p>
          </table:table-cell>
          <table:table-cell table:formula="of:=[.N156]+[.G156]" office:value-type="time" office:time-value="PT03H33M05.935S" calcext:value-type="time">
            <text:p>03:33:05,935</text:p>
          </table:table-cell>
          <table:table-cell table:formula="of:=[.O156]+[.G156]" office:value-type="time" office:time-value="PT03H33M29.935S" calcext:value-type="time">
            <text:p>03:33:29,935</text:p>
          </table:table-cell>
          <table:table-cell office:value-type="time" office:time-value="PT01H19M52S" calcext:value-type="time">
            <text:p>01:19:52,000</text:p>
          </table:table-cell>
          <table:table-cell office:value-type="time" office:time-value="PT01H20M16S" calcext:value-type="time">
            <text:p>01:20:16,000</text:p>
          </table:table-cell>
          <table:table-cell table:style-name="ce22" table:formula="of:=[.O156]-[.N156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58" calcext:value-type="float">
            <text:p>158</text:p>
          </table:table-cell>
          <table:table-cell table:style-name="ce28" office:value-type="string" calcext:value-type="string">
            <text:p>01:20:38,222</text:p>
          </table:table-cell>
          <table:table-cell table:style-name="ce28" office:value-type="string" calcext:value-type="string">
            <text:p>03:33:45,691</text:p>
          </table:table-cell>
          <table:table-cell table:formula="of:=[.F157]-[.E157]" office:value-type="time" office:time-value="PT02H13M07.469S" calcext:value-type="time">
            <text:p>02:13:07,469</text:p>
          </table:table-cell>
          <table:table-cell/>
          <table:table-cell office:value-type="string" calcext:value-type="string">
            <text:p>Azog orders to attack Dale</text:p>
          </table:table-cell>
          <table:table-cell office:value-type="string" calcext:value-type="string">
            <text:p>"lohar nu bi |kojlsakuhl", spoken by Azog ("Cannot fight on two fronts")</text:p>
          </table:table-cell>
          <table:table-cell office:value-type="string" calcext:value-type="string">
            <text:p>false</text:p>
          </table:table-cell>
          <table:table-cell table:formula="of:=[.N157]+[.G157]" office:value-type="time" office:time-value="PT03H33M43.469S" calcext:value-type="time">
            <text:p>03:33:43,469</text:p>
          </table:table-cell>
          <table:table-cell table:formula="of:=[.O157]+[.G157]" office:value-type="time" office:time-value="PT03H34M00.469S" calcext:value-type="time">
            <text:p>03:34:00,469</text:p>
          </table:table-cell>
          <table:table-cell office:value-type="time" office:time-value="PT01H20M36S" calcext:value-type="time">
            <text:p>01:20:36,000</text:p>
          </table:table-cell>
          <table:table-cell office:value-type="time" office:time-value="PT01H20M53S" calcext:value-type="time">
            <text:p>01:20:53,000</text:p>
          </table:table-cell>
          <table:table-cell table:style-name="ce22" table:formula="of:=[.O157]-[.N15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59" calcext:value-type="float">
            <text:p>159</text:p>
          </table:table-cell>
          <table:table-cell table:style-name="ce28" office:value-type="string" calcext:value-type="string">
            <text:p>01:21:05,709</text:p>
          </table:table-cell>
          <table:table-cell table:style-name="ce28" office:value-type="string" calcext:value-type="string">
            <text:p>03:34:01,958</text:p>
          </table:table-cell>
          <table:table-cell table:formula="of:=[.F158]-[.E158]" office:value-type="time" office:time-value="PT02H12M56.249S" calcext:value-type="time">
            <text:p>02:12:56,249</text:p>
          </table:table-cell>
          <table:table-cell/>
          <table:table-cell office:value-type="string" calcext:value-type="string">
            <text:p>Gandalf notices</text:p>
          </table:table-cell>
          <table:table-cell office:value-type="string" calcext:value-type="string">
            <text:p>He's trying to cu|t us off</text:p>
          </table:table-cell>
          <table:table-cell office:value-type="string" calcext:value-type="string">
            <text:p>false</text:p>
          </table:table-cell>
          <table:table-cell table:formula="of:=[.N158]+[.G158]" office:value-type="time" office:time-value="PT03H34M00.249S" calcext:value-type="time">
            <text:p>03:34:00,249</text:p>
          </table:table-cell>
          <table:table-cell table:formula="of:=[.O158]+[.G158]" office:value-type="time" office:time-value="PT03H34M03.249S" calcext:value-type="time">
            <text:p>03:34:03,249</text:p>
          </table:table-cell>
          <table:table-cell office:value-type="time" office:time-value="PT01H21M04S" calcext:value-type="time">
            <text:p>01:21:04,000</text:p>
          </table:table-cell>
          <table:table-cell office:value-type="time" office:time-value="PT01H21M07S" calcext:value-type="time">
            <text:p>01:21:07,000</text:p>
          </table:table-cell>
          <table:table-cell table:style-name="ce22" table:formula="of:=[.O158]-[.N158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60" calcext:value-type="float">
            <text:p>160</text:p>
          </table:table-cell>
          <table:table-cell table:style-name="ce28" office:value-type="string" calcext:value-type="string">
            <text:p>01:21:25,726</text:p>
          </table:table-cell>
          <table:table-cell table:style-name="ce28" office:value-type="string" calcext:value-type="string">
            <text:p>03:34:17,343</text:p>
          </table:table-cell>
          <table:table-cell table:formula="of:=[.F159]-[.E159]" office:value-type="time" office:time-value="PT02H12M51.617S" calcext:value-type="time">
            <text:p>02:12:51,617</text:p>
          </table:table-cell>
          <table:table-cell/>
          <table:table-cell office:value-type="string" calcext:value-type="string">
            <text:p>Men and Elves fall back to defend the city</text:p>
          </table:table-cell>
          <table:table-cell office:value-type="string" calcext:value-type="string">
            <text:p>&lt;deepest valley&gt;, orcs trying to break the Dwarf line after Gandalf says "Bilbo! This way!"</text:p>
          </table:table-cell>
          <table:table-cell office:value-type="string" calcext:value-type="string">
            <text:p>false</text:p>
          </table:table-cell>
          <table:table-cell table:formula="of:=[.N159]+[.G159]" office:value-type="time" office:time-value="PT03H34M09.617S" calcext:value-type="time">
            <text:p>03:34:09,617</text:p>
          </table:table-cell>
          <table:table-cell table:formula="of:=[.O159]+[.G159]" office:value-type="time" office:time-value="PT03H34M19.617S" calcext:value-type="time">
            <text:p>03:34:19,617</text:p>
          </table:table-cell>
          <table:table-cell office:value-type="time" office:time-value="PT01H21M18S" calcext:value-type="time">
            <text:p>01:21:18,000</text:p>
          </table:table-cell>
          <table:table-cell office:value-type="time" office:time-value="PT01H21M28S" calcext:value-type="time">
            <text:p>01:21:28,000</text:p>
          </table:table-cell>
          <table:table-cell table:style-name="ce22" table:formula="of:=[.O159]-[.N159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61" calcext:value-type="float">
            <text:p>161</text:p>
          </table:table-cell>
          <table:table-cell table:style-name="ce28" office:value-type="string" calcext:value-type="string">
            <text:p>01:22:58,671</text:p>
          </table:table-cell>
          <table:table-cell table:style-name="ce28" office:value-type="string" calcext:value-type="string">
            <text:p>03:34:35,466</text:p>
          </table:table-cell>
          <table:table-cell table:formula="of:=[.F160]-[.E160]" office:value-type="time" office:time-value="PT02H11M36.795S" calcext:value-type="time">
            <text:p>02:11:36,795</text:p>
          </table:table-cell>
          <table:table-cell/>
          <table:table-cell office:value-type="string" calcext:value-type="string">
            <text:p>Bard gives orders</text:p>
          </table:table-cell>
          <table:table-cell office:value-type="string" calcext:value-type="string">
            <text:p>storming over the |causeway!</text:p>
          </table:table-cell>
          <table:table-cell office:value-type="string" calcext:value-type="string">
            <text:p>false</text:p>
          </table:table-cell>
          <table:table-cell table:formula="of:=[.N160]+[.G160]" office:value-type="time" office:time-value="PT03H34M33.545S" calcext:value-type="time">
            <text:p>03:34:33,545</text:p>
          </table:table-cell>
          <table:table-cell table:formula="of:=[.O160]+[.G160]" office:value-type="time" office:time-value="PT03H35M04.795S" calcext:value-type="time">
            <text:p>03:35:04,795</text:p>
          </table:table-cell>
          <table:table-cell office:value-type="time" office:time-value="PT01H22M56.75S" calcext:value-type="time">
            <text:p>01:22:56,750</text:p>
          </table:table-cell>
          <table:table-cell office:value-type="time" office:time-value="PT01H23M28S" calcext:value-type="time">
            <text:p>01:23:28,000</text:p>
          </table:table-cell>
          <table:table-cell table:style-name="ce22" table:formula="of:=[.O160]-[.N160]" office:value-type="time" office:time-value="PT00H00M31.25S" calcext:value-type="time">
            <text:p>00:00:3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E</text:p>
          </table:table-cell>
          <table:table-cell office:value-type="float" office:value="162" calcext:value-type="float">
            <text:p>162</text:p>
          </table:table-cell>
          <table:table-cell table:style-name="ce28" office:value-type="string" calcext:value-type="string">
            <text:p>01:24:59,988</text:p>
          </table:table-cell>
          <table:table-cell table:style-name="ce28" office:value-type="string" calcext:value-type="string">
            <text:p>03:35:45,026</text:p>
          </table:table-cell>
          <table:table-cell table:formula="of:=[.F161]-[.E161]" office:value-type="time" office:time-value="PT02H10M45.038S" calcext:value-type="time">
            <text:p>02:10:45,038</text:p>
          </table:table-cell>
          <table:table-cell/>
          <table:table-cell office:value-type="string" calcext:value-type="string">
            <text:p>Thranduil and Dain are showboating – Closed Caption</text:p>
          </table:table-cell>
          <table:table-cell office:value-type="string" calcext:value-type="string">
            <text:p>&lt;Thranduil stabs an orc&gt;, right after his mount took an orc on its antlers</text:p>
          </table:table-cell>
          <table:table-cell office:value-type="string" calcext:value-type="string">
            <text:p>true</text:p>
          </table:table-cell>
          <table:table-cell table:formula="of:=[.N161]+[.G161]" office:value-type="time" office:time-value="PT03H35M43.038S" calcext:value-type="time">
            <text:p>03:35:43,038</text:p>
          </table:table-cell>
          <table:table-cell table:formula="of:=[.O161]+[.G161]" office:value-type="time" office:time-value="PT03H36M04.038S" calcext:value-type="time">
            <text:p>03:36:04,038</text:p>
          </table:table-cell>
          <table:table-cell office:value-type="time" office:time-value="PT01H24M58S" calcext:value-type="time">
            <text:p>01:24:58,000</text:p>
          </table:table-cell>
          <table:table-cell office:value-type="time" office:time-value="PT01H25M19S" calcext:value-type="time">
            <text:p>01:25:19,000</text:p>
          </table:table-cell>
          <table:table-cell table:style-name="ce22" table:formula="of:=[.O161]-[.N161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E</text:p>
          </table:table-cell>
          <table:table-cell office:value-type="float" office:value="163" calcext:value-type="float">
            <text:p>163</text:p>
          </table:table-cell>
          <table:table-cell table:style-name="ce28" office:value-type="string" calcext:value-type="string">
            <text:p>01:27:28,087</text:p>
          </table:table-cell>
          <table:table-cell table:style-name="ce28" office:value-type="string" calcext:value-type="string">
            <text:p>03:36:48,365</text:p>
          </table:table-cell>
          <table:table-cell table:formula="of:=[.F162]-[.E162]" office:value-type="time" office:time-value="PT02H09M20.278S" calcext:value-type="time">
            <text:p>02:09:20,278</text:p>
          </table:table-cell>
          <table:table-cell/>
          <table:table-cell office:value-type="string" calcext:value-type="string">
            <text:p>Azog doubles his attack</text:p>
          </table:table-cell>
          <table:table-cell office:value-type="string" calcext:value-type="string">
            <text:p>Azog saying "Thor azgul |chajeel" ("They cannot hold the City")</text:p>
          </table:table-cell>
          <table:table-cell office:value-type="string" calcext:value-type="string">
            <text:p>false</text:p>
          </table:table-cell>
          <table:table-cell table:formula="of:=[.N162]+[.G162]" office:value-type="time" office:time-value="PT03H36M46.278S" calcext:value-type="time">
            <text:p>03:36:46,278</text:p>
          </table:table-cell>
          <table:table-cell table:formula="of:=[.O162]+[.G162]" office:value-type="time" office:time-value="PT03H36M58.278S" calcext:value-type="time">
            <text:p>03:36:58,278</text:p>
          </table:table-cell>
          <table:table-cell office:value-type="time" office:time-value="PT01H27M26S" calcext:value-type="time">
            <text:p>01:27:26,000</text:p>
          </table:table-cell>
          <table:table-cell office:value-type="time" office:time-value="PT01H27M38S" calcext:value-type="time">
            <text:p>01:27:38,000</text:p>
          </table:table-cell>
          <table:table-cell table:style-name="ce22" table:formula="of:=[.O162]-[.N162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E</text:p>
          </table:table-cell>
          <table:table-cell office:value-type="float" office:value="164" calcext:value-type="float">
            <text:p>164</text:p>
          </table:table-cell>
          <table:table-cell table:style-name="ce28" office:value-type="string" calcext:value-type="string">
            <text:p>01:27:42,384</text:p>
          </table:table-cell>
          <table:table-cell table:style-name="ce28" office:value-type="string" calcext:value-type="string">
            <text:p>03:36:53,328</text:p>
          </table:table-cell>
          <table:table-cell table:formula="of:=[.F163]-[.E163]" office:value-type="time" office:time-value="PT02H09M10.944S" calcext:value-type="time">
            <text:p>02:09:10,944</text:p>
          </table:table-cell>
          <table:table-cell/>
          <table:table-cell office:value-type="string" calcext:value-type="string">
            <text:p>Dain loses his pig</text:p>
          </table:table-cell>
          <table:table-cell office:value-type="string" calcext:value-type="string">
            <text:p>"Ya |buggers!", after Dain's warpig gets stabbed</text:p>
          </table:table-cell>
          <table:table-cell office:value-type="string" calcext:value-type="string">
            <text:p>false</text:p>
          </table:table-cell>
          <table:table-cell table:formula="of:=[.N163]+[.G163]" office:value-type="time" office:time-value="PT03H36M51.944S" calcext:value-type="time">
            <text:p>03:36:51,944</text:p>
          </table:table-cell>
          <table:table-cell table:formula="of:=[.O163]+[.G163]" office:value-type="time" office:time-value="PT03H36M54.944S" calcext:value-type="time">
            <text:p>03:36:54,944</text:p>
          </table:table-cell>
          <table:table-cell office:value-type="time" office:time-value="PT01H27M41S" calcext:value-type="time">
            <text:p>01:27:41,000</text:p>
          </table:table-cell>
          <table:table-cell office:value-type="time" office:time-value="PT01H27M44S" calcext:value-type="time">
            <text:p>01:27:44,000</text:p>
          </table:table-cell>
          <table:table-cell table:style-name="ce22" table:formula="of:=[.O163]-[.N163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E</text:p>
          </table:table-cell>
          <table:table-cell office:value-type="float" office:value="165" calcext:value-type="float">
            <text:p>165</text:p>
          </table:table-cell>
          <table:table-cell table:style-name="ce28" office:value-type="string" calcext:value-type="string">
            <text:p>01:27:56,995</text:p>
          </table:table-cell>
          <table:table-cell table:style-name="ce28" office:value-type="string" calcext:value-type="string">
            <text:p>03:36:58,269</text:p>
          </table:table-cell>
          <table:table-cell table:formula="of:=[.F164]-[.E164]" office:value-type="time" office:time-value="PT02H09M01.274S" calcext:value-type="time">
            <text:p>02:09:01,274</text:p>
          </table:table-cell>
          <table:table-cell/>
          <table:table-cell office:value-type="string" calcext:value-type="string">
            <text:p>Dain calls out for Thorin – Azog has custom captions</text:p>
          </table:table-cell>
          <table:table-cell office:value-type="string" calcext:value-type="string">
            <text:p>“Where’s |Thorin? We need”</text:p>
          </table:table-cell>
          <table:table-cell office:value-type="string" calcext:value-type="string">
            <text:p>false</text:p>
          </table:table-cell>
          <table:table-cell table:formula="of:=[.N164]+[.G164]" office:value-type="time" office:time-value="PT03H36M57.274S" calcext:value-type="time">
            <text:p>03:36:57,274</text:p>
          </table:table-cell>
          <table:table-cell table:formula="of:=[.O164]+[.G164]" office:value-type="time" office:time-value="PT03H37M14.274S" calcext:value-type="time">
            <text:p>03:37:14,274</text:p>
          </table:table-cell>
          <table:table-cell office:value-type="time" office:time-value="PT01H27M56S" calcext:value-type="time">
            <text:p>01:27:56,000</text:p>
          </table:table-cell>
          <table:table-cell office:value-type="time" office:time-value="PT01H28M13S" calcext:value-type="time">
            <text:p>01:28:13,000</text:p>
          </table:table-cell>
          <table:table-cell table:style-name="ce22" table:formula="of:=[.O164]-[.N164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3E</text:p>
          </table:table-cell>
          <table:table-cell office:value-type="float" office:value="166" calcext:value-type="float">
            <text:p>166</text:p>
          </table:table-cell>
          <table:table-cell table:style-name="ce28" office:value-type="string" calcext:value-type="string">
            <text:p>01:28:48,697</text:p>
          </table:table-cell>
          <table:table-cell table:style-name="ce28" office:value-type="string" calcext:value-type="string">
            <text:p>03:37:18,014</text:p>
          </table:table-cell>
          <table:table-cell table:formula="of:=[.F165]-[.E165]" office:value-type="time" office:time-value="PT02H08M29.317S" calcext:value-type="time">
            <text:p>02:08:29,317</text:p>
          </table:table-cell>
          <table:table-cell/>
          <table:table-cell office:value-type="string" calcext:value-type="string">
            <text:p>Dwalin confronts Thorin</text:p>
          </table:table-cell>
          <table:table-cell office:value-type="string" calcext:value-type="string">
            <text:p>&lt;sound of footstep&gt;, second to last one</text:p>
          </table:table-cell>
          <table:table-cell office:value-type="string" calcext:value-type="string">
            <text:p>false</text:p>
          </table:table-cell>
          <table:table-cell table:formula="of:=[.N165]+[.G165]" office:value-type="time" office:time-value="PT03H37M14.317S" calcext:value-type="time">
            <text:p>03:37:14,317</text:p>
          </table:table-cell>
          <table:table-cell table:formula="of:=[.O165]+[.G165]" office:value-type="time" office:time-value="PT03H38M08.317S" calcext:value-type="time">
            <text:p>03:38:08,317</text:p>
          </table:table-cell>
          <table:table-cell office:value-type="time" office:time-value="PT01H28M45S" calcext:value-type="time">
            <text:p>01:28:45,000</text:p>
          </table:table-cell>
          <table:table-cell office:value-type="time" office:time-value="PT01H29M39S" calcext:value-type="time">
            <text:p>01:29:39,000</text:p>
          </table:table-cell>
          <table:table-cell table:style-name="ce22" table:formula="of:=[.O165]-[.N165]" office:value-type="time" office:time-value="PT00H00M54S" calcext:value-type="time">
            <text:p>00:00:5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E</text:p>
          </table:table-cell>
          <table:table-cell office:value-type="float" office:value="167" calcext:value-type="float">
            <text:p>167</text:p>
          </table:table-cell>
          <table:table-cell table:style-name="ce28" office:value-type="string" calcext:value-type="string">
            <text:p>01:29:50,852</text:p>
          </table:table-cell>
          <table:table-cell table:style-name="ce28" office:value-type="string" calcext:value-type="string">
            <text:p>03:38:12,459</text:p>
          </table:table-cell>
          <table:table-cell table:formula="of:=[.F166]-[.E166]" office:value-type="time" office:time-value="PT02H08M21.607S" calcext:value-type="time">
            <text:p>02:08:21,607</text:p>
          </table:table-cell>
          <table:table-cell/>
          <table:table-cell office:value-type="string" calcext:value-type="string">
            <text:p>Lesser than before</text:p>
          </table:table-cell>
          <table:table-cell office:value-type="string" calcext:value-type="string">
            <text:p>“with a |crown upon your head”</text:p>
          </table:table-cell>
          <table:table-cell office:value-type="string" calcext:value-type="string">
            <text:p>false</text:p>
          </table:table-cell>
          <table:table-cell table:formula="of:=[.N166]+[.G166]" office:value-type="time" office:time-value="PT03H38M08.607S" calcext:value-type="time">
            <text:p>03:38:08,607</text:p>
          </table:table-cell>
          <table:table-cell table:formula="of:=[.O166]+[.G166]" office:value-type="time" office:time-value="PT03H38M18.607S" calcext:value-type="time">
            <text:p>03:38:18,607</text:p>
          </table:table-cell>
          <table:table-cell office:value-type="time" office:time-value="PT01H29M47S" calcext:value-type="time">
            <text:p>01:29:47,000</text:p>
          </table:table-cell>
          <table:table-cell office:value-type="time" office:time-value="PT01H29M57S" calcext:value-type="time">
            <text:p>01:29:57,000</text:p>
          </table:table-cell>
          <table:table-cell table:style-name="ce22" table:formula="of:=[.O166]-[.N166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E</text:p>
          </table:table-cell>
          <table:table-cell office:value-type="float" office:value="168" calcext:value-type="float">
            <text:p>168</text:p>
          </table:table-cell>
          <table:table-cell table:style-name="ce28" office:value-type="string" calcext:value-type="string">
            <text:p>01:33:21,686</text:p>
          </table:table-cell>
          <table:table-cell table:style-name="ce28" office:value-type="string" calcext:value-type="string">
            <text:p>03:38:42,899</text:p>
          </table:table-cell>
          <table:table-cell table:formula="of:=[.F167]-[.E167]" office:value-type="time" office:time-value="PT02H05M21.213S" calcext:value-type="time">
            <text:p>02:05:21,213</text:p>
          </table:table-cell>
          <table:table-cell/>
          <table:table-cell office:value-type="string" calcext:value-type="string">
            <text:p>Azog prepares the final assault on the mountain</text:p>
          </table:table-cell>
          <table:table-cell office:value-type="string" calcext:value-type="string">
            <text:p>&lt;first of two small sounds&gt;, after “Now comes their end”</text:p>
          </table:table-cell>
          <table:table-cell office:value-type="string" calcext:value-type="string">
            <text:p>false</text:p>
          </table:table-cell>
          <table:table-cell table:formula="of:=[.N167]+[.G167]" office:value-type="time" office:time-value="PT03H38M25.213S" calcext:value-type="time">
            <text:p>03:38:25,213</text:p>
          </table:table-cell>
          <table:table-cell table:formula="of:=[.O167]+[.G167]" office:value-type="time" office:time-value="PT03H40M49.213S" calcext:value-type="time">
            <text:p>03:40:49,213</text:p>
          </table:table-cell>
          <table:table-cell office:value-type="time" office:time-value="PT01H33M04S" calcext:value-type="time">
            <text:p>01:33:04,000</text:p>
          </table:table-cell>
          <table:table-cell office:value-type="time" office:time-value="PT01H35M28S" calcext:value-type="time">
            <text:p>01:35:28,000</text:p>
          </table:table-cell>
          <table:table-cell table:style-name="ce22" table:formula="of:=[.O167]-[.N167]" office:value-type="time" office:time-value="PT00H02M24S" calcext:value-type="time">
            <text:p>00:02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E</text:p>
          </table:table-cell>
          <table:table-cell office:value-type="float" office:value="169" calcext:value-type="float">
            <text:p>169</text:p>
          </table:table-cell>
          <table:table-cell table:style-name="ce28" office:value-type="string" calcext:value-type="string">
            <text:p>01:35:36,105</text:p>
          </table:table-cell>
          <table:table-cell table:style-name="ce28" office:value-type="string" calcext:value-type="string">
            <text:p>03:40:53,198</text:p>
          </table:table-cell>
          <table:table-cell table:formula="of:=[.F168]-[.E168]" office:value-type="time" office:time-value="PT02H05M17.093S" calcext:value-type="time">
            <text:p>02:05:17,093</text:p>
          </table:table-cell>
          <table:table-cell/>
          <table:table-cell office:value-type="string" calcext:value-type="string">
            <text:p>The orcs advance until they hear Bombur’s horn</text:p>
          </table:table-cell>
          <table:table-cell office:value-type="string" calcext:value-type="string">
            <text:p>&lt;sound of Orc horn&gt;, deepest valley</text:p>
          </table:table-cell>
          <table:table-cell office:value-type="string" calcext:value-type="string">
            <text:p>false</text:p>
          </table:table-cell>
          <table:table-cell table:formula="of:=[.N168]+[.G168]" office:value-type="time" office:time-value="PT03H40M48.093S" calcext:value-type="time">
            <text:p>03:40:48,093</text:p>
          </table:table-cell>
          <table:table-cell table:formula="of:=[.O168]+[.G168]" office:value-type="time" office:time-value="PT03H41M04.093S" calcext:value-type="time">
            <text:p>03:41:04,093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5M47S" calcext:value-type="time">
            <text:p>01:35:47,000</text:p>
          </table:table-cell>
          <table:table-cell table:style-name="ce22" table:formula="of:=[.O168]-[.N168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170" calcext:value-type="float">
            <text:p>170</text:p>
          </table:table-cell>
          <table:table-cell table:style-name="ce28" office:value-type="string" calcext:value-type="string">
            <text:p>01:35:57,571</text:p>
          </table:table-cell>
          <table:table-cell table:style-name="ce28" office:value-type="string" calcext:value-type="string">
            <text:p>03:41:11,814</text:p>
          </table:table-cell>
          <table:table-cell table:formula="of:=[.F169]-[.E169]" office:value-type="time" office:time-value="PT02H05M14.243S" calcext:value-type="time">
            <text:p>02:05:14,243</text:p>
          </table:table-cell>
          <table:table-cell/>
          <table:table-cell office:value-type="string" calcext:value-type="string">
            <text:p>Thorin’s company leads the attack</text:p>
          </table:table-cell>
          <table:table-cell office:value-type="string" calcext:value-type="string">
            <text:p>&lt;bell slamming through front wall&gt;, highest peak</text:p>
          </table:table-cell>
          <table:table-cell office:value-type="string" calcext:value-type="string">
            <text:p>false</text:p>
          </table:table-cell>
          <table:table-cell table:formula="of:=[.N169]+[.G169]" office:value-type="time" office:time-value="PT03H41M11.243S" calcext:value-type="time">
            <text:p>03:41:11,243</text:p>
          </table:table-cell>
          <table:table-cell table:formula="of:=[.O169]+[.G169]" office:value-type="time" office:time-value="PT03H41M44.243S" calcext:value-type="time">
            <text:p>03:41:44,243</text:p>
          </table:table-cell>
          <table:table-cell office:value-type="time" office:time-value="PT01H35M57S" calcext:value-type="time">
            <text:p>01:35:57,000</text:p>
          </table:table-cell>
          <table:table-cell office:value-type="time" office:time-value="PT01H36M30S" calcext:value-type="time">
            <text:p>01:36:30,000</text:p>
          </table:table-cell>
          <table:table-cell table:style-name="ce22" table:formula="of:=[.O169]-[.N169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E</text:p>
          </table:table-cell>
          <table:table-cell office:value-type="float" office:value="171" calcext:value-type="float">
            <text:p>171</text:p>
          </table:table-cell>
          <table:table-cell table:style-name="ce28" office:value-type="string" calcext:value-type="string">
            <text:p>01:37:14,851</text:p>
          </table:table-cell>
          <table:table-cell table:style-name="ce28" office:value-type="string" calcext:value-type="string">
            <text:p>03:42:02,503</text:p>
          </table:table-cell>
          <table:table-cell table:formula="of:=[.F170]-[.E170]" office:value-type="time" office:time-value="PT02H04M47.652S" calcext:value-type="time">
            <text:p>02:04:47,652</text:p>
          </table:table-cell>
          <table:table-cell/>
          <table:table-cell office:value-type="string" calcext:value-type="string">
            <text:p>Bard starts a final counteroffensive</text:p>
          </table:table-cell>
          <table:table-cell office:value-type="string" calcext:value-type="string">
            <text:p>“Follow |me!”</text:p>
          </table:table-cell>
          <table:table-cell office:value-type="string" calcext:value-type="string">
            <text:p>false</text:p>
          </table:table-cell>
          <table:table-cell table:formula="of:=[.N170]+[.G170]" office:value-type="time" office:time-value="PT03H41M58.152S" calcext:value-type="time">
            <text:p>03:41:58,152</text:p>
          </table:table-cell>
          <table:table-cell table:formula="of:=[.O170]+[.G170]" office:value-type="time" office:time-value="PT03H42M05.652S" calcext:value-type="time">
            <text:p>03:42:05,652</text:p>
          </table:table-cell>
          <table:table-cell office:value-type="time" office:time-value="PT01H37M10.5S" calcext:value-type="time">
            <text:p>01:37:10,500</text:p>
          </table:table-cell>
          <table:table-cell office:value-type="time" office:time-value="PT01H37M18S" calcext:value-type="time">
            <text:p>01:37:18,000</text:p>
          </table:table-cell>
          <table:table-cell table:style-name="ce22" table:formula="of:=[.O170]-[.N170]" office:value-type="time" office:time-value="PT00H00M07.5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E</text:p>
          </table:table-cell>
          <table:table-cell office:value-type="float" office:value="172" calcext:value-type="float">
            <text:p>172</text:p>
          </table:table-cell>
          <table:table-cell table:style-name="ce28" office:value-type="string" calcext:value-type="string">
            <text:p>01:47:16,117</text:p>
          </table:table-cell>
          <table:table-cell table:style-name="ce28" office:value-type="string" calcext:value-type="string">
            <text:p>03:42:16,053</text:p>
          </table:table-cell>
          <table:table-cell table:formula="of:=[.F171]-[.E171]" office:value-type="time" office:time-value="PT01H54M59.936S" calcext:value-type="time">
            <text:p>01:54:59,936</text:p>
          </table:table-cell>
          <table:table-cell/>
          <table:table-cell office:value-type="string" calcext:value-type="string">
            <text:p>Gandalf regains confidence</text:p>
          </table:table-cell>
          <table:table-cell office:value-type="string" calcext:value-type="string">
            <text:p>&lt;troll falls backwards&gt;, highest peak</text:p>
          </table:table-cell>
          <table:table-cell office:value-type="string" calcext:value-type="string">
            <text:p>false</text:p>
          </table:table-cell>
          <table:table-cell table:formula="of:=[.N171]+[.G171]" office:value-type="time" office:time-value="PT03H42M13.936S" calcext:value-type="time">
            <text:p>03:42:13,936</text:p>
          </table:table-cell>
          <table:table-cell table:formula="of:=[.O171]+[.G171]" office:value-type="time" office:time-value="PT03H42M21.936S" calcext:value-type="time">
            <text:p>03:42:21,936</text:p>
          </table:table-cell>
          <table:table-cell office:value-type="time" office:time-value="PT01H47M14S" calcext:value-type="time">
            <text:p>01:47:14,000</text:p>
          </table:table-cell>
          <table:table-cell office:value-type="time" office:time-value="PT01H47M22S" calcext:value-type="time">
            <text:p>01:47:22,000</text:p>
          </table:table-cell>
          <table:table-cell table:style-name="ce22" table:formula="of:=[.O171]-[.N171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E</text:p>
          </table:table-cell>
          <table:table-cell office:value-type="float" office:value="173" calcext:value-type="float">
            <text:p>173</text:p>
          </table:table-cell>
          <table:table-cell table:style-name="ce28" office:value-type="string" calcext:value-type="string">
            <text:p>01:57:31,769</text:p>
          </table:table-cell>
          <table:table-cell table:style-name="ce28" office:value-type="string" calcext:value-type="string">
            <text:p>03:42:35,889</text:p>
          </table:table-cell>
          <table:table-cell table:formula="of:=[.F172]-[.E172]" office:value-type="time" office:time-value="PT01H45M04.12S" calcext:value-type="time">
            <text:p>01:45:04,120</text:p>
          </table:table-cell>
          <table:table-cell/>
          <table:table-cell office:value-type="string" calcext:value-type="string">
            <text:p>Bilbo gets knocked out cold</text:p>
          </table:table-cell>
          <table:table-cell office:value-type="string" calcext:value-type="string">
            <text:p>&lt;sound of orcs jumping down&gt;, follows Bolg’s shout “kuruz”</text:p>
          </table:table-cell>
          <table:table-cell office:value-type="string" calcext:value-type="string">
            <text:p>false</text:p>
          </table:table-cell>
          <table:table-cell table:formula="of:=[.N172]+[.G172]" office:value-type="time" office:time-value="PT03H42M21.12S" calcext:value-type="time">
            <text:p>03:42:21,120</text:p>
          </table:table-cell>
          <table:table-cell table:formula="of:=[.O172]+[.G172]" office:value-type="time" office:time-value="PT03H42M38.12S" calcext:value-type="time">
            <text:p>03:42:38,120</text:p>
          </table:table-cell>
          <table:table-cell office:value-type="time" office:time-value="PT01H57M17S" calcext:value-type="time">
            <text:p>01:57:17,000</text:p>
          </table:table-cell>
          <table:table-cell office:value-type="time" office:time-value="PT01H57M34S" calcext:value-type="time">
            <text:p>01:57:34,000</text:p>
          </table:table-cell>
          <table:table-cell table:style-name="ce22" table:formula="of:=[.O172]-[.N172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E</text:p>
          </table:table-cell>
          <table:table-cell office:value-type="float" office:value="174" calcext:value-type="float">
            <text:p>174</text:p>
          </table:table-cell>
          <table:table-cell table:style-name="ce28" office:value-type="string" calcext:value-type="string">
            <text:p>01:37:21,526</text:p>
          </table:table-cell>
          <table:table-cell table:style-name="ce28" office:value-type="string" calcext:value-type="string">
            <text:p>03:42:47,910</text:p>
          </table:table-cell>
          <table:table-cell table:formula="of:=[.F173]-[.E173]" office:value-type="time" office:time-value="PT02H05M26.384S" calcext:value-type="time">
            <text:p>02:05:26,384</text:p>
          </table:table-cell>
          <table:table-cell/>
          <table:table-cell office:value-type="string" calcext:value-type="string">
            <text:p>The company hold their ground</text:p>
          </table:table-cell>
          <table:table-cell office:value-type="string" calcext:value-type="string">
            <text:p>&lt;sound of Bombur jumping against an orc’s face&gt;, deepest valley</text:p>
          </table:table-cell>
          <table:table-cell office:value-type="string" calcext:value-type="string">
            <text:p>false</text:p>
          </table:table-cell>
          <table:table-cell table:formula="of:=[.N173]+[.G173]" office:value-type="time" office:time-value="PT03H42M47.384S" calcext:value-type="time">
            <text:p>03:42:47,384</text:p>
          </table:table-cell>
          <table:table-cell table:formula="of:=[.O173]+[.G173]" office:value-type="time" office:time-value="PT03H43M04.384S" calcext:value-type="time">
            <text:p>03:43:04,384</text:p>
          </table:table-cell>
          <table:table-cell office:value-type="time" office:time-value="PT01H37M21S" calcext:value-type="time">
            <text:p>01:37:21,000</text:p>
          </table:table-cell>
          <table:table-cell office:value-type="time" office:time-value="PT01H37M38S" calcext:value-type="time">
            <text:p>01:37:38,000</text:p>
          </table:table-cell>
          <table:table-cell table:style-name="ce22" table:formula="of:=[.O173]-[.N173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E</text:p>
          </table:table-cell>
          <table:table-cell office:value-type="float" office:value="175" calcext:value-type="float">
            <text:p>175</text:p>
          </table:table-cell>
          <table:table-cell table:style-name="ce28" office:value-type="string" calcext:value-type="string">
            <text:p>01:40:14,094</text:p>
          </table:table-cell>
          <table:table-cell table:style-name="ce28" office:value-type="string" calcext:value-type="string">
            <text:p>03:43:12,659</text:p>
          </table:table-cell>
          <table:table-cell table:formula="of:=[.F174]-[.E174]" office:value-type="time" office:time-value="PT02H02M58.565S" calcext:value-type="time">
            <text:p>02:02:58,565</text:p>
          </table:table-cell>
          <table:table-cell/>
          <table:table-cell office:value-type="string" calcext:value-type="string">
            <text:p>Thorin tells his plan to Dain</text:p>
          </table:table-cell>
          <table:table-cell office:value-type="string" calcext:value-type="string">
            <text:p>"... hope you got a plan." "-|Aye"</text:p>
          </table:table-cell>
          <table:table-cell office:value-type="string" calcext:value-type="string">
            <text:p>false</text:p>
          </table:table-cell>
          <table:table-cell table:formula="of:=[.N174]+[.G174]" office:value-type="time" office:time-value="PT03H43M05.565S" calcext:value-type="time">
            <text:p>03:43:05,565</text:p>
          </table:table-cell>
          <table:table-cell table:formula="of:=[.O174]+[.G174]" office:value-type="time" office:time-value="PT03H43M15.565S" calcext:value-type="time">
            <text:p>03:43:15,565</text:p>
          </table:table-cell>
          <table:table-cell office:value-type="time" office:time-value="PT01H40M07S" calcext:value-type="time">
            <text:p>01:40:07,000</text:p>
          </table:table-cell>
          <table:table-cell office:value-type="time" office:time-value="PT01H40M17S" calcext:value-type="time">
            <text:p>01:40:17,000</text:p>
          </table:table-cell>
          <table:table-cell table:style-name="ce22" table:formula="of:=[.O174]-[.N174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E</text:p>
          </table:table-cell>
          <table:table-cell office:value-type="float" office:value="176" calcext:value-type="float">
            <text:p>176</text:p>
          </table:table-cell>
          <table:table-cell table:style-name="ce28" office:value-type="string" calcext:value-type="string">
            <text:p>01:49:16,009</text:p>
          </table:table-cell>
          <table:table-cell table:style-name="ce28" office:value-type="string" calcext:value-type="string">
            <text:p>03:43:54,075</text:p>
          </table:table-cell>
          <table:table-cell table:formula="of:=[.F175]-[.E175]" office:value-type="time" office:time-value="PT01H54M38.066S" calcext:value-type="time">
            <text:p>01:54:38,066</text:p>
          </table:table-cell>
          <table:table-cell/>
          <table:table-cell office:value-type="string" calcext:value-type="string">
            <text:p>Ravenhill is abandoned</text:p>
          </table:table-cell>
          <table:table-cell office:value-type="string" calcext:value-type="string">
            <text:p>“Where |is he?”</text:p>
          </table:table-cell>
          <table:table-cell office:value-type="string" calcext:value-type="string">
            <text:p>false</text:p>
          </table:table-cell>
          <table:table-cell table:formula="of:=[.N175]+[.G175]" office:value-type="time" office:time-value="PT03H43M53.066S" calcext:value-type="time">
            <text:p>03:43:53,066</text:p>
          </table:table-cell>
          <table:table-cell table:formula="of:=[.O175]+[.G175]" office:value-type="time" office:time-value="PT03H43M55.066S" calcext:value-type="time">
            <text:p>03:43:55,066</text:p>
          </table:table-cell>
          <table:table-cell office:value-type="time" office:time-value="PT01H49M15S" calcext:value-type="time">
            <text:p>01:49:15,000</text:p>
          </table:table-cell>
          <table:table-cell office:value-type="time" office:time-value="PT01H49M17S" calcext:value-type="time">
            <text:p>01:49:17,000</text:p>
          </table:table-cell>
          <table:table-cell table:style-name="ce22" table:formula="of:=[.O175]-[.N175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E</text:p>
          </table:table-cell>
          <table:table-cell office:value-type="float" office:value="177" calcext:value-type="float">
            <text:p>177</text:p>
          </table:table-cell>
          <table:table-cell table:style-name="ce28" office:value-type="string" calcext:value-type="string">
            <text:p>01:49:32,759</text:p>
          </table:table-cell>
          <table:table-cell table:style-name="ce28" office:value-type="string" calcext:value-type="string">
            <text:p>03:43:57,907</text:p>
          </table:table-cell>
          <table:table-cell table:formula="of:=[.F176]-[.E176]" office:value-type="time" office:time-value="PT01H54M25.148S" calcext:value-type="time">
            <text:p>01:54:25,148</text:p>
          </table:table-cell>
          <table:table-cell/>
          <table:table-cell office:value-type="string" calcext:value-type="string">
            <text:p>Thorin sends Fili and Kili ahead</text:p>
          </table:table-cell>
          <table:table-cell office:value-type="string" calcext:value-type="string">
            <text:p>“|Fili, take your brother”</text:p>
          </table:table-cell>
          <table:table-cell office:value-type="string" calcext:value-type="string">
            <text:p>false</text:p>
          </table:table-cell>
          <table:table-cell table:formula="of:=[.N176]+[.G176]" office:value-type="time" office:time-value="PT03H43M57.148S" calcext:value-type="time">
            <text:p>03:43:57,148</text:p>
          </table:table-cell>
          <table:table-cell table:formula="of:=[.O176]+[.G176]" office:value-type="time" office:time-value="PT03H44M05.148S" calcext:value-type="time">
            <text:p>03:44:05,148</text:p>
          </table:table-cell>
          <table:table-cell office:value-type="time" office:time-value="PT01H49M32S" calcext:value-type="time">
            <text:p>01:49:32,000</text:p>
          </table:table-cell>
          <table:table-cell office:value-type="time" office:time-value="PT01H49M40S" calcext:value-type="time">
            <text:p>01:49:40,000</text:p>
          </table:table-cell>
          <table:table-cell table:style-name="ce22" table:formula="of:=[.O176]-[.N176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E</text:p>
          </table:table-cell>
          <table:table-cell office:value-type="float" office:value="178" calcext:value-type="float">
            <text:p>178</text:p>
          </table:table-cell>
          <table:table-cell table:style-name="ce28" office:value-type="string" calcext:value-type="string">
            <text:p>01:53:57,814</text:p>
          </table:table-cell>
          <table:table-cell table:style-name="ce28" office:value-type="string" calcext:value-type="string">
            <text:p>03:44:15,876</text:p>
          </table:table-cell>
          <table:table-cell table:formula="of:=[.F177]-[.E177]" office:value-type="time" office:time-value="PT01H50M18.062S" calcext:value-type="time">
            <text:p>01:50:18,062</text:p>
          </table:table-cell>
          <table:table-cell/>
          <table:table-cell office:value-type="string" calcext:value-type="string">
            <text:p>Fili and Kili split up</text:p>
          </table:table-cell>
          <table:table-cell office:value-type="string" calcext:value-type="string">
            <text:p>&lt;Fili puts hand on Kili’s shoulder&gt;, just before “Stay here”</text:p>
          </table:table-cell>
          <table:table-cell office:value-type="string" calcext:value-type="string">
            <text:p>false</text:p>
          </table:table-cell>
          <table:table-cell table:formula="of:=[.N177]+[.G177]" office:value-type="time" office:time-value="PT03H44M13.062S" calcext:value-type="time">
            <text:p>03:44:13,062</text:p>
          </table:table-cell>
          <table:table-cell table:formula="of:=[.O177]+[.G177]" office:value-type="time" office:time-value="PT03H44M29.062S" calcext:value-type="time">
            <text:p>03:44:29,062</text:p>
          </table:table-cell>
          <table:table-cell office:value-type="time" office:time-value="PT01H53M55S" calcext:value-type="time">
            <text:p>01:53:55,000</text:p>
          </table:table-cell>
          <table:table-cell office:value-type="time" office:time-value="PT01H54M11S" calcext:value-type="time">
            <text:p>01:54:11,000</text:p>
          </table:table-cell>
          <table:table-cell table:style-name="ce22" table:formula="of:=[.O177]-[.N177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01:54:53,862</text:p>
          </table:table-cell>
          <table:table-cell table:style-name="ce28" office:value-type="string" calcext:value-type="string">
            <text:p>03:44:42,054</text:p>
          </table:table-cell>
          <table:table-cell table:formula="of:=[.F178]-[.E178]" office:value-type="time" office:time-value="PT01H49M48.192S" calcext:value-type="time">
            <text:p>01:49:48,192</text:p>
          </table:table-cell>
          <table:table-cell/>
          <table:table-cell office:value-type="string" calcext:value-type="string">
            <text:p>Fili gets caught – Closed Caption</text:p>
          </table:table-cell>
          <table:table-cell office:value-type="string" calcext:value-type="string">
            <text:p>&lt;metalic sound&gt;, highest peak at end of scene</text:p>
          </table:table-cell>
          <table:table-cell office:value-type="string" calcext:value-type="string">
            <text:p>true</text:p>
          </table:table-cell>
          <table:table-cell table:formula="of:=[.N178]+[.G178]" office:value-type="time" office:time-value="PT03H44M33.192S" calcext:value-type="time">
            <text:p>03:44:33,192</text:p>
          </table:table-cell>
          <table:table-cell table:formula="of:=[.O178]+[.G178]" office:value-type="time" office:time-value="PT03H44M41.192S" calcext:value-type="time">
            <text:p>03:44:41,192</text:p>
          </table:table-cell>
          <table:table-cell office:value-type="time" office:time-value="PT01H54M45S" calcext:value-type="time">
            <text:p>01:54:45,000</text:p>
          </table:table-cell>
          <table:table-cell office:value-type="time" office:time-value="PT01H54M53S" calcext:value-type="time">
            <text:p>01:54:53,000</text:p>
          </table:table-cell>
          <table:table-cell table:style-name="ce22" table:formula="of:=[.O178]-[.N17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E</text:p>
          </table:table-cell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01:55:29,143</text:p>
          </table:table-cell>
          <table:table-cell table:style-name="ce28" office:value-type="string" calcext:value-type="string">
            <text:p>03:44:53,275</text:p>
          </table:table-cell>
          <table:table-cell table:formula="of:=[.F179]-[.E179]" office:value-type="time" office:time-value="PT01H49M24.132S" calcext:value-type="time">
            <text:p>01:49:24,132</text:p>
          </table:table-cell>
          <table:table-cell/>
          <table:table-cell office:value-type="string" calcext:value-type="string">
            <text:p>Azog drags out Fili</text:p>
          </table:table-cell>
          <table:table-cell office:value-type="string" calcext:value-type="string">
            <text:p>"Daka |nu ..." ("Then the brother", said by Azog), little spike at front of waveform</text:p>
          </table:table-cell>
          <table:table-cell office:value-type="string" calcext:value-type="string">
            <text:p>false</text:p>
          </table:table-cell>
          <table:table-cell table:formula="of:=[.N179]+[.G179]" office:value-type="time" office:time-value="PT03H44M32.132S" calcext:value-type="time">
            <text:p>03:44:32,132</text:p>
          </table:table-cell>
          <table:table-cell table:formula="of:=[.O179]+[.G179]" office:value-type="time" office:time-value="PT03H44M53.132S" calcext:value-type="time">
            <text:p>03:44:53,132</text:p>
          </table:table-cell>
          <table:table-cell office:value-type="time" office:time-value="PT01H55M08S" calcext:value-type="time">
            <text:p>01:55:08,000</text:p>
          </table:table-cell>
          <table:table-cell office:value-type="time" office:time-value="PT01H55M29S" calcext:value-type="time">
            <text:p>01:55:29,000</text:p>
          </table:table-cell>
          <table:table-cell table:style-name="ce22" table:formula="of:=[.O179]-[.N179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office:value-type="float" office:value="181" calcext:value-type="float">
            <text:p>181</text:p>
          </table:table-cell>
          <table:table-cell table:style-name="ce28" office:value-type="string" calcext:value-type="string">
            <text:p>01:55:44,617</text:p>
          </table:table-cell>
          <table:table-cell table:style-name="ce28" office:value-type="string" calcext:value-type="string">
            <text:p>03:44:57,815</text:p>
          </table:table-cell>
          <table:table-cell table:formula="of:=[.F180]-[.E180]" office:value-type="time" office:time-value="PT01H49M13.198S" calcext:value-type="time">
            <text:p>01:49:13,198</text:p>
          </table:table-cell>
          <table:table-cell/>
          <table:table-cell office:value-type="string" calcext:value-type="string">
            <text:p>Fili tells Thorin to run away</text:p>
          </table:table-cell>
          <table:table-cell office:value-type="string" calcext:value-type="string">
            <text:p>&lt;Fili getting stabbed&gt;, first spike</text:p>
          </table:table-cell>
          <table:table-cell office:value-type="string" calcext:value-type="string">
            <text:p>false</text:p>
          </table:table-cell>
          <table:table-cell table:formula="of:=[.N180]+[.G180]" office:value-type="time" office:time-value="PT03H44M56.198S" calcext:value-type="time">
            <text:p>03:44:56,198</text:p>
          </table:table-cell>
          <table:table-cell table:formula="of:=[.O180]+[.G180]" office:value-type="time" office:time-value="PT03H44M59.198S" calcext:value-type="time">
            <text:p>03:44:59,198</text:p>
          </table:table-cell>
          <table:table-cell office:value-type="time" office:time-value="PT01H55M43S" calcext:value-type="time">
            <text:p>01:55:43,000</text:p>
          </table:table-cell>
          <table:table-cell office:value-type="time" office:time-value="PT01H55M46S" calcext:value-type="time">
            <text:p>01:55:46,000</text:p>
          </table:table-cell>
          <table:table-cell table:style-name="ce22" table:formula="of:=[.O180]-[.N180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E</text:p>
          </table:table-cell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01:56:14,970</text:p>
          </table:table-cell>
          <table:table-cell table:style-name="ce28" office:value-type="string" calcext:value-type="string">
            <text:p>03:45:27,099</text:p>
          </table:table-cell>
          <table:table-cell table:formula="of:=[.F181]-[.E181]" office:value-type="time" office:time-value="PT01H49M12.129S" calcext:value-type="time">
            <text:p>01:49:12,129</text:p>
          </table:table-cell>
          <table:table-cell/>
          <table:table-cell office:value-type="string" calcext:value-type="string">
            <text:p>Thorin calls Kili back</text:p>
          </table:table-cell>
          <table:table-cell office:value-type="string" calcext:value-type="string">
            <text:p>“Kili!”</text:p>
          </table:table-cell>
          <table:table-cell office:value-type="string" calcext:value-type="string">
            <text:p>false</text:p>
          </table:table-cell>
          <table:table-cell table:formula="of:=[.N181]+[.G181]" office:value-type="time" office:time-value="PT03H45M26.129S" calcext:value-type="time">
            <text:p>03:45:26,129</text:p>
          </table:table-cell>
          <table:table-cell table:formula="of:=[.O181]+[.G181]" office:value-type="time" office:time-value="PT03H45M28.129S" calcext:value-type="time">
            <text:p>03:45:28,129</text:p>
          </table:table-cell>
          <table:table-cell office:value-type="time" office:time-value="PT01H56M14S" calcext:value-type="time">
            <text:p>01:56:14,000</text:p>
          </table:table-cell>
          <table:table-cell office:value-type="time" office:time-value="PT01H56M16S" calcext:value-type="time">
            <text:p>01:56:16,000</text:p>
          </table:table-cell>
          <table:table-cell table:style-name="ce22" table:formula="of:=[.O181]-[.N181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E</text:p>
          </table:table-cell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01:59:43,539</text:p>
          </table:table-cell>
          <table:table-cell table:style-name="ce28" office:value-type="string" calcext:value-type="string">
            <text:p>03:46:41,022</text:p>
          </table:table-cell>
          <table:table-cell table:formula="of:=[.F182]-[.E182]" office:value-type="time" office:time-value="PT01H46M57.483S" calcext:value-type="time">
            <text:p>01:46:57,483</text:p>
          </table:table-cell>
          <table:table-cell/>
          <table:table-cell office:value-type="string" calcext:value-type="string">
            <text:p>Azog surprises Thorin</text:p>
          </table:table-cell>
          <table:table-cell office:value-type="string" calcext:value-type="string">
            <text:p>&lt;Thorin gets hit with mace&gt;, last peak before Thorin is thrown onto the ice and attacked by orcs</text:p>
          </table:table-cell>
          <table:table-cell office:value-type="string" calcext:value-type="string">
            <text:p>false</text:p>
          </table:table-cell>
          <table:table-cell table:formula="of:=[.N182]+[.G182]" office:value-type="time" office:time-value="PT03H46M39.483S" calcext:value-type="time">
            <text:p>03:46:39,483</text:p>
          </table:table-cell>
          <table:table-cell table:formula="of:=[.O182]+[.G182]" office:value-type="time" office:time-value="PT03H46M45.483S" calcext:value-type="time">
            <text:p>03:46:45,483</text:p>
          </table:table-cell>
          <table:table-cell office:value-type="time" office:time-value="PT01H59M42S" calcext:value-type="time">
            <text:p>01:59:42,000</text:p>
          </table:table-cell>
          <table:table-cell office:value-type="time" office:time-value="PT01H59M48S" calcext:value-type="time">
            <text:p>01:59:48,000</text:p>
          </table:table-cell>
          <table:table-cell table:style-name="ce22" table:formula="of:=[.O182]-[.N182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02:12:16,737</text:p>
          </table:table-cell>
          <table:table-cell table:style-name="ce28" office:value-type="string" calcext:value-type="string">
            <text:p>03:50:41,084</text:p>
          </table:table-cell>
          <table:table-cell table:formula="of:=[.F183]-[.E183]" office:value-type="time" office:time-value="PT01H38M24.347S" calcext:value-type="time">
            <text:p>01:38:24,347</text:p>
          </table:table-cell>
          <table:table-cell/>
          <table:table-cell office:value-type="string" calcext:value-type="string">
            <text:p>Final moments of the battle, Thorin makes amends</text:p>
          </table:table-cell>
          <table:table-cell office:value-type="string" calcext:value-type="string">
            <text:p>“The eagles are |coming!”</text:p>
          </table:table-cell>
          <table:table-cell office:value-type="string" calcext:value-type="string">
            <text:p>false</text:p>
          </table:table-cell>
          <table:table-cell table:formula="of:=[.N183]+[.G183]" office:value-type="time" office:time-value="PT03H49M05.347S" calcext:value-type="time">
            <text:p>03:49:05,347</text:p>
          </table:table-cell>
          <table:table-cell table:formula="of:=[.O183]+[.G183]" office:value-type="time" office:time-value="PT03H53M38.347S" calcext:value-type="time">
            <text:p>03:53:38,347</text:p>
          </table:table-cell>
          <table:table-cell office:value-type="time" office:time-value="PT02H10M41S" calcext:value-type="time">
            <text:p>02:10:41,000</text:p>
          </table:table-cell>
          <table:table-cell office:value-type="time" office:time-value="PT02H15M14S" calcext:value-type="time">
            <text:p>02:15:14,000</text:p>
          </table:table-cell>
          <table:table-cell table:style-name="ce22" table:formula="of:=[.O183]-[.N183]" office:value-type="time" office:time-value="PT00H04M33S" calcext:value-type="time">
            <text:p>00:04:3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02:18:55,523</text:p>
          </table:table-cell>
          <table:table-cell table:style-name="ce28" office:value-type="string" calcext:value-type="string">
            <text:p>03:54:21,235</text:p>
          </table:table-cell>
          <table:table-cell table:formula="of:=[.F184]-[.E184]" office:value-type="time" office:time-value="PT01H35M25.712S" calcext:value-type="time">
            <text:p>01:35:25,712</text:p>
          </table:table-cell>
          <table:table-cell/>
          <table:table-cell office:value-type="string" calcext:value-type="string">
            <text:p>Sullen feeling after the battle is over</text:p>
          </table:table-cell>
          <table:table-cell office:value-type="string" calcext:value-type="string">
            <text:p>&lt;Gandalf grabs his pipe, first time he taps it&gt;</text:p>
          </table:table-cell>
          <table:table-cell office:value-type="string" calcext:value-type="string">
            <text:p>false</text:p>
          </table:table-cell>
          <table:table-cell table:formula="of:=[.N184]+[.G184]" office:value-type="time" office:time-value="PT03H53M58.712S" calcext:value-type="time">
            <text:p>03:53:58,712</text:p>
          </table:table-cell>
          <table:table-cell table:formula="of:=[.O184]+[.G184]" office:value-type="time" office:time-value="PT03H56M14.712S" calcext:value-type="time">
            <text:p>03:56:14,712</text:p>
          </table:table-cell>
          <table:table-cell office:value-type="time" office:time-value="PT02H18M33S" calcext:value-type="time">
            <text:p>02:18:33,000</text:p>
          </table:table-cell>
          <table:table-cell office:value-type="time" office:time-value="PT02H20M49S" calcext:value-type="time">
            <text:p>02:20:49,000</text:p>
          </table:table-cell>
          <table:table-cell table:style-name="ce22" table:formula="of:=[.O184]-[.N184]" office:value-type="time" office:time-value="PT00H02M16S" calcext:value-type="time">
            <text:p>00:02:1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02:21:02,743</text:p>
          </table:table-cell>
          <table:table-cell table:style-name="ce28" office:value-type="string" calcext:value-type="string">
            <text:p>03:56:28,454</text:p>
          </table:table-cell>
          <table:table-cell table:formula="of:=[.F185]-[.E185]" office:value-type="time" office:time-value="PT01H35M25.711S" calcext:value-type="time">
            <text:p>01:35:25,711</text:p>
          </table:table-cell>
          <table:table-cell/>
          <table:table-cell office:value-type="string" calcext:value-type="string">
            <text:p>Gandalf’s Eulogy – Not in the original movies but in the appendices!</text:p>
          </table:table-cell>
          <table:table-cell office:value-type="string" calcext:value-type="string">
            <text:p>&lt;highest sound level in funeral music&gt;, just as Thorin’s top-down view fades</text:p>
          </table:table-cell>
          <table:table-cell office:value-type="string" calcext:value-type="string">
            <text:p>false</text:p>
          </table:table-cell>
          <table:table-cell table:formula="of:=[.N185]+[.G185]" office:value-type="time" office:time-value="PT03H56M28.711S" calcext:value-type="time">
            <text:p>03:56:28,711</text:p>
          </table:table-cell>
          <table:table-cell table:formula="of:=[.O185]+[.G185]" office:value-type="time" office:time-value="PT03H57M38.711S" calcext:value-type="time">
            <text:p>03:57:38,711</text:p>
          </table:table-cell>
          <table:table-cell office:value-type="time" office:time-value="PT02H21M03S" calcext:value-type="time">
            <text:p>02:21:03,000</text:p>
          </table:table-cell>
          <table:table-cell office:value-type="time" office:time-value="PT02H22M13S" calcext:value-type="time">
            <text:p>02:22:13,000</text:p>
          </table:table-cell>
          <table:table-cell table:style-name="ce22" table:formula="of:=[.O185]-[.N185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87" calcext:value-type="float">
            <text:p>187</text:p>
          </table:table-cell>
          <table:table-cell table:style-name="ce28" office:value-type="string" calcext:value-type="string">
            <text:p>02:22:17,343</text:p>
          </table:table-cell>
          <table:table-cell table:style-name="ce28" office:value-type="string" calcext:value-type="string">
            <text:p>03:57:33,024</text:p>
          </table:table-cell>
          <table:table-cell table:formula="of:=[.F186]-[.E186]" office:value-type="time" office:time-value="PT01H35M15.681S" calcext:value-type="time">
            <text:p>01:35:15,681</text:p>
          </table:table-cell>
          <table:table-cell/>
          <table:table-cell office:value-type="string" calcext:value-type="string">
            <text:p>End of the funeral, Bilbo parts ways</text:p>
          </table:table-cell>
          <table:table-cell office:value-type="string" calcext:value-type="string">
            <text:p>“The king is dead! |Long live the king!”, first little spike at start of waveform</text:p>
          </table:table-cell>
          <table:table-cell office:value-type="string" calcext:value-type="string">
            <text:p>false</text:p>
          </table:table-cell>
          <table:table-cell table:formula="of:=[.N186]+[.G186]" office:value-type="time" office:time-value="PT03H57M28.681S" calcext:value-type="time">
            <text:p>03:57:28,681</text:p>
          </table:table-cell>
          <table:table-cell table:formula="of:=[.O186]+[.G186]" office:value-type="time" office:time-value="PT04H00M15.681S" calcext:value-type="time">
            <text:p>04:00:15,681</text:p>
          </table:table-cell>
          <table:table-cell office:value-type="time" office:time-value="PT02H22M13S" calcext:value-type="time">
            <text:p>02:22:13,000</text:p>
          </table:table-cell>
          <table:table-cell office:value-type="time" office:time-value="PT02H25M00S" calcext:value-type="time">
            <text:p>02:25:00,000</text:p>
          </table:table-cell>
          <table:table-cell table:style-name="ce22" table:formula="of:=[.O186]-[.N186]" office:value-type="time" office:time-value="PT00H02M47S" calcext:value-type="time">
            <text:p>00:02:4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8" calcext:value-type="float">
            <text:p>188</text:p>
          </table:table-cell>
          <table:table-cell table:style-name="ce28" office:value-type="string" calcext:value-type="string">
            <text:p>02:25:51,155</text:p>
          </table:table-cell>
          <table:table-cell table:style-name="ce28" office:value-type="string" calcext:value-type="string">
            <text:p>04:00:27,445</text:p>
          </table:table-cell>
          <table:table-cell table:formula="of:=[.F187]-[.E187]" office:value-type="time" office:time-value="PT01H34M36.29S" calcext:value-type="time">
            <text:p>01:34:36,290</text:p>
          </table:table-cell>
          <table:table-cell/>
          <table:table-cell office:value-type="string" calcext:value-type="string">
            <text:p>Gandalf liked Bilbo’s company</text:p>
          </table:table-cell>
          <table:table-cell office:value-type="string" calcext:value-type="string">
            <text:p>"Quite a li|ttle fellow"</text:p>
          </table:table-cell>
          <table:table-cell office:value-type="string" calcext:value-type="string">
            <text:p>false</text:p>
          </table:table-cell>
          <table:table-cell table:formula="of:=[.N187]+[.G187]" office:value-type="time" office:time-value="PT04H00M17.29S" calcext:value-type="time">
            <text:p>04:00:17,290</text:p>
          </table:table-cell>
          <table:table-cell table:formula="of:=[.O187]+[.G187]" office:value-type="time" office:time-value="PT04H00M33.29S" calcext:value-type="time">
            <text:p>04:00:33,290</text:p>
          </table:table-cell>
          <table:table-cell office:value-type="time" office:time-value="PT02H25M41S" calcext:value-type="time">
            <text:p>02:25:41,000</text:p>
          </table:table-cell>
          <table:table-cell office:value-type="time" office:time-value="PT02H25M57S" calcext:value-type="time">
            <text:p>02:25:57,000</text:p>
          </table:table-cell>
          <table:table-cell table:style-name="ce22" table:formula="of:=[.O187]-[.N187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9" calcext:value-type="float">
            <text:p>189</text:p>
          </table:table-cell>
          <table:table-cell table:style-name="ce28" office:value-type="string" calcext:value-type="string">
            <text:p>02:25:29,686</text:p>
          </table:table-cell>
          <table:table-cell table:style-name="ce28" office:value-type="string" calcext:value-type="string">
            <text:p>04:00:49,846</text:p>
          </table:table-cell>
          <table:table-cell table:formula="of:=[.F188]-[.E188]" office:value-type="time" office:time-value="PT01H35M20.16S" calcext:value-type="time">
            <text:p>01:35:20,160</text:p>
          </table:table-cell>
          <table:table-cell/>
          <table:table-cell office:value-type="string" calcext:value-type="string">
            <text:p>Parting of ways</text:p>
          </table:table-cell>
          <table:table-cell office:value-type="string" calcext:value-type="string">
            <text:p>&lt;sound of Bilbo retracting hand and grabbing his shoulder strap&gt;</text:p>
          </table:table-cell>
          <table:table-cell office:value-type="string" calcext:value-type="string">
            <text:p>false</text:p>
          </table:table-cell>
          <table:table-cell table:formula="of:=[.N188]+[.G188]" office:value-type="time" office:time-value="PT04H00M34.16S" calcext:value-type="time">
            <text:p>04:00:34,160</text:p>
          </table:table-cell>
          <table:table-cell table:formula="of:=[.O188]+[.G188]" office:value-type="time" office:time-value="PT04H00M48.16S" calcext:value-type="time">
            <text:p>04:00:48,160</text:p>
          </table:table-cell>
          <table:table-cell office:value-type="time" office:time-value="PT02H25M14S" calcext:value-type="time">
            <text:p>02:25:14,000</text:p>
          </table:table-cell>
          <table:table-cell office:value-type="time" office:time-value="PT02H25M28S" calcext:value-type="time">
            <text:p>02:25:28,000</text:p>
          </table:table-cell>
          <table:table-cell table:style-name="ce22" table:formula="of:=[.O188]-[.N188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90" calcext:value-type="float">
            <text:p>190</text:p>
          </table:table-cell>
          <table:table-cell table:style-name="ce28" office:value-type="string" calcext:value-type="string">
            <text:p>02:26:27,976</text:p>
          </table:table-cell>
          <table:table-cell table:style-name="ce28" office:value-type="string" calcext:value-type="string">
            <text:p>04:01:20,076</text:p>
          </table:table-cell>
          <table:table-cell table:formula="of:=[.F189]-[.E189]" office:value-type="time" office:time-value="PT01H34M52.1S" calcext:value-type="time">
            <text:p>01:34:52,100</text:p>
          </table:table-cell>
          <table:table-cell/>
          <table:table-cell office:value-type="string" calcext:value-type="string">
            <text:p>The sale</text:p>
          </table:table-cell>
          <table:table-cell office:value-type="string" calcext:value-type="string">
            <text:p>"Wait a minute, |that's my mother's glory box"</text:p>
          </table:table-cell>
          <table:table-cell office:value-type="string" calcext:value-type="string">
            <text:p>false</text:p>
          </table:table-cell>
          <table:table-cell table:formula="of:=[.N189]+[.G189]" office:value-type="time" office:time-value="PT04H01M06.1S" calcext:value-type="time">
            <text:p>04:01:06,100</text:p>
          </table:table-cell>
          <table:table-cell table:formula="of:=[.O189]+[.G189]" office:value-type="time" office:time-value="PT04H05M52.1S" calcext:value-type="time">
            <text:p>04:05:52,100</text:p>
          </table:table-cell>
          <table:table-cell office:value-type="time" office:time-value="PT02H26M14S" calcext:value-type="time">
            <text:p>02:26:14,000</text:p>
          </table:table-cell>
          <table:table-cell office:value-type="time" office:time-value="PT02H31M00S" calcext:value-type="time">
            <text:p>02:31:00,000</text:p>
          </table:table-cell>
          <table:table-cell table:style-name="ce22" table:formula="of:=[.O189]-[.N189]" office:value-type="time" office:time-value="PT00H04M46S" calcext:value-type="time">
            <text:p>00:04:46</text:p>
          </table:table-cell>
          <table:table-cell table:number-columns-repeated="1008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Offsets" table:style-name="ta1">
        <office:forms form:automatic-focus="false" form:apply-design-mode="false"/>
        <table:table-column table:style-name="co9" table:default-cell-style-name="ce5"/>
        <table:table-column table:style-name="co12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[Main.G2]" office:value-type="time" office:time-value="-PT00H08M47.794S" calcext:value-type="time">
            <text:p>-00:08:47,794</text:p>
          </table:table-cell>
        </table:table-row>
        <table:table-row table:style-name="ro1">
          <table:table-cell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[Main.G3]" office:value-type="time" office:time-value="-PT00H08M06.131S" calcext:value-type="time">
            <text:p>-00:08:06,131</text:p>
          </table:table-cell>
        </table:table-row>
        <table:table-row table:style-name="ro1">
          <table:table-cell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[Main.G4]" office:value-type="time" office:time-value="-PT00H07M46.857S" calcext:value-type="time">
            <text:p>-00:07:46,857</text:p>
          </table:table-cell>
        </table:table-row>
        <table:table-row table:style-name="ro1">
          <table:table-cell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[Main.G5]" office:value-type="time" office:time-value="PT00H00M49.16S" calcext:value-type="time">
            <text:p>00:00:49,160</text:p>
          </table:table-cell>
        </table:table-row>
        <table:table-row table:style-name="ro1">
          <table:table-cell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[Main.G6]" office:value-type="time" office:time-value="-PT00H11M15.815S" calcext:value-type="time">
            <text:p>-00:11:15,815</text:p>
          </table:table-cell>
        </table:table-row>
        <table:table-row table:style-name="ro1">
          <table:table-cell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[Main.G7]" office:value-type="time" office:time-value="-PT00H11M14.68S" calcext:value-type="time">
            <text:p>-00:11:14,680</text:p>
          </table:table-cell>
        </table:table-row>
        <table:table-row table:style-name="ro1">
          <table:table-cell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[Main.G8]" office:value-type="time" office:time-value="-PT00H11M25.383S" calcext:value-type="time">
            <text:p>-00:11:25,383</text:p>
          </table:table-cell>
        </table:table-row>
        <table:table-row table:style-name="ro1">
          <table:table-cell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[Main.G9]" office:value-type="time" office:time-value="-PT00H11M45.304S" calcext:value-type="time">
            <text:p>-00:11:45,304</text:p>
          </table:table-cell>
        </table:table-row>
        <table:table-row table:style-name="ro1">
          <table:table-cell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[Main.G10]" office:value-type="time" office:time-value="-PT00H12M14.085S" calcext:value-type="time">
            <text:p>-00:12:14,085</text:p>
          </table:table-cell>
        </table:table-row>
        <table:table-row table:style-name="ro1">
          <table:table-cell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[Main.G11]" office:value-type="time" office:time-value="-PT00H12M18.582S" calcext:value-type="time">
            <text:p>-00:12:18,582</text:p>
          </table:table-cell>
        </table:table-row>
        <table:table-row table:style-name="ro1">
          <table:table-cell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[Main.G12]" office:value-type="time" office:time-value="-PT00H12M31.305S" calcext:value-type="time">
            <text:p>-00:12:31,305</text:p>
          </table:table-cell>
        </table:table-row>
        <table:table-row table:style-name="ro1">
          <table:table-cell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[Main.G13]" office:value-type="time" office:time-value="-PT00H12M44.024S" calcext:value-type="time">
            <text:p>-00:12:44,024</text:p>
          </table:table-cell>
        </table:table-row>
        <table:table-row table:style-name="ro1">
          <table:table-cell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[Main.G14]" office:value-type="time" office:time-value="-PT00H12M48.233S" calcext:value-type="time">
            <text:p>-00:12:48,233</text:p>
          </table:table-cell>
        </table:table-row>
        <table:table-row table:style-name="ro1">
          <table:table-cell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[Main.G15]" office:value-type="time" office:time-value="-PT00H13M04.671S" calcext:value-type="time">
            <text:p>-00:13:04,671</text:p>
          </table:table-cell>
        </table:table-row>
        <table:table-row table:style-name="ro1">
          <table:table-cell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[Main.G16]" office:value-type="time" office:time-value="-PT00H18M19.059S" calcext:value-type="time">
            <text:p>-00:18:19,059</text:p>
          </table:table-cell>
        </table:table-row>
        <table:table-row table:style-name="ro1">
          <table:table-cell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[Main.G17]" office:value-type="time" office:time-value="-PT00H18M31.043S" calcext:value-type="time">
            <text:p>-00:18:31,043</text:p>
          </table:table-cell>
        </table:table-row>
        <table:table-row table:style-name="ro1">
          <table:table-cell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[Main.G18]" office:value-type="time" office:time-value="-PT00H22M23.861S" calcext:value-type="time">
            <text:p>-00:22:23,861</text:p>
          </table:table-cell>
        </table:table-row>
        <table:table-row table:style-name="ro1">
          <table:table-cell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[Main.G19]" office:value-type="time" office:time-value="-PT00H22M26.868S" calcext:value-type="time">
            <text:p>-00:22:26,868</text:p>
          </table:table-cell>
        </table:table-row>
        <table:table-row table:style-name="ro1">
          <table:table-cell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[Main.G20]" office:value-type="time" office:time-value="-PT00H22M35.409S" calcext:value-type="time">
            <text:p>-00:22:35,409</text:p>
          </table:table-cell>
        </table:table-row>
        <table:table-row table:style-name="ro1">
          <table:table-cell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[Main.G21]" office:value-type="time" office:time-value="-PT00H22M36.802S" calcext:value-type="time">
            <text:p>-00:22:36,802</text:p>
          </table:table-cell>
        </table:table-row>
        <table:table-row table:style-name="ro1">
          <table:table-cell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[Main.G22]" office:value-type="time" office:time-value="-PT00H22M50.575S" calcext:value-type="time">
            <text:p>-00:22:50,575</text:p>
          </table:table-cell>
        </table:table-row>
        <table:table-row table:style-name="ro1">
          <table:table-cell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[Main.G23]" office:value-type="time" office:time-value="-PT00H23M08.461S" calcext:value-type="time">
            <text:p>-00:23:08,461</text:p>
          </table:table-cell>
        </table:table-row>
        <table:table-row table:style-name="ro1">
          <table:table-cell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[Main.G24]" office:value-type="time" office:time-value="-PT00H23M18.673S" calcext:value-type="time">
            <text:p>-00:23:18,673</text:p>
          </table:table-cell>
        </table:table-row>
        <table:table-row table:style-name="ro1">
          <table:table-cell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[Main.G25]" office:value-type="time" office:time-value="-PT00H23M18.744S" calcext:value-type="time">
            <text:p>-00:23:18,744</text:p>
          </table:table-cell>
        </table:table-row>
        <table:table-row table:style-name="ro1">
          <table:table-cell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[Main.G26]" office:value-type="time" office:time-value="-PT00H23M40.013S" calcext:value-type="time">
            <text:p>-00:23:40,013</text:p>
          </table:table-cell>
        </table:table-row>
        <table:table-row table:style-name="ro1">
          <table:table-cell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[Main.G27]" office:value-type="time" office:time-value="-PT00H33M20.93S" calcext:value-type="time">
            <text:p>-00:33:20,930</text:p>
          </table:table-cell>
        </table:table-row>
        <table:table-row table:style-name="ro1">
          <table:table-cell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[Main.G28]" office:value-type="time" office:time-value="-PT00H33M33.983S" calcext:value-type="time">
            <text:p>-00:33:33,983</text:p>
          </table:table-cell>
        </table:table-row>
        <table:table-row table:style-name="ro1">
          <table:table-cell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[Main.G29]" office:value-type="time" office:time-value="-PT00H35M41.903S" calcext:value-type="time">
            <text:p>-00:35:41,903</text:p>
          </table:table-cell>
        </table:table-row>
        <table:table-row table:style-name="ro1">
          <table:table-cell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[Main.G30]" office:value-type="time" office:time-value="-PT00H34M14.151S" calcext:value-type="time">
            <text:p>-00:34:14,151</text:p>
          </table:table-cell>
        </table:table-row>
        <table:table-row table:style-name="ro1">
          <table:table-cell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[Main.G31]" office:value-type="time" office:time-value="-PT00H34M17.321S" calcext:value-type="time">
            <text:p>-00:34:17,321</text:p>
          </table:table-cell>
        </table:table-row>
        <table:table-row table:style-name="ro1">
          <table:table-cell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[Main.G32]" office:value-type="time" office:time-value="-PT00H35M40.746S" calcext:value-type="time">
            <text:p>-00:35:40,746</text:p>
          </table:table-cell>
        </table:table-row>
        <table:table-row table:style-name="ro1">
          <table:table-cell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[Main.G33]" office:value-type="time" office:time-value="-PT00H40M08.786S" calcext:value-type="time">
            <text:p>-00:40:08,786</text:p>
          </table:table-cell>
        </table:table-row>
        <table:table-row table:style-name="ro1">
          <table:table-cell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[Main.G34]" office:value-type="time" office:time-value="-PT00H40M15.042S" calcext:value-type="time">
            <text:p>-00:40:15,042</text:p>
          </table:table-cell>
        </table:table-row>
        <table:table-row table:style-name="ro1">
          <table:table-cell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[Main.G35]" office:value-type="time" office:time-value="-PT00H40M17.298S" calcext:value-type="time">
            <text:p>-00:40:17,298</text:p>
          </table:table-cell>
        </table:table-row>
        <table:table-row table:style-name="ro1">
          <table:table-cell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[Main.G36]" office:value-type="time" office:time-value="-PT00H40M20.048S" calcext:value-type="time">
            <text:p>-00:40:20,048</text:p>
          </table:table-cell>
        </table:table-row>
        <table:table-row table:style-name="ro1">
          <table:table-cell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[Main.G37]" office:value-type="time" office:time-value="-PT00H36M45.923S" calcext:value-type="time">
            <text:p>-00:36:45,923</text:p>
          </table:table-cell>
        </table:table-row>
        <table:table-row table:style-name="ro1">
          <table:table-cell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[Main.G38]" office:value-type="time" office:time-value="-PT00H45M47.915S" calcext:value-type="time">
            <text:p>-00:45:47,915</text:p>
          </table:table-cell>
        </table:table-row>
        <table:table-row table:style-name="ro1">
          <table:table-cell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[Main.G39]" office:value-type="time" office:time-value="-PT00H48M23.368S" calcext:value-type="time">
            <text:p>-00:48:23,368</text:p>
          </table:table-cell>
        </table:table-row>
        <table:table-row table:style-name="ro1">
          <table:table-cell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[Main.G40]" office:value-type="time" office:time-value="-PT00H48M29.92S" calcext:value-type="time">
            <text:p>-00:48:29,920</text:p>
          </table:table-cell>
        </table:table-row>
        <table:table-row table:style-name="ro1">
          <table:table-cell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[Main.G41]" office:value-type="time" office:time-value="-PT00H51M17.368S" calcext:value-type="time">
            <text:p>-00:51:17,368</text:p>
          </table:table-cell>
        </table:table-row>
        <table:table-row table:style-name="ro1">
          <table:table-cell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[Main.G42]" office:value-type="time" office:time-value="-PT00H51M44.484S" calcext:value-type="time">
            <text:p>-00:51:44,484</text:p>
          </table:table-cell>
        </table:table-row>
        <table:table-row table:style-name="ro1">
          <table:table-cell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[Main.G43]" office:value-type="time" office:time-value="-PT00H51M54.099S" calcext:value-type="time">
            <text:p>-00:51:54,099</text:p>
          </table:table-cell>
        </table:table-row>
        <table:table-row table:style-name="ro1">
          <table:table-cell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[Main.G44]" office:value-type="time" office:time-value="-PT00H52M26.152S" calcext:value-type="time">
            <text:p>-00:52:26,152</text:p>
          </table:table-cell>
        </table:table-row>
        <table:table-row table:style-name="ro1">
          <table:table-cell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[Main.G45]" office:value-type="time" office:time-value="-PT00H52M56.557S" calcext:value-type="time">
            <text:p>-00:52:56,557</text:p>
          </table:table-cell>
        </table:table-row>
        <table:table-row table:style-name="ro1">
          <table:table-cell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[Main.G46]" office:value-type="time" office:time-value="-PT00H53M12.194S" calcext:value-type="time">
            <text:p>-00:53:12,194</text:p>
          </table:table-cell>
        </table:table-row>
        <table:table-row table:style-name="ro1">
          <table:table-cell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[Main.G47]" office:value-type="time" office:time-value="-PT00H55M22.659S" calcext:value-type="time">
            <text:p>-00:55:22,659</text:p>
          </table:table-cell>
        </table:table-row>
        <table:table-row table:style-name="ro1">
          <table:table-cell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[Main.G48]" office:value-type="time" office:time-value="-PT00H55M23.916S" calcext:value-type="time">
            <text:p>-00:55:23,916</text:p>
          </table:table-cell>
        </table:table-row>
        <table:table-row table:style-name="ro1">
          <table:table-cell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[Main.G49]" office:value-type="time" office:time-value="-PT00H55M25.678S" calcext:value-type="time">
            <text:p>-00:55:25,678</text:p>
          </table:table-cell>
        </table:table-row>
        <table:table-row table:style-name="ro1">
          <table:table-cell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[Main.G50]" office:value-type="time" office:time-value="-PT00H55M35.514S" calcext:value-type="time">
            <text:p>-00:55:35,514</text:p>
          </table:table-cell>
        </table:table-row>
        <table:table-row table:style-name="ro1">
          <table:table-cell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[Main.G51]" office:value-type="time" office:time-value="-PT00H55M36.834S" calcext:value-type="time">
            <text:p>-00:55:36,834</text:p>
          </table:table-cell>
        </table:table-row>
        <table:table-row table:style-name="ro1">
          <table:table-cell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[Main.G52]" office:value-type="time" office:time-value="-PT00H57M13.117S" calcext:value-type="time">
            <text:p>-00:57:13,117</text:p>
          </table:table-cell>
        </table:table-row>
        <table:table-row table:style-name="ro1">
          <table:table-cell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[Main.G53]" office:value-type="time" office:time-value="-PT00H58M49.55S" calcext:value-type="time">
            <text:p>-00:58:49,550</text:p>
          </table:table-cell>
        </table:table-row>
        <table:table-row table:style-name="ro1">
          <table:table-cell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[Main.G54]" office:value-type="time" office:time-value="-PT00H58M56.348S" calcext:value-type="time">
            <text:p>-00:58:56,348</text:p>
          </table:table-cell>
        </table:table-row>
        <table:table-row table:style-name="ro1">
          <table:table-cell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[Main.G55]" office:value-type="time" office:time-value="-PT00H59M11.23S" calcext:value-type="time">
            <text:p>-00:59:11,230</text:p>
          </table:table-cell>
        </table:table-row>
        <table:table-row table:style-name="ro1">
          <table:table-cell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[Main.G56]" office:value-type="time" office:time-value="-PT00H59M24.458S" calcext:value-type="time">
            <text:p>-00:59:24,458</text:p>
          </table:table-cell>
        </table:table-row>
        <table:table-row table:style-name="ro1">
          <table:table-cell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[Main.G57]" office:value-type="time" office:time-value="-PT00H59M32.633S" calcext:value-type="time">
            <text:p>-00:59:32,633</text:p>
          </table:table-cell>
        </table:table-row>
        <table:table-row table:style-name="ro1">
          <table:table-cell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[Main.G58]" office:value-type="time" office:time-value="-PT00H59M40.228S" calcext:value-type="time">
            <text:p>-00:59:40,228</text:p>
          </table:table-cell>
        </table:table-row>
        <table:table-row table:style-name="ro1">
          <table:table-cell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[Main.G59]" office:value-type="time" office:time-value="-PT01H00M41.281S" calcext:value-type="time">
            <text:p>-01:00:41,281</text:p>
          </table:table-cell>
        </table:table-row>
        <table:table-row table:style-name="ro1">
          <table:table-cell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[Main.G60]" office:value-type="time" office:time-value="-PT01H00M47.413S" calcext:value-type="time">
            <text:p>-01:00:47,413</text:p>
          </table:table-cell>
        </table:table-row>
        <table:table-row table:style-name="ro1">
          <table:table-cell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[Main.G61]" office:value-type="time" office:time-value="-PT01H00M51.873S" calcext:value-type="time">
            <text:p>-01:00:51,873</text:p>
          </table:table-cell>
        </table:table-row>
        <table:table-row table:style-name="ro1">
          <table:table-cell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[Main.G62]" office:value-type="time" office:time-value="-PT01H04M24.259S" calcext:value-type="time">
            <text:p>-01:04:24,259</text:p>
          </table:table-cell>
        </table:table-row>
        <table:table-row table:style-name="ro1">
          <table:table-cell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[Main.G63]" office:value-type="time" office:time-value="-PT01H07M57.879S" calcext:value-type="time">
            <text:p>-01:07:57,879</text:p>
          </table:table-cell>
        </table:table-row>
        <table:table-row table:style-name="ro1">
          <table:table-cell table:formula="of:=CONCATENATE(&quot;c&quot;;TEXT([$Main.A64]; &quot;00&quot;);&quot;r&quot;;TEXT([$Main.B64];&quot;00&quot;))" office:value-type="string" office:string-value="c07r01" calcext:value-type="string">
            <text:p>c07r01</text:p>
          </table:table-cell>
          <table:table-cell table:formula="of:=[Main.G64]" office:value-type="time" office:time-value="PT01H36M16.851S" calcext:value-type="time">
            <text:p>01:36:16,851</text:p>
          </table:table-cell>
        </table:table-row>
        <table:table-row table:style-name="ro1">
          <table:table-cell table:formula="of:=CONCATENATE(&quot;c&quot;;TEXT([$Main.A65]; &quot;00&quot;);&quot;r&quot;;TEXT([$Main.B65];&quot;00&quot;))" office:value-type="string" office:string-value="c07r02" calcext:value-type="string">
            <text:p>c07r02</text:p>
          </table:table-cell>
          <table:table-cell table:formula="of:=[Main.G65]" office:value-type="time" office:time-value="PT01H36M03.837S" calcext:value-type="time">
            <text:p>01:36:03,837</text:p>
          </table:table-cell>
        </table:table-row>
        <table:table-row table:style-name="ro1">
          <table:table-cell table:formula="of:=CONCATENATE(&quot;c&quot;;TEXT([$Main.A66]; &quot;00&quot;);&quot;r&quot;;TEXT([$Main.B66];&quot;00&quot;))" office:value-type="string" office:string-value="c07r03" calcext:value-type="string">
            <text:p>c07r03</text:p>
          </table:table-cell>
          <table:table-cell table:formula="of:=[Main.G66]" office:value-type="time" office:time-value="PT01H35M43.102S" calcext:value-type="time">
            <text:p>01:35:43,102</text:p>
          </table:table-cell>
        </table:table-row>
        <table:table-row table:style-name="ro1">
          <table:table-cell table:formula="of:=CONCATENATE(&quot;c&quot;;TEXT([$Main.A67]; &quot;00&quot;);&quot;r&quot;;TEXT([$Main.B67];&quot;00&quot;))" office:value-type="string" office:string-value="c07r04" calcext:value-type="string">
            <text:p>c07r04</text:p>
          </table:table-cell>
          <table:table-cell table:formula="of:=[Main.G67]" office:value-type="time" office:time-value="PT01H35M30.643S" calcext:value-type="time">
            <text:p>01:35:30,643</text:p>
          </table:table-cell>
        </table:table-row>
        <table:table-row table:style-name="ro1">
          <table:table-cell table:formula="of:=CONCATENATE(&quot;c&quot;;TEXT([$Main.A68]; &quot;00&quot;);&quot;r&quot;;TEXT([$Main.B68];&quot;00&quot;))" office:value-type="string" office:string-value="c07r05" calcext:value-type="string">
            <text:p>c07r05</text:p>
          </table:table-cell>
          <table:table-cell table:formula="of:=[Main.G68]" office:value-type="time" office:time-value="PT01H35M23.455S" calcext:value-type="time">
            <text:p>01:35:23,455</text:p>
          </table:table-cell>
        </table:table-row>
        <table:table-row table:style-name="ro1">
          <table:table-cell table:formula="of:=CONCATENATE(&quot;c&quot;;TEXT([$Main.A69]; &quot;00&quot;);&quot;r&quot;;TEXT([$Main.B69];&quot;00&quot;))" office:value-type="string" office:string-value="c07r06" calcext:value-type="string">
            <text:p>c07r06</text:p>
          </table:table-cell>
          <table:table-cell table:formula="of:=[Main.G69]" office:value-type="time" office:time-value="PT01H31M46.079S" calcext:value-type="time">
            <text:p>01:31:46,079</text:p>
          </table:table-cell>
        </table:table-row>
        <table:table-row table:style-name="ro1">
          <table:table-cell table:formula="of:=CONCATENATE(&quot;c&quot;;TEXT([$Main.A70]; &quot;00&quot;);&quot;r&quot;;TEXT([$Main.B70];&quot;00&quot;))" office:value-type="string" office:string-value="c07r07" calcext:value-type="string">
            <text:p>c07r07</text:p>
          </table:table-cell>
          <table:table-cell table:formula="of:=[Main.G70]" office:value-type="time" office:time-value="PT01H31M36.985S" calcext:value-type="time">
            <text:p>01:31:36,985</text:p>
          </table:table-cell>
        </table:table-row>
        <table:table-row table:style-name="ro1">
          <table:table-cell table:formula="of:=CONCATENATE(&quot;c&quot;;TEXT([$Main.A71]; &quot;00&quot;);&quot;r&quot;;TEXT([$Main.B71];&quot;00&quot;))" office:value-type="string" office:string-value="c07r08" calcext:value-type="string">
            <text:p>c07r08</text:p>
          </table:table-cell>
          <table:table-cell table:formula="of:=[Main.G71]" office:value-type="time" office:time-value="PT01H31M19.3S" calcext:value-type="time">
            <text:p>01:31:19,300</text:p>
          </table:table-cell>
        </table:table-row>
        <table:table-row table:style-name="ro1">
          <table:table-cell table:formula="of:=CONCATENATE(&quot;c&quot;;TEXT([$Main.A72]; &quot;00&quot;);&quot;r&quot;;TEXT([$Main.B72];&quot;00&quot;))" office:value-type="string" office:string-value="c07r09" calcext:value-type="string">
            <text:p>c07r09</text:p>
          </table:table-cell>
          <table:table-cell table:formula="of:=[Main.G72]" office:value-type="time" office:time-value="PT01H29M15.008S" calcext:value-type="time">
            <text:p>01:29:15,008</text:p>
          </table:table-cell>
        </table:table-row>
        <table:table-row table:style-name="ro1">
          <table:table-cell table:formula="of:=CONCATENATE(&quot;c&quot;;TEXT([$Main.A73]; &quot;00&quot;);&quot;r&quot;;TEXT([$Main.B73];&quot;00&quot;))" office:value-type="string" office:string-value="c07r10" calcext:value-type="string">
            <text:p>c07r10</text:p>
          </table:table-cell>
          <table:table-cell table:formula="of:=[Main.G73]" office:value-type="time" office:time-value="PT01H29M05.549S" calcext:value-type="time">
            <text:p>01:29:05,549</text:p>
          </table:table-cell>
        </table:table-row>
        <table:table-row table:style-name="ro1">
          <table:table-cell table:formula="of:=CONCATENATE(&quot;c&quot;;TEXT([$Main.A74]; &quot;00&quot;);&quot;r&quot;;TEXT([$Main.B74];&quot;00&quot;))" office:value-type="string" office:string-value="c07r11" calcext:value-type="string">
            <text:p>c07r11</text:p>
          </table:table-cell>
          <table:table-cell table:formula="of:=[Main.G74]" office:value-type="time" office:time-value="PT01H28M27.122S" calcext:value-type="time">
            <text:p>01:28:27,122</text:p>
          </table:table-cell>
        </table:table-row>
        <table:table-row table:style-name="ro1">
          <table:table-cell table:formula="of:=CONCATENATE(&quot;c&quot;;TEXT([$Main.A75]; &quot;00&quot;);&quot;r&quot;;TEXT([$Main.B75];&quot;00&quot;))" office:value-type="string" office:string-value="c08r01" calcext:value-type="string">
            <text:p>c08r01</text:p>
          </table:table-cell>
          <table:table-cell table:formula="of:=[Main.G75]" office:value-type="time" office:time-value="PT01H27M36.497S" calcext:value-type="time">
            <text:p>01:27:36,497</text:p>
          </table:table-cell>
        </table:table-row>
        <table:table-row table:style-name="ro1">
          <table:table-cell table:formula="of:=CONCATENATE(&quot;c&quot;;TEXT([$Main.A76]; &quot;00&quot;);&quot;r&quot;;TEXT([$Main.B76];&quot;00&quot;))" office:value-type="string" office:string-value="c08r02" calcext:value-type="string">
            <text:p>c08r02</text:p>
          </table:table-cell>
          <table:table-cell table:formula="of:=[Main.G76]" office:value-type="time" office:time-value="PT01H27M32.325S" calcext:value-type="time">
            <text:p>01:27:32,325</text:p>
          </table:table-cell>
        </table:table-row>
        <table:table-row table:style-name="ro1">
          <table:table-cell table:formula="of:=CONCATENATE(&quot;c&quot;;TEXT([$Main.A77]; &quot;00&quot;);&quot;r&quot;;TEXT([$Main.B77];&quot;00&quot;))" office:value-type="string" office:string-value="c08r03" calcext:value-type="string">
            <text:p>c08r03</text:p>
          </table:table-cell>
          <table:table-cell table:formula="of:=[Main.G77]" office:value-type="time" office:time-value="PT01H27M26.661S" calcext:value-type="time">
            <text:p>01:27:26,661</text:p>
          </table:table-cell>
        </table:table-row>
        <table:table-row table:style-name="ro1">
          <table:table-cell table:formula="of:=CONCATENATE(&quot;c&quot;;TEXT([$Main.A78]; &quot;00&quot;);&quot;r&quot;;TEXT([$Main.B78];&quot;00&quot;))" office:value-type="string" office:string-value="c08r04" calcext:value-type="string">
            <text:p>c08r04</text:p>
          </table:table-cell>
          <table:table-cell table:formula="of:=[Main.G78]" office:value-type="time" office:time-value="PT01H27M04.721S" calcext:value-type="time">
            <text:p>01:27:04,721</text:p>
          </table:table-cell>
        </table:table-row>
        <table:table-row table:style-name="ro1">
          <table:table-cell table:formula="of:=CONCATENATE(&quot;c&quot;;TEXT([$Main.A79]; &quot;00&quot;);&quot;r&quot;;TEXT([$Main.B79];&quot;00&quot;))" office:value-type="string" office:string-value="c08r05" calcext:value-type="string">
            <text:p>c08r05</text:p>
          </table:table-cell>
          <table:table-cell table:formula="of:=[Main.G79]" office:value-type="time" office:time-value="PT01H26M40.125S" calcext:value-type="time">
            <text:p>01:26:40,125</text:p>
          </table:table-cell>
        </table:table-row>
        <table:table-row table:style-name="ro1">
          <table:table-cell table:formula="of:=CONCATENATE(&quot;c&quot;;TEXT([$Main.A80]; &quot;00&quot;);&quot;r&quot;;TEXT([$Main.B80];&quot;00&quot;))" office:value-type="string" office:string-value="c08r06" calcext:value-type="string">
            <text:p>c08r06</text:p>
          </table:table-cell>
          <table:table-cell table:formula="of:=[Main.G80]" office:value-type="time" office:time-value="PT01H26M19.041S" calcext:value-type="time">
            <text:p>01:26:19,041</text:p>
          </table:table-cell>
        </table:table-row>
        <table:table-row table:style-name="ro1">
          <table:table-cell table:formula="of:=CONCATENATE(&quot;c&quot;;TEXT([$Main.A81]; &quot;00&quot;);&quot;r&quot;;TEXT([$Main.B81];&quot;00&quot;))" office:value-type="string" office:string-value="c08r07" calcext:value-type="string">
            <text:p>c08r07</text:p>
          </table:table-cell>
          <table:table-cell table:formula="of:=[Main.G81]" office:value-type="time" office:time-value="PT01H25M23.908S" calcext:value-type="time">
            <text:p>01:25:23,908</text:p>
          </table:table-cell>
        </table:table-row>
        <table:table-row table:style-name="ro1">
          <table:table-cell table:formula="of:=CONCATENATE(&quot;c&quot;;TEXT([$Main.A82]; &quot;00&quot;);&quot;r&quot;;TEXT([$Main.B82];&quot;00&quot;))" office:value-type="string" office:string-value="c08r08" calcext:value-type="string">
            <text:p>c08r08</text:p>
          </table:table-cell>
          <table:table-cell table:formula="of:=[Main.G82]" office:value-type="time" office:time-value="PT01H25M04.47S" calcext:value-type="time">
            <text:p>01:25:04,470</text:p>
          </table:table-cell>
        </table:table-row>
        <table:table-row table:style-name="ro1">
          <table:table-cell table:formula="of:=CONCATENATE(&quot;c&quot;;TEXT([$Main.A83]; &quot;00&quot;);&quot;r&quot;;TEXT([$Main.B83];&quot;00&quot;))" office:value-type="string" office:string-value="c08r09" calcext:value-type="string">
            <text:p>c08r09</text:p>
          </table:table-cell>
          <table:table-cell table:formula="of:=[Main.G83]" office:value-type="time" office:time-value="PT01H24M22.129S" calcext:value-type="time">
            <text:p>01:24:22,129</text:p>
          </table:table-cell>
        </table:table-row>
        <table:table-row table:style-name="ro1">
          <table:table-cell table:formula="of:=CONCATENATE(&quot;c&quot;;TEXT([$Main.A84]; &quot;00&quot;);&quot;r&quot;;TEXT([$Main.B84];&quot;00&quot;))" office:value-type="string" office:string-value="c08r10" calcext:value-type="string">
            <text:p>c08r10</text:p>
          </table:table-cell>
          <table:table-cell table:formula="of:=[Main.G84]" office:value-type="time" office:time-value="PT01H23M21.367S" calcext:value-type="time">
            <text:p>01:23:21,367</text:p>
          </table:table-cell>
        </table:table-row>
        <table:table-row table:style-name="ro1">
          <table:table-cell table:formula="of:=CONCATENATE(&quot;c&quot;;TEXT([$Main.A85]; &quot;00&quot;);&quot;r&quot;;TEXT([$Main.B85];&quot;00&quot;))" office:value-type="string" office:string-value="c09r01" calcext:value-type="string">
            <text:p>c09r01</text:p>
          </table:table-cell>
          <table:table-cell table:formula="of:=[Main.G85]" office:value-type="time" office:time-value="PT01H23M06.98S" calcext:value-type="time">
            <text:p>01:23:06,980</text:p>
          </table:table-cell>
        </table:table-row>
        <table:table-row table:style-name="ro1">
          <table:table-cell table:formula="of:=CONCATENATE(&quot;c&quot;;TEXT([$Main.A86]; &quot;00&quot;);&quot;r&quot;;TEXT([$Main.B86];&quot;00&quot;))" office:value-type="string" office:string-value="c09r02" calcext:value-type="string">
            <text:p>c09r02</text:p>
          </table:table-cell>
          <table:table-cell table:formula="of:=[Main.G86]" office:value-type="time" office:time-value="PT01H22M31.27S" calcext:value-type="time">
            <text:p>01:22:31,270</text:p>
          </table:table-cell>
        </table:table-row>
        <table:table-row table:style-name="ro1">
          <table:table-cell table:formula="of:=CONCATENATE(&quot;c&quot;;TEXT([$Main.A87]; &quot;00&quot;);&quot;r&quot;;TEXT([$Main.B87];&quot;00&quot;))" office:value-type="string" office:string-value="c09r03" calcext:value-type="string">
            <text:p>c09r03</text:p>
          </table:table-cell>
          <table:table-cell table:formula="of:=[Main.G87]" office:value-type="time" office:time-value="PT01H22M01.578S" calcext:value-type="time">
            <text:p>01:22:01,578</text:p>
          </table:table-cell>
        </table:table-row>
        <table:table-row table:style-name="ro1">
          <table:table-cell table:formula="of:=CONCATENATE(&quot;c&quot;;TEXT([$Main.A88]; &quot;00&quot;);&quot;r&quot;;TEXT([$Main.B88];&quot;00&quot;))" office:value-type="string" office:string-value="c09r04" calcext:value-type="string">
            <text:p>c09r04</text:p>
          </table:table-cell>
          <table:table-cell table:formula="of:=[Main.G88]" office:value-type="time" office:time-value="PT01H21M56.662S" calcext:value-type="time">
            <text:p>01:21:56,662</text:p>
          </table:table-cell>
        </table:table-row>
        <table:table-row table:style-name="ro1">
          <table:table-cell table:formula="of:=CONCATENATE(&quot;c&quot;;TEXT([$Main.A89]; &quot;00&quot;);&quot;r&quot;;TEXT([$Main.B89];&quot;00&quot;))" office:value-type="string" office:string-value="c09r05" calcext:value-type="string">
            <text:p>c09r05</text:p>
          </table:table-cell>
          <table:table-cell table:formula="of:=[Main.G89]" office:value-type="time" office:time-value="PT01H21M05.233S" calcext:value-type="time">
            <text:p>01:21:05,233</text:p>
          </table:table-cell>
        </table:table-row>
        <table:table-row table:style-name="ro1">
          <table:table-cell table:formula="of:=CONCATENATE(&quot;c&quot;;TEXT([$Main.A90]; &quot;00&quot;);&quot;r&quot;;TEXT([$Main.B90];&quot;00&quot;))" office:value-type="string" office:string-value="c09r06" calcext:value-type="string">
            <text:p>c09r06</text:p>
          </table:table-cell>
          <table:table-cell table:formula="of:=[Main.G90]" office:value-type="time" office:time-value="PT01H20M18.638S" calcext:value-type="time">
            <text:p>01:20:18,638</text:p>
          </table:table-cell>
        </table:table-row>
        <table:table-row table:style-name="ro1">
          <table:table-cell table:formula="of:=CONCATENATE(&quot;c&quot;;TEXT([$Main.A91]; &quot;00&quot;);&quot;r&quot;;TEXT([$Main.B91];&quot;00&quot;))" office:value-type="string" office:string-value="c09r07" calcext:value-type="string">
            <text:p>c09r07</text:p>
          </table:table-cell>
          <table:table-cell table:formula="of:=[Main.G91]" office:value-type="time" office:time-value="PT01H15M32.777S" calcext:value-type="time">
            <text:p>01:15:32,777</text:p>
          </table:table-cell>
        </table:table-row>
        <table:table-row table:style-name="ro1">
          <table:table-cell table:formula="of:=CONCATENATE(&quot;c&quot;;TEXT([$Main.A92]; &quot;00&quot;);&quot;r&quot;;TEXT([$Main.B92];&quot;00&quot;))" office:value-type="string" office:string-value="c09r08" calcext:value-type="string">
            <text:p>c09r08</text:p>
          </table:table-cell>
          <table:table-cell table:formula="of:=[Main.G92]" office:value-type="time" office:time-value="PT01H15M26.773S" calcext:value-type="time">
            <text:p>01:15:26,773</text:p>
          </table:table-cell>
        </table:table-row>
        <table:table-row table:style-name="ro1">
          <table:table-cell table:formula="of:=CONCATENATE(&quot;c&quot;;TEXT([$Main.A93]; &quot;00&quot;);&quot;r&quot;;TEXT([$Main.B93];&quot;00&quot;))" office:value-type="string" office:string-value="c10r01" calcext:value-type="string">
            <text:p>c10r01</text:p>
          </table:table-cell>
          <table:table-cell table:formula="of:=[Main.G93]" office:value-type="time" office:time-value="PT01H05M25.672S" calcext:value-type="time">
            <text:p>01:05:25,672</text:p>
          </table:table-cell>
        </table:table-row>
        <table:table-row table:style-name="ro1">
          <table:table-cell table:formula="of:=CONCATENATE(&quot;c&quot;;TEXT([$Main.A94]; &quot;00&quot;);&quot;r&quot;;TEXT([$Main.B94];&quot;00&quot;))" office:value-type="string" office:string-value="c10r02" calcext:value-type="string">
            <text:p>c10r02</text:p>
          </table:table-cell>
          <table:table-cell table:formula="of:=[Main.G94]" office:value-type="time" office:time-value="PT01H04M44.592S" calcext:value-type="time">
            <text:p>01:04:44,592</text:p>
          </table:table-cell>
        </table:table-row>
        <table:table-row table:style-name="ro1">
          <table:table-cell table:formula="of:=CONCATENATE(&quot;c&quot;;TEXT([$Main.A95]; &quot;00&quot;);&quot;r&quot;;TEXT([$Main.B95];&quot;00&quot;))" office:value-type="string" office:string-value="c10r03" calcext:value-type="string">
            <text:p>c10r03</text:p>
          </table:table-cell>
          <table:table-cell table:formula="of:=[Main.G95]" office:value-type="time" office:time-value="PT01H00M37.338S" calcext:value-type="time">
            <text:p>01:00:37,338</text:p>
          </table:table-cell>
        </table:table-row>
        <table:table-row table:style-name="ro1">
          <table:table-cell table:formula="of:=CONCATENATE(&quot;c&quot;;TEXT([$Main.A96]; &quot;00&quot;);&quot;r&quot;;TEXT([$Main.B96];&quot;00&quot;))" office:value-type="string" office:string-value="c10r04" calcext:value-type="string">
            <text:p>c10r04</text:p>
          </table:table-cell>
          <table:table-cell table:formula="of:=[Main.G96]" office:value-type="time" office:time-value="PT00H55M30.573S" calcext:value-type="time">
            <text:p>00:55:30,573</text:p>
          </table:table-cell>
        </table:table-row>
        <table:table-row table:style-name="ro1">
          <table:table-cell table:formula="of:=CONCATENATE(&quot;c&quot;;TEXT([$Main.A97]; &quot;00&quot;);&quot;r&quot;;TEXT([$Main.B97];&quot;00&quot;))" office:value-type="string" office:string-value="c10r05" calcext:value-type="string">
            <text:p>c10r05</text:p>
          </table:table-cell>
          <table:table-cell table:formula="of:=[Main.G97]" office:value-type="time" office:time-value="PT00H52M32.617S" calcext:value-type="time">
            <text:p>00:52:32,617</text:p>
          </table:table-cell>
        </table:table-row>
        <table:table-row table:style-name="ro1">
          <table:table-cell table:formula="of:=CONCATENATE(&quot;c&quot;;TEXT([$Main.A98]; &quot;00&quot;);&quot;r&quot;;TEXT([$Main.B98];&quot;00&quot;))" office:value-type="string" office:string-value="c10r06" calcext:value-type="string">
            <text:p>c10r06</text:p>
          </table:table-cell>
          <table:table-cell table:formula="of:=[Main.G98]" office:value-type="time" office:time-value="PT00H52M27.057S" calcext:value-type="time">
            <text:p>00:52:27,057</text:p>
          </table:table-cell>
        </table:table-row>
        <table:table-row table:style-name="ro1">
          <table:table-cell table:formula="of:=CONCATENATE(&quot;c&quot;;TEXT([$Main.A99]; &quot;00&quot;);&quot;r&quot;;TEXT([$Main.B99];&quot;00&quot;))" office:value-type="string" office:string-value="c10r07" calcext:value-type="string">
            <text:p>c10r07</text:p>
          </table:table-cell>
          <table:table-cell table:formula="of:=[Main.G99]" office:value-type="time" office:time-value="PT00H51M57.077S" calcext:value-type="time">
            <text:p>00:51:57,077</text:p>
          </table:table-cell>
        </table:table-row>
        <table:table-row table:style-name="ro1">
          <table:table-cell table:formula="of:=CONCATENATE(&quot;c&quot;;TEXT([$Main.A100]; &quot;00&quot;);&quot;r&quot;;TEXT([$Main.B100];&quot;00&quot;))" office:value-type="string" office:string-value="c10r08" calcext:value-type="string">
            <text:p>c10r08</text:p>
          </table:table-cell>
          <table:table-cell table:formula="of:=[Main.G100]" office:value-type="time" office:time-value="PT00H51M47.985S" calcext:value-type="time">
            <text:p>00:51:47,985</text:p>
          </table:table-cell>
        </table:table-row>
        <table:table-row table:style-name="ro1">
          <table:table-cell table:formula="of:=CONCATENATE(&quot;c&quot;;TEXT([$Main.A101]; &quot;00&quot;);&quot;r&quot;;TEXT([$Main.B101];&quot;00&quot;))" office:value-type="string" office:string-value="c10r09" calcext:value-type="string">
            <text:p>c10r09</text:p>
          </table:table-cell>
          <table:table-cell table:formula="of:=[Main.G101]" office:value-type="time" office:time-value="PT00H51M26.001S" calcext:value-type="time">
            <text:p>00:51:26,001</text:p>
          </table:table-cell>
        </table:table-row>
        <table:table-row table:style-name="ro1">
          <table:table-cell table:formula="of:=CONCATENATE(&quot;c&quot;;TEXT([$Main.A102]; &quot;00&quot;);&quot;r&quot;;TEXT([$Main.B102];&quot;00&quot;))" office:value-type="string" office:string-value="c10r10" calcext:value-type="string">
            <text:p>c10r10</text:p>
          </table:table-cell>
          <table:table-cell table:formula="of:=[Main.G102]" office:value-type="time" office:time-value="PT01H06M38.057S" calcext:value-type="time">
            <text:p>01:06:38,057</text:p>
          </table:table-cell>
        </table:table-row>
        <table:table-row table:style-name="ro1">
          <table:table-cell table:formula="of:=CONCATENATE(&quot;c&quot;;TEXT([$Main.A103]; &quot;00&quot;);&quot;r&quot;;TEXT([$Main.B103];&quot;00&quot;))" office:value-type="string" office:string-value="c10r11" calcext:value-type="string">
            <text:p>c10r11</text:p>
          </table:table-cell>
          <table:table-cell table:formula="of:=[Main.G103]" office:value-type="time" office:time-value="PT00H49M15.616S" calcext:value-type="time">
            <text:p>00:49:15,616</text:p>
          </table:table-cell>
        </table:table-row>
        <table:table-row table:style-name="ro1">
          <table:table-cell table:formula="of:=CONCATENATE(&quot;c&quot;;TEXT([$Main.A104]; &quot;00&quot;);&quot;r&quot;;TEXT([$Main.B104];&quot;00&quot;))" office:value-type="string" office:string-value="c10r12" calcext:value-type="string">
            <text:p>c10r12</text:p>
          </table:table-cell>
          <table:table-cell table:formula="of:=[Main.G104]" office:value-type="time" office:time-value="PT00H48M33.625S" calcext:value-type="time">
            <text:p>00:48:33,625</text:p>
          </table:table-cell>
        </table:table-row>
        <table:table-row table:style-name="ro1">
          <table:table-cell table:formula="of:=CONCATENATE(&quot;c&quot;;TEXT([$Main.A105]; &quot;00&quot;);&quot;r&quot;;TEXT([$Main.B105];&quot;00&quot;))" office:value-type="string" office:string-value="c10r13" calcext:value-type="string">
            <text:p>c10r13</text:p>
          </table:table-cell>
          <table:table-cell table:formula="of:=[Main.G105]" office:value-type="time" office:time-value="PT00H48M17.685S" calcext:value-type="time">
            <text:p>00:48:17,685</text:p>
          </table:table-cell>
        </table:table-row>
        <table:table-row table:style-name="ro1">
          <table:table-cell table:formula="of:=CONCATENATE(&quot;c&quot;;TEXT([$Main.A106]; &quot;00&quot;);&quot;r&quot;;TEXT([$Main.B106];&quot;00&quot;))" office:value-type="string" office:string-value="c10r14" calcext:value-type="string">
            <text:p>c10r14</text:p>
          </table:table-cell>
          <table:table-cell table:formula="of:=[Main.G106]" office:value-type="time" office:time-value="PT00H46M57.252S" calcext:value-type="time">
            <text:p>00:46:57,252</text:p>
          </table:table-cell>
        </table:table-row>
        <table:table-row table:style-name="ro1">
          <table:table-cell table:formula="of:=CONCATENATE(&quot;c&quot;;TEXT([$Main.A107]; &quot;00&quot;);&quot;r&quot;;TEXT([$Main.B107];&quot;00&quot;))" office:value-type="string" office:string-value="c11r01" calcext:value-type="string">
            <text:p>c11r01</text:p>
          </table:table-cell>
          <table:table-cell table:formula="of:=[Main.G107]" office:value-type="time" office:time-value="PT00H45M01.926S" calcext:value-type="time">
            <text:p>00:45:01,926</text:p>
          </table:table-cell>
        </table:table-row>
        <table:table-row table:style-name="ro1">
          <table:table-cell table:formula="of:=CONCATENATE(&quot;c&quot;;TEXT([$Main.A108]; &quot;00&quot;);&quot;r&quot;;TEXT([$Main.B108];&quot;00&quot;))" office:value-type="string" office:string-value="c11r02" calcext:value-type="string">
            <text:p>c11r02</text:p>
          </table:table-cell>
          <table:table-cell table:formula="of:=[Main.G108]" office:value-type="time" office:time-value="PT00H42M53.275S" calcext:value-type="time">
            <text:p>00:42:53,275</text:p>
          </table:table-cell>
        </table:table-row>
        <table:table-row table:style-name="ro1">
          <table:table-cell table:formula="of:=CONCATENATE(&quot;c&quot;;TEXT([$Main.A109]; &quot;00&quot;);&quot;r&quot;;TEXT([$Main.B109];&quot;00&quot;))" office:value-type="string" office:string-value="c11r03" calcext:value-type="string">
            <text:p>c11r03</text:p>
          </table:table-cell>
          <table:table-cell table:formula="of:=[Main.G109]" office:value-type="time" office:time-value="PT00H36M44.786S" calcext:value-type="time">
            <text:p>00:36:44,786</text:p>
          </table:table-cell>
        </table:table-row>
        <table:table-row table:style-name="ro1">
          <table:table-cell table:formula="of:=CONCATENATE(&quot;c&quot;;TEXT([$Main.A110]; &quot;00&quot;);&quot;r&quot;;TEXT([$Main.B110];&quot;00&quot;))" office:value-type="string" office:string-value="c11r04" calcext:value-type="string">
            <text:p>c11r04</text:p>
          </table:table-cell>
          <table:table-cell table:formula="of:=[Main.G110]" office:value-type="time" office:time-value="PT00H34M30.863S" calcext:value-type="time">
            <text:p>00:34:30,863</text:p>
          </table:table-cell>
        </table:table-row>
        <table:table-row table:style-name="ro1">
          <table:table-cell table:formula="of:=CONCATENATE(&quot;c&quot;;TEXT([$Main.A111]; &quot;00&quot;);&quot;r&quot;;TEXT([$Main.B111];&quot;00&quot;))" office:value-type="string" office:string-value="c12r01" calcext:value-type="string">
            <text:p>c12r01</text:p>
          </table:table-cell>
          <table:table-cell table:formula="of:=[Main.G111]" office:value-type="time" office:time-value="PT00H34M26.82S" calcext:value-type="time">
            <text:p>00:34:26,820</text:p>
          </table:table-cell>
        </table:table-row>
        <table:table-row table:style-name="ro1">
          <table:table-cell table:formula="of:=CONCATENATE(&quot;c&quot;;TEXT([$Main.A112]; &quot;00&quot;);&quot;r&quot;;TEXT([$Main.B112];&quot;00&quot;))" office:value-type="string" office:string-value="c12r02" calcext:value-type="string">
            <text:p>c12r02</text:p>
          </table:table-cell>
          <table:table-cell table:formula="of:=[Main.G112]" office:value-type="time" office:time-value="PT00H33M58.405S" calcext:value-type="time">
            <text:p>00:33:58,405</text:p>
          </table:table-cell>
        </table:table-row>
        <table:table-row table:style-name="ro1">
          <table:table-cell table:formula="of:=CONCATENATE(&quot;c&quot;;TEXT([$Main.A113]; &quot;00&quot;);&quot;r&quot;;TEXT([$Main.B113];&quot;00&quot;))" office:value-type="string" office:string-value="c12r03" calcext:value-type="string">
            <text:p>c12r03</text:p>
          </table:table-cell>
          <table:table-cell table:formula="of:=[Main.G113]" office:value-type="time" office:time-value="PT00H30M30.745S" calcext:value-type="time">
            <text:p>00:30:30,745</text:p>
          </table:table-cell>
        </table:table-row>
        <table:table-row table:style-name="ro1">
          <table:table-cell table:formula="of:=CONCATENATE(&quot;c&quot;;TEXT([$Main.A114]; &quot;00&quot;);&quot;r&quot;;TEXT([$Main.B114];&quot;00&quot;))" office:value-type="string" office:string-value="c12r04" calcext:value-type="string">
            <text:p>c12r04</text:p>
          </table:table-cell>
          <table:table-cell table:formula="of:=[Main.G114]" office:value-type="time" office:time-value="PT00H30M26.244S" calcext:value-type="time">
            <text:p>00:30:26,244</text:p>
          </table:table-cell>
        </table:table-row>
        <table:table-row table:style-name="ro1">
          <table:table-cell table:formula="of:=CONCATENATE(&quot;c&quot;;TEXT([$Main.A115]; &quot;00&quot;);&quot;r&quot;;TEXT([$Main.B115];&quot;00&quot;))" office:value-type="string" office:string-value="c12r05" calcext:value-type="string">
            <text:p>c12r05</text:p>
          </table:table-cell>
          <table:table-cell table:formula="of:=[Main.G115]" office:value-type="time" office:time-value="PT00H29M28.397S" calcext:value-type="time">
            <text:p>00:29:28,397</text:p>
          </table:table-cell>
        </table:table-row>
        <table:table-row table:style-name="ro1">
          <table:table-cell table:formula="of:=CONCATENATE(&quot;c&quot;;TEXT([$Main.A116]; &quot;00&quot;);&quot;r&quot;;TEXT([$Main.B116];&quot;00&quot;))" office:value-type="string" office:string-value="c12r06" calcext:value-type="string">
            <text:p>c12r06</text:p>
          </table:table-cell>
          <table:table-cell table:formula="of:=[Main.G116]" office:value-type="time" office:time-value="-PT00H00M31.607S" calcext:value-type="time">
            <text:p>-00:00:31,607</text:p>
          </table:table-cell>
        </table:table-row>
        <table:table-row table:style-name="ro1">
          <table:table-cell table:formula="of:=CONCATENATE(&quot;c&quot;;TEXT([$Main.A117]; &quot;00&quot;);&quot;r&quot;;TEXT([$Main.B117];&quot;00&quot;))" office:value-type="string" office:string-value="c12r07" calcext:value-type="string">
            <text:p>c12r07</text:p>
          </table:table-cell>
          <table:table-cell table:formula="of:=[Main.G117]" office:value-type="time" office:time-value="PT00H25M09.349S" calcext:value-type="time">
            <text:p>00:25:09,349</text:p>
          </table:table-cell>
        </table:table-row>
        <table:table-row table:style-name="ro1">
          <table:table-cell table:formula="of:=CONCATENATE(&quot;c&quot;;TEXT([$Main.A118]; &quot;00&quot;);&quot;r&quot;;TEXT([$Main.B118];&quot;00&quot;))" office:value-type="string" office:string-value="c12r08" calcext:value-type="string">
            <text:p>c12r08</text:p>
          </table:table-cell>
          <table:table-cell table:formula="of:=[Main.G118]" office:value-type="time" office:time-value="PT00H29M52.754S" calcext:value-type="time">
            <text:p>00:29:52,754</text:p>
          </table:table-cell>
        </table:table-row>
        <table:table-row table:style-name="ro1">
          <table:table-cell table:formula="of:=CONCATENATE(&quot;c&quot;;TEXT([$Main.A119]; &quot;00&quot;);&quot;r&quot;;TEXT([$Main.B119];&quot;00&quot;))" office:value-type="string" office:string-value="c12r09" calcext:value-type="string">
            <text:p>c12r09</text:p>
          </table:table-cell>
          <table:table-cell table:formula="of:=[Main.G119]" office:value-type="time" office:time-value="PT00H25M18.186S" calcext:value-type="time">
            <text:p>00:25:18,186</text:p>
          </table:table-cell>
        </table:table-row>
        <table:table-row table:style-name="ro1">
          <table:table-cell table:formula="of:=CONCATENATE(&quot;c&quot;;TEXT([$Main.A120]; &quot;00&quot;);&quot;r&quot;;TEXT([$Main.B120];&quot;00&quot;))" office:value-type="string" office:string-value="c12r10" calcext:value-type="string">
            <text:p>c12r10</text:p>
          </table:table-cell>
          <table:table-cell table:formula="of:=[Main.G120]" office:value-type="time" office:time-value="PT00H24M30.635S" calcext:value-type="time">
            <text:p>00:24:30,635</text:p>
          </table:table-cell>
        </table:table-row>
        <table:table-row table:style-name="ro1">
          <table:table-cell table:formula="of:=CONCATENATE(&quot;c&quot;;TEXT([$Main.A121]; &quot;00&quot;);&quot;r&quot;;TEXT([$Main.B121];&quot;00&quot;))" office:value-type="string" office:string-value="c12r11" calcext:value-type="string">
            <text:p>c12r11</text:p>
          </table:table-cell>
          <table:table-cell table:formula="of:=[Main.G121]" office:value-type="time" office:time-value="PT00H02M32.777S" calcext:value-type="time">
            <text:p>00:02:32,777</text:p>
          </table:table-cell>
        </table:table-row>
        <table:table-row table:style-name="ro1">
          <table:table-cell table:formula="of:=CONCATENATE(&quot;c&quot;;TEXT([$Main.A122]; &quot;00&quot;);&quot;r&quot;;TEXT([$Main.B122];&quot;00&quot;))" office:value-type="string" office:string-value="c12r12" calcext:value-type="string">
            <text:p>c12r12</text:p>
          </table:table-cell>
          <table:table-cell table:formula="of:=[Main.G122]" office:value-type="time" office:time-value="PT00H02M25.149S" calcext:value-type="time">
            <text:p>00:02:25,149</text:p>
          </table:table-cell>
        </table:table-row>
        <table:table-row table:style-name="ro1">
          <table:table-cell table:formula="of:=CONCATENATE(&quot;c&quot;;TEXT([$Main.A123]; &quot;00&quot;);&quot;r&quot;;TEXT([$Main.B123];&quot;00&quot;))" office:value-type="string" office:string-value="c13r01" calcext:value-type="string">
            <text:p>c13r01</text:p>
          </table:table-cell>
          <table:table-cell table:formula="of:=[Main.G123]" office:value-type="time" office:time-value="PT00H33M09.577S" calcext:value-type="time">
            <text:p>00:33:09,577</text:p>
          </table:table-cell>
        </table:table-row>
        <table:table-row table:style-name="ro1">
          <table:table-cell table:formula="of:=CONCATENATE(&quot;c&quot;;TEXT([$Main.A124]; &quot;00&quot;);&quot;r&quot;;TEXT([$Main.B124];&quot;00&quot;))" office:value-type="string" office:string-value="c14r01" calcext:value-type="string">
            <text:p>c14r01</text:p>
          </table:table-cell>
          <table:table-cell table:formula="of:=[Main.G124]" office:value-type="time" office:time-value="PT00H33M09.242S" calcext:value-type="time">
            <text:p>00:33:09,242</text:p>
          </table:table-cell>
        </table:table-row>
        <table:table-row table:style-name="ro1">
          <table:table-cell table:formula="of:=CONCATENATE(&quot;c&quot;;TEXT([$Main.A125]; &quot;00&quot;);&quot;r&quot;;TEXT([$Main.B125];&quot;00&quot;))" office:value-type="string" office:string-value="c14r02" calcext:value-type="string">
            <text:p>c14r02</text:p>
          </table:table-cell>
          <table:table-cell table:formula="of:=[Main.G125]" office:value-type="time" office:time-value="-PT00H00M09.38S" calcext:value-type="time">
            <text:p>-00:00:09,380</text:p>
          </table:table-cell>
        </table:table-row>
        <table:table-row table:style-name="ro1">
          <table:table-cell table:formula="of:=CONCATENATE(&quot;c&quot;;TEXT([$Main.A126]; &quot;00&quot;);&quot;r&quot;;TEXT([$Main.B126];&quot;00&quot;))" office:value-type="string" office:string-value="c14r03" calcext:value-type="string">
            <text:p>c14r03</text:p>
          </table:table-cell>
          <table:table-cell table:formula="of:=[Main.G126]" office:value-type="time" office:time-value="PT00H33M22.589S" calcext:value-type="time">
            <text:p>00:33:22,589</text:p>
          </table:table-cell>
        </table:table-row>
        <table:table-row table:style-name="ro1">
          <table:table-cell table:formula="of:=CONCATENATE(&quot;c&quot;;TEXT([$Main.A127]; &quot;00&quot;);&quot;r&quot;;TEXT([$Main.B127];&quot;00&quot;))" office:value-type="string" office:string-value="c14r04" calcext:value-type="string">
            <text:p>c14r04</text:p>
          </table:table-cell>
          <table:table-cell table:formula="of:=[Main.G127]" office:value-type="time" office:time-value="PT02H51M46.92S" calcext:value-type="time">
            <text:p>02:51:46,920</text:p>
          </table:table-cell>
        </table:table-row>
        <table:table-row table:style-name="ro1">
          <table:table-cell table:formula="of:=CONCATENATE(&quot;c&quot;;TEXT([$Main.A128]; &quot;00&quot;);&quot;r&quot;;TEXT([$Main.B128];&quot;00&quot;))" office:value-type="string" office:string-value="c14r05" calcext:value-type="string">
            <text:p>c14r05</text:p>
          </table:table-cell>
          <table:table-cell table:formula="of:=[Main.G128]" office:value-type="time" office:time-value="PT02H48M48.779S" calcext:value-type="time">
            <text:p>02:48:48,779</text:p>
          </table:table-cell>
        </table:table-row>
        <table:table-row table:style-name="ro1">
          <table:table-cell table:formula="of:=CONCATENATE(&quot;c&quot;;TEXT([$Main.A129]; &quot;00&quot;);&quot;r&quot;;TEXT([$Main.B129];&quot;00&quot;))" office:value-type="string" office:string-value="c14r06" calcext:value-type="string">
            <text:p>c14r06</text:p>
          </table:table-cell>
          <table:table-cell table:formula="of:=[Main.G129]" office:value-type="time" office:time-value="PT02H47M53.42S" calcext:value-type="time">
            <text:p>02:47:53,420</text:p>
          </table:table-cell>
        </table:table-row>
        <table:table-row table:style-name="ro1">
          <table:table-cell table:formula="of:=CONCATENATE(&quot;c&quot;;TEXT([$Main.A130]; &quot;00&quot;);&quot;r&quot;;TEXT([$Main.B130];&quot;00&quot;))" office:value-type="string" office:string-value="c14r07" calcext:value-type="string">
            <text:p>c14r07</text:p>
          </table:table-cell>
          <table:table-cell table:formula="of:=[Main.G130]" office:value-type="time" office:time-value="PT02H47M31.899S" calcext:value-type="time">
            <text:p>02:47:31,899</text:p>
          </table:table-cell>
        </table:table-row>
        <table:table-row table:style-name="ro1">
          <table:table-cell table:formula="of:=CONCATENATE(&quot;c&quot;;TEXT([$Main.A131]; &quot;00&quot;);&quot;r&quot;;TEXT([$Main.B131];&quot;00&quot;))" office:value-type="string" office:string-value="c14r08" calcext:value-type="string">
            <text:p>c14r08</text:p>
          </table:table-cell>
          <table:table-cell table:formula="of:=[Main.G131]" office:value-type="time" office:time-value="PT02H47M31.406S" calcext:value-type="time">
            <text:p>02:47:31,406</text:p>
          </table:table-cell>
        </table:table-row>
        <table:table-row table:style-name="ro1">
          <table:table-cell table:formula="of:=CONCATENATE(&quot;c&quot;;TEXT([$Main.A132]; &quot;00&quot;);&quot;r&quot;;TEXT([$Main.B132];&quot;00&quot;))" office:value-type="string" office:string-value="c14r09" calcext:value-type="string">
            <text:p>c14r09</text:p>
          </table:table-cell>
          <table:table-cell table:formula="of:=[Main.G132]" office:value-type="time" office:time-value="PT02H46M51.818S" calcext:value-type="time">
            <text:p>02:46:51,818</text:p>
          </table:table-cell>
        </table:table-row>
        <table:table-row table:style-name="ro1">
          <table:table-cell table:formula="of:=CONCATENATE(&quot;c&quot;;TEXT([$Main.A133]; &quot;00&quot;);&quot;r&quot;;TEXT([$Main.B133];&quot;00&quot;))" office:value-type="string" office:string-value="c14r10" calcext:value-type="string">
            <text:p>c14r10</text:p>
          </table:table-cell>
          <table:table-cell table:formula="of:=[Main.G133]" office:value-type="time" office:time-value="PT02H43M49.098S" calcext:value-type="time">
            <text:p>02:43:49,098</text:p>
          </table:table-cell>
        </table:table-row>
        <table:table-row table:style-name="ro1">
          <table:table-cell table:formula="of:=CONCATENATE(&quot;c&quot;;TEXT([$Main.A134]; &quot;00&quot;);&quot;r&quot;;TEXT([$Main.B134];&quot;00&quot;))" office:value-type="string" office:string-value="c14r11" calcext:value-type="string">
            <text:p>c14r11</text:p>
          </table:table-cell>
          <table:table-cell table:formula="of:=[Main.G134]" office:value-type="time" office:time-value="PT02H42M53.665S" calcext:value-type="time">
            <text:p>02:42:53,665</text:p>
          </table:table-cell>
        </table:table-row>
        <table:table-row table:style-name="ro1">
          <table:table-cell table:formula="of:=CONCATENATE(&quot;c&quot;;TEXT([$Main.A135]; &quot;00&quot;);&quot;r&quot;;TEXT([$Main.B135];&quot;00&quot;))" office:value-type="string" office:string-value="c15r01" calcext:value-type="string">
            <text:p>c15r01</text:p>
          </table:table-cell>
          <table:table-cell table:formula="of:=[Main.G135]" office:value-type="time" office:time-value="PT02H40M05.336S" calcext:value-type="time">
            <text:p>02:40:05,336</text:p>
          </table:table-cell>
        </table:table-row>
        <table:table-row table:style-name="ro1">
          <table:table-cell table:formula="of:=CONCATENATE(&quot;c&quot;;TEXT([$Main.A136]; &quot;00&quot;);&quot;r&quot;;TEXT([$Main.B136];&quot;00&quot;))" office:value-type="string" office:string-value="c15r02" calcext:value-type="string">
            <text:p>c15r02</text:p>
          </table:table-cell>
          <table:table-cell table:formula="of:=[Main.G136]" office:value-type="time" office:time-value="PT02H26M08.247S" calcext:value-type="time">
            <text:p>02:26:08,247</text:p>
          </table:table-cell>
        </table:table-row>
        <table:table-row table:style-name="ro1">
          <table:table-cell table:formula="of:=CONCATENATE(&quot;c&quot;;TEXT([$Main.A137]; &quot;00&quot;);&quot;r&quot;;TEXT([$Main.B137];&quot;00&quot;))" office:value-type="string" office:string-value="c15r03" calcext:value-type="string">
            <text:p>c15r03</text:p>
          </table:table-cell>
          <table:table-cell table:formula="of:=[Main.G137]" office:value-type="time" office:time-value="PT02H26M01.74S" calcext:value-type="time">
            <text:p>02:26:01,740</text:p>
          </table:table-cell>
        </table:table-row>
        <table:table-row table:style-name="ro1">
          <table:table-cell table:formula="of:=CONCATENATE(&quot;c&quot;;TEXT([$Main.A138]; &quot;00&quot;);&quot;r&quot;;TEXT([$Main.B138];&quot;00&quot;))" office:value-type="string" office:string-value="c15r04" calcext:value-type="string">
            <text:p>c15r04</text:p>
          </table:table-cell>
          <table:table-cell table:formula="of:=[Main.G138]" office:value-type="time" office:time-value="PT02H24M45.63S" calcext:value-type="time">
            <text:p>02:24:45,630</text:p>
          </table:table-cell>
        </table:table-row>
        <table:table-row table:style-name="ro1">
          <table:table-cell table:formula="of:=CONCATENATE(&quot;c&quot;;TEXT([$Main.A139]; &quot;00&quot;);&quot;r&quot;;TEXT([$Main.B139];&quot;00&quot;))" office:value-type="string" office:string-value="c15r05" calcext:value-type="string">
            <text:p>c15r05</text:p>
          </table:table-cell>
          <table:table-cell table:formula="of:=[Main.G139]" office:value-type="time" office:time-value="PT02H23M51.951S" calcext:value-type="time">
            <text:p>02:23:51,951</text:p>
          </table:table-cell>
        </table:table-row>
        <table:table-row table:style-name="ro1">
          <table:table-cell table:formula="of:=CONCATENATE(&quot;c&quot;;TEXT([$Main.A140]; &quot;00&quot;);&quot;r&quot;;TEXT([$Main.B140];&quot;00&quot;))" office:value-type="string" office:string-value="c15r06" calcext:value-type="string">
            <text:p>c15r06</text:p>
          </table:table-cell>
          <table:table-cell table:formula="of:=[Main.G140]" office:value-type="time" office:time-value="PT02H23M38.18S" calcext:value-type="time">
            <text:p>02:23:38,180</text:p>
          </table:table-cell>
        </table:table-row>
        <table:table-row table:style-name="ro1">
          <table:table-cell table:formula="of:=CONCATENATE(&quot;c&quot;;TEXT([$Main.A141]; &quot;00&quot;);&quot;r&quot;;TEXT([$Main.B141];&quot;00&quot;))" office:value-type="string" office:string-value="c15r07" calcext:value-type="string">
            <text:p>c15r07</text:p>
          </table:table-cell>
          <table:table-cell table:formula="of:=[Main.G141]" office:value-type="time" office:time-value="PT02H23M17.162S" calcext:value-type="time">
            <text:p>02:23:17,162</text:p>
          </table:table-cell>
        </table:table-row>
        <table:table-row table:style-name="ro1">
          <table:table-cell table:formula="of:=CONCATENATE(&quot;c&quot;;TEXT([$Main.A142]; &quot;00&quot;);&quot;r&quot;;TEXT([$Main.B142];&quot;00&quot;))" office:value-type="string" office:string-value="c15r08" calcext:value-type="string">
            <text:p>c15r08</text:p>
          </table:table-cell>
          <table:table-cell table:formula="of:=[Main.G142]" office:value-type="time" office:time-value="PT02H23M14.156S" calcext:value-type="time">
            <text:p>02:23:14,156</text:p>
          </table:table-cell>
        </table:table-row>
        <table:table-row table:style-name="ro1">
          <table:table-cell table:formula="of:=CONCATENATE(&quot;c&quot;;TEXT([$Main.A143]; &quot;00&quot;);&quot;r&quot;;TEXT([$Main.B143];&quot;00&quot;))" office:value-type="string" office:string-value="c15r09" calcext:value-type="string">
            <text:p>c15r09</text:p>
          </table:table-cell>
          <table:table-cell table:formula="of:=[Main.G143]" office:value-type="time" office:time-value="PT02H23M12.367S" calcext:value-type="time">
            <text:p>02:23:12,367</text:p>
          </table:table-cell>
        </table:table-row>
        <table:table-row table:style-name="ro1">
          <table:table-cell table:formula="of:=CONCATENATE(&quot;c&quot;;TEXT([$Main.A144]; &quot;00&quot;);&quot;r&quot;;TEXT([$Main.B144];&quot;00&quot;))" office:value-type="string" office:string-value="c15r10" calcext:value-type="string">
            <text:p>c15r10</text:p>
          </table:table-cell>
          <table:table-cell table:formula="of:=[Main.G144]" office:value-type="time" office:time-value="PT02H20M02.678S" calcext:value-type="time">
            <text:p>02:20:02,678</text:p>
          </table:table-cell>
        </table:table-row>
        <table:table-row table:style-name="ro1">
          <table:table-cell table:formula="of:=CONCATENATE(&quot;c&quot;;TEXT([$Main.A145]; &quot;00&quot;);&quot;r&quot;;TEXT([$Main.B145];&quot;00&quot;))" office:value-type="string" office:string-value="c15r11" calcext:value-type="string">
            <text:p>c15r11</text:p>
          </table:table-cell>
          <table:table-cell table:formula="of:=[Main.G145]" office:value-type="time" office:time-value="PT02H19M38.32S" calcext:value-type="time">
            <text:p>02:19:38,320</text:p>
          </table:table-cell>
        </table:table-row>
        <table:table-row table:style-name="ro1">
          <table:table-cell table:formula="of:=CONCATENATE(&quot;c&quot;;TEXT([$Main.A146]; &quot;00&quot;);&quot;r&quot;;TEXT([$Main.B146];&quot;00&quot;))" office:value-type="string" office:string-value="c15r12" calcext:value-type="string">
            <text:p>c15r12</text:p>
          </table:table-cell>
          <table:table-cell table:formula="of:=[Main.G146]" office:value-type="time" office:time-value="PT02H51M30.904S" calcext:value-type="time">
            <text:p>02:51:30,904</text:p>
          </table:table-cell>
        </table:table-row>
        <table:table-row table:style-name="ro1">
          <table:table-cell table:formula="of:=CONCATENATE(&quot;c&quot;;TEXT([$Main.A147]; &quot;00&quot;);&quot;r&quot;;TEXT([$Main.B147];&quot;00&quot;))" office:value-type="string" office:string-value="c16r01" calcext:value-type="string">
            <text:p>c16r01</text:p>
          </table:table-cell>
          <table:table-cell table:formula="of:=[Main.G147]" office:value-type="time" office:time-value="PT02H17M08.875S" calcext:value-type="time">
            <text:p>02:17:08,875</text:p>
          </table:table-cell>
        </table:table-row>
        <table:table-row table:style-name="ro1">
          <table:table-cell table:formula="of:=CONCATENATE(&quot;c&quot;;TEXT([$Main.A148]; &quot;00&quot;);&quot;r&quot;;TEXT([$Main.B148];&quot;00&quot;))" office:value-type="string" office:string-value="c16r02" calcext:value-type="string">
            <text:p>c16r02</text:p>
          </table:table-cell>
          <table:table-cell table:formula="of:=[Main.G148]" office:value-type="time" office:time-value="PT02H16M47.559S" calcext:value-type="time">
            <text:p>02:16:47,559</text:p>
          </table:table-cell>
        </table:table-row>
        <table:table-row table:style-name="ro1">
          <table:table-cell table:formula="of:=CONCATENATE(&quot;c&quot;;TEXT([$Main.A149]; &quot;00&quot;);&quot;r&quot;;TEXT([$Main.B149];&quot;00&quot;))" office:value-type="string" office:string-value="c17r01" calcext:value-type="string">
            <text:p>c17r01</text:p>
          </table:table-cell>
          <table:table-cell table:formula="of:=[Main.G149]" office:value-type="time" office:time-value="PT02H16M15.783S" calcext:value-type="time">
            <text:p>02:16:15,783</text:p>
          </table:table-cell>
        </table:table-row>
        <table:table-row table:style-name="ro1">
          <table:table-cell table:formula="of:=CONCATENATE(&quot;c&quot;;TEXT([$Main.A150]; &quot;00&quot;);&quot;r&quot;;TEXT([$Main.B150];&quot;00&quot;))" office:value-type="string" office:string-value="c17r02" calcext:value-type="string">
            <text:p>c17r02</text:p>
          </table:table-cell>
          <table:table-cell table:formula="of:=[Main.G150]" office:value-type="time" office:time-value="PT02H16M00.432S" calcext:value-type="time">
            <text:p>02:16:00,432</text:p>
          </table:table-cell>
        </table:table-row>
        <table:table-row table:style-name="ro1">
          <table:table-cell table:formula="of:=CONCATENATE(&quot;c&quot;;TEXT([$Main.A151]; &quot;00&quot;);&quot;r&quot;;TEXT([$Main.B151];&quot;00&quot;))" office:value-type="string" office:string-value="c17r03" calcext:value-type="string">
            <text:p>c17r03</text:p>
          </table:table-cell>
          <table:table-cell table:formula="of:=[Main.G151]" office:value-type="time" office:time-value="PT02H21M09.989S" calcext:value-type="time">
            <text:p>02:21:09,989</text:p>
          </table:table-cell>
        </table:table-row>
        <table:table-row table:style-name="ro1">
          <table:table-cell table:formula="of:=CONCATENATE(&quot;c&quot;;TEXT([$Main.A152]; &quot;00&quot;);&quot;r&quot;;TEXT([$Main.B152];&quot;00&quot;))" office:value-type="string" office:string-value="c17r04" calcext:value-type="string">
            <text:p>c17r04</text:p>
          </table:table-cell>
          <table:table-cell table:formula="of:=[Main.G152]" office:value-type="time" office:time-value="PT02H11M20.979S" calcext:value-type="time">
            <text:p>02:11:20,979</text:p>
          </table:table-cell>
        </table:table-row>
        <table:table-row table:style-name="ro1">
          <table:table-cell table:formula="of:=CONCATENATE(&quot;c&quot;;TEXT([$Main.A153]; &quot;00&quot;);&quot;r&quot;;TEXT([$Main.B153];&quot;00&quot;))" office:value-type="string" office:string-value="c17r05" calcext:value-type="string">
            <text:p>c17r05</text:p>
          </table:table-cell>
          <table:table-cell table:formula="of:=[Main.G153]" office:value-type="time" office:time-value="PT02H20M56.803S" calcext:value-type="time">
            <text:p>02:20:56,803</text:p>
          </table:table-cell>
        </table:table-row>
        <table:table-row table:style-name="ro1">
          <table:table-cell table:formula="of:=CONCATENATE(&quot;c&quot;;TEXT([$Main.A154]; &quot;00&quot;);&quot;r&quot;;TEXT([$Main.B154];&quot;00&quot;))" office:value-type="string" office:string-value="c17r06" calcext:value-type="string">
            <text:p>c17r06</text:p>
          </table:table-cell>
          <table:table-cell table:formula="of:=[Main.G154]" office:value-type="time" office:time-value="PT02H20M44.128S" calcext:value-type="time">
            <text:p>02:20:44,128</text:p>
          </table:table-cell>
        </table:table-row>
        <table:table-row table:style-name="ro1">
          <table:table-cell table:formula="of:=CONCATENATE(&quot;c&quot;;TEXT([$Main.A155]; &quot;00&quot;);&quot;r&quot;;TEXT([$Main.B155];&quot;00&quot;))" office:value-type="string" office:string-value="c17r07" calcext:value-type="string">
            <text:p>c17r07</text:p>
          </table:table-cell>
          <table:table-cell table:formula="of:=[Main.G155]" office:value-type="time" office:time-value="PT02H20M39.744S" calcext:value-type="time">
            <text:p>02:20:39,744</text:p>
          </table:table-cell>
        </table:table-row>
        <table:table-row table:style-name="ro1">
          <table:table-cell table:formula="of:=CONCATENATE(&quot;c&quot;;TEXT([$Main.A156]; &quot;00&quot;);&quot;r&quot;;TEXT([$Main.B156];&quot;00&quot;))" office:value-type="string" office:string-value="c17r08" calcext:value-type="string">
            <text:p>c17r08</text:p>
          </table:table-cell>
          <table:table-cell table:formula="of:=[Main.G156]" office:value-type="time" office:time-value="PT02H13M13.935S" calcext:value-type="time">
            <text:p>02:13:13,935</text:p>
          </table:table-cell>
        </table:table-row>
        <table:table-row table:style-name="ro1">
          <table:table-cell table:formula="of:=CONCATENATE(&quot;c&quot;;TEXT([$Main.A157]; &quot;00&quot;);&quot;r&quot;;TEXT([$Main.B157];&quot;00&quot;))" office:value-type="string" office:string-value="c17r09" calcext:value-type="string">
            <text:p>c17r09</text:p>
          </table:table-cell>
          <table:table-cell table:formula="of:=[Main.G157]" office:value-type="time" office:time-value="PT02H13M07.469S" calcext:value-type="time">
            <text:p>02:13:07,469</text:p>
          </table:table-cell>
        </table:table-row>
        <table:table-row table:style-name="ro1">
          <table:table-cell table:formula="of:=CONCATENATE(&quot;c&quot;;TEXT([$Main.A158]; &quot;00&quot;);&quot;r&quot;;TEXT([$Main.B158];&quot;00&quot;))" office:value-type="string" office:string-value="c17r10" calcext:value-type="string">
            <text:p>c17r10</text:p>
          </table:table-cell>
          <table:table-cell table:formula="of:=[Main.G158]" office:value-type="time" office:time-value="PT02H12M56.249S" calcext:value-type="time">
            <text:p>02:12:56,249</text:p>
          </table:table-cell>
        </table:table-row>
        <table:table-row table:style-name="ro1">
          <table:table-cell table:formula="of:=CONCATENATE(&quot;c&quot;;TEXT([$Main.A159]; &quot;00&quot;);&quot;r&quot;;TEXT([$Main.B159];&quot;00&quot;))" office:value-type="string" office:string-value="c17r11" calcext:value-type="string">
            <text:p>c17r11</text:p>
          </table:table-cell>
          <table:table-cell table:formula="of:=[Main.G159]" office:value-type="time" office:time-value="PT02H12M51.617S" calcext:value-type="time">
            <text:p>02:12:51,617</text:p>
          </table:table-cell>
        </table:table-row>
        <table:table-row table:style-name="ro1">
          <table:table-cell table:formula="of:=CONCATENATE(&quot;c&quot;;TEXT([$Main.A160]; &quot;00&quot;);&quot;r&quot;;TEXT([$Main.B160];&quot;00&quot;))" office:value-type="string" office:string-value="c17r12" calcext:value-type="string">
            <text:p>c17r12</text:p>
          </table:table-cell>
          <table:table-cell table:formula="of:=[Main.G160]" office:value-type="time" office:time-value="PT02H11M36.795S" calcext:value-type="time">
            <text:p>02:11:36,795</text:p>
          </table:table-cell>
        </table:table-row>
        <table:table-row table:style-name="ro1">
          <table:table-cell table:formula="of:=CONCATENATE(&quot;c&quot;;TEXT([$Main.A161]; &quot;00&quot;);&quot;r&quot;;TEXT([$Main.B161];&quot;00&quot;))" office:value-type="string" office:string-value="c17r13" calcext:value-type="string">
            <text:p>c17r13</text:p>
          </table:table-cell>
          <table:table-cell table:formula="of:=[Main.G161]" office:value-type="time" office:time-value="PT02H10M45.038S" calcext:value-type="time">
            <text:p>02:10:45,038</text:p>
          </table:table-cell>
        </table:table-row>
        <table:table-row table:style-name="ro1">
          <table:table-cell table:formula="of:=CONCATENATE(&quot;c&quot;;TEXT([$Main.A162]; &quot;00&quot;);&quot;r&quot;;TEXT([$Main.B162];&quot;00&quot;))" office:value-type="string" office:string-value="c17r14" calcext:value-type="string">
            <text:p>c17r14</text:p>
          </table:table-cell>
          <table:table-cell table:formula="of:=[Main.G162]" office:value-type="time" office:time-value="PT02H09M20.278S" calcext:value-type="time">
            <text:p>02:09:20,278</text:p>
          </table:table-cell>
        </table:table-row>
        <table:table-row table:style-name="ro1">
          <table:table-cell table:formula="of:=CONCATENATE(&quot;c&quot;;TEXT([$Main.A163]; &quot;00&quot;);&quot;r&quot;;TEXT([$Main.B163];&quot;00&quot;))" office:value-type="string" office:string-value="c17r15" calcext:value-type="string">
            <text:p>c17r15</text:p>
          </table:table-cell>
          <table:table-cell table:formula="of:=[Main.G163]" office:value-type="time" office:time-value="PT02H09M10.944S" calcext:value-type="time">
            <text:p>02:09:10,944</text:p>
          </table:table-cell>
        </table:table-row>
        <table:table-row table:style-name="ro1">
          <table:table-cell table:formula="of:=CONCATENATE(&quot;c&quot;;TEXT([$Main.A164]; &quot;00&quot;);&quot;r&quot;;TEXT([$Main.B164];&quot;00&quot;))" office:value-type="string" office:string-value="c17r16" calcext:value-type="string">
            <text:p>c17r16</text:p>
          </table:table-cell>
          <table:table-cell table:formula="of:=[Main.G164]" office:value-type="time" office:time-value="PT02H09M01.274S" calcext:value-type="time">
            <text:p>02:09:01,274</text:p>
          </table:table-cell>
        </table:table-row>
        <table:table-row table:style-name="ro1">
          <table:table-cell table:formula="of:=CONCATENATE(&quot;c&quot;;TEXT([$Main.A165]; &quot;00&quot;);&quot;r&quot;;TEXT([$Main.B165];&quot;00&quot;))" office:value-type="string" office:string-value="c17r17" calcext:value-type="string">
            <text:p>c17r17</text:p>
          </table:table-cell>
          <table:table-cell table:formula="of:=[Main.G165]" office:value-type="time" office:time-value="PT02H08M29.317S" calcext:value-type="time">
            <text:p>02:08:29,317</text:p>
          </table:table-cell>
        </table:table-row>
        <table:table-row table:style-name="ro1">
          <table:table-cell table:formula="of:=CONCATENATE(&quot;c&quot;;TEXT([$Main.A166]; &quot;00&quot;);&quot;r&quot;;TEXT([$Main.B166];&quot;00&quot;))" office:value-type="string" office:string-value="c17r18" calcext:value-type="string">
            <text:p>c17r18</text:p>
          </table:table-cell>
          <table:table-cell table:formula="of:=[Main.G166]" office:value-type="time" office:time-value="PT02H08M21.607S" calcext:value-type="time">
            <text:p>02:08:21,607</text:p>
          </table:table-cell>
        </table:table-row>
        <table:table-row table:style-name="ro1">
          <table:table-cell table:formula="of:=CONCATENATE(&quot;c&quot;;TEXT([$Main.A167]; &quot;00&quot;);&quot;r&quot;;TEXT([$Main.B167];&quot;00&quot;))" office:value-type="string" office:string-value="c17r19" calcext:value-type="string">
            <text:p>c17r19</text:p>
          </table:table-cell>
          <table:table-cell table:formula="of:=[Main.G167]" office:value-type="time" office:time-value="PT02H05M21.213S" calcext:value-type="time">
            <text:p>02:05:21,213</text:p>
          </table:table-cell>
        </table:table-row>
        <table:table-row table:style-name="ro1">
          <table:table-cell table:formula="of:=CONCATENATE(&quot;c&quot;;TEXT([$Main.A168]; &quot;00&quot;);&quot;r&quot;;TEXT([$Main.B168];&quot;00&quot;))" office:value-type="string" office:string-value="c17r20" calcext:value-type="string">
            <text:p>c17r20</text:p>
          </table:table-cell>
          <table:table-cell table:formula="of:=[Main.G168]" office:value-type="time" office:time-value="PT02H05M17.093S" calcext:value-type="time">
            <text:p>02:05:17,093</text:p>
          </table:table-cell>
        </table:table-row>
        <table:table-row table:style-name="ro1">
          <table:table-cell table:formula="of:=CONCATENATE(&quot;c&quot;;TEXT([$Main.A169]; &quot;00&quot;);&quot;r&quot;;TEXT([$Main.B169];&quot;00&quot;))" office:value-type="string" office:string-value="c17r21" calcext:value-type="string">
            <text:p>c17r21</text:p>
          </table:table-cell>
          <table:table-cell table:formula="of:=[Main.G169]" office:value-type="time" office:time-value="PT02H05M14.243S" calcext:value-type="time">
            <text:p>02:05:14,243</text:p>
          </table:table-cell>
        </table:table-row>
        <table:table-row table:style-name="ro1">
          <table:table-cell table:formula="of:=CONCATENATE(&quot;c&quot;;TEXT([$Main.A170]; &quot;00&quot;);&quot;r&quot;;TEXT([$Main.B170];&quot;00&quot;))" office:value-type="string" office:string-value="c17r22" calcext:value-type="string">
            <text:p>c17r22</text:p>
          </table:table-cell>
          <table:table-cell table:formula="of:=[Main.G170]" office:value-type="time" office:time-value="PT02H04M47.652S" calcext:value-type="time">
            <text:p>02:04:47,652</text:p>
          </table:table-cell>
        </table:table-row>
        <table:table-row table:style-name="ro1">
          <table:table-cell table:formula="of:=CONCATENATE(&quot;c&quot;;TEXT([$Main.A171]; &quot;00&quot;);&quot;r&quot;;TEXT([$Main.B171];&quot;00&quot;))" office:value-type="string" office:string-value="c17r23" calcext:value-type="string">
            <text:p>c17r23</text:p>
          </table:table-cell>
          <table:table-cell table:formula="of:=[Main.G171]" office:value-type="time" office:time-value="PT01H54M59.936S" calcext:value-type="time">
            <text:p>01:54:59,936</text:p>
          </table:table-cell>
        </table:table-row>
        <table:table-row table:style-name="ro1">
          <table:table-cell table:formula="of:=CONCATENATE(&quot;c&quot;;TEXT([$Main.A172]; &quot;00&quot;);&quot;r&quot;;TEXT([$Main.B172];&quot;00&quot;))" office:value-type="string" office:string-value="c17r24" calcext:value-type="string">
            <text:p>c17r24</text:p>
          </table:table-cell>
          <table:table-cell table:formula="of:=[Main.G172]" office:value-type="time" office:time-value="PT01H45M04.12S" calcext:value-type="time">
            <text:p>01:45:04,120</text:p>
          </table:table-cell>
        </table:table-row>
        <table:table-row table:style-name="ro1">
          <table:table-cell table:formula="of:=CONCATENATE(&quot;c&quot;;TEXT([$Main.A173]; &quot;00&quot;);&quot;r&quot;;TEXT([$Main.B173];&quot;00&quot;))" office:value-type="string" office:string-value="c17r25" calcext:value-type="string">
            <text:p>c17r25</text:p>
          </table:table-cell>
          <table:table-cell table:formula="of:=[Main.G173]" office:value-type="time" office:time-value="PT02H05M26.384S" calcext:value-type="time">
            <text:p>02:05:26,384</text:p>
          </table:table-cell>
        </table:table-row>
        <table:table-row table:style-name="ro1">
          <table:table-cell table:formula="of:=CONCATENATE(&quot;c&quot;;TEXT([$Main.A174]; &quot;00&quot;);&quot;r&quot;;TEXT([$Main.B174];&quot;00&quot;))" office:value-type="string" office:string-value="c17r26" calcext:value-type="string">
            <text:p>c17r26</text:p>
          </table:table-cell>
          <table:table-cell table:formula="of:=[Main.G174]" office:value-type="time" office:time-value="PT02H02M58.565S" calcext:value-type="time">
            <text:p>02:02:58,565</text:p>
          </table:table-cell>
        </table:table-row>
        <table:table-row table:style-name="ro1">
          <table:table-cell table:formula="of:=CONCATENATE(&quot;c&quot;;TEXT([$Main.A175]; &quot;00&quot;);&quot;r&quot;;TEXT([$Main.B175];&quot;00&quot;))" office:value-type="string" office:string-value="c17r27" calcext:value-type="string">
            <text:p>c17r27</text:p>
          </table:table-cell>
          <table:table-cell table:formula="of:=[Main.G175]" office:value-type="time" office:time-value="PT01H54M38.066S" calcext:value-type="time">
            <text:p>01:54:38,066</text:p>
          </table:table-cell>
        </table:table-row>
        <table:table-row table:style-name="ro1">
          <table:table-cell table:formula="of:=CONCATENATE(&quot;c&quot;;TEXT([$Main.A176]; &quot;00&quot;);&quot;r&quot;;TEXT([$Main.B176];&quot;00&quot;))" office:value-type="string" office:string-value="c17r28" calcext:value-type="string">
            <text:p>c17r28</text:p>
          </table:table-cell>
          <table:table-cell table:formula="of:=[Main.G176]" office:value-type="time" office:time-value="PT01H54M25.148S" calcext:value-type="time">
            <text:p>01:54:25,148</text:p>
          </table:table-cell>
        </table:table-row>
        <table:table-row table:style-name="ro1">
          <table:table-cell table:formula="of:=CONCATENATE(&quot;c&quot;;TEXT([$Main.A177]; &quot;00&quot;);&quot;r&quot;;TEXT([$Main.B177];&quot;00&quot;))" office:value-type="string" office:string-value="c17r29" calcext:value-type="string">
            <text:p>c17r29</text:p>
          </table:table-cell>
          <table:table-cell table:formula="of:=[Main.G177]" office:value-type="time" office:time-value="PT01H50M18.062S" calcext:value-type="time">
            <text:p>01:50:18,062</text:p>
          </table:table-cell>
        </table:table-row>
        <table:table-row table:style-name="ro1">
          <table:table-cell table:formula="of:=CONCATENATE(&quot;c&quot;;TEXT([$Main.A178]; &quot;00&quot;);&quot;r&quot;;TEXT([$Main.B178];&quot;00&quot;))" office:value-type="string" office:string-value="c17r30" calcext:value-type="string">
            <text:p>c17r30</text:p>
          </table:table-cell>
          <table:table-cell table:formula="of:=[Main.G178]" office:value-type="time" office:time-value="PT01H49M48.192S" calcext:value-type="time">
            <text:p>01:49:48,192</text:p>
          </table:table-cell>
        </table:table-row>
        <table:table-row table:style-name="ro1">
          <table:table-cell table:formula="of:=CONCATENATE(&quot;c&quot;;TEXT([$Main.A179]; &quot;00&quot;);&quot;r&quot;;TEXT([$Main.B179];&quot;00&quot;))" office:value-type="string" office:string-value="c17r31" calcext:value-type="string">
            <text:p>c17r31</text:p>
          </table:table-cell>
          <table:table-cell table:formula="of:=[Main.G179]" office:value-type="time" office:time-value="PT01H49M24.132S" calcext:value-type="time">
            <text:p>01:49:24,132</text:p>
          </table:table-cell>
        </table:table-row>
        <table:table-row table:style-name="ro1">
          <table:table-cell table:formula="of:=CONCATENATE(&quot;c&quot;;TEXT([$Main.A180]; &quot;00&quot;);&quot;r&quot;;TEXT([$Main.B180];&quot;00&quot;))" office:value-type="string" office:string-value="c17r32" calcext:value-type="string">
            <text:p>c17r32</text:p>
          </table:table-cell>
          <table:table-cell table:formula="of:=[Main.G180]" office:value-type="time" office:time-value="PT01H49M13.198S" calcext:value-type="time">
            <text:p>01:49:13,198</text:p>
          </table:table-cell>
        </table:table-row>
        <table:table-row table:style-name="ro1">
          <table:table-cell table:formula="of:=CONCATENATE(&quot;c&quot;;TEXT([$Main.A181]; &quot;00&quot;);&quot;r&quot;;TEXT([$Main.B181];&quot;00&quot;))" office:value-type="string" office:string-value="c17r33" calcext:value-type="string">
            <text:p>c17r33</text:p>
          </table:table-cell>
          <table:table-cell table:formula="of:=[Main.G181]" office:value-type="time" office:time-value="PT01H49M12.129S" calcext:value-type="time">
            <text:p>01:49:12,129</text:p>
          </table:table-cell>
        </table:table-row>
        <table:table-row table:style-name="ro1">
          <table:table-cell table:formula="of:=CONCATENATE(&quot;c&quot;;TEXT([$Main.A182]; &quot;00&quot;);&quot;r&quot;;TEXT([$Main.B182];&quot;00&quot;))" office:value-type="string" office:string-value="c17r34" calcext:value-type="string">
            <text:p>c17r34</text:p>
          </table:table-cell>
          <table:table-cell table:formula="of:=[Main.G182]" office:value-type="time" office:time-value="PT01H46M57.483S" calcext:value-type="time">
            <text:p>01:46:57,483</text:p>
          </table:table-cell>
        </table:table-row>
        <table:table-row table:style-name="ro1">
          <table:table-cell table:formula="of:=CONCATENATE(&quot;c&quot;;TEXT([$Main.A183]; &quot;00&quot;);&quot;r&quot;;TEXT([$Main.B183];&quot;00&quot;))" office:value-type="string" office:string-value="c18r01" calcext:value-type="string">
            <text:p>c18r01</text:p>
          </table:table-cell>
          <table:table-cell table:formula="of:=[Main.G183]" office:value-type="time" office:time-value="PT01H38M24.347S" calcext:value-type="time">
            <text:p>01:38:24,347</text:p>
          </table:table-cell>
        </table:table-row>
        <table:table-row table:style-name="ro1">
          <table:table-cell table:formula="of:=CONCATENATE(&quot;c&quot;;TEXT([$Main.A184]; &quot;00&quot;);&quot;r&quot;;TEXT([$Main.B184];&quot;00&quot;))" office:value-type="string" office:string-value="c18r02" calcext:value-type="string">
            <text:p>c18r02</text:p>
          </table:table-cell>
          <table:table-cell table:formula="of:=[Main.G184]" office:value-type="time" office:time-value="PT01H35M25.712S" calcext:value-type="time">
            <text:p>01:35:25,712</text:p>
          </table:table-cell>
        </table:table-row>
        <table:table-row table:style-name="ro1">
          <table:table-cell table:formula="of:=CONCATENATE(&quot;c&quot;;TEXT([$Main.A185]; &quot;00&quot;);&quot;r&quot;;TEXT([$Main.B185];&quot;00&quot;))" office:value-type="string" office:string-value="c18r03" calcext:value-type="string">
            <text:p>c18r03</text:p>
          </table:table-cell>
          <table:table-cell table:formula="of:=[Main.G185]" office:value-type="time" office:time-value="PT01H35M25.711S" calcext:value-type="time">
            <text:p>01:35:25,711</text:p>
          </table:table-cell>
        </table:table-row>
        <table:table-row table:style-name="ro1">
          <table:table-cell table:formula="of:=CONCATENATE(&quot;c&quot;;TEXT([$Main.A186]; &quot;00&quot;);&quot;r&quot;;TEXT([$Main.B186];&quot;00&quot;))" office:value-type="string" office:string-value="c18r04" calcext:value-type="string">
            <text:p>c18r04</text:p>
          </table:table-cell>
          <table:table-cell table:formula="of:=[Main.G186]" office:value-type="time" office:time-value="PT01H35M15.681S" calcext:value-type="time">
            <text:p>01:35:15,681</text:p>
          </table:table-cell>
        </table:table-row>
        <table:table-row table:style-name="ro1">
          <table:table-cell table:formula="of:=CONCATENATE(&quot;c&quot;;TEXT([$Main.A187]; &quot;00&quot;);&quot;r&quot;;TEXT([$Main.B187];&quot;00&quot;))" office:value-type="string" office:string-value="c19r01" calcext:value-type="string">
            <text:p>c19r01</text:p>
          </table:table-cell>
          <table:table-cell table:formula="of:=[Main.G187]" office:value-type="time" office:time-value="PT01H34M36.29S" calcext:value-type="time">
            <text:p>01:34:36,290</text:p>
          </table:table-cell>
        </table:table-row>
        <table:table-row table:style-name="ro1">
          <table:table-cell table:formula="of:=CONCATENATE(&quot;c&quot;;TEXT([$Main.A188]; &quot;00&quot;);&quot;r&quot;;TEXT([$Main.B188];&quot;00&quot;))" office:value-type="string" office:string-value="c19r02" calcext:value-type="string">
            <text:p>c19r02</text:p>
          </table:table-cell>
          <table:table-cell table:formula="of:=[Main.G188]" office:value-type="time" office:time-value="PT01H35M20.16S" calcext:value-type="time">
            <text:p>01:35:20,160</text:p>
          </table:table-cell>
        </table:table-row>
        <table:table-row table:style-name="ro1">
          <table:table-cell table:formula="of:=CONCATENATE(&quot;c&quot;;TEXT([$Main.A189]; &quot;00&quot;);&quot;r&quot;;TEXT([$Main.B189];&quot;00&quot;))" office:value-type="string" office:string-value="c19r03" calcext:value-type="string">
            <text:p>c19r03</text:p>
          </table:table-cell>
          <table:table-cell table:formula="of:=[Main.G189]" office:value-type="time" office:time-value="PT01H34M52.1S" calcext:value-type="time">
            <text:p>01:34:52,100</text:p>
          </table:table-cell>
        </table:table-row>
        <table:table-row table:style-name="ro1" table:number-rows-repeated="104838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utomatic Cut Offsets" table:style-name="ta1">
        <office:forms form:automatic-focus="false" form:apply-design-mode="false"/>
        <table:table-column table:style-name="co9" table:number-columns-repeated="4" table:default-cell-style-name="ce17"/>
        <table:table-column table:style-name="co13" table:default-cell-style-name="ce17"/>
        <table:table-column table:style-name="co14" table:default-cell-style-name="ce17"/>
        <table:table-column table:style-name="co9" table:number-columns-repeated="1018" table:default-cell-style-name="ce17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false" calcext:value-type="string">
            <text:p>false</text:p>
          </table:table-cell>
          <table:table-cell table:style-name="ce27" table:formula="of:=[$Main.N2]" office:value-type="time" office:time-value="PT00H10M23.569S" calcext:value-type="time">
            <text:p>00:10:23,569</text:p>
          </table:table-cell>
          <table:table-cell table:style-name="ce27" table:formula="of:=[$Main.O2]" office:value-type="time" office:time-value="PT00H10M52S" calcext:value-type="time">
            <text:p>00:10:5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14.6S" calcext:value-type="time">
            <text:p>00:10:14,600</text:p>
          </table:table-cell>
          <table:table-cell table:style-name="ce27" table:formula="of:=[$Main.O3]" office:value-type="time" office:time-value="PT00H10M23S" calcext:value-type="time">
            <text:p>00:10:2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05.6S" calcext:value-type="time">
            <text:p>00:10:05,600</text:p>
          </table:table-cell>
          <table:table-cell table:style-name="ce27" table:formula="of:=[$Main.O4]" office:value-type="time" office:time-value="PT00H10M13S" calcext:value-type="time">
            <text:p>00:10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01M38.6S" calcext:value-type="time">
            <text:p>00:01:38,600</text:p>
          </table:table-cell>
          <table:table-cell table:style-name="ce27" table:formula="of:=[$Main.O5]" office:value-type="time" office:time-value="PT00H01M42S" calcext:value-type="time">
            <text:p>00:01:4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13M47.75S" calcext:value-type="time">
            <text:p>00:13:47,750</text:p>
          </table:table-cell>
          <table:table-cell table:style-name="ce27" table:formula="of:=[$Main.O6]" office:value-type="time" office:time-value="PT00H13M50S" calcext:value-type="time">
            <text:p>00:13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50S" calcext:value-type="time">
            <text:p>00:13:50,000</text:p>
          </table:table-cell>
          <table:table-cell table:style-name="ce27" table:formula="of:=[$Main.O7]" office:value-type="time" office:time-value="PT00H17M07S" calcext:value-type="time">
            <text:p>00:17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7M17S" calcext:value-type="time">
            <text:p>00:17:17,000</text:p>
          </table:table-cell>
          <table:table-cell table:style-name="ce27" table:formula="of:=[$Main.O8]" office:value-type="time" office:time-value="PT00H18M24.6S" calcext:value-type="time">
            <text:p>00:18:24,6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8M45S" calcext:value-type="time">
            <text:p>00:18:45,000</text:p>
          </table:table-cell>
          <table:table-cell table:style-name="ce27" table:formula="of:=[$Main.O9]" office:value-type="time" office:time-value="PT00H23M39S" calcext:value-type="time">
            <text:p>00:23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24M08.5S" calcext:value-type="time">
            <text:p>00:24:08,500</text:p>
          </table:table-cell>
          <table:table-cell table:style-name="ce27" table:formula="of:=[$Main.O10]" office:value-type="time" office:time-value="PT00H25M50S" calcext:value-type="time">
            <text:p>00:25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5M55S" calcext:value-type="time">
            <text:p>00:25:55,000</text:p>
          </table:table-cell>
          <table:table-cell table:style-name="ce27" table:formula="of:=[$Main.O11]" office:value-type="time" office:time-value="PT00H26M40S" calcext:value-type="time">
            <text:p>00:26:4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6M55S" calcext:value-type="time">
            <text:p>00:26:55,000</text:p>
          </table:table-cell>
          <table:table-cell table:style-name="ce27" table:formula="of:=[$Main.O12]" office:value-type="time" office:time-value="PT00H27M22.75S" calcext:value-type="time">
            <text:p>00:27:22,75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7M42S" calcext:value-type="time">
            <text:p>00:27:42,000</text:p>
          </table:table-cell>
          <table:table-cell table:style-name="ce27" table:formula="of:=[$Main.O13]" office:value-type="time" office:time-value="PT00H30M32S" calcext:value-type="time">
            <text:p>00:30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30M36.1S" calcext:value-type="time">
            <text:p>00:30:36,100</text:p>
          </table:table-cell>
          <table:table-cell table:style-name="ce27" table:formula="of:=[$Main.O14]" office:value-type="time" office:time-value="PT00H46M30S" calcext:value-type="time">
            <text:p>00:46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46M48S" calcext:value-type="time">
            <text:p>00:46:48,000</text:p>
          </table:table-cell>
          <table:table-cell table:style-name="ce27" table:formula="of:=[$Main.O15]" office:value-type="time" office:time-value="PT00H47M50S" calcext:value-type="time">
            <text:p>00:47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53M15S" calcext:value-type="time">
            <text:p>00:53:15,000</text:p>
          </table:table-cell>
          <table:table-cell table:style-name="ce27" table:formula="of:=[$Main.O16]" office:value-type="time" office:time-value="PT00H53M56S" calcext:value-type="time">
            <text:p>00:53:5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4M08S" calcext:value-type="time">
            <text:p>00:54:08,000</text:p>
          </table:table-cell>
          <table:table-cell table:style-name="ce27" table:formula="of:=[$Main.O17]" office:value-type="time" office:time-value="PT00H54M25S" calcext:value-type="time">
            <text:p>00:54:2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8M20S" calcext:value-type="time">
            <text:p>00:58:20,000</text:p>
          </table:table-cell>
          <table:table-cell table:style-name="ce27" table:formula="of:=[$Main.O18]" office:value-type="time" office:time-value="PT01H02M55S" calcext:value-type="time">
            <text:p>01:02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1H02M57.55S" calcext:value-type="time">
            <text:p>01:02:57,550</text:p>
          </table:table-cell>
          <table:table-cell table:style-name="ce27" table:formula="of:=[$Main.O19]" office:value-type="time" office:time-value="PT01H03M00S" calcext:value-type="time">
            <text:p>01:03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3M08.75S" calcext:value-type="time">
            <text:p>01:03:08,750</text:p>
          </table:table-cell>
          <table:table-cell table:style-name="ce27" table:formula="of:=[$Main.O20]" office:value-type="time" office:time-value="PT01H03M32.7S" calcext:value-type="time">
            <text:p>01:03:32,7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34.27S" calcext:value-type="time">
            <text:p>01:03:34,270</text:p>
          </table:table-cell>
          <table:table-cell table:style-name="ce27" table:formula="of:=[$Main.O21]" office:value-type="time" office:time-value="PT01H03M47.15S" calcext:value-type="time">
            <text:p>01:03:47,15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4M03.2S" calcext:value-type="time">
            <text:p>01:04:03,200</text:p>
          </table:table-cell>
          <table:table-cell table:style-name="ce27" table:formula="of:=[$Main.O22]" office:value-type="time" office:time-value="PT01H04M14.5S" calcext:value-type="time">
            <text:p>01:04:14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32.75S" calcext:value-type="time">
            <text:p>01:04:32,750</text:p>
          </table:table-cell>
          <table:table-cell table:style-name="ce27" table:formula="of:=[$Main.O23]" office:value-type="time" office:time-value="PT01H06M17S" calcext:value-type="time">
            <text:p>01:06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true" calcext:value-type="string">
            <text:p>true</text:p>
          </table:table-cell>
          <table:table-cell table:style-name="ce27" table:formula="of:=[$Main.N24]" office:value-type="time" office:time-value="PT01H06M50S" calcext:value-type="time">
            <text:p>01:06:50,000</text:p>
          </table:table-cell>
          <table:table-cell table:style-name="ce27" table:formula="of:=[$Main.O24]" office:value-type="time" office:time-value="PT01H06M50S" calcext:value-type="time">
            <text:p>01:06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false" calcext:value-type="string">
            <text:p>false</text:p>
          </table:table-cell>
          <table:table-cell table:style-name="ce27" table:formula="of:=[$Main.N25]" office:value-type="time" office:time-value="PT01H06M59S" calcext:value-type="time">
            <text:p>01:06:59,000</text:p>
          </table:table-cell>
          <table:table-cell table:style-name="ce27" table:formula="of:=[$Main.O25]" office:value-type="time" office:time-value="PT01H09M30S" calcext:value-type="time">
            <text:p>01:09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9M51.4S" calcext:value-type="time">
            <text:p>01:09:51,400</text:p>
          </table:table-cell>
          <table:table-cell table:style-name="ce27" table:formula="of:=[$Main.O26]" office:value-type="time" office:time-value="PT01H14M42S" calcext:value-type="time">
            <text:p>01:14:4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25M15S" calcext:value-type="time">
            <text:p>01:25:15,000</text:p>
          </table:table-cell>
          <table:table-cell table:style-name="ce27" table:formula="of:=[$Main.O27]" office:value-type="time" office:time-value="PT01H29M30S" calcext:value-type="time">
            <text:p>01:29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9M46S" calcext:value-type="time">
            <text:p>01:29:46,000</text:p>
          </table:table-cell>
          <table:table-cell table:style-name="ce27" table:formula="of:=[$Main.O28]" office:value-type="time" office:time-value="PT01H31M00.5S" calcext:value-type="time">
            <text:p>01:31:0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33M09.8S" calcext:value-type="time">
            <text:p>01:33:09,800</text:p>
          </table:table-cell>
          <table:table-cell table:style-name="ce27" table:formula="of:=[$Main.O29]" office:value-type="time" office:time-value="PT01H33M13.5S" calcext:value-type="time">
            <text:p>01:33:13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1M45S" calcext:value-type="time">
            <text:p>01:31:45,000</text:p>
          </table:table-cell>
          <table:table-cell table:style-name="ce27" table:formula="of:=[$Main.O30]" office:value-type="time" office:time-value="PT01H32M35S" calcext:value-type="time">
            <text:p>01:32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2M39.5S" calcext:value-type="time">
            <text:p>01:32:39,500</text:p>
          </table:table-cell>
          <table:table-cell table:style-name="ce27" table:formula="of:=[$Main.O31]" office:value-type="time" office:time-value="PT01H32M47S" calcext:value-type="time">
            <text:p>01:32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4M11S" calcext:value-type="time">
            <text:p>01:34:11,000</text:p>
          </table:table-cell>
          <table:table-cell table:style-name="ce27" table:formula="of:=[$Main.O32]" office:value-type="time" office:time-value="PT01H37M11.5S" calcext:value-type="time">
            <text:p>01:37:11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41M41S" calcext:value-type="time">
            <text:p>01:41:41,000</text:p>
          </table:table-cell>
          <table:table-cell table:style-name="ce27" table:formula="of:=[$Main.O33]" office:value-type="time" office:time-value="PT01H41M57S" calcext:value-type="time">
            <text:p>01:41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true" calcext:value-type="string">
            <text:p>true</text:p>
          </table:table-cell>
          <table:table-cell table:style-name="ce27" table:formula="of:=[$Main.N34]" office:value-type="time" office:time-value="PT01H42M02S" calcext:value-type="time">
            <text:p>01:42:02,000</text:p>
          </table:table-cell>
          <table:table-cell table:style-name="ce27" table:formula="of:=[$Main.O34]" office:value-type="time" office:time-value="PT01H42M11S" calcext:value-type="time">
            <text:p>01:42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false" calcext:value-type="string">
            <text:p>false</text:p>
          </table:table-cell>
          <table:table-cell table:style-name="ce27" table:formula="of:=[$Main.N35]" office:value-type="time" office:time-value="PT01H42M18S" calcext:value-type="time">
            <text:p>01:42:18,000</text:p>
          </table:table-cell>
          <table:table-cell table:style-name="ce27" table:formula="of:=[$Main.O35]" office:value-type="time" office:time-value="PT01H43M03S" calcext:value-type="time">
            <text:p>01:43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3M06S" calcext:value-type="time">
            <text:p>01:43:06,000</text:p>
          </table:table-cell>
          <table:table-cell table:style-name="ce27" table:formula="of:=[$Main.O36]" office:value-type="time" office:time-value="PT01H43M26S" calcext:value-type="time">
            <text:p>01:43:2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39M55S" calcext:value-type="time">
            <text:p>01:39:55,000</text:p>
          </table:table-cell>
          <table:table-cell table:style-name="ce27" table:formula="of:=[$Main.O37]" office:value-type="time" office:time-value="PT01H41M19S" calcext:value-type="time">
            <text:p>01:41:1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50M25S" calcext:value-type="time">
            <text:p>01:50:25,000</text:p>
          </table:table-cell>
          <table:table-cell table:style-name="ce27" table:formula="of:=[$Main.O38]" office:value-type="time" office:time-value="PT01H50M57S" calcext:value-type="time">
            <text:p>01:50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4M05S" calcext:value-type="time">
            <text:p>01:54:05,000</text:p>
          </table:table-cell>
          <table:table-cell table:style-name="ce27" table:formula="of:=[$Main.O39]" office:value-type="time" office:time-value="PT01H54M22S" calcext:value-type="time">
            <text:p>01:54:2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31.365S" calcext:value-type="time">
            <text:p>01:54:31,365</text:p>
          </table:table-cell>
          <table:table-cell table:style-name="ce27" table:formula="of:=[$Main.O40]" office:value-type="time" office:time-value="PT01H54M33S" calcext:value-type="time">
            <text:p>01:54:3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7M23S" calcext:value-type="time">
            <text:p>01:57:23,000</text:p>
          </table:table-cell>
          <table:table-cell table:style-name="ce27" table:formula="of:=[$Main.O41]" office:value-type="time" office:time-value="PT01H58M41S" calcext:value-type="time">
            <text:p>01:58:4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9M10S" calcext:value-type="time">
            <text:p>01:59:10,000</text:p>
          </table:table-cell>
          <table:table-cell table:style-name="ce27" table:formula="of:=[$Main.O42]" office:value-type="time" office:time-value="PT02H01M50S" calcext:value-type="time">
            <text:p>02:01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2H01M56S" calcext:value-type="time">
            <text:p>02:01:56,000</text:p>
          </table:table-cell>
          <table:table-cell table:style-name="ce27" table:formula="of:=[$Main.O43]" office:value-type="time" office:time-value="PT02H04M03S" calcext:value-type="time">
            <text:p>02:04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5M00S" calcext:value-type="time">
            <text:p>02:05:00,000</text:p>
          </table:table-cell>
          <table:table-cell table:style-name="ce27" table:formula="of:=[$Main.O44]" office:value-type="time" office:time-value="PT02H06M00S" calcext:value-type="time">
            <text:p>02:06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6M29S" calcext:value-type="time">
            <text:p>02:06:29,000</text:p>
          </table:table-cell>
          <table:table-cell table:style-name="ce27" table:formula="of:=[$Main.O45]" office:value-type="time" office:time-value="PT02H06M51S" calcext:value-type="time">
            <text:p>02:06:5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7M14S" calcext:value-type="time">
            <text:p>02:07:14,000</text:p>
          </table:table-cell>
          <table:table-cell table:style-name="ce27" table:formula="of:=[$Main.O46]" office:value-type="time" office:time-value="PT02H08M55S" calcext:value-type="time">
            <text:p>02:08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11M37S" calcext:value-type="time">
            <text:p>02:11:37,000</text:p>
          </table:table-cell>
          <table:table-cell table:style-name="ce27" table:formula="of:=[$Main.O47]" office:value-type="time" office:time-value="PT02H12M20S" calcext:value-type="time">
            <text:p>02:12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2M55S" calcext:value-type="time">
            <text:p>02:12:55,000</text:p>
          </table:table-cell>
          <table:table-cell table:style-name="ce27" table:formula="of:=[$Main.O48]" office:value-type="time" office:time-value="PT02H23M38S" calcext:value-type="time">
            <text:p>02:23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23M41.75S" calcext:value-type="time">
            <text:p>02:23:41,750</text:p>
          </table:table-cell>
          <table:table-cell table:style-name="ce27" table:formula="of:=[$Main.O49]" office:value-type="time" office:time-value="PT02H25M01S" calcext:value-type="time">
            <text:p>02:25:0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5M11.5S" calcext:value-type="time">
            <text:p>02:25:11,500</text:p>
          </table:table-cell>
          <table:table-cell table:style-name="ce27" table:formula="of:=[$Main.O50]" office:value-type="time" office:time-value="PT02H26M00S" calcext:value-type="time">
            <text:p>02:26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6M07S" calcext:value-type="time">
            <text:p>02:26:07,000</text:p>
          </table:table-cell>
          <table:table-cell table:style-name="ce27" table:formula="of:=[$Main.O51]" office:value-type="time" office:time-value="PT02H26M41S" calcext:value-type="time">
            <text:p>02:26:4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8M47S" calcext:value-type="time">
            <text:p>02:28:47,000</text:p>
          </table:table-cell>
          <table:table-cell table:style-name="ce27" table:formula="of:=[$Main.O52]" office:value-type="time" office:time-value="PT02H29M17S" calcext:value-type="time">
            <text:p>02:29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30M53S" calcext:value-type="time">
            <text:p>02:30:53,000</text:p>
          </table:table-cell>
          <table:table-cell table:style-name="ce27" table:formula="of:=[$Main.O53]" office:value-type="time" office:time-value="PT02H34M34S" calcext:value-type="time">
            <text:p>02:34:3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4M43S" calcext:value-type="time">
            <text:p>02:34:43,000</text:p>
          </table:table-cell>
          <table:table-cell table:style-name="ce27" table:formula="of:=[$Main.O54]" office:value-type="time" office:time-value="PT02H35M32S" calcext:value-type="time">
            <text:p>02:35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6M04S" calcext:value-type="time">
            <text:p>02:36:04,000</text:p>
          </table:table-cell>
          <table:table-cell table:style-name="ce27" table:formula="of:=[$Main.O55]" office:value-type="time" office:time-value="PT02H36M32S" calcext:value-type="time">
            <text:p>02:36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35.5S" calcext:value-type="time">
            <text:p>02:36:35,500</text:p>
          </table:table-cell>
          <table:table-cell table:style-name="ce27" table:formula="of:=[$Main.O56]" office:value-type="time" office:time-value="PT02H37M04S" calcext:value-type="time">
            <text:p>02:37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7M11S" calcext:value-type="time">
            <text:p>02:37:11,000</text:p>
          </table:table-cell>
          <table:table-cell table:style-name="ce27" table:formula="of:=[$Main.O57]" office:value-type="time" office:time-value="PT02H37M15S" calcext:value-type="time">
            <text:p>02:37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49S" calcext:value-type="time">
            <text:p>02:37:49,000</text:p>
          </table:table-cell>
          <table:table-cell table:style-name="ce27" table:formula="of:=[$Main.O58]" office:value-type="time" office:time-value="PT02H38M10S" calcext:value-type="time">
            <text:p>02:38:1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9M35S" calcext:value-type="time">
            <text:p>02:39:35,000</text:p>
          </table:table-cell>
          <table:table-cell table:style-name="ce27" table:formula="of:=[$Main.O59]" office:value-type="time" office:time-value="PT02H39M57S" calcext:value-type="time">
            <text:p>02:39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40M28S" calcext:value-type="time">
            <text:p>02:40:28,000</text:p>
          </table:table-cell>
          <table:table-cell table:style-name="ce27" table:formula="of:=[$Main.O60]" office:value-type="time" office:time-value="PT02H40M48S" calcext:value-type="time">
            <text:p>02:40:4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54.75S" calcext:value-type="time">
            <text:p>02:40:54,750</text:p>
          </table:table-cell>
          <table:table-cell table:style-name="ce27" table:formula="of:=[$Main.O61]" office:value-type="time" office:time-value="PT02H41M21S" calcext:value-type="time">
            <text:p>02:41:2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5M03S" calcext:value-type="time">
            <text:p>02:45:03,000</text:p>
          </table:table-cell>
          <table:table-cell table:style-name="ce27" table:formula="of:=[$Main.O62]" office:value-type="time" office:time-value="PT02H45M20S" calcext:value-type="time">
            <text:p>02:45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50M30S" calcext:value-type="time">
            <text:p>02:50:30,000</text:p>
          </table:table-cell>
          <table:table-cell table:style-name="ce27" table:formula="of:=[$Main.O63]" office:value-type="time" office:time-value="PT02H51M15S" calcext:value-type="time">
            <text:p>02:51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4]; &quot;00&quot;);&quot;r&quot;;TEXT([$Main.B64];&quot;00&quot;))" office:value-type="string" office:string-value="c07r01" calcext:value-type="string">
            <text:p>c07r01</text:p>
          </table:table-cell>
          <table:table-cell table:formula="of:=LEFT([$Main.C64])" office:value-type="string" office:string-value="2" calcext:value-type="string">
            <text:p>2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true" calcext:value-type="string">
            <text:p>true</text:p>
          </table:table-cell>
          <table:table-cell table:style-name="ce27" table:formula="of:=[$Main.N64]" office:value-type="time" office:time-value="PT00H07M54S" calcext:value-type="time">
            <text:p>00:07:54,000</text:p>
          </table:table-cell>
          <table:table-cell table:style-name="ce27" table:formula="of:=[$Main.O64]" office:value-type="time" office:time-value="PT00H08M18S" calcext:value-type="time">
            <text:p>00:08:1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5]; &quot;00&quot;);&quot;r&quot;;TEXT([$Main.B65];&quot;00&quot;))" office:value-type="string" office:string-value="c07r02" calcext:value-type="string">
            <text:p>c07r02</text:p>
          </table:table-cell>
          <table:table-cell table:formula="of:=LEFT([$Main.C65])" office:value-type="string" office:string-value="2" calcext:value-type="string">
            <text:p>2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false" calcext:value-type="string">
            <text:p>false</text:p>
          </table:table-cell>
          <table:table-cell table:style-name="ce27" table:formula="of:=[$Main.N65]" office:value-type="time" office:time-value="PT00H08M32S" calcext:value-type="time">
            <text:p>00:08:32,000</text:p>
          </table:table-cell>
          <table:table-cell table:style-name="ce27" table:formula="of:=[$Main.O65]" office:value-type="time" office:time-value="PT00H09M38S" calcext:value-type="time">
            <text:p>00:09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6]; &quot;00&quot;);&quot;r&quot;;TEXT([$Main.B66];&quot;00&quot;))" office:value-type="string" office:string-value="c07r03" calcext:value-type="string">
            <text:p>c07r03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false" calcext:value-type="string">
            <text:p>false</text:p>
          </table:table-cell>
          <table:table-cell table:style-name="ce27" table:formula="of:=[$Main.N66]" office:value-type="time" office:time-value="PT00H10M08S" calcext:value-type="time">
            <text:p>00:10:08,000</text:p>
          </table:table-cell>
          <table:table-cell table:style-name="ce27" table:formula="of:=[$Main.O66]" office:value-type="time" office:time-value="PT00H10M23S" calcext:value-type="time">
            <text:p>00:10:2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7]; &quot;00&quot;);&quot;r&quot;;TEXT([$Main.B67];&quot;00&quot;))" office:value-type="string" office:string-value="c07r04" calcext:value-type="string">
            <text:p>c07r04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true" calcext:value-type="string">
            <text:p>true</text:p>
          </table:table-cell>
          <table:table-cell table:style-name="ce27" table:formula="of:=[$Main.N67]" office:value-type="time" office:time-value="PT00H10M41S" calcext:value-type="time">
            <text:p>00:10:41,000</text:p>
          </table:table-cell>
          <table:table-cell table:style-name="ce27" table:formula="of:=[$Main.O67]" office:value-type="time" office:time-value="PT00H10M47S" calcext:value-type="time">
            <text:p>00:10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8]; &quot;00&quot;);&quot;r&quot;;TEXT([$Main.B68];&quot;00&quot;))" office:value-type="string" office:string-value="c07r05" calcext:value-type="string">
            <text:p>c07r05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false" calcext:value-type="string">
            <text:p>false</text:p>
          </table:table-cell>
          <table:table-cell table:style-name="ce27" table:formula="of:=[$Main.N68]" office:value-type="time" office:time-value="PT00H11M00S" calcext:value-type="time">
            <text:p>00:11:00,000</text:p>
          </table:table-cell>
          <table:table-cell table:style-name="ce27" table:formula="of:=[$Main.O68]" office:value-type="time" office:time-value="PT00H12M00S" calcext:value-type="time">
            <text:p>00:12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9]; &quot;00&quot;);&quot;r&quot;;TEXT([$Main.B69];&quot;00&quot;))" office:value-type="string" office:string-value="c07r06" calcext:value-type="string">
            <text:p>c07r06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false" calcext:value-type="string">
            <text:p>false</text:p>
          </table:table-cell>
          <table:table-cell table:style-name="ce27" table:formula="of:=[$Main.N69]" office:value-type="time" office:time-value="PT00H15M41S" calcext:value-type="time">
            <text:p>00:15:41,000</text:p>
          </table:table-cell>
          <table:table-cell table:style-name="ce27" table:formula="of:=[$Main.O69]" office:value-type="time" office:time-value="PT00H21M04S" calcext:value-type="time">
            <text:p>00:21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0]; &quot;00&quot;);&quot;r&quot;;TEXT([$Main.B70];&quot;00&quot;))" office:value-type="string" office:string-value="c07r07" calcext:value-type="string">
            <text:p>c07r07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21M13.75S" calcext:value-type="time">
            <text:p>00:21:13,750</text:p>
          </table:table-cell>
          <table:table-cell table:style-name="ce27" table:formula="of:=[$Main.O70]" office:value-type="time" office:time-value="PT00H21M20.5S" calcext:value-type="time">
            <text:p>00:21:2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1]; &quot;00&quot;);&quot;r&quot;;TEXT([$Main.B71];&quot;00&quot;))" office:value-type="string" office:string-value="c07r08" calcext:value-type="string">
            <text:p>c07r08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21M39S" calcext:value-type="time">
            <text:p>00:21:39,000</text:p>
          </table:table-cell>
          <table:table-cell table:style-name="ce27" table:formula="of:=[$Main.O71]" office:value-type="time" office:time-value="PT00H23M30S" calcext:value-type="time">
            <text:p>00:23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2]; &quot;00&quot;);&quot;r&quot;;TEXT([$Main.B72];&quot;00&quot;))" office:value-type="string" office:string-value="c07r09" calcext:value-type="string">
            <text:p>c07r09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5M33.5S" calcext:value-type="time">
            <text:p>00:25:33,500</text:p>
          </table:table-cell>
          <table:table-cell table:style-name="ce27" table:formula="of:=[$Main.O72]" office:value-type="time" office:time-value="PT00H25M38S" calcext:value-type="time">
            <text:p>00:25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3]; &quot;00&quot;);&quot;r&quot;;TEXT([$Main.B73];&quot;00&quot;))" office:value-type="string" office:string-value="c07r10" calcext:value-type="string">
            <text:p>c07r10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6M10S" calcext:value-type="time">
            <text:p>00:26:10,000</text:p>
          </table:table-cell>
          <table:table-cell table:style-name="ce27" table:formula="of:=[$Main.O73]" office:value-type="time" office:time-value="PT00H26M57S" calcext:value-type="time">
            <text:p>00:26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4]; &quot;00&quot;);&quot;r&quot;;TEXT([$Main.B74];&quot;00&quot;))" office:value-type="string" office:string-value="c07r11" calcext:value-type="string">
            <text:p>c07r11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8M04S" calcext:value-type="time">
            <text:p>00:28:04,000</text:p>
          </table:table-cell>
          <table:table-cell table:style-name="ce27" table:formula="of:=[$Main.O74]" office:value-type="time" office:time-value="PT00H28M12S" calcext:value-type="time">
            <text:p>00:28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5]; &quot;00&quot;);&quot;r&quot;;TEXT([$Main.B75];&quot;00&quot;))" office:value-type="string" office:string-value="c08r01" calcext:value-type="string">
            <text:p>c08r01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9M03.25S" calcext:value-type="time">
            <text:p>00:29:03,250</text:p>
          </table:table-cell>
          <table:table-cell table:style-name="ce27" table:formula="of:=[$Main.O75]" office:value-type="time" office:time-value="PT00H31M31S" calcext:value-type="time">
            <text:p>00:31:3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6]; &quot;00&quot;);&quot;r&quot;;TEXT([$Main.B76];&quot;00&quot;))" office:value-type="string" office:string-value="c08r02" calcext:value-type="string">
            <text:p>c08r02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31M37S" calcext:value-type="time">
            <text:p>00:31:37,000</text:p>
          </table:table-cell>
          <table:table-cell table:style-name="ce27" table:formula="of:=[$Main.O76]" office:value-type="time" office:time-value="PT00H31M45S" calcext:value-type="time">
            <text:p>00:31:4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7]; &quot;00&quot;);&quot;r&quot;;TEXT([$Main.B77];&quot;00&quot;))" office:value-type="string" office:string-value="c08r03" calcext:value-type="string">
            <text:p>c08r03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31M59S" calcext:value-type="time">
            <text:p>00:31:59,000</text:p>
          </table:table-cell>
          <table:table-cell table:style-name="ce27" table:formula="of:=[$Main.O77]" office:value-type="time" office:time-value="PT00H32M15S" calcext:value-type="time">
            <text:p>00:32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8]; &quot;00&quot;);&quot;r&quot;;TEXT([$Main.B78];&quot;00&quot;))" office:value-type="string" office:string-value="c08r04" calcext:value-type="string">
            <text:p>c08r04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2M46S" calcext:value-type="time">
            <text:p>00:32:46,000</text:p>
          </table:table-cell>
          <table:table-cell table:style-name="ce27" table:formula="of:=[$Main.O78]" office:value-type="time" office:time-value="PT00H32M51S" calcext:value-type="time">
            <text:p>00:32:5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9]; &quot;00&quot;);&quot;r&quot;;TEXT([$Main.B79];&quot;00&quot;))" office:value-type="string" office:string-value="c08r05" calcext:value-type="string">
            <text:p>c08r05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4M00S" calcext:value-type="time">
            <text:p>00:34:00,000</text:p>
          </table:table-cell>
          <table:table-cell table:style-name="ce27" table:formula="of:=[$Main.O79]" office:value-type="time" office:time-value="PT00H34M25S" calcext:value-type="time">
            <text:p>00:34:2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0]; &quot;00&quot;);&quot;r&quot;;TEXT([$Main.B80];&quot;00&quot;))" office:value-type="string" office:string-value="c08r06" calcext:value-type="string">
            <text:p>c08r06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4M59.75S" calcext:value-type="time">
            <text:p>00:34:59,750</text:p>
          </table:table-cell>
          <table:table-cell table:style-name="ce27" table:formula="of:=[$Main.O80]" office:value-type="time" office:time-value="PT00H35M33S" calcext:value-type="time">
            <text:p>00:35:3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1]; &quot;00&quot;);&quot;r&quot;;TEXT([$Main.B81];&quot;00&quot;))" office:value-type="string" office:string-value="c08r07" calcext:value-type="string">
            <text:p>c08r07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6M43S" calcext:value-type="time">
            <text:p>00:36:43,000</text:p>
          </table:table-cell>
          <table:table-cell table:style-name="ce27" table:formula="of:=[$Main.O81]" office:value-type="time" office:time-value="PT00H43M12S" calcext:value-type="time">
            <text:p>00:43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2]; &quot;00&quot;);&quot;r&quot;;TEXT([$Main.B82];&quot;00&quot;))" office:value-type="string" office:string-value="c08r08" calcext:value-type="string">
            <text:p>c08r08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true" calcext:value-type="string">
            <text:p>true</text:p>
          </table:table-cell>
          <table:table-cell table:style-name="ce27" table:formula="of:=[$Main.N82]" office:value-type="time" office:time-value="PT00H43M32.5S" calcext:value-type="time">
            <text:p>00:43:32,500</text:p>
          </table:table-cell>
          <table:table-cell table:style-name="ce27" table:formula="of:=[$Main.O82]" office:value-type="time" office:time-value="PT00H43M38S" calcext:value-type="time">
            <text:p>00:43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3]; &quot;00&quot;);&quot;r&quot;;TEXT([$Main.B83];&quot;00&quot;))" office:value-type="string" office:string-value="c08r09" calcext:value-type="string">
            <text:p>c08r09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false" calcext:value-type="string">
            <text:p>false</text:p>
          </table:table-cell>
          <table:table-cell table:style-name="ce27" table:formula="of:=[$Main.N83]" office:value-type="time" office:time-value="PT00H44M25S" calcext:value-type="time">
            <text:p>00:44:25,000</text:p>
          </table:table-cell>
          <table:table-cell table:style-name="ce27" table:formula="of:=[$Main.O83]" office:value-type="time" office:time-value="PT00H44M38S" calcext:value-type="time">
            <text:p>00:44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4]; &quot;00&quot;);&quot;r&quot;;TEXT([$Main.B84];&quot;00&quot;))" office:value-type="string" office:string-value="c08r10" calcext:value-type="string">
            <text:p>c08r10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false" calcext:value-type="string">
            <text:p>false</text:p>
          </table:table-cell>
          <table:table-cell table:style-name="ce27" table:formula="of:=[$Main.N84]" office:value-type="time" office:time-value="PT00H45M40S" calcext:value-type="time">
            <text:p>00:45:40,000</text:p>
          </table:table-cell>
          <table:table-cell table:style-name="ce27" table:formula="of:=[$Main.O84]" office:value-type="time" office:time-value="PT00H45M41.5S" calcext:value-type="time">
            <text:p>00:45:41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5]; &quot;00&quot;);&quot;r&quot;;TEXT([$Main.B85];&quot;00&quot;))" office:value-type="string" office:string-value="c09r01" calcext:value-type="string">
            <text:p>c09r01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6M02S" calcext:value-type="time">
            <text:p>00:46:02,000</text:p>
          </table:table-cell>
          <table:table-cell table:style-name="ce27" table:formula="of:=[$Main.O85]" office:value-type="time" office:time-value="PT00H46M07S" calcext:value-type="time">
            <text:p>00:46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6]; &quot;00&quot;);&quot;r&quot;;TEXT([$Main.B86];&quot;00&quot;))" office:value-type="string" office:string-value="c09r02" calcext:value-type="string">
            <text:p>c09r02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6M44S" calcext:value-type="time">
            <text:p>00:46:44,000</text:p>
          </table:table-cell>
          <table:table-cell table:style-name="ce27" table:formula="of:=[$Main.O86]" office:value-type="time" office:time-value="PT00H46M50S" calcext:value-type="time">
            <text:p>00:46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7]; &quot;00&quot;);&quot;r&quot;;TEXT([$Main.B87];&quot;00&quot;))" office:value-type="string" office:string-value="c09r03" calcext:value-type="string">
            <text:p>c09r03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7M22S" calcext:value-type="time">
            <text:p>00:47:22,000</text:p>
          </table:table-cell>
          <table:table-cell table:style-name="ce27" table:formula="of:=[$Main.O87]" office:value-type="time" office:time-value="PT00H47M30S" calcext:value-type="time">
            <text:p>00:47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8]; &quot;00&quot;);&quot;r&quot;;TEXT([$Main.B88];&quot;00&quot;))" office:value-type="string" office:string-value="c09r04" calcext:value-type="string">
            <text:p>c09r04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7M35S" calcext:value-type="time">
            <text:p>00:47:35,000</text:p>
          </table:table-cell>
          <table:table-cell table:style-name="ce27" table:formula="of:=[$Main.O88]" office:value-type="time" office:time-value="PT00H48M20S" calcext:value-type="time">
            <text:p>00:48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9]; &quot;00&quot;);&quot;r&quot;;TEXT([$Main.B89];&quot;00&quot;))" office:value-type="string" office:string-value="c09r05" calcext:value-type="string">
            <text:p>c09r05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9M46S" calcext:value-type="time">
            <text:p>00:49:46,000</text:p>
          </table:table-cell>
          <table:table-cell table:style-name="ce27" table:formula="of:=[$Main.O89]" office:value-type="time" office:time-value="PT00H52M03S" calcext:value-type="time">
            <text:p>00:52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0]; &quot;00&quot;);&quot;r&quot;;TEXT([$Main.B90];&quot;00&quot;))" office:value-type="string" office:string-value="c09r06" calcext:value-type="string">
            <text:p>c09r06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52M56S" calcext:value-type="time">
            <text:p>00:52:56,000</text:p>
          </table:table-cell>
          <table:table-cell table:style-name="ce27" table:formula="of:=[$Main.O90]" office:value-type="time" office:time-value="PT00H53M20S" calcext:value-type="time">
            <text:p>00:53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1]; &quot;00&quot;);&quot;r&quot;;TEXT([$Main.B91];&quot;00&quot;))" office:value-type="string" office:string-value="c09r07" calcext:value-type="string">
            <text:p>c09r07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58M07S" calcext:value-type="time">
            <text:p>00:58:07,000</text:p>
          </table:table-cell>
          <table:table-cell table:style-name="ce27" table:formula="of:=[$Main.O91]" office:value-type="time" office:time-value="PT01H01M39S" calcext:value-type="time">
            <text:p>01:01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2]; &quot;00&quot;);&quot;r&quot;;TEXT([$Main.B92];&quot;00&quot;))" office:value-type="string" office:string-value="c09r08" calcext:value-type="string">
            <text:p>c09r08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1H01M47S" calcext:value-type="time">
            <text:p>01:01:47,000</text:p>
          </table:table-cell>
          <table:table-cell table:style-name="ce27" table:formula="of:=[$Main.O92]" office:value-type="time" office:time-value="PT01H02M15S" calcext:value-type="time">
            <text:p>01:02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3]; &quot;00&quot;);&quot;r&quot;;TEXT([$Main.B93];&quot;00&quot;))" office:value-type="string" office:string-value="c10r01" calcext:value-type="string">
            <text:p>c10r01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1H12M34S" calcext:value-type="time">
            <text:p>01:12:34,000</text:p>
          </table:table-cell>
          <table:table-cell table:style-name="ce27" table:formula="of:=[$Main.O93]" office:value-type="time" office:time-value="PT01H12M43S" calcext:value-type="time">
            <text:p>01:12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4]; &quot;00&quot;);&quot;r&quot;;TEXT([$Main.B94];&quot;00&quot;))" office:value-type="string" office:string-value="c10r02" calcext:value-type="string">
            <text:p>c10r02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13M48S" calcext:value-type="time">
            <text:p>01:13:48,000</text:p>
          </table:table-cell>
          <table:table-cell table:style-name="ce27" table:formula="of:=[$Main.O94]" office:value-type="time" office:time-value="PT01H15M43S" calcext:value-type="time">
            <text:p>01:15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5]; &quot;00&quot;);&quot;r&quot;;TEXT([$Main.B95];&quot;00&quot;))" office:value-type="string" office:string-value="c10r03" calcext:value-type="string">
            <text:p>c10r03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20M08S" calcext:value-type="time">
            <text:p>01:20:08,000</text:p>
          </table:table-cell>
          <table:table-cell table:style-name="ce27" table:formula="of:=[$Main.O95]" office:value-type="time" office:time-value="PT01H22M47S" calcext:value-type="time">
            <text:p>01:22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6]; &quot;00&quot;);&quot;r&quot;;TEXT([$Main.B96];&quot;00&quot;))" office:value-type="string" office:string-value="c10r04" calcext:value-type="string">
            <text:p>c10r04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28M10S" calcext:value-type="time">
            <text:p>01:28:10,000</text:p>
          </table:table-cell>
          <table:table-cell table:style-name="ce27" table:formula="of:=[$Main.O96]" office:value-type="time" office:time-value="PT01H28M55S" calcext:value-type="time">
            <text:p>01:28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7]; &quot;00&quot;);&quot;r&quot;;TEXT([$Main.B97];&quot;00&quot;))" office:value-type="string" office:string-value="c10r05" calcext:value-type="string">
            <text:p>c10r05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32M00S" calcext:value-type="time">
            <text:p>01:32:00,000</text:p>
          </table:table-cell>
          <table:table-cell table:style-name="ce27" table:formula="of:=[$Main.O97]" office:value-type="time" office:time-value="PT01H32M50.5S" calcext:value-type="time">
            <text:p>01:32:5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8]; &quot;00&quot;);&quot;r&quot;;TEXT([$Main.B98];&quot;00&quot;))" office:value-type="string" office:string-value="c10r06" calcext:value-type="string">
            <text:p>c10r06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33M05S" calcext:value-type="time">
            <text:p>01:33:05,000</text:p>
          </table:table-cell>
          <table:table-cell table:style-name="ce27" table:formula="of:=[$Main.O98]" office:value-type="time" office:time-value="PT01H33M49S" calcext:value-type="time">
            <text:p>01:33:4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9]; &quot;00&quot;);&quot;r&quot;;TEXT([$Main.B99];&quot;00&quot;))" office:value-type="string" office:string-value="c10r07" calcext:value-type="string">
            <text:p>c10r07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4M30S" calcext:value-type="time">
            <text:p>01:34:30,000</text:p>
          </table:table-cell>
          <table:table-cell table:style-name="ce27" table:formula="of:=[$Main.O99]" office:value-type="time" office:time-value="PT01H34M36S" calcext:value-type="time">
            <text:p>01:34:3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0]; &quot;00&quot;);&quot;r&quot;;TEXT([$Main.B100];&quot;00&quot;))" office:value-type="string" office:string-value="c10r08" calcext:value-type="string">
            <text:p>c10r08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4M45.75S" calcext:value-type="time">
            <text:p>01:34:45,750</text:p>
          </table:table-cell>
          <table:table-cell table:style-name="ce27" table:formula="of:=[$Main.O100]" office:value-type="time" office:time-value="PT01H35M07S" calcext:value-type="time">
            <text:p>01:35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1]; &quot;00&quot;);&quot;r&quot;;TEXT([$Main.B101];&quot;00&quot;))" office:value-type="string" office:string-value="c10r09" calcext:value-type="string">
            <text:p>c10r09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5M31S" calcext:value-type="time">
            <text:p>01:35:31,000</text:p>
          </table:table-cell>
          <table:table-cell table:style-name="ce27" table:formula="of:=[$Main.O101]" office:value-type="time" office:time-value="PT01H36M00S" calcext:value-type="time">
            <text:p>01:36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2]; &quot;00&quot;);&quot;r&quot;;TEXT([$Main.B102];&quot;00&quot;))" office:value-type="string" office:string-value="c10r10" calcext:value-type="string">
            <text:p>c10r10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THE" calcext:value-type="string">
            <text:p>THE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20M49S" calcext:value-type="time">
            <text:p>01:20:49,000</text:p>
          </table:table-cell>
          <table:table-cell table:style-name="ce27" table:formula="of:=[$Main.O102]" office:value-type="time" office:time-value="PT01H22M30S" calcext:value-type="time">
            <text:p>01:22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3]; &quot;00&quot;);&quot;r&quot;;TEXT([$Main.B103];&quot;00&quot;))" office:value-type="string" office:string-value="c10r11" calcext:value-type="string">
            <text:p>c10r11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EXT" calcext:value-type="string">
            <text:p>EXT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39M54S" calcext:value-type="time">
            <text:p>01:39:54,000</text:p>
          </table:table-cell>
          <table:table-cell table:style-name="ce27" table:formula="of:=[$Main.O103]" office:value-type="time" office:time-value="PT01H42M42S" calcext:value-type="time">
            <text:p>01:42:4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4]; &quot;00&quot;);&quot;r&quot;;TEXT([$Main.B104];&quot;00&quot;))" office:value-type="string" office:string-value="c10r12" calcext:value-type="string">
            <text:p>c10r12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EXT" calcext:value-type="string">
            <text:p>EXT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43M20S" calcext:value-type="time">
            <text:p>01:43:20,000</text:p>
          </table:table-cell>
          <table:table-cell table:style-name="ce27" table:formula="of:=[$Main.O104]" office:value-type="time" office:time-value="PT01H44M02S" calcext:value-type="time">
            <text:p>01:44:0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5]; &quot;00&quot;);&quot;r&quot;;TEXT([$Main.B105];&quot;00&quot;))" office:value-type="string" office:string-value="c10r13" calcext:value-type="string">
            <text:p>c10r13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44M19S" calcext:value-type="time">
            <text:p>01:44:19,000</text:p>
          </table:table-cell>
          <table:table-cell table:style-name="ce27" table:formula="of:=[$Main.O105]" office:value-type="time" office:time-value="PT01H45M08S" calcext:value-type="time">
            <text:p>01:45:0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6]; &quot;00&quot;);&quot;r&quot;;TEXT([$Main.B106];&quot;00&quot;))" office:value-type="string" office:string-value="c10r14" calcext:value-type="string">
            <text:p>c10r14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true" calcext:value-type="string">
            <text:p>true</text:p>
          </table:table-cell>
          <table:table-cell table:style-name="ce27" table:formula="of:=[$Main.N106]" office:value-type="time" office:time-value="PT01H46M36S" calcext:value-type="time">
            <text:p>01:46:36,000</text:p>
          </table:table-cell>
          <table:table-cell table:style-name="ce27" table:formula="of:=[$Main.O106]" office:value-type="time" office:time-value="PT01H46M43S" calcext:value-type="time">
            <text:p>01:46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7]; &quot;00&quot;);&quot;r&quot;;TEXT([$Main.B107];&quot;00&quot;))" office:value-type="string" office:string-value="c11r01" calcext:value-type="string">
            <text:p>c11r01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false" calcext:value-type="string">
            <text:p>false</text:p>
          </table:table-cell>
          <table:table-cell table:style-name="ce27" table:formula="of:=[$Main.N107]" office:value-type="time" office:time-value="PT01H49M20S" calcext:value-type="time">
            <text:p>01:49:20,000</text:p>
          </table:table-cell>
          <table:table-cell table:style-name="ce27" table:formula="of:=[$Main.O107]" office:value-type="time" office:time-value="PT01H50M30S" calcext:value-type="time">
            <text:p>01:50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8]; &quot;00&quot;);&quot;r&quot;;TEXT([$Main.B108];&quot;00&quot;))" office:value-type="string" office:string-value="c11r02" calcext:value-type="string">
            <text:p>c11r02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false" calcext:value-type="string">
            <text:p>false</text:p>
          </table:table-cell>
          <table:table-cell table:style-name="ce27" table:formula="of:=[$Main.N108]" office:value-type="time" office:time-value="PT01H52M38S" calcext:value-type="time">
            <text:p>01:52:38,000</text:p>
          </table:table-cell>
          <table:table-cell table:style-name="ce27" table:formula="of:=[$Main.O108]" office:value-type="time" office:time-value="PT01H53M08S" calcext:value-type="time">
            <text:p>01:53:0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9]; &quot;00&quot;);&quot;r&quot;;TEXT([$Main.B109];&quot;00&quot;))" office:value-type="string" office:string-value="c11r03" calcext:value-type="string">
            <text:p>c11r03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59M18S" calcext:value-type="time">
            <text:p>01:59:18,000</text:p>
          </table:table-cell>
          <table:table-cell table:style-name="ce27" table:formula="of:=[$Main.O109]" office:value-type="time" office:time-value="PT02H01M48S" calcext:value-type="time">
            <text:p>02:01:4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0]; &quot;00&quot;);&quot;r&quot;;TEXT([$Main.B110];&quot;00&quot;))" office:value-type="string" office:string-value="c11r04" calcext:value-type="string">
            <text:p>c11r04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true" calcext:value-type="string">
            <text:p>true</text:p>
          </table:table-cell>
          <table:table-cell table:style-name="ce27" table:formula="of:=[$Main.N110]" office:value-type="time" office:time-value="PT02H04M50S" calcext:value-type="time">
            <text:p>02:04:50,000</text:p>
          </table:table-cell>
          <table:table-cell table:style-name="ce27" table:formula="of:=[$Main.O110]" office:value-type="time" office:time-value="PT02H05M12S" calcext:value-type="time">
            <text:p>02:05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1]; &quot;00&quot;);&quot;r&quot;;TEXT([$Main.B111];&quot;00&quot;))" office:value-type="string" office:string-value="c12r01" calcext:value-type="string">
            <text:p>c12r01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false" calcext:value-type="string">
            <text:p>false</text:p>
          </table:table-cell>
          <table:table-cell table:style-name="ce27" table:formula="of:=[$Main.N111]" office:value-type="time" office:time-value="PT02H05M17S" calcext:value-type="time">
            <text:p>02:05:17,000</text:p>
          </table:table-cell>
          <table:table-cell table:style-name="ce27" table:formula="of:=[$Main.O111]" office:value-type="time" office:time-value="PT02H07M04S" calcext:value-type="time">
            <text:p>02:07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2]; &quot;00&quot;);&quot;r&quot;;TEXT([$Main.B112];&quot;00&quot;))" office:value-type="string" office:string-value="c12r02" calcext:value-type="string">
            <text:p>c12r02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false" calcext:value-type="string">
            <text:p>false</text:p>
          </table:table-cell>
          <table:table-cell table:style-name="ce27" table:formula="of:=[$Main.N112]" office:value-type="time" office:time-value="PT02H07M39S" calcext:value-type="time">
            <text:p>02:07:39,000</text:p>
          </table:table-cell>
          <table:table-cell table:style-name="ce27" table:formula="of:=[$Main.O112]" office:value-type="time" office:time-value="PT02H09M03S" calcext:value-type="time">
            <text:p>02:09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3]; &quot;00&quot;);&quot;r&quot;;TEXT([$Main.B113];&quot;00&quot;))" office:value-type="string" office:string-value="c12r03" calcext:value-type="string">
            <text:p>c12r03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false" calcext:value-type="string">
            <text:p>false</text:p>
          </table:table-cell>
          <table:table-cell table:style-name="ce27" table:formula="of:=[$Main.N113]" office:value-type="time" office:time-value="PT02H13M00S" calcext:value-type="time">
            <text:p>02:13:00,000</text:p>
          </table:table-cell>
          <table:table-cell table:style-name="ce27" table:formula="of:=[$Main.O113]" office:value-type="time" office:time-value="PT02H18M29S" calcext:value-type="time">
            <text:p>02:18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4]; &quot;00&quot;);&quot;r&quot;;TEXT([$Main.B114];&quot;00&quot;))" office:value-type="string" office:string-value="c12r04" calcext:value-type="string">
            <text:p>c12r04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false" calcext:value-type="string">
            <text:p>false</text:p>
          </table:table-cell>
          <table:table-cell table:style-name="ce27" table:formula="of:=[$Main.N114]" office:value-type="time" office:time-value="PT02H18M34S" calcext:value-type="time">
            <text:p>02:18:34,000</text:p>
          </table:table-cell>
          <table:table-cell table:style-name="ce27" table:formula="of:=[$Main.O114]" office:value-type="time" office:time-value="PT02H21M46S" calcext:value-type="time">
            <text:p>02:21:4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5]; &quot;00&quot;);&quot;r&quot;;TEXT([$Main.B115];&quot;00&quot;))" office:value-type="string" office:string-value="c12r05" calcext:value-type="string">
            <text:p>c12r05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22M44S" calcext:value-type="time">
            <text:p>02:22:44,000</text:p>
          </table:table-cell>
          <table:table-cell table:style-name="ce27" table:formula="of:=[$Main.O115]" office:value-type="time" office:time-value="PT02H22M56S" calcext:value-type="time">
            <text:p>02:22:5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6]; &quot;00&quot;);&quot;r&quot;;TEXT([$Main.B116];&quot;00&quot;))" office:value-type="string" office:string-value="c12r06" calcext:value-type="string">
            <text:p>c12r06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52M55.75S" calcext:value-type="time">
            <text:p>02:52:55,750</text:p>
          </table:table-cell>
          <table:table-cell table:style-name="ce27" table:formula="of:=[$Main.O116]" office:value-type="time" office:time-value="PT02H53M12S" calcext:value-type="time">
            <text:p>02:53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7]; &quot;00&quot;);&quot;r&quot;;TEXT([$Main.B117];&quot;00&quot;))" office:value-type="string" office:string-value="c12r07" calcext:value-type="string">
            <text:p>c12r07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27M31S" calcext:value-type="time">
            <text:p>02:27:31,000</text:p>
          </table:table-cell>
          <table:table-cell table:style-name="ce27" table:formula="of:=[$Main.O117]" office:value-type="time" office:time-value="PT02H27M40S" calcext:value-type="time">
            <text:p>02:27:4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8]; &quot;00&quot;);&quot;r&quot;;TEXT([$Main.B118];&quot;00&quot;))" office:value-type="string" office:string-value="c12r08" calcext:value-type="string">
            <text:p>c12r08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22M57S" calcext:value-type="time">
            <text:p>02:22:57,000</text:p>
          </table:table-cell>
          <table:table-cell table:style-name="ce27" table:formula="of:=[$Main.O118]" office:value-type="time" office:time-value="PT02H23M07S" calcext:value-type="time">
            <text:p>02:23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9]; &quot;00&quot;);&quot;r&quot;;TEXT([$Main.B119];&quot;00&quot;))" office:value-type="string" office:string-value="c12r09" calcext:value-type="string">
            <text:p>c12r09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7M42S" calcext:value-type="time">
            <text:p>02:27:42,000</text:p>
          </table:table-cell>
          <table:table-cell table:style-name="ce27" table:formula="of:=[$Main.O119]" office:value-type="time" office:time-value="PT02H27M55S" calcext:value-type="time">
            <text:p>02:27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0]; &quot;00&quot;);&quot;r&quot;;TEXT([$Main.B120];&quot;00&quot;))" office:value-type="string" office:string-value="c12r10" calcext:value-type="string">
            <text:p>c12r10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28M44S" calcext:value-type="time">
            <text:p>02:28:44,000</text:p>
          </table:table-cell>
          <table:table-cell table:style-name="ce27" table:formula="of:=[$Main.O120]" office:value-type="time" office:time-value="PT02H29M18S" calcext:value-type="time">
            <text:p>02:29:1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1]; &quot;00&quot;);&quot;r&quot;;TEXT([$Main.B121];&quot;00&quot;))" office:value-type="string" office:string-value="c12r11" calcext:value-type="string">
            <text:p>c12r11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51M34S" calcext:value-type="time">
            <text:p>02:51:34,000</text:p>
          </table:table-cell>
          <table:table-cell table:style-name="ce27" table:formula="of:=[$Main.O121]" office:value-type="time" office:time-value="PT02H51M55S" calcext:value-type="time">
            <text:p>02:51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2]; &quot;00&quot;);&quot;r&quot;;TEXT([$Main.B122];&quot;00&quot;))" office:value-type="string" office:string-value="c12r12" calcext:value-type="string">
            <text:p>c12r12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52M03S" calcext:value-type="time">
            <text:p>02:52:03,000</text:p>
          </table:table-cell>
          <table:table-cell table:style-name="ce27" table:formula="of:=[$Main.O122]" office:value-type="time" office:time-value="PT02H52M29S" calcext:value-type="time">
            <text:p>02:52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3]; &quot;00&quot;);&quot;r&quot;;TEXT([$Main.B123];&quot;00&quot;))" office:value-type="string" office:string-value="c13r01" calcext:value-type="string">
            <text:p>c13r01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21M46S" calcext:value-type="time">
            <text:p>02:21:46,000</text:p>
          </table:table-cell>
          <table:table-cell table:style-name="ce27" table:formula="of:=[$Main.O123]" office:value-type="time" office:time-value="PT02H22M00.5S" calcext:value-type="time">
            <text:p>02:22:0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4]; &quot;00&quot;);&quot;r&quot;;TEXT([$Main.B124];&quot;00&quot;))" office:value-type="string" office:string-value="c14r01" calcext:value-type="string">
            <text:p>c14r01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22M06.5S" calcext:value-type="time">
            <text:p>02:22:06,500</text:p>
          </table:table-cell>
          <table:table-cell table:style-name="ce27" table:formula="of:=[$Main.O124]" office:value-type="time" office:time-value="PT02H22M09S" calcext:value-type="time">
            <text:p>02:22:0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5]; &quot;00&quot;);&quot;r&quot;;TEXT([$Main.B125];&quot;00&quot;))" office:value-type="string" office:string-value="c14r02" calcext:value-type="string">
            <text:p>c14r02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55M38S" calcext:value-type="time">
            <text:p>02:55:38,000</text:p>
          </table:table-cell>
          <table:table-cell table:style-name="ce27" table:formula="of:=[$Main.O125]" office:value-type="time" office:time-value="PT02H55M55S" calcext:value-type="time">
            <text:p>02:55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6]; &quot;00&quot;);&quot;r&quot;;TEXT([$Main.B126];&quot;00&quot;))" office:value-type="string" office:string-value="c14r03" calcext:value-type="string">
            <text:p>c14r03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22M22S" calcext:value-type="time">
            <text:p>02:22:22,000</text:p>
          </table:table-cell>
          <table:table-cell table:style-name="ce27" table:formula="of:=[$Main.O126]" office:value-type="time" office:time-value="PT02H22M43S" calcext:value-type="time">
            <text:p>02:22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7]; &quot;00&quot;);&quot;r&quot;;TEXT([$Main.B127];&quot;00&quot;))" office:value-type="string" office:string-value="c14r04" calcext:value-type="string">
            <text:p>c14r04</text:p>
          </table:table-cell>
          <table:table-cell table:formula="of:=LEFT([$Main.C127])" office:value-type="string" office:string-value="3" calcext:value-type="string">
            <text:p>3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true" calcext:value-type="string">
            <text:p>true</text:p>
          </table:table-cell>
          <table:table-cell table:style-name="ce27" table:formula="of:=[$Main.N127]" office:value-type="time" office:time-value="PT00H04M35S" calcext:value-type="time">
            <text:p>00:04:35,000</text:p>
          </table:table-cell>
          <table:table-cell table:style-name="ce27" table:formula="of:=[$Main.O127]" office:value-type="time" office:time-value="PT00H05M10S" calcext:value-type="time">
            <text:p>00:05:1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8]; &quot;00&quot;);&quot;r&quot;;TEXT([$Main.B128];&quot;00&quot;))" office:value-type="string" office:string-value="c14r05" calcext:value-type="string">
            <text:p>c14r05</text:p>
          </table:table-cell>
          <table:table-cell table:formula="of:=LEFT([$Main.C128])" office:value-type="string" office:string-value="3" calcext:value-type="string">
            <text:p>3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false" calcext:value-type="string">
            <text:p>false</text:p>
          </table:table-cell>
          <table:table-cell table:style-name="ce27" table:formula="of:=[$Main.N128]" office:value-type="time" office:time-value="PT00H09M06S" calcext:value-type="time">
            <text:p>00:09:06,000</text:p>
          </table:table-cell>
          <table:table-cell table:style-name="ce27" table:formula="of:=[$Main.O128]" office:value-type="time" office:time-value="PT00H09M13S" calcext:value-type="time">
            <text:p>00:09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9]; &quot;00&quot;);&quot;r&quot;;TEXT([$Main.B129];&quot;00&quot;))" office:value-type="string" office:string-value="c14r06" calcext:value-type="string">
            <text:p>c14r06</text:p>
          </table:table-cell>
          <table:table-cell table:formula="of:=LEFT([$Main.C129])" office:value-type="string" office:string-value="3" calcext:value-type="string">
            <text:p>3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false" calcext:value-type="string">
            <text:p>false</text:p>
          </table:table-cell>
          <table:table-cell table:style-name="ce27" table:formula="of:=[$Main.N129]" office:value-type="time" office:time-value="PT00H10M17S" calcext:value-type="time">
            <text:p>00:10:17,000</text:p>
          </table:table-cell>
          <table:table-cell table:style-name="ce27" table:formula="of:=[$Main.O129]" office:value-type="time" office:time-value="PT00H10M39S" calcext:value-type="time">
            <text:p>00:10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0]; &quot;00&quot;);&quot;r&quot;;TEXT([$Main.B130];&quot;00&quot;))" office:value-type="string" office:string-value="c14r07" calcext:value-type="string">
            <text:p>c14r07</text:p>
          </table:table-cell>
          <table:table-cell table:formula="of:=LEFT([$Main.C130])" office:value-type="string" office:string-value="3" calcext:value-type="string">
            <text:p>3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true" calcext:value-type="string">
            <text:p>true</text:p>
          </table:table-cell>
          <table:table-cell table:style-name="ce27" table:formula="of:=[$Main.N130]" office:value-type="time" office:time-value="PT00H11M15S" calcext:value-type="time">
            <text:p>00:11:15,000</text:p>
          </table:table-cell>
          <table:table-cell table:style-name="ce27" table:formula="of:=[$Main.O130]" office:value-type="time" office:time-value="PT00H11M36S" calcext:value-type="time">
            <text:p>00:11:3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1]; &quot;00&quot;);&quot;r&quot;;TEXT([$Main.B131];&quot;00&quot;))" office:value-type="string" office:string-value="c14r08" calcext:value-type="string">
            <text:p>c14r08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false" calcext:value-type="string">
            <text:p>false</text:p>
          </table:table-cell>
          <table:table-cell table:style-name="ce27" table:formula="of:=[$Main.N131]" office:value-type="time" office:time-value="PT00H11M52S" calcext:value-type="time">
            <text:p>00:11:52,000</text:p>
          </table:table-cell>
          <table:table-cell table:style-name="ce27" table:formula="of:=[$Main.O131]" office:value-type="time" office:time-value="PT00H12M37S" calcext:value-type="time">
            <text:p>00:12:3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2]; &quot;00&quot;);&quot;r&quot;;TEXT([$Main.B132];&quot;00&quot;))" office:value-type="string" office:string-value="c14r09" calcext:value-type="string">
            <text:p>c14r09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true" calcext:value-type="string">
            <text:p>true</text:p>
          </table:table-cell>
          <table:table-cell table:style-name="ce27" table:formula="of:=[$Main.N132]" office:value-type="time" office:time-value="PT00H13M19S" calcext:value-type="time">
            <text:p>00:13:19,000</text:p>
          </table:table-cell>
          <table:table-cell table:style-name="ce27" table:formula="of:=[$Main.O132]" office:value-type="time" office:time-value="PT00H13M24S" calcext:value-type="time">
            <text:p>00:13:2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3]; &quot;00&quot;);&quot;r&quot;;TEXT([$Main.B133];&quot;00&quot;))" office:value-type="string" office:string-value="c14r10" calcext:value-type="string">
            <text:p>c14r10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false" calcext:value-type="string">
            <text:p>false</text:p>
          </table:table-cell>
          <table:table-cell table:style-name="ce27" table:formula="of:=[$Main.N133]" office:value-type="time" office:time-value="PT00H16M37S" calcext:value-type="time">
            <text:p>00:16:37,000</text:p>
          </table:table-cell>
          <table:table-cell table:style-name="ce27" table:formula="of:=[$Main.O133]" office:value-type="time" office:time-value="PT00H17M35S" calcext:value-type="time">
            <text:p>00:17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4]; &quot;00&quot;);&quot;r&quot;;TEXT([$Main.B134];&quot;00&quot;))" office:value-type="string" office:string-value="c14r11" calcext:value-type="string">
            <text:p>c14r11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false" calcext:value-type="string">
            <text:p>false</text:p>
          </table:table-cell>
          <table:table-cell table:style-name="ce27" table:formula="of:=[$Main.N134]" office:value-type="time" office:time-value="PT00H18M30S" calcext:value-type="time">
            <text:p>00:18:30,000</text:p>
          </table:table-cell>
          <table:table-cell table:style-name="ce27" table:formula="of:=[$Main.O134]" office:value-type="time" office:time-value="PT00H18M53S" calcext:value-type="time">
            <text:p>00:18:5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5]; &quot;00&quot;);&quot;r&quot;;TEXT([$Main.B135];&quot;00&quot;))" office:value-type="string" office:string-value="c15r01" calcext:value-type="string">
            <text:p>c15r01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22M06S" calcext:value-type="time">
            <text:p>00:22:06,000</text:p>
          </table:table-cell>
          <table:table-cell table:style-name="ce27" table:formula="of:=[$Main.O135]" office:value-type="time" office:time-value="PT00H22M24S" calcext:value-type="time">
            <text:p>00:22:2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6]; &quot;00&quot;);&quot;r&quot;;TEXT([$Main.B136];&quot;00&quot;))" office:value-type="string" office:string-value="c15r02" calcext:value-type="string">
            <text:p>c15r02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false" calcext:value-type="string">
            <text:p>false</text:p>
          </table:table-cell>
          <table:table-cell table:style-name="ce27" table:formula="of:=[$Main.N136]" office:value-type="time" office:time-value="PT00H36M46S" calcext:value-type="time">
            <text:p>00:36:46,000</text:p>
          </table:table-cell>
          <table:table-cell table:style-name="ce27" table:formula="of:=[$Main.O136]" office:value-type="time" office:time-value="PT00H37M23S" calcext:value-type="time">
            <text:p>00:37:2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7]; &quot;00&quot;);&quot;r&quot;;TEXT([$Main.B137];&quot;00&quot;))" office:value-type="string" office:string-value="c15r03" calcext:value-type="string">
            <text:p>c15r03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37M37S" calcext:value-type="time">
            <text:p>00:37:37,000</text:p>
          </table:table-cell>
          <table:table-cell table:style-name="ce27" table:formula="of:=[$Main.O137]" office:value-type="time" office:time-value="PT00H37M56S" calcext:value-type="time">
            <text:p>00:37:5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8]; &quot;00&quot;);&quot;r&quot;;TEXT([$Main.B138];&quot;00&quot;))" office:value-type="string" office:string-value="c15r04" calcext:value-type="string">
            <text:p>c15r04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39M20S" calcext:value-type="time">
            <text:p>00:39:20,000</text:p>
          </table:table-cell>
          <table:table-cell table:style-name="ce27" table:formula="of:=[$Main.O138]" office:value-type="time" office:time-value="PT00H41M00S" calcext:value-type="time">
            <text:p>00:41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9]; &quot;00&quot;);&quot;r&quot;;TEXT([$Main.B139];&quot;00&quot;))" office:value-type="string" office:string-value="c15r05" calcext:value-type="string">
            <text:p>c15r05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42M04S" calcext:value-type="time">
            <text:p>00:42:04,000</text:p>
          </table:table-cell>
          <table:table-cell table:style-name="ce27" table:formula="of:=[$Main.O139]" office:value-type="time" office:time-value="PT00H43M02S" calcext:value-type="time">
            <text:p>00:43:0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0]; &quot;00&quot;);&quot;r&quot;;TEXT([$Main.B140];&quot;00&quot;))" office:value-type="string" office:string-value="c15r06" calcext:value-type="string">
            <text:p>c15r06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43M26S" calcext:value-type="time">
            <text:p>00:43:26,000</text:p>
          </table:table-cell>
          <table:table-cell table:style-name="ce27" table:formula="of:=[$Main.O140]" office:value-type="time" office:time-value="PT00H43M35S" calcext:value-type="time">
            <text:p>00:43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1]; &quot;00&quot;);&quot;r&quot;;TEXT([$Main.B141];&quot;00&quot;))" office:value-type="string" office:string-value="c15r07" calcext:value-type="string">
            <text:p>c15r07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44M34S" calcext:value-type="time">
            <text:p>00:44:34,000</text:p>
          </table:table-cell>
          <table:table-cell table:style-name="ce27" table:formula="of:=[$Main.O141]" office:value-type="time" office:time-value="PT00H49M11S" calcext:value-type="time">
            <text:p>00:49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2]; &quot;00&quot;);&quot;r&quot;;TEXT([$Main.B142];&quot;00&quot;))" office:value-type="string" office:string-value="c15r08" calcext:value-type="string">
            <text:p>c15r08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49M22S" calcext:value-type="time">
            <text:p>00:49:22,000</text:p>
          </table:table-cell>
          <table:table-cell table:style-name="ce27" table:formula="of:=[$Main.O142]" office:value-type="time" office:time-value="PT00H49M29S" calcext:value-type="time">
            <text:p>00:49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3]; &quot;00&quot;);&quot;r&quot;;TEXT([$Main.B143];&quot;00&quot;))" office:value-type="string" office:string-value="c15r09" calcext:value-type="string">
            <text:p>c15r09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9M43S" calcext:value-type="time">
            <text:p>00:49:43,000</text:p>
          </table:table-cell>
          <table:table-cell table:style-name="ce27" table:formula="of:=[$Main.O143]" office:value-type="time" office:time-value="PT00H53M07S" calcext:value-type="time">
            <text:p>00:53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4]; &quot;00&quot;);&quot;r&quot;;TEXT([$Main.B144];&quot;00&quot;))" office:value-type="string" office:string-value="c15r10" calcext:value-type="string">
            <text:p>c15r10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56M18S" calcext:value-type="time">
            <text:p>00:56:18,000</text:p>
          </table:table-cell>
          <table:table-cell table:style-name="ce27" table:formula="of:=[$Main.O144]" office:value-type="time" office:time-value="PT00H56M32S" calcext:value-type="time">
            <text:p>00:56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5]; &quot;00&quot;);&quot;r&quot;;TEXT([$Main.B145];&quot;00&quot;))" office:value-type="string" office:string-value="c15r11" calcext:value-type="string">
            <text:p>c15r11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57M05S" calcext:value-type="time">
            <text:p>00:57:05,000</text:p>
          </table:table-cell>
          <table:table-cell table:style-name="ce27" table:formula="of:=[$Main.O145]" office:value-type="time" office:time-value="PT00H57M38S" calcext:value-type="time">
            <text:p>00:57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6]; &quot;00&quot;);&quot;r&quot;;TEXT([$Main.B146];&quot;00&quot;))" office:value-type="string" office:string-value="c15r12" calcext:value-type="string">
            <text:p>c15r12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25M58.75S" calcext:value-type="time">
            <text:p>00:25:58,750</text:p>
          </table:table-cell>
          <table:table-cell table:style-name="ce27" table:formula="of:=[$Main.O146]" office:value-type="time" office:time-value="PT00H26M04S" calcext:value-type="time">
            <text:p>00:26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7]; &quot;00&quot;);&quot;r&quot;;TEXT([$Main.B147];&quot;00&quot;))" office:value-type="string" office:string-value="c16r01" calcext:value-type="string">
            <text:p>c16r01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1H00M26S" calcext:value-type="time">
            <text:p>01:00:26,000</text:p>
          </table:table-cell>
          <table:table-cell table:style-name="ce27" table:formula="of:=[$Main.O147]" office:value-type="time" office:time-value="PT01H03M01S" calcext:value-type="time">
            <text:p>01:03:0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8]; &quot;00&quot;);&quot;r&quot;;TEXT([$Main.B148];&quot;00&quot;))" office:value-type="string" office:string-value="c16r02" calcext:value-type="string">
            <text:p>c16r02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1H03M22.5S" calcext:value-type="time">
            <text:p>01:03:22,500</text:p>
          </table:table-cell>
          <table:table-cell table:style-name="ce27" table:formula="of:=[$Main.O148]" office:value-type="time" office:time-value="PT01H05M43S" calcext:value-type="time">
            <text:p>01:05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9]; &quot;00&quot;);&quot;r&quot;;TEXT([$Main.B149];&quot;00&quot;))" office:value-type="string" office:string-value="c17r01" calcext:value-type="string">
            <text:p>c17r01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1H07M07S" calcext:value-type="time">
            <text:p>01:07:07,000</text:p>
          </table:table-cell>
          <table:table-cell table:style-name="ce27" table:formula="of:=[$Main.O149]" office:value-type="time" office:time-value="PT01H11M11S" calcext:value-type="time">
            <text:p>01:11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0]; &quot;00&quot;);&quot;r&quot;;TEXT([$Main.B150];&quot;00&quot;))" office:value-type="string" office:string-value="c17r02" calcext:value-type="string">
            <text:p>c17r02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1H11M27S" calcext:value-type="time">
            <text:p>01:11:27,000</text:p>
          </table:table-cell>
          <table:table-cell table:style-name="ce27" table:formula="of:=[$Main.O150]" office:value-type="time" office:time-value="PT01H12M29S" calcext:value-type="time">
            <text:p>01:12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1]; &quot;00&quot;);&quot;r&quot;;TEXT([$Main.B151];&quot;00&quot;))" office:value-type="string" office:string-value="c17r03" calcext:value-type="string">
            <text:p>c17r03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THE" calcext:value-type="string">
            <text:p>THE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07M25S" calcext:value-type="time">
            <text:p>01:07:25,000</text:p>
          </table:table-cell>
          <table:table-cell table:style-name="ce27" table:formula="of:=[$Main.O151]" office:value-type="time" office:time-value="PT01H09M58S" calcext:value-type="time">
            <text:p>01:09:5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2]; &quot;00&quot;);&quot;r&quot;;TEXT([$Main.B152];&quot;00&quot;))" office:value-type="string" office:string-value="c17r04" calcext:value-type="string">
            <text:p>c17r04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EXT" calcext:value-type="string">
            <text:p>EXT</text:p>
          </table:table-cell>
          <table:table-cell table:formula="of:=[$Main.K152]" office:value-type="string" office:string-value="true" calcext:value-type="string">
            <text:p>true</text:p>
          </table:table-cell>
          <table:table-cell table:style-name="ce27" table:formula="of:=[$Main.N152]" office:value-type="time" office:time-value="PT01H19M41S" calcext:value-type="time">
            <text:p>01:19:41,000</text:p>
          </table:table-cell>
          <table:table-cell table:style-name="ce27" table:formula="of:=[$Main.O152]" office:value-type="time" office:time-value="PT01H19M47S" calcext:value-type="time">
            <text:p>01:19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3]; &quot;00&quot;);&quot;r&quot;;TEXT([$Main.B153];&quot;00&quot;))" office:value-type="string" office:string-value="c17r05" calcext:value-type="string">
            <text:p>c17r05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THE" calcext:value-type="string">
            <text:p>THE</text:p>
          </table:table-cell>
          <table:table-cell table:formula="of:=[$Main.K153]" office:value-type="string" office:string-value="false" calcext:value-type="string">
            <text:p>false</text:p>
          </table:table-cell>
          <table:table-cell table:style-name="ce27" table:formula="of:=[$Main.N153]" office:value-type="time" office:time-value="PT01H10M08S" calcext:value-type="time">
            <text:p>01:10:08,000</text:p>
          </table:table-cell>
          <table:table-cell table:style-name="ce27" table:formula="of:=[$Main.O153]" office:value-type="time" office:time-value="PT01H10M12S" calcext:value-type="time">
            <text:p>01:10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4]; &quot;00&quot;);&quot;r&quot;;TEXT([$Main.B154];&quot;00&quot;))" office:value-type="string" office:string-value="c17r06" calcext:value-type="string">
            <text:p>c17r06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THE" calcext:value-type="string">
            <text:p>THE</text:p>
          </table:table-cell>
          <table:table-cell table:formula="of:=[$Main.K154]" office:value-type="string" office:string-value="false" calcext:value-type="string">
            <text:p>false</text:p>
          </table:table-cell>
          <table:table-cell table:style-name="ce27" table:formula="of:=[$Main.N154]" office:value-type="time" office:time-value="PT01H10M24S" calcext:value-type="time">
            <text:p>01:10:24,000</text:p>
          </table:table-cell>
          <table:table-cell table:style-name="ce27" table:formula="of:=[$Main.O154]" office:value-type="time" office:time-value="PT01H10M35S" calcext:value-type="time">
            <text:p>01:10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5]; &quot;00&quot;);&quot;r&quot;;TEXT([$Main.B155];&quot;00&quot;))" office:value-type="string" office:string-value="c17r07" calcext:value-type="string">
            <text:p>c17r07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10M39S" calcext:value-type="time">
            <text:p>01:10:39,000</text:p>
          </table:table-cell>
          <table:table-cell table:style-name="ce27" table:formula="of:=[$Main.O155]" office:value-type="time" office:time-value="PT01H12M21S" calcext:value-type="time">
            <text:p>01:12:2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6]; &quot;00&quot;);&quot;r&quot;;TEXT([$Main.B156];&quot;00&quot;))" office:value-type="string" office:string-value="c17r08" calcext:value-type="string">
            <text:p>c17r08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EXT" calcext:value-type="string">
            <text:p>EXT</text:p>
          </table:table-cell>
          <table:table-cell table:formula="of:=[$Main.K156]" office:value-type="string" office:string-value="false" calcext:value-type="string">
            <text:p>false</text:p>
          </table:table-cell>
          <table:table-cell table:style-name="ce27" table:formula="of:=[$Main.N156]" office:value-type="time" office:time-value="PT01H19M52S" calcext:value-type="time">
            <text:p>01:19:52,000</text:p>
          </table:table-cell>
          <table:table-cell table:style-name="ce27" table:formula="of:=[$Main.O156]" office:value-type="time" office:time-value="PT01H20M16S" calcext:value-type="time">
            <text:p>01:20:1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7]; &quot;00&quot;);&quot;r&quot;;TEXT([$Main.B157];&quot;00&quot;))" office:value-type="string" office:string-value="c17r09" calcext:value-type="string">
            <text:p>c17r09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EXT" calcext:value-type="string">
            <text:p>EXT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20M36S" calcext:value-type="time">
            <text:p>01:20:36,000</text:p>
          </table:table-cell>
          <table:table-cell table:style-name="ce27" table:formula="of:=[$Main.O157]" office:value-type="time" office:time-value="PT01H20M53S" calcext:value-type="time">
            <text:p>01:20:5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8]; &quot;00&quot;);&quot;r&quot;;TEXT([$Main.B158];&quot;00&quot;))" office:value-type="string" office:string-value="c17r10" calcext:value-type="string">
            <text:p>c17r10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EXT" calcext:value-type="string">
            <text:p>EXT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21M04S" calcext:value-type="time">
            <text:p>01:21:04,000</text:p>
          </table:table-cell>
          <table:table-cell table:style-name="ce27" table:formula="of:=[$Main.O158]" office:value-type="time" office:time-value="PT01H21M07S" calcext:value-type="time">
            <text:p>01:21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9]; &quot;00&quot;);&quot;r&quot;;TEXT([$Main.B159];&quot;00&quot;))" office:value-type="string" office:string-value="c17r11" calcext:value-type="string">
            <text:p>c17r11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EXT" calcext:value-type="string">
            <text:p>EXT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21M18S" calcext:value-type="time">
            <text:p>01:21:18,000</text:p>
          </table:table-cell>
          <table:table-cell table:style-name="ce27" table:formula="of:=[$Main.O159]" office:value-type="time" office:time-value="PT01H21M28S" calcext:value-type="time">
            <text:p>01:21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0]; &quot;00&quot;);&quot;r&quot;;TEXT([$Main.B160];&quot;00&quot;))" office:value-type="string" office:string-value="c17r12" calcext:value-type="string">
            <text:p>c17r12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22M56.75S" calcext:value-type="time">
            <text:p>01:22:56,750</text:p>
          </table:table-cell>
          <table:table-cell table:style-name="ce27" table:formula="of:=[$Main.O160]" office:value-type="time" office:time-value="PT01H23M28S" calcext:value-type="time">
            <text:p>01:23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1]; &quot;00&quot;);&quot;r&quot;;TEXT([$Main.B161];&quot;00&quot;))" office:value-type="string" office:string-value="c17r13" calcext:value-type="string">
            <text:p>c17r13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true" calcext:value-type="string">
            <text:p>true</text:p>
          </table:table-cell>
          <table:table-cell table:style-name="ce27" table:formula="of:=[$Main.N161]" office:value-type="time" office:time-value="PT01H24M58S" calcext:value-type="time">
            <text:p>01:24:58,000</text:p>
          </table:table-cell>
          <table:table-cell table:style-name="ce27" table:formula="of:=[$Main.O161]" office:value-type="time" office:time-value="PT01H25M19S" calcext:value-type="time">
            <text:p>01:25:1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2]; &quot;00&quot;);&quot;r&quot;;TEXT([$Main.B162];&quot;00&quot;))" office:value-type="string" office:string-value="c17r14" calcext:value-type="string">
            <text:p>c17r14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false" calcext:value-type="string">
            <text:p>false</text:p>
          </table:table-cell>
          <table:table-cell table:style-name="ce27" table:formula="of:=[$Main.N162]" office:value-type="time" office:time-value="PT01H27M26S" calcext:value-type="time">
            <text:p>01:27:26,000</text:p>
          </table:table-cell>
          <table:table-cell table:style-name="ce27" table:formula="of:=[$Main.O162]" office:value-type="time" office:time-value="PT01H27M38S" calcext:value-type="time">
            <text:p>01:27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3]; &quot;00&quot;);&quot;r&quot;;TEXT([$Main.B163];&quot;00&quot;))" office:value-type="string" office:string-value="c17r15" calcext:value-type="string">
            <text:p>c17r15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false" calcext:value-type="string">
            <text:p>false</text:p>
          </table:table-cell>
          <table:table-cell table:style-name="ce27" table:formula="of:=[$Main.N163]" office:value-type="time" office:time-value="PT01H27M41S" calcext:value-type="time">
            <text:p>01:27:41,000</text:p>
          </table:table-cell>
          <table:table-cell table:style-name="ce27" table:formula="of:=[$Main.O163]" office:value-type="time" office:time-value="PT01H27M44S" calcext:value-type="time">
            <text:p>01:27:4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4]; &quot;00&quot;);&quot;r&quot;;TEXT([$Main.B164];&quot;00&quot;))" office:value-type="string" office:string-value="c17r16" calcext:value-type="string">
            <text:p>c17r16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7M56S" calcext:value-type="time">
            <text:p>01:27:56,000</text:p>
          </table:table-cell>
          <table:table-cell table:style-name="ce27" table:formula="of:=[$Main.O164]" office:value-type="time" office:time-value="PT01H28M13S" calcext:value-type="time">
            <text:p>01:28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5]; &quot;00&quot;);&quot;r&quot;;TEXT([$Main.B165];&quot;00&quot;))" office:value-type="string" office:string-value="c17r17" calcext:value-type="string">
            <text:p>c17r17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false" calcext:value-type="string">
            <text:p>false</text:p>
          </table:table-cell>
          <table:table-cell table:style-name="ce27" table:formula="of:=[$Main.N165]" office:value-type="time" office:time-value="PT01H28M45S" calcext:value-type="time">
            <text:p>01:28:45,000</text:p>
          </table:table-cell>
          <table:table-cell table:style-name="ce27" table:formula="of:=[$Main.O165]" office:value-type="time" office:time-value="PT01H29M39S" calcext:value-type="time">
            <text:p>01:29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6]; &quot;00&quot;);&quot;r&quot;;TEXT([$Main.B166];&quot;00&quot;))" office:value-type="string" office:string-value="c17r18" calcext:value-type="string">
            <text:p>c17r18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9M47S" calcext:value-type="time">
            <text:p>01:29:47,000</text:p>
          </table:table-cell>
          <table:table-cell table:style-name="ce27" table:formula="of:=[$Main.O166]" office:value-type="time" office:time-value="PT01H29M57S" calcext:value-type="time">
            <text:p>01:29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7]; &quot;00&quot;);&quot;r&quot;;TEXT([$Main.B167];&quot;00&quot;))" office:value-type="string" office:string-value="c17r19" calcext:value-type="string">
            <text:p>c17r19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33M04S" calcext:value-type="time">
            <text:p>01:33:04,000</text:p>
          </table:table-cell>
          <table:table-cell table:style-name="ce27" table:formula="of:=[$Main.O167]" office:value-type="time" office:time-value="PT01H35M28S" calcext:value-type="time">
            <text:p>01:35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8]; &quot;00&quot;);&quot;r&quot;;TEXT([$Main.B168];&quot;00&quot;))" office:value-type="string" office:string-value="c17r20" calcext:value-type="string">
            <text:p>c17r20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35M31S" calcext:value-type="time">
            <text:p>01:35:31,000</text:p>
          </table:table-cell>
          <table:table-cell table:style-name="ce27" table:formula="of:=[$Main.O168]" office:value-type="time" office:time-value="PT01H35M47S" calcext:value-type="time">
            <text:p>01:35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9]; &quot;00&quot;);&quot;r&quot;;TEXT([$Main.B169];&quot;00&quot;))" office:value-type="string" office:string-value="c17r21" calcext:value-type="string">
            <text:p>c17r21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35M57S" calcext:value-type="time">
            <text:p>01:35:57,000</text:p>
          </table:table-cell>
          <table:table-cell table:style-name="ce27" table:formula="of:=[$Main.O169]" office:value-type="time" office:time-value="PT01H36M30S" calcext:value-type="time">
            <text:p>01:36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0]; &quot;00&quot;);&quot;r&quot;;TEXT([$Main.B170];&quot;00&quot;))" office:value-type="string" office:string-value="c17r22" calcext:value-type="string">
            <text:p>c17r22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37M10.5S" calcext:value-type="time">
            <text:p>01:37:10,500</text:p>
          </table:table-cell>
          <table:table-cell table:style-name="ce27" table:formula="of:=[$Main.O170]" office:value-type="time" office:time-value="PT01H37M18S" calcext:value-type="time">
            <text:p>01:37:1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1]; &quot;00&quot;);&quot;r&quot;;TEXT([$Main.B171];&quot;00&quot;))" office:value-type="string" office:string-value="c17r23" calcext:value-type="string">
            <text:p>c17r23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47M14S" calcext:value-type="time">
            <text:p>01:47:14,000</text:p>
          </table:table-cell>
          <table:table-cell table:style-name="ce27" table:formula="of:=[$Main.O171]" office:value-type="time" office:time-value="PT01H47M22S" calcext:value-type="time">
            <text:p>01:47:2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2]; &quot;00&quot;);&quot;r&quot;;TEXT([$Main.B172];&quot;00&quot;))" office:value-type="string" office:string-value="c17r24" calcext:value-type="string">
            <text:p>c17r24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57M17S" calcext:value-type="time">
            <text:p>01:57:17,000</text:p>
          </table:table-cell>
          <table:table-cell table:style-name="ce27" table:formula="of:=[$Main.O172]" office:value-type="time" office:time-value="PT01H57M34S" calcext:value-type="time">
            <text:p>01:57:3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3]; &quot;00&quot;);&quot;r&quot;;TEXT([$Main.B173];&quot;00&quot;))" office:value-type="string" office:string-value="c17r25" calcext:value-type="string">
            <text:p>c17r25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37M21S" calcext:value-type="time">
            <text:p>01:37:21,000</text:p>
          </table:table-cell>
          <table:table-cell table:style-name="ce27" table:formula="of:=[$Main.O173]" office:value-type="time" office:time-value="PT01H37M38S" calcext:value-type="time">
            <text:p>01:37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4]; &quot;00&quot;);&quot;r&quot;;TEXT([$Main.B174];&quot;00&quot;))" office:value-type="string" office:string-value="c17r26" calcext:value-type="string">
            <text:p>c17r26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40M07S" calcext:value-type="time">
            <text:p>01:40:07,000</text:p>
          </table:table-cell>
          <table:table-cell table:style-name="ce27" table:formula="of:=[$Main.O174]" office:value-type="time" office:time-value="PT01H40M17S" calcext:value-type="time">
            <text:p>01:40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5]; &quot;00&quot;);&quot;r&quot;;TEXT([$Main.B175];&quot;00&quot;))" office:value-type="string" office:string-value="c17r27" calcext:value-type="string">
            <text:p>c17r27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49M15S" calcext:value-type="time">
            <text:p>01:49:15,000</text:p>
          </table:table-cell>
          <table:table-cell table:style-name="ce27" table:formula="of:=[$Main.O175]" office:value-type="time" office:time-value="PT01H49M17S" calcext:value-type="time">
            <text:p>01:49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6]; &quot;00&quot;);&quot;r&quot;;TEXT([$Main.B176];&quot;00&quot;))" office:value-type="string" office:string-value="c17r28" calcext:value-type="string">
            <text:p>c17r28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49M32S" calcext:value-type="time">
            <text:p>01:49:32,000</text:p>
          </table:table-cell>
          <table:table-cell table:style-name="ce27" table:formula="of:=[$Main.O176]" office:value-type="time" office:time-value="PT01H49M40S" calcext:value-type="time">
            <text:p>01:49:4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7]; &quot;00&quot;);&quot;r&quot;;TEXT([$Main.B177];&quot;00&quot;))" office:value-type="string" office:string-value="c17r29" calcext:value-type="string">
            <text:p>c17r29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53M55S" calcext:value-type="time">
            <text:p>01:53:55,000</text:p>
          </table:table-cell>
          <table:table-cell table:style-name="ce27" table:formula="of:=[$Main.O177]" office:value-type="time" office:time-value="PT01H54M11S" calcext:value-type="time">
            <text:p>01:54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8]; &quot;00&quot;);&quot;r&quot;;TEXT([$Main.B178];&quot;00&quot;))" office:value-type="string" office:string-value="c17r30" calcext:value-type="string">
            <text:p>c17r30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true" calcext:value-type="string">
            <text:p>true</text:p>
          </table:table-cell>
          <table:table-cell table:style-name="ce27" table:formula="of:=[$Main.N178]" office:value-type="time" office:time-value="PT01H54M45S" calcext:value-type="time">
            <text:p>01:54:45,000</text:p>
          </table:table-cell>
          <table:table-cell table:style-name="ce27" table:formula="of:=[$Main.O178]" office:value-type="time" office:time-value="PT01H54M53S" calcext:value-type="time">
            <text:p>01:54:5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9]; &quot;00&quot;);&quot;r&quot;;TEXT([$Main.B179];&quot;00&quot;))" office:value-type="string" office:string-value="c17r31" calcext:value-type="string">
            <text:p>c17r31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false" calcext:value-type="string">
            <text:p>false</text:p>
          </table:table-cell>
          <table:table-cell table:style-name="ce27" table:formula="of:=[$Main.N179]" office:value-type="time" office:time-value="PT01H55M08S" calcext:value-type="time">
            <text:p>01:55:08,000</text:p>
          </table:table-cell>
          <table:table-cell table:style-name="ce27" table:formula="of:=[$Main.O179]" office:value-type="time" office:time-value="PT01H55M29S" calcext:value-type="time">
            <text:p>01:55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0]; &quot;00&quot;);&quot;r&quot;;TEXT([$Main.B180];&quot;00&quot;))" office:value-type="string" office:string-value="c17r32" calcext:value-type="string">
            <text:p>c17r32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false" calcext:value-type="string">
            <text:p>false</text:p>
          </table:table-cell>
          <table:table-cell table:style-name="ce27" table:formula="of:=[$Main.N180]" office:value-type="time" office:time-value="PT01H55M43S" calcext:value-type="time">
            <text:p>01:55:43,000</text:p>
          </table:table-cell>
          <table:table-cell table:style-name="ce27" table:formula="of:=[$Main.O180]" office:value-type="time" office:time-value="PT01H55M46S" calcext:value-type="time">
            <text:p>01:55:4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1]; &quot;00&quot;);&quot;r&quot;;TEXT([$Main.B181];&quot;00&quot;))" office:value-type="string" office:string-value="c17r33" calcext:value-type="string">
            <text:p>c17r33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6M14S" calcext:value-type="time">
            <text:p>01:56:14,000</text:p>
          </table:table-cell>
          <table:table-cell table:style-name="ce27" table:formula="of:=[$Main.O181]" office:value-type="time" office:time-value="PT01H56M16S" calcext:value-type="time">
            <text:p>01:56:1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2]; &quot;00&quot;);&quot;r&quot;;TEXT([$Main.B182];&quot;00&quot;))" office:value-type="string" office:string-value="c17r34" calcext:value-type="string">
            <text:p>c17r34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false" calcext:value-type="string">
            <text:p>false</text:p>
          </table:table-cell>
          <table:table-cell table:style-name="ce27" table:formula="of:=[$Main.N182]" office:value-type="time" office:time-value="PT01H59M42S" calcext:value-type="time">
            <text:p>01:59:42,000</text:p>
          </table:table-cell>
          <table:table-cell table:style-name="ce27" table:formula="of:=[$Main.O182]" office:value-type="time" office:time-value="PT01H59M48S" calcext:value-type="time">
            <text:p>01:59:4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3]; &quot;00&quot;);&quot;r&quot;;TEXT([$Main.B183];&quot;00&quot;))" office:value-type="string" office:string-value="c18r01" calcext:value-type="string">
            <text:p>c18r01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2H10M41S" calcext:value-type="time">
            <text:p>02:10:41,000</text:p>
          </table:table-cell>
          <table:table-cell table:style-name="ce27" table:formula="of:=[$Main.O183]" office:value-type="time" office:time-value="PT02H15M14S" calcext:value-type="time">
            <text:p>02:15:1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4]; &quot;00&quot;);&quot;r&quot;;TEXT([$Main.B184];&quot;00&quot;))" office:value-type="string" office:string-value="c18r02" calcext:value-type="string">
            <text:p>c18r02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2H18M33S" calcext:value-type="time">
            <text:p>02:18:33,000</text:p>
          </table:table-cell>
          <table:table-cell table:style-name="ce27" table:formula="of:=[$Main.O184]" office:value-type="time" office:time-value="PT02H20M49S" calcext:value-type="time">
            <text:p>02:20:4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5]; &quot;00&quot;);&quot;r&quot;;TEXT([$Main.B185];&quot;00&quot;))" office:value-type="string" office:string-value="c18r03" calcext:value-type="string">
            <text:p>c18r03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2H21M03S" calcext:value-type="time">
            <text:p>02:21:03,000</text:p>
          </table:table-cell>
          <table:table-cell table:style-name="ce27" table:formula="of:=[$Main.O185]" office:value-type="time" office:time-value="PT02H22M13S" calcext:value-type="time">
            <text:p>02:22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6]; &quot;00&quot;);&quot;r&quot;;TEXT([$Main.B186];&quot;00&quot;))" office:value-type="string" office:string-value="c18r04" calcext:value-type="string">
            <text:p>c18r04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2H22M13S" calcext:value-type="time">
            <text:p>02:22:13,000</text:p>
          </table:table-cell>
          <table:table-cell table:style-name="ce27" table:formula="of:=[$Main.O186]" office:value-type="time" office:time-value="PT02H25M00S" calcext:value-type="time">
            <text:p>02:25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7]; &quot;00&quot;);&quot;r&quot;;TEXT([$Main.B187];&quot;00&quot;))" office:value-type="string" office:string-value="c19r01" calcext:value-type="string">
            <text:p>c19r01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false" calcext:value-type="string">
            <text:p>false</text:p>
          </table:table-cell>
          <table:table-cell table:style-name="ce27" table:formula="of:=[$Main.N187]" office:value-type="time" office:time-value="PT02H25M41S" calcext:value-type="time">
            <text:p>02:25:41,000</text:p>
          </table:table-cell>
          <table:table-cell table:style-name="ce27" table:formula="of:=[$Main.O187]" office:value-type="time" office:time-value="PT02H25M57S" calcext:value-type="time">
            <text:p>02:25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8]; &quot;00&quot;);&quot;r&quot;;TEXT([$Main.B188];&quot;00&quot;))" office:value-type="string" office:string-value="c19r02" calcext:value-type="string">
            <text:p>c19r02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25M14S" calcext:value-type="time">
            <text:p>02:25:14,000</text:p>
          </table:table-cell>
          <table:table-cell table:style-name="ce27" table:formula="of:=[$Main.O188]" office:value-type="time" office:time-value="PT02H25M28S" calcext:value-type="time">
            <text:p>02:25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9]; &quot;00&quot;);&quot;r&quot;;TEXT([$Main.B189];&quot;00&quot;))" office:value-type="string" office:string-value="c19r03" calcext:value-type="string">
            <text:p>c19r03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26M14S" calcext:value-type="time">
            <text:p>02:26:14,000</text:p>
          </table:table-cell>
          <table:table-cell table:style-name="ce27" table:formula="of:=[$Main.O189]" office:value-type="time" office:time-value="PT02H31M00S" calcext:value-type="time">
            <text:p>02:31:00,000</text:p>
          </table:table-cell>
          <table:table-cell table:number-columns-repeated="1018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Index" table:style-name="ta1">
        <office:forms form:automatic-focus="false" form:apply-design-mode="false"/>
        <table:table-column table:style-name="co9" table:number-columns-repeated="5" table:default-cell-style-name="ce17"/>
        <table:table-column table:style-name="co13" table:default-cell-style-name="ce17"/>
        <table:table-column table:style-name="co14" table:default-cell-style-name="ce17"/>
        <table:table-column table:style-name="co12" table:default-cell-style-name="ce27"/>
        <table:table-column table:style-name="co9" table:number-columns-repeated="1016" table:default-cell-style-name="ce1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formula="of:=[$Main.$D2]" office:value-type="float" office:value="1" calcext:value-type="float">
            <text:p>1</text:p>
          </table:table-cell>
          <table:table-cell table:style-name="ce26"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false" calcext:value-type="string">
            <text:p>false</text:p>
          </table:table-cell>
          <table:table-cell table:style-name="ce27" table:formula="of:=[$Main.N2]" office:value-type="time" office:time-value="PT00H10M23.569S" calcext:value-type="time">
            <text:p>00:10:23,569</text:p>
          </table:table-cell>
          <table:table-cell table:style-name="ce27" table:formula="of:=[$Main.O2]" office:value-type="time" office:time-value="PT00H10M52S" calcext:value-type="time">
            <text:p>00:10:52,000</text:p>
          </table:table-cell>
          <table:table-cell table:formula="of:=[$Main.$G2]" office:value-type="time" office:time-value="-PT00H08M47.794S" calcext:value-type="time">
            <text:p>-00:08:47,794</text:p>
          </table:table-cell>
          <table:table-cell table:number-columns-repeated="1016"/>
        </table:table-row>
        <table:table-row table:style-name="ro1">
          <table:table-cell table:formula="of:=[$Main.$D3]" office:value-type="float" office:value="2" calcext:value-type="float">
            <text:p>2</text:p>
          </table:table-cell>
          <table:table-cell table:style-name="ce26"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14.6S" calcext:value-type="time">
            <text:p>00:10:14,600</text:p>
          </table:table-cell>
          <table:table-cell table:style-name="ce27" table:formula="of:=[$Main.O3]" office:value-type="time" office:time-value="PT00H10M23S" calcext:value-type="time">
            <text:p>00:10:23,000</text:p>
          </table:table-cell>
          <table:table-cell table:formula="of:=[$Main.$G3]" office:value-type="time" office:time-value="-PT00H08M06.131S" calcext:value-type="time">
            <text:p>-00:08:06,131</text:p>
          </table:table-cell>
          <table:table-cell table:number-columns-repeated="1016"/>
        </table:table-row>
        <table:table-row table:style-name="ro1">
          <table:table-cell table:formula="of:=[$Main.$D4]" office:value-type="float" office:value="3" calcext:value-type="float">
            <text:p>3</text:p>
          </table:table-cell>
          <table:table-cell table:style-name="ce26"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05.6S" calcext:value-type="time">
            <text:p>00:10:05,600</text:p>
          </table:table-cell>
          <table:table-cell table:style-name="ce27" table:formula="of:=[$Main.O4]" office:value-type="time" office:time-value="PT00H10M13S" calcext:value-type="time">
            <text:p>00:10:13,000</text:p>
          </table:table-cell>
          <table:table-cell table:formula="of:=[$Main.$G4]" office:value-type="time" office:time-value="-PT00H07M46.857S" calcext:value-type="time">
            <text:p>-00:07:46,857</text:p>
          </table:table-cell>
          <table:table-cell table:number-columns-repeated="1016"/>
        </table:table-row>
        <table:table-row table:style-name="ro1">
          <table:table-cell table:formula="of:=[$Main.$D5]" office:value-type="float" office:value="4" calcext:value-type="float">
            <text:p>4</text:p>
          </table:table-cell>
          <table:table-cell table:style-name="ce26"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01M38.6S" calcext:value-type="time">
            <text:p>00:01:38,600</text:p>
          </table:table-cell>
          <table:table-cell table:style-name="ce27" table:formula="of:=[$Main.O5]" office:value-type="time" office:time-value="PT00H01M42S" calcext:value-type="time">
            <text:p>00:01:42,000</text:p>
          </table:table-cell>
          <table:table-cell table:formula="of:=[$Main.$G5]" office:value-type="time" office:time-value="PT00H00M49.16S" calcext:value-type="time">
            <text:p>00:00:49,160</text:p>
          </table:table-cell>
          <table:table-cell table:number-columns-repeated="1016"/>
        </table:table-row>
        <table:table-row table:style-name="ro1">
          <table:table-cell table:formula="of:=[$Main.$D6]" office:value-type="float" office:value="5" calcext:value-type="float">
            <text:p>5</text:p>
          </table:table-cell>
          <table:table-cell table:style-name="ce26"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13M47.75S" calcext:value-type="time">
            <text:p>00:13:47,750</text:p>
          </table:table-cell>
          <table:table-cell table:style-name="ce27" table:formula="of:=[$Main.O6]" office:value-type="time" office:time-value="PT00H13M50S" calcext:value-type="time">
            <text:p>00:13:50,000</text:p>
          </table:table-cell>
          <table:table-cell table:formula="of:=[$Main.$G6]" office:value-type="time" office:time-value="-PT00H11M15.815S" calcext:value-type="time">
            <text:p>-00:11:15,815</text:p>
          </table:table-cell>
          <table:table-cell table:number-columns-repeated="1016"/>
        </table:table-row>
        <table:table-row table:style-name="ro1">
          <table:table-cell table:formula="of:=[$Main.$D7]" office:value-type="float" office:value="6" calcext:value-type="float">
            <text:p>6</text:p>
          </table:table-cell>
          <table:table-cell table:style-name="ce26"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50S" calcext:value-type="time">
            <text:p>00:13:50,000</text:p>
          </table:table-cell>
          <table:table-cell table:style-name="ce27" table:formula="of:=[$Main.O7]" office:value-type="time" office:time-value="PT00H17M07S" calcext:value-type="time">
            <text:p>00:17:07,000</text:p>
          </table:table-cell>
          <table:table-cell table:formula="of:=[$Main.$G7]" office:value-type="time" office:time-value="-PT00H11M14.68S" calcext:value-type="time">
            <text:p>-00:11:14,680</text:p>
          </table:table-cell>
          <table:table-cell table:number-columns-repeated="1016"/>
        </table:table-row>
        <table:table-row table:style-name="ro1">
          <table:table-cell table:formula="of:=[$Main.$D8]" office:value-type="float" office:value="7" calcext:value-type="float">
            <text:p>7</text:p>
          </table:table-cell>
          <table:table-cell table:style-name="ce26"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7M17S" calcext:value-type="time">
            <text:p>00:17:17,000</text:p>
          </table:table-cell>
          <table:table-cell table:style-name="ce27" table:formula="of:=[$Main.O8]" office:value-type="time" office:time-value="PT00H18M24.6S" calcext:value-type="time">
            <text:p>00:18:24,600</text:p>
          </table:table-cell>
          <table:table-cell table:formula="of:=[$Main.$G8]" office:value-type="time" office:time-value="-PT00H11M25.383S" calcext:value-type="time">
            <text:p>-00:11:25,383</text:p>
          </table:table-cell>
          <table:table-cell table:number-columns-repeated="1016"/>
        </table:table-row>
        <table:table-row table:style-name="ro1">
          <table:table-cell table:formula="of:=[$Main.$D9]" office:value-type="float" office:value="8" calcext:value-type="float">
            <text:p>8</text:p>
          </table:table-cell>
          <table:table-cell table:style-name="ce26"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8M45S" calcext:value-type="time">
            <text:p>00:18:45,000</text:p>
          </table:table-cell>
          <table:table-cell table:style-name="ce27" table:formula="of:=[$Main.O9]" office:value-type="time" office:time-value="PT00H23M39S" calcext:value-type="time">
            <text:p>00:23:39,000</text:p>
          </table:table-cell>
          <table:table-cell table:formula="of:=[$Main.$G9]" office:value-type="time" office:time-value="-PT00H11M45.304S" calcext:value-type="time">
            <text:p>-00:11:45,304</text:p>
          </table:table-cell>
          <table:table-cell table:number-columns-repeated="1016"/>
        </table:table-row>
        <table:table-row table:style-name="ro1">
          <table:table-cell table:formula="of:=[$Main.$D10]" office:value-type="float" office:value="9" calcext:value-type="float">
            <text:p>9</text:p>
          </table:table-cell>
          <table:table-cell table:style-name="ce26"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24M08.5S" calcext:value-type="time">
            <text:p>00:24:08,500</text:p>
          </table:table-cell>
          <table:table-cell table:style-name="ce27" table:formula="of:=[$Main.O10]" office:value-type="time" office:time-value="PT00H25M50S" calcext:value-type="time">
            <text:p>00:25:50,000</text:p>
          </table:table-cell>
          <table:table-cell table:formula="of:=[$Main.$G10]" office:value-type="time" office:time-value="-PT00H12M14.085S" calcext:value-type="time">
            <text:p>-00:12:14,085</text:p>
          </table:table-cell>
          <table:table-cell table:number-columns-repeated="1016"/>
        </table:table-row>
        <table:table-row table:style-name="ro1">
          <table:table-cell table:formula="of:=[$Main.$D11]" office:value-type="float" office:value="10" calcext:value-type="float">
            <text:p>10</text:p>
          </table:table-cell>
          <table:table-cell table:style-name="ce26"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5M55S" calcext:value-type="time">
            <text:p>00:25:55,000</text:p>
          </table:table-cell>
          <table:table-cell table:style-name="ce27" table:formula="of:=[$Main.O11]" office:value-type="time" office:time-value="PT00H26M40S" calcext:value-type="time">
            <text:p>00:26:40,000</text:p>
          </table:table-cell>
          <table:table-cell table:formula="of:=[$Main.$G11]" office:value-type="time" office:time-value="-PT00H12M18.582S" calcext:value-type="time">
            <text:p>-00:12:18,582</text:p>
          </table:table-cell>
          <table:table-cell table:number-columns-repeated="1016"/>
        </table:table-row>
        <table:table-row table:style-name="ro1">
          <table:table-cell table:formula="of:=[$Main.$D12]" office:value-type="float" office:value="11" calcext:value-type="float">
            <text:p>11</text:p>
          </table:table-cell>
          <table:table-cell table:style-name="ce26"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6M55S" calcext:value-type="time">
            <text:p>00:26:55,000</text:p>
          </table:table-cell>
          <table:table-cell table:style-name="ce27" table:formula="of:=[$Main.O12]" office:value-type="time" office:time-value="PT00H27M22.75S" calcext:value-type="time">
            <text:p>00:27:22,750</text:p>
          </table:table-cell>
          <table:table-cell table:formula="of:=[$Main.$G12]" office:value-type="time" office:time-value="-PT00H12M31.305S" calcext:value-type="time">
            <text:p>-00:12:31,305</text:p>
          </table:table-cell>
          <table:table-cell table:number-columns-repeated="1016"/>
        </table:table-row>
        <table:table-row table:style-name="ro1">
          <table:table-cell table:formula="of:=[$Main.$D13]" office:value-type="float" office:value="12" calcext:value-type="float">
            <text:p>12</text:p>
          </table:table-cell>
          <table:table-cell table:style-name="ce26"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7M42S" calcext:value-type="time">
            <text:p>00:27:42,000</text:p>
          </table:table-cell>
          <table:table-cell table:style-name="ce27" table:formula="of:=[$Main.O13]" office:value-type="time" office:time-value="PT00H30M32S" calcext:value-type="time">
            <text:p>00:30:32,000</text:p>
          </table:table-cell>
          <table:table-cell table:formula="of:=[$Main.$G13]" office:value-type="time" office:time-value="-PT00H12M44.024S" calcext:value-type="time">
            <text:p>-00:12:44,024</text:p>
          </table:table-cell>
          <table:table-cell table:number-columns-repeated="1016"/>
        </table:table-row>
        <table:table-row table:style-name="ro1">
          <table:table-cell table:formula="of:=[$Main.$D14]" office:value-type="float" office:value="13" calcext:value-type="float">
            <text:p>13</text:p>
          </table:table-cell>
          <table:table-cell table:style-name="ce26"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30M36.1S" calcext:value-type="time">
            <text:p>00:30:36,100</text:p>
          </table:table-cell>
          <table:table-cell table:style-name="ce27" table:formula="of:=[$Main.O14]" office:value-type="time" office:time-value="PT00H46M30S" calcext:value-type="time">
            <text:p>00:46:30,000</text:p>
          </table:table-cell>
          <table:table-cell table:formula="of:=[$Main.$G14]" office:value-type="time" office:time-value="-PT00H12M48.233S" calcext:value-type="time">
            <text:p>-00:12:48,233</text:p>
          </table:table-cell>
          <table:table-cell table:number-columns-repeated="1016"/>
        </table:table-row>
        <table:table-row table:style-name="ro1">
          <table:table-cell table:formula="of:=[$Main.$D15]" office:value-type="float" office:value="14" calcext:value-type="float">
            <text:p>14</text:p>
          </table:table-cell>
          <table:table-cell table:style-name="ce26"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46M48S" calcext:value-type="time">
            <text:p>00:46:48,000</text:p>
          </table:table-cell>
          <table:table-cell table:style-name="ce27" table:formula="of:=[$Main.O15]" office:value-type="time" office:time-value="PT00H47M50S" calcext:value-type="time">
            <text:p>00:47:50,000</text:p>
          </table:table-cell>
          <table:table-cell table:formula="of:=[$Main.$G15]" office:value-type="time" office:time-value="-PT00H13M04.671S" calcext:value-type="time">
            <text:p>-00:13:04,671</text:p>
          </table:table-cell>
          <table:table-cell table:number-columns-repeated="1016"/>
        </table:table-row>
        <table:table-row table:style-name="ro1">
          <table:table-cell table:formula="of:=[$Main.$D16]" office:value-type="float" office:value="15" calcext:value-type="float">
            <text:p>15</text:p>
          </table:table-cell>
          <table:table-cell table:style-name="ce26"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53M15S" calcext:value-type="time">
            <text:p>00:53:15,000</text:p>
          </table:table-cell>
          <table:table-cell table:style-name="ce27" table:formula="of:=[$Main.O16]" office:value-type="time" office:time-value="PT00H53M56S" calcext:value-type="time">
            <text:p>00:53:56,000</text:p>
          </table:table-cell>
          <table:table-cell table:formula="of:=[$Main.$G16]" office:value-type="time" office:time-value="-PT00H18M19.059S" calcext:value-type="time">
            <text:p>-00:18:19,059</text:p>
          </table:table-cell>
          <table:table-cell table:number-columns-repeated="1016"/>
        </table:table-row>
        <table:table-row table:style-name="ro1">
          <table:table-cell table:formula="of:=[$Main.$D17]" office:value-type="float" office:value="16" calcext:value-type="float">
            <text:p>16</text:p>
          </table:table-cell>
          <table:table-cell table:style-name="ce26"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4M08S" calcext:value-type="time">
            <text:p>00:54:08,000</text:p>
          </table:table-cell>
          <table:table-cell table:style-name="ce27" table:formula="of:=[$Main.O17]" office:value-type="time" office:time-value="PT00H54M25S" calcext:value-type="time">
            <text:p>00:54:25,000</text:p>
          </table:table-cell>
          <table:table-cell table:formula="of:=[$Main.$G17]" office:value-type="time" office:time-value="-PT00H18M31.043S" calcext:value-type="time">
            <text:p>-00:18:31,043</text:p>
          </table:table-cell>
          <table:table-cell table:number-columns-repeated="1016"/>
        </table:table-row>
        <table:table-row table:style-name="ro1">
          <table:table-cell table:formula="of:=[$Main.$D18]" office:value-type="float" office:value="17" calcext:value-type="float">
            <text:p>17</text:p>
          </table:table-cell>
          <table:table-cell table:style-name="ce26"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8M20S" calcext:value-type="time">
            <text:p>00:58:20,000</text:p>
          </table:table-cell>
          <table:table-cell table:style-name="ce27" table:formula="of:=[$Main.O18]" office:value-type="time" office:time-value="PT01H02M55S" calcext:value-type="time">
            <text:p>01:02:55,000</text:p>
          </table:table-cell>
          <table:table-cell table:formula="of:=[$Main.$G18]" office:value-type="time" office:time-value="-PT00H22M23.861S" calcext:value-type="time">
            <text:p>-00:22:23,861</text:p>
          </table:table-cell>
          <table:table-cell table:number-columns-repeated="1016"/>
        </table:table-row>
        <table:table-row table:style-name="ro1">
          <table:table-cell table:formula="of:=[$Main.$D19]" office:value-type="float" office:value="18" calcext:value-type="float">
            <text:p>18</text:p>
          </table:table-cell>
          <table:table-cell table:style-name="ce26"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1H02M57.55S" calcext:value-type="time">
            <text:p>01:02:57,550</text:p>
          </table:table-cell>
          <table:table-cell table:style-name="ce27" table:formula="of:=[$Main.O19]" office:value-type="time" office:time-value="PT01H03M00S" calcext:value-type="time">
            <text:p>01:03:00,000</text:p>
          </table:table-cell>
          <table:table-cell table:formula="of:=[$Main.$G19]" office:value-type="time" office:time-value="-PT00H22M26.868S" calcext:value-type="time">
            <text:p>-00:22:26,868</text:p>
          </table:table-cell>
          <table:table-cell table:number-columns-repeated="1016"/>
        </table:table-row>
        <table:table-row table:style-name="ro1">
          <table:table-cell table:formula="of:=[$Main.$D20]" office:value-type="float" office:value="19" calcext:value-type="float">
            <text:p>19</text:p>
          </table:table-cell>
          <table:table-cell table:style-name="ce26"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3M08.75S" calcext:value-type="time">
            <text:p>01:03:08,750</text:p>
          </table:table-cell>
          <table:table-cell table:style-name="ce27" table:formula="of:=[$Main.O20]" office:value-type="time" office:time-value="PT01H03M32.7S" calcext:value-type="time">
            <text:p>01:03:32,700</text:p>
          </table:table-cell>
          <table:table-cell table:formula="of:=[$Main.$G20]" office:value-type="time" office:time-value="-PT00H22M35.409S" calcext:value-type="time">
            <text:p>-00:22:35,409</text:p>
          </table:table-cell>
          <table:table-cell table:number-columns-repeated="1016"/>
        </table:table-row>
        <table:table-row table:style-name="ro1">
          <table:table-cell table:formula="of:=[$Main.$D21]" office:value-type="float" office:value="20" calcext:value-type="float">
            <text:p>20</text:p>
          </table:table-cell>
          <table:table-cell table:style-name="ce26"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34.27S" calcext:value-type="time">
            <text:p>01:03:34,270</text:p>
          </table:table-cell>
          <table:table-cell table:style-name="ce27" table:formula="of:=[$Main.O21]" office:value-type="time" office:time-value="PT01H03M47.15S" calcext:value-type="time">
            <text:p>01:03:47,150</text:p>
          </table:table-cell>
          <table:table-cell table:formula="of:=[$Main.$G21]" office:value-type="time" office:time-value="-PT00H22M36.802S" calcext:value-type="time">
            <text:p>-00:22:36,802</text:p>
          </table:table-cell>
          <table:table-cell table:number-columns-repeated="1016"/>
        </table:table-row>
        <table:table-row table:style-name="ro1">
          <table:table-cell table:formula="of:=[$Main.$D22]" office:value-type="float" office:value="21" calcext:value-type="float">
            <text:p>21</text:p>
          </table:table-cell>
          <table:table-cell table:style-name="ce26"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4M03.2S" calcext:value-type="time">
            <text:p>01:04:03,200</text:p>
          </table:table-cell>
          <table:table-cell table:style-name="ce27" table:formula="of:=[$Main.O22]" office:value-type="time" office:time-value="PT01H04M14.5S" calcext:value-type="time">
            <text:p>01:04:14,500</text:p>
          </table:table-cell>
          <table:table-cell table:formula="of:=[$Main.$G22]" office:value-type="time" office:time-value="-PT00H22M50.575S" calcext:value-type="time">
            <text:p>-00:22:50,575</text:p>
          </table:table-cell>
          <table:table-cell table:number-columns-repeated="1016"/>
        </table:table-row>
        <table:table-row table:style-name="ro1">
          <table:table-cell table:formula="of:=[$Main.$D23]" office:value-type="float" office:value="22" calcext:value-type="float">
            <text:p>22</text:p>
          </table:table-cell>
          <table:table-cell table:style-name="ce26"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32.75S" calcext:value-type="time">
            <text:p>01:04:32,750</text:p>
          </table:table-cell>
          <table:table-cell table:style-name="ce27" table:formula="of:=[$Main.O23]" office:value-type="time" office:time-value="PT01H06M17S" calcext:value-type="time">
            <text:p>01:06:17,000</text:p>
          </table:table-cell>
          <table:table-cell table:formula="of:=[$Main.$G23]" office:value-type="time" office:time-value="-PT00H23M08.461S" calcext:value-type="time">
            <text:p>-00:23:08,461</text:p>
          </table:table-cell>
          <table:table-cell table:number-columns-repeated="1016"/>
        </table:table-row>
        <table:table-row table:style-name="ro1">
          <table:table-cell table:formula="of:=[$Main.$D24]" office:value-type="float" office:value="23" calcext:value-type="float">
            <text:p>23</text:p>
          </table:table-cell>
          <table:table-cell table:style-name="ce26"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true" calcext:value-type="string">
            <text:p>true</text:p>
          </table:table-cell>
          <table:table-cell table:style-name="ce27" table:formula="of:=[$Main.N24]" office:value-type="time" office:time-value="PT01H06M50S" calcext:value-type="time">
            <text:p>01:06:50,000</text:p>
          </table:table-cell>
          <table:table-cell table:style-name="ce27" table:formula="of:=[$Main.O24]" office:value-type="time" office:time-value="PT01H06M50S" calcext:value-type="time">
            <text:p>01:06:50,000</text:p>
          </table:table-cell>
          <table:table-cell table:formula="of:=[$Main.$G24]" office:value-type="time" office:time-value="-PT00H23M18.673S" calcext:value-type="time">
            <text:p>-00:23:18,673</text:p>
          </table:table-cell>
          <table:table-cell table:number-columns-repeated="1016"/>
        </table:table-row>
        <table:table-row table:style-name="ro1">
          <table:table-cell table:formula="of:=[$Main.$D25]" office:value-type="float" office:value="24" calcext:value-type="float">
            <text:p>24</text:p>
          </table:table-cell>
          <table:table-cell table:style-name="ce26"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false" calcext:value-type="string">
            <text:p>false</text:p>
          </table:table-cell>
          <table:table-cell table:style-name="ce27" table:formula="of:=[$Main.N25]" office:value-type="time" office:time-value="PT01H06M59S" calcext:value-type="time">
            <text:p>01:06:59,000</text:p>
          </table:table-cell>
          <table:table-cell table:style-name="ce27" table:formula="of:=[$Main.O25]" office:value-type="time" office:time-value="PT01H09M30S" calcext:value-type="time">
            <text:p>01:09:30,000</text:p>
          </table:table-cell>
          <table:table-cell table:formula="of:=[$Main.$G25]" office:value-type="time" office:time-value="-PT00H23M18.744S" calcext:value-type="time">
            <text:p>-00:23:18,744</text:p>
          </table:table-cell>
          <table:table-cell table:number-columns-repeated="1016"/>
        </table:table-row>
        <table:table-row table:style-name="ro1">
          <table:table-cell table:formula="of:=[$Main.$D26]" office:value-type="float" office:value="25" calcext:value-type="float">
            <text:p>25</text:p>
          </table:table-cell>
          <table:table-cell table:style-name="ce26"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9M51.4S" calcext:value-type="time">
            <text:p>01:09:51,400</text:p>
          </table:table-cell>
          <table:table-cell table:style-name="ce27" table:formula="of:=[$Main.O26]" office:value-type="time" office:time-value="PT01H14M42S" calcext:value-type="time">
            <text:p>01:14:42,000</text:p>
          </table:table-cell>
          <table:table-cell table:formula="of:=[$Main.$G26]" office:value-type="time" office:time-value="-PT00H23M40.013S" calcext:value-type="time">
            <text:p>-00:23:40,013</text:p>
          </table:table-cell>
          <table:table-cell table:number-columns-repeated="1016"/>
        </table:table-row>
        <table:table-row table:style-name="ro1">
          <table:table-cell table:formula="of:=[$Main.$D27]" office:value-type="float" office:value="26" calcext:value-type="float">
            <text:p>26</text:p>
          </table:table-cell>
          <table:table-cell table:style-name="ce26"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25M15S" calcext:value-type="time">
            <text:p>01:25:15,000</text:p>
          </table:table-cell>
          <table:table-cell table:style-name="ce27" table:formula="of:=[$Main.O27]" office:value-type="time" office:time-value="PT01H29M30S" calcext:value-type="time">
            <text:p>01:29:30,000</text:p>
          </table:table-cell>
          <table:table-cell table:formula="of:=[$Main.$G27]" office:value-type="time" office:time-value="-PT00H33M20.93S" calcext:value-type="time">
            <text:p>-00:33:20,930</text:p>
          </table:table-cell>
          <table:table-cell table:number-columns-repeated="1016"/>
        </table:table-row>
        <table:table-row table:style-name="ro1">
          <table:table-cell table:formula="of:=[$Main.$D28]" office:value-type="float" office:value="27" calcext:value-type="float">
            <text:p>27</text:p>
          </table:table-cell>
          <table:table-cell table:style-name="ce26"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9M46S" calcext:value-type="time">
            <text:p>01:29:46,000</text:p>
          </table:table-cell>
          <table:table-cell table:style-name="ce27" table:formula="of:=[$Main.O28]" office:value-type="time" office:time-value="PT01H31M00.5S" calcext:value-type="time">
            <text:p>01:31:00,500</text:p>
          </table:table-cell>
          <table:table-cell table:formula="of:=[$Main.$G28]" office:value-type="time" office:time-value="-PT00H33M33.983S" calcext:value-type="time">
            <text:p>-00:33:33,983</text:p>
          </table:table-cell>
          <table:table-cell table:number-columns-repeated="1016"/>
        </table:table-row>
        <table:table-row table:style-name="ro1">
          <table:table-cell table:formula="of:=[$Main.$D29]" office:value-type="float" office:value="28" calcext:value-type="float">
            <text:p>28</text:p>
          </table:table-cell>
          <table:table-cell table:style-name="ce26"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33M09.8S" calcext:value-type="time">
            <text:p>01:33:09,800</text:p>
          </table:table-cell>
          <table:table-cell table:style-name="ce27" table:formula="of:=[$Main.O29]" office:value-type="time" office:time-value="PT01H33M13.5S" calcext:value-type="time">
            <text:p>01:33:13,500</text:p>
          </table:table-cell>
          <table:table-cell table:formula="of:=[$Main.$G29]" office:value-type="time" office:time-value="-PT00H35M41.903S" calcext:value-type="time">
            <text:p>-00:35:41,903</text:p>
          </table:table-cell>
          <table:table-cell table:number-columns-repeated="1016"/>
        </table:table-row>
        <table:table-row table:style-name="ro1">
          <table:table-cell table:formula="of:=[$Main.$D30]" office:value-type="float" office:value="29" calcext:value-type="float">
            <text:p>29</text:p>
          </table:table-cell>
          <table:table-cell table:style-name="ce26"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1M45S" calcext:value-type="time">
            <text:p>01:31:45,000</text:p>
          </table:table-cell>
          <table:table-cell table:style-name="ce27" table:formula="of:=[$Main.O30]" office:value-type="time" office:time-value="PT01H32M35S" calcext:value-type="time">
            <text:p>01:32:35,000</text:p>
          </table:table-cell>
          <table:table-cell table:formula="of:=[$Main.$G30]" office:value-type="time" office:time-value="-PT00H34M14.151S" calcext:value-type="time">
            <text:p>-00:34:14,151</text:p>
          </table:table-cell>
          <table:table-cell table:number-columns-repeated="1016"/>
        </table:table-row>
        <table:table-row table:style-name="ro1">
          <table:table-cell table:formula="of:=[$Main.$D31]" office:value-type="float" office:value="30" calcext:value-type="float">
            <text:p>30</text:p>
          </table:table-cell>
          <table:table-cell table:style-name="ce26"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2M39.5S" calcext:value-type="time">
            <text:p>01:32:39,500</text:p>
          </table:table-cell>
          <table:table-cell table:style-name="ce27" table:formula="of:=[$Main.O31]" office:value-type="time" office:time-value="PT01H32M47S" calcext:value-type="time">
            <text:p>01:32:47,000</text:p>
          </table:table-cell>
          <table:table-cell table:formula="of:=[$Main.$G31]" office:value-type="time" office:time-value="-PT00H34M17.321S" calcext:value-type="time">
            <text:p>-00:34:17,321</text:p>
          </table:table-cell>
          <table:table-cell table:number-columns-repeated="1016"/>
        </table:table-row>
        <table:table-row table:style-name="ro1">
          <table:table-cell table:formula="of:=[$Main.$D32]" office:value-type="float" office:value="31" calcext:value-type="float">
            <text:p>31</text:p>
          </table:table-cell>
          <table:table-cell table:style-name="ce26"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4M11S" calcext:value-type="time">
            <text:p>01:34:11,000</text:p>
          </table:table-cell>
          <table:table-cell table:style-name="ce27" table:formula="of:=[$Main.O32]" office:value-type="time" office:time-value="PT01H37M11.5S" calcext:value-type="time">
            <text:p>01:37:11,500</text:p>
          </table:table-cell>
          <table:table-cell table:formula="of:=[$Main.$G32]" office:value-type="time" office:time-value="-PT00H35M40.746S" calcext:value-type="time">
            <text:p>-00:35:40,746</text:p>
          </table:table-cell>
          <table:table-cell table:number-columns-repeated="1016"/>
        </table:table-row>
        <table:table-row table:style-name="ro1">
          <table:table-cell table:formula="of:=[$Main.$D33]" office:value-type="float" office:value="32" calcext:value-type="float">
            <text:p>32</text:p>
          </table:table-cell>
          <table:table-cell table:style-name="ce26"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41M41S" calcext:value-type="time">
            <text:p>01:41:41,000</text:p>
          </table:table-cell>
          <table:table-cell table:style-name="ce27" table:formula="of:=[$Main.O33]" office:value-type="time" office:time-value="PT01H41M57S" calcext:value-type="time">
            <text:p>01:41:57,000</text:p>
          </table:table-cell>
          <table:table-cell table:formula="of:=[$Main.$G33]" office:value-type="time" office:time-value="-PT00H40M08.786S" calcext:value-type="time">
            <text:p>-00:40:08,786</text:p>
          </table:table-cell>
          <table:table-cell table:number-columns-repeated="1016"/>
        </table:table-row>
        <table:table-row table:style-name="ro1">
          <table:table-cell table:formula="of:=[$Main.$D34]" office:value-type="float" office:value="33" calcext:value-type="float">
            <text:p>33</text:p>
          </table:table-cell>
          <table:table-cell table:style-name="ce26"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true" calcext:value-type="string">
            <text:p>true</text:p>
          </table:table-cell>
          <table:table-cell table:style-name="ce27" table:formula="of:=[$Main.N34]" office:value-type="time" office:time-value="PT01H42M02S" calcext:value-type="time">
            <text:p>01:42:02,000</text:p>
          </table:table-cell>
          <table:table-cell table:style-name="ce27" table:formula="of:=[$Main.O34]" office:value-type="time" office:time-value="PT01H42M11S" calcext:value-type="time">
            <text:p>01:42:11,000</text:p>
          </table:table-cell>
          <table:table-cell table:formula="of:=[$Main.$G34]" office:value-type="time" office:time-value="-PT00H40M15.042S" calcext:value-type="time">
            <text:p>-00:40:15,042</text:p>
          </table:table-cell>
          <table:table-cell table:number-columns-repeated="1016"/>
        </table:table-row>
        <table:table-row table:style-name="ro1">
          <table:table-cell table:formula="of:=[$Main.$D35]" office:value-type="float" office:value="34" calcext:value-type="float">
            <text:p>34</text:p>
          </table:table-cell>
          <table:table-cell table:style-name="ce26"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false" calcext:value-type="string">
            <text:p>false</text:p>
          </table:table-cell>
          <table:table-cell table:style-name="ce27" table:formula="of:=[$Main.N35]" office:value-type="time" office:time-value="PT01H42M18S" calcext:value-type="time">
            <text:p>01:42:18,000</text:p>
          </table:table-cell>
          <table:table-cell table:style-name="ce27" table:formula="of:=[$Main.O35]" office:value-type="time" office:time-value="PT01H43M03S" calcext:value-type="time">
            <text:p>01:43:03,000</text:p>
          </table:table-cell>
          <table:table-cell table:formula="of:=[$Main.$G35]" office:value-type="time" office:time-value="-PT00H40M17.298S" calcext:value-type="time">
            <text:p>-00:40:17,298</text:p>
          </table:table-cell>
          <table:table-cell table:number-columns-repeated="1016"/>
        </table:table-row>
        <table:table-row table:style-name="ro1">
          <table:table-cell table:formula="of:=[$Main.$D36]" office:value-type="float" office:value="35" calcext:value-type="float">
            <text:p>35</text:p>
          </table:table-cell>
          <table:table-cell table:style-name="ce26"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3M06S" calcext:value-type="time">
            <text:p>01:43:06,000</text:p>
          </table:table-cell>
          <table:table-cell table:style-name="ce27" table:formula="of:=[$Main.O36]" office:value-type="time" office:time-value="PT01H43M26S" calcext:value-type="time">
            <text:p>01:43:26,000</text:p>
          </table:table-cell>
          <table:table-cell table:formula="of:=[$Main.$G36]" office:value-type="time" office:time-value="-PT00H40M20.048S" calcext:value-type="time">
            <text:p>-00:40:20,048</text:p>
          </table:table-cell>
          <table:table-cell table:number-columns-repeated="1016"/>
        </table:table-row>
        <table:table-row table:style-name="ro1">
          <table:table-cell table:formula="of:=[$Main.$D37]" office:value-type="float" office:value="36" calcext:value-type="float">
            <text:p>36</text:p>
          </table:table-cell>
          <table:table-cell table:style-name="ce26"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39M55S" calcext:value-type="time">
            <text:p>01:39:55,000</text:p>
          </table:table-cell>
          <table:table-cell table:style-name="ce27" table:formula="of:=[$Main.O37]" office:value-type="time" office:time-value="PT01H41M19S" calcext:value-type="time">
            <text:p>01:41:19,000</text:p>
          </table:table-cell>
          <table:table-cell table:formula="of:=[$Main.$G37]" office:value-type="time" office:time-value="-PT00H36M45.923S" calcext:value-type="time">
            <text:p>-00:36:45,923</text:p>
          </table:table-cell>
          <table:table-cell table:number-columns-repeated="1016"/>
        </table:table-row>
        <table:table-row table:style-name="ro1">
          <table:table-cell table:formula="of:=[$Main.$D38]" office:value-type="float" office:value="37" calcext:value-type="float">
            <text:p>37</text:p>
          </table:table-cell>
          <table:table-cell table:style-name="ce26"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50M25S" calcext:value-type="time">
            <text:p>01:50:25,000</text:p>
          </table:table-cell>
          <table:table-cell table:style-name="ce27" table:formula="of:=[$Main.O38]" office:value-type="time" office:time-value="PT01H50M57S" calcext:value-type="time">
            <text:p>01:50:57,000</text:p>
          </table:table-cell>
          <table:table-cell table:formula="of:=[$Main.$G38]" office:value-type="time" office:time-value="-PT00H45M47.915S" calcext:value-type="time">
            <text:p>-00:45:47,915</text:p>
          </table:table-cell>
          <table:table-cell table:number-columns-repeated="1016"/>
        </table:table-row>
        <table:table-row table:style-name="ro1">
          <table:table-cell table:formula="of:=[$Main.$D39]" office:value-type="float" office:value="38" calcext:value-type="float">
            <text:p>38</text:p>
          </table:table-cell>
          <table:table-cell table:style-name="ce26"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4M05S" calcext:value-type="time">
            <text:p>01:54:05,000</text:p>
          </table:table-cell>
          <table:table-cell table:style-name="ce27" table:formula="of:=[$Main.O39]" office:value-type="time" office:time-value="PT01H54M22S" calcext:value-type="time">
            <text:p>01:54:22,000</text:p>
          </table:table-cell>
          <table:table-cell table:formula="of:=[$Main.$G39]" office:value-type="time" office:time-value="-PT00H48M23.368S" calcext:value-type="time">
            <text:p>-00:48:23,368</text:p>
          </table:table-cell>
          <table:table-cell table:number-columns-repeated="1016"/>
        </table:table-row>
        <table:table-row table:style-name="ro1">
          <table:table-cell table:formula="of:=[$Main.$D40]" office:value-type="float" office:value="39" calcext:value-type="float">
            <text:p>39</text:p>
          </table:table-cell>
          <table:table-cell table:style-name="ce26"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31.365S" calcext:value-type="time">
            <text:p>01:54:31,365</text:p>
          </table:table-cell>
          <table:table-cell table:style-name="ce27" table:formula="of:=[$Main.O40]" office:value-type="time" office:time-value="PT01H54M33S" calcext:value-type="time">
            <text:p>01:54:33,000</text:p>
          </table:table-cell>
          <table:table-cell table:formula="of:=[$Main.$G40]" office:value-type="time" office:time-value="-PT00H48M29.92S" calcext:value-type="time">
            <text:p>-00:48:29,920</text:p>
          </table:table-cell>
          <table:table-cell table:number-columns-repeated="1016"/>
        </table:table-row>
        <table:table-row table:style-name="ro1">
          <table:table-cell table:formula="of:=[$Main.$D41]" office:value-type="float" office:value="40" calcext:value-type="float">
            <text:p>40</text:p>
          </table:table-cell>
          <table:table-cell table:style-name="ce26"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7M23S" calcext:value-type="time">
            <text:p>01:57:23,000</text:p>
          </table:table-cell>
          <table:table-cell table:style-name="ce27" table:formula="of:=[$Main.O41]" office:value-type="time" office:time-value="PT01H58M41S" calcext:value-type="time">
            <text:p>01:58:41,000</text:p>
          </table:table-cell>
          <table:table-cell table:formula="of:=[$Main.$G41]" office:value-type="time" office:time-value="-PT00H51M17.368S" calcext:value-type="time">
            <text:p>-00:51:17,368</text:p>
          </table:table-cell>
          <table:table-cell table:number-columns-repeated="1016"/>
        </table:table-row>
        <table:table-row table:style-name="ro1">
          <table:table-cell table:formula="of:=[$Main.$D42]" office:value-type="float" office:value="41" calcext:value-type="float">
            <text:p>41</text:p>
          </table:table-cell>
          <table:table-cell table:style-name="ce26"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9M10S" calcext:value-type="time">
            <text:p>01:59:10,000</text:p>
          </table:table-cell>
          <table:table-cell table:style-name="ce27" table:formula="of:=[$Main.O42]" office:value-type="time" office:time-value="PT02H01M50S" calcext:value-type="time">
            <text:p>02:01:50,000</text:p>
          </table:table-cell>
          <table:table-cell table:formula="of:=[$Main.$G42]" office:value-type="time" office:time-value="-PT00H51M44.484S" calcext:value-type="time">
            <text:p>-00:51:44,484</text:p>
          </table:table-cell>
          <table:table-cell table:number-columns-repeated="1016"/>
        </table:table-row>
        <table:table-row table:style-name="ro1">
          <table:table-cell table:formula="of:=[$Main.$D43]" office:value-type="float" office:value="42" calcext:value-type="float">
            <text:p>42</text:p>
          </table:table-cell>
          <table:table-cell table:style-name="ce26"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2H01M56S" calcext:value-type="time">
            <text:p>02:01:56,000</text:p>
          </table:table-cell>
          <table:table-cell table:style-name="ce27" table:formula="of:=[$Main.O43]" office:value-type="time" office:time-value="PT02H04M03S" calcext:value-type="time">
            <text:p>02:04:03,000</text:p>
          </table:table-cell>
          <table:table-cell table:formula="of:=[$Main.$G43]" office:value-type="time" office:time-value="-PT00H51M54.099S" calcext:value-type="time">
            <text:p>-00:51:54,099</text:p>
          </table:table-cell>
          <table:table-cell table:number-columns-repeated="1016"/>
        </table:table-row>
        <table:table-row table:style-name="ro1">
          <table:table-cell table:formula="of:=[$Main.$D44]" office:value-type="float" office:value="43" calcext:value-type="float">
            <text:p>43</text:p>
          </table:table-cell>
          <table:table-cell table:style-name="ce26"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5M00S" calcext:value-type="time">
            <text:p>02:05:00,000</text:p>
          </table:table-cell>
          <table:table-cell table:style-name="ce27" table:formula="of:=[$Main.O44]" office:value-type="time" office:time-value="PT02H06M00S" calcext:value-type="time">
            <text:p>02:06:00,000</text:p>
          </table:table-cell>
          <table:table-cell table:formula="of:=[$Main.$G44]" office:value-type="time" office:time-value="-PT00H52M26.152S" calcext:value-type="time">
            <text:p>-00:52:26,152</text:p>
          </table:table-cell>
          <table:table-cell table:number-columns-repeated="1016"/>
        </table:table-row>
        <table:table-row table:style-name="ro1">
          <table:table-cell table:formula="of:=[$Main.$D45]" office:value-type="float" office:value="44" calcext:value-type="float">
            <text:p>44</text:p>
          </table:table-cell>
          <table:table-cell table:style-name="ce26"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6M29S" calcext:value-type="time">
            <text:p>02:06:29,000</text:p>
          </table:table-cell>
          <table:table-cell table:style-name="ce27" table:formula="of:=[$Main.O45]" office:value-type="time" office:time-value="PT02H06M51S" calcext:value-type="time">
            <text:p>02:06:51,000</text:p>
          </table:table-cell>
          <table:table-cell table:formula="of:=[$Main.$G45]" office:value-type="time" office:time-value="-PT00H52M56.557S" calcext:value-type="time">
            <text:p>-00:52:56,557</text:p>
          </table:table-cell>
          <table:table-cell table:number-columns-repeated="1016"/>
        </table:table-row>
        <table:table-row table:style-name="ro1">
          <table:table-cell table:formula="of:=[$Main.$D46]" office:value-type="float" office:value="45" calcext:value-type="float">
            <text:p>45</text:p>
          </table:table-cell>
          <table:table-cell table:style-name="ce26"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7M14S" calcext:value-type="time">
            <text:p>02:07:14,000</text:p>
          </table:table-cell>
          <table:table-cell table:style-name="ce27" table:formula="of:=[$Main.O46]" office:value-type="time" office:time-value="PT02H08M55S" calcext:value-type="time">
            <text:p>02:08:55,000</text:p>
          </table:table-cell>
          <table:table-cell table:formula="of:=[$Main.$G46]" office:value-type="time" office:time-value="-PT00H53M12.194S" calcext:value-type="time">
            <text:p>-00:53:12,194</text:p>
          </table:table-cell>
          <table:table-cell table:number-columns-repeated="1016"/>
        </table:table-row>
        <table:table-row table:style-name="ro1">
          <table:table-cell table:formula="of:=[$Main.$D47]" office:value-type="float" office:value="46" calcext:value-type="float">
            <text:p>46</text:p>
          </table:table-cell>
          <table:table-cell table:style-name="ce26"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11M37S" calcext:value-type="time">
            <text:p>02:11:37,000</text:p>
          </table:table-cell>
          <table:table-cell table:style-name="ce27" table:formula="of:=[$Main.O47]" office:value-type="time" office:time-value="PT02H12M20S" calcext:value-type="time">
            <text:p>02:12:20,000</text:p>
          </table:table-cell>
          <table:table-cell table:formula="of:=[$Main.$G47]" office:value-type="time" office:time-value="-PT00H55M22.659S" calcext:value-type="time">
            <text:p>-00:55:22,659</text:p>
          </table:table-cell>
          <table:table-cell table:number-columns-repeated="1016"/>
        </table:table-row>
        <table:table-row table:style-name="ro1">
          <table:table-cell table:formula="of:=[$Main.$D48]" office:value-type="float" office:value="47" calcext:value-type="float">
            <text:p>47</text:p>
          </table:table-cell>
          <table:table-cell table:style-name="ce26"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2M55S" calcext:value-type="time">
            <text:p>02:12:55,000</text:p>
          </table:table-cell>
          <table:table-cell table:style-name="ce27" table:formula="of:=[$Main.O48]" office:value-type="time" office:time-value="PT02H23M38S" calcext:value-type="time">
            <text:p>02:23:38,000</text:p>
          </table:table-cell>
          <table:table-cell table:formula="of:=[$Main.$G48]" office:value-type="time" office:time-value="-PT00H55M23.916S" calcext:value-type="time">
            <text:p>-00:55:23,916</text:p>
          </table:table-cell>
          <table:table-cell table:number-columns-repeated="1016"/>
        </table:table-row>
        <table:table-row table:style-name="ro1">
          <table:table-cell table:formula="of:=[$Main.$D49]" office:value-type="float" office:value="48" calcext:value-type="float">
            <text:p>48</text:p>
          </table:table-cell>
          <table:table-cell table:style-name="ce26"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23M41.75S" calcext:value-type="time">
            <text:p>02:23:41,750</text:p>
          </table:table-cell>
          <table:table-cell table:style-name="ce27" table:formula="of:=[$Main.O49]" office:value-type="time" office:time-value="PT02H25M01S" calcext:value-type="time">
            <text:p>02:25:01,000</text:p>
          </table:table-cell>
          <table:table-cell table:formula="of:=[$Main.$G49]" office:value-type="time" office:time-value="-PT00H55M25.678S" calcext:value-type="time">
            <text:p>-00:55:25,678</text:p>
          </table:table-cell>
          <table:table-cell table:number-columns-repeated="1016"/>
        </table:table-row>
        <table:table-row table:style-name="ro1">
          <table:table-cell table:formula="of:=[$Main.$D50]" office:value-type="float" office:value="49" calcext:value-type="float">
            <text:p>49</text:p>
          </table:table-cell>
          <table:table-cell table:style-name="ce26"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5M11.5S" calcext:value-type="time">
            <text:p>02:25:11,500</text:p>
          </table:table-cell>
          <table:table-cell table:style-name="ce27" table:formula="of:=[$Main.O50]" office:value-type="time" office:time-value="PT02H26M00S" calcext:value-type="time">
            <text:p>02:26:00,000</text:p>
          </table:table-cell>
          <table:table-cell table:formula="of:=[$Main.$G50]" office:value-type="time" office:time-value="-PT00H55M35.514S" calcext:value-type="time">
            <text:p>-00:55:35,514</text:p>
          </table:table-cell>
          <table:table-cell table:number-columns-repeated="1016"/>
        </table:table-row>
        <table:table-row table:style-name="ro1">
          <table:table-cell table:formula="of:=[$Main.$D51]" office:value-type="float" office:value="50" calcext:value-type="float">
            <text:p>50</text:p>
          </table:table-cell>
          <table:table-cell table:style-name="ce26"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6M07S" calcext:value-type="time">
            <text:p>02:26:07,000</text:p>
          </table:table-cell>
          <table:table-cell table:style-name="ce27" table:formula="of:=[$Main.O51]" office:value-type="time" office:time-value="PT02H26M41S" calcext:value-type="time">
            <text:p>02:26:41,000</text:p>
          </table:table-cell>
          <table:table-cell table:formula="of:=[$Main.$G51]" office:value-type="time" office:time-value="-PT00H55M36.834S" calcext:value-type="time">
            <text:p>-00:55:36,834</text:p>
          </table:table-cell>
          <table:table-cell table:number-columns-repeated="1016"/>
        </table:table-row>
        <table:table-row table:style-name="ro1">
          <table:table-cell table:formula="of:=[$Main.$D52]" office:value-type="float" office:value="51" calcext:value-type="float">
            <text:p>51</text:p>
          </table:table-cell>
          <table:table-cell table:style-name="ce26"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8M47S" calcext:value-type="time">
            <text:p>02:28:47,000</text:p>
          </table:table-cell>
          <table:table-cell table:style-name="ce27" table:formula="of:=[$Main.O52]" office:value-type="time" office:time-value="PT02H29M17S" calcext:value-type="time">
            <text:p>02:29:17,000</text:p>
          </table:table-cell>
          <table:table-cell table:formula="of:=[$Main.$G52]" office:value-type="time" office:time-value="-PT00H57M13.117S" calcext:value-type="time">
            <text:p>-00:57:13,117</text:p>
          </table:table-cell>
          <table:table-cell table:number-columns-repeated="1016"/>
        </table:table-row>
        <table:table-row table:style-name="ro1">
          <table:table-cell table:formula="of:=[$Main.$D53]" office:value-type="float" office:value="52" calcext:value-type="float">
            <text:p>52</text:p>
          </table:table-cell>
          <table:table-cell table:style-name="ce26"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30M53S" calcext:value-type="time">
            <text:p>02:30:53,000</text:p>
          </table:table-cell>
          <table:table-cell table:style-name="ce27" table:formula="of:=[$Main.O53]" office:value-type="time" office:time-value="PT02H34M34S" calcext:value-type="time">
            <text:p>02:34:34,000</text:p>
          </table:table-cell>
          <table:table-cell table:formula="of:=[$Main.$G53]" office:value-type="time" office:time-value="-PT00H58M49.55S" calcext:value-type="time">
            <text:p>-00:58:49,550</text:p>
          </table:table-cell>
          <table:table-cell table:number-columns-repeated="1016"/>
        </table:table-row>
        <table:table-row table:style-name="ro1">
          <table:table-cell table:formula="of:=[$Main.$D54]" office:value-type="float" office:value="53" calcext:value-type="float">
            <text:p>53</text:p>
          </table:table-cell>
          <table:table-cell table:style-name="ce26"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4M43S" calcext:value-type="time">
            <text:p>02:34:43,000</text:p>
          </table:table-cell>
          <table:table-cell table:style-name="ce27" table:formula="of:=[$Main.O54]" office:value-type="time" office:time-value="PT02H35M32S" calcext:value-type="time">
            <text:p>02:35:32,000</text:p>
          </table:table-cell>
          <table:table-cell table:formula="of:=[$Main.$G54]" office:value-type="time" office:time-value="-PT00H58M56.348S" calcext:value-type="time">
            <text:p>-00:58:56,348</text:p>
          </table:table-cell>
          <table:table-cell table:number-columns-repeated="1016"/>
        </table:table-row>
        <table:table-row table:style-name="ro1">
          <table:table-cell table:formula="of:=[$Main.$D55]" office:value-type="float" office:value="54" calcext:value-type="float">
            <text:p>54</text:p>
          </table:table-cell>
          <table:table-cell table:style-name="ce26"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6M04S" calcext:value-type="time">
            <text:p>02:36:04,000</text:p>
          </table:table-cell>
          <table:table-cell table:style-name="ce27" table:formula="of:=[$Main.O55]" office:value-type="time" office:time-value="PT02H36M32S" calcext:value-type="time">
            <text:p>02:36:32,000</text:p>
          </table:table-cell>
          <table:table-cell table:formula="of:=[$Main.$G55]" office:value-type="time" office:time-value="-PT00H59M11.23S" calcext:value-type="time">
            <text:p>-00:59:11,230</text:p>
          </table:table-cell>
          <table:table-cell table:number-columns-repeated="1016"/>
        </table:table-row>
        <table:table-row table:style-name="ro1">
          <table:table-cell table:formula="of:=[$Main.$D56]" office:value-type="float" office:value="55" calcext:value-type="float">
            <text:p>55</text:p>
          </table:table-cell>
          <table:table-cell table:style-name="ce26"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35.5S" calcext:value-type="time">
            <text:p>02:36:35,500</text:p>
          </table:table-cell>
          <table:table-cell table:style-name="ce27" table:formula="of:=[$Main.O56]" office:value-type="time" office:time-value="PT02H37M04S" calcext:value-type="time">
            <text:p>02:37:04,000</text:p>
          </table:table-cell>
          <table:table-cell table:formula="of:=[$Main.$G56]" office:value-type="time" office:time-value="-PT00H59M24.458S" calcext:value-type="time">
            <text:p>-00:59:24,458</text:p>
          </table:table-cell>
          <table:table-cell table:number-columns-repeated="1016"/>
        </table:table-row>
        <table:table-row table:style-name="ro1">
          <table:table-cell table:formula="of:=[$Main.$D57]" office:value-type="float" office:value="56" calcext:value-type="float">
            <text:p>56</text:p>
          </table:table-cell>
          <table:table-cell table:style-name="ce26"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7M11S" calcext:value-type="time">
            <text:p>02:37:11,000</text:p>
          </table:table-cell>
          <table:table-cell table:style-name="ce27" table:formula="of:=[$Main.O57]" office:value-type="time" office:time-value="PT02H37M15S" calcext:value-type="time">
            <text:p>02:37:15,000</text:p>
          </table:table-cell>
          <table:table-cell table:formula="of:=[$Main.$G57]" office:value-type="time" office:time-value="-PT00H59M32.633S" calcext:value-type="time">
            <text:p>-00:59:32,633</text:p>
          </table:table-cell>
          <table:table-cell table:number-columns-repeated="1016"/>
        </table:table-row>
        <table:table-row table:style-name="ro1">
          <table:table-cell table:formula="of:=[$Main.$D58]" office:value-type="float" office:value="57" calcext:value-type="float">
            <text:p>57</text:p>
          </table:table-cell>
          <table:table-cell table:style-name="ce26"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49S" calcext:value-type="time">
            <text:p>02:37:49,000</text:p>
          </table:table-cell>
          <table:table-cell table:style-name="ce27" table:formula="of:=[$Main.O58]" office:value-type="time" office:time-value="PT02H38M10S" calcext:value-type="time">
            <text:p>02:38:10,000</text:p>
          </table:table-cell>
          <table:table-cell table:formula="of:=[$Main.$G58]" office:value-type="time" office:time-value="-PT00H59M40.228S" calcext:value-type="time">
            <text:p>-00:59:40,228</text:p>
          </table:table-cell>
          <table:table-cell table:number-columns-repeated="1016"/>
        </table:table-row>
        <table:table-row table:style-name="ro1">
          <table:table-cell table:formula="of:=[$Main.$D59]" office:value-type="float" office:value="58" calcext:value-type="float">
            <text:p>58</text:p>
          </table:table-cell>
          <table:table-cell table:style-name="ce26"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9M35S" calcext:value-type="time">
            <text:p>02:39:35,000</text:p>
          </table:table-cell>
          <table:table-cell table:style-name="ce27" table:formula="of:=[$Main.O59]" office:value-type="time" office:time-value="PT02H39M57S" calcext:value-type="time">
            <text:p>02:39:57,000</text:p>
          </table:table-cell>
          <table:table-cell table:formula="of:=[$Main.$G59]" office:value-type="time" office:time-value="-PT01H00M41.281S" calcext:value-type="time">
            <text:p>-01:00:41,281</text:p>
          </table:table-cell>
          <table:table-cell table:number-columns-repeated="1016"/>
        </table:table-row>
        <table:table-row table:style-name="ro1">
          <table:table-cell table:formula="of:=[$Main.$D60]" office:value-type="float" office:value="59" calcext:value-type="float">
            <text:p>59</text:p>
          </table:table-cell>
          <table:table-cell table:style-name="ce26"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40M28S" calcext:value-type="time">
            <text:p>02:40:28,000</text:p>
          </table:table-cell>
          <table:table-cell table:style-name="ce27" table:formula="of:=[$Main.O60]" office:value-type="time" office:time-value="PT02H40M48S" calcext:value-type="time">
            <text:p>02:40:48,000</text:p>
          </table:table-cell>
          <table:table-cell table:formula="of:=[$Main.$G60]" office:value-type="time" office:time-value="-PT01H00M47.413S" calcext:value-type="time">
            <text:p>-01:00:47,413</text:p>
          </table:table-cell>
          <table:table-cell table:number-columns-repeated="1016"/>
        </table:table-row>
        <table:table-row table:style-name="ro1">
          <table:table-cell table:formula="of:=[$Main.$D61]" office:value-type="float" office:value="60" calcext:value-type="float">
            <text:p>60</text:p>
          </table:table-cell>
          <table:table-cell table:style-name="ce26"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54.75S" calcext:value-type="time">
            <text:p>02:40:54,750</text:p>
          </table:table-cell>
          <table:table-cell table:style-name="ce27" table:formula="of:=[$Main.O61]" office:value-type="time" office:time-value="PT02H41M21S" calcext:value-type="time">
            <text:p>02:41:21,000</text:p>
          </table:table-cell>
          <table:table-cell table:formula="of:=[$Main.$G61]" office:value-type="time" office:time-value="-PT01H00M51.873S" calcext:value-type="time">
            <text:p>-01:00:51,873</text:p>
          </table:table-cell>
          <table:table-cell table:number-columns-repeated="1016"/>
        </table:table-row>
        <table:table-row table:style-name="ro1">
          <table:table-cell table:formula="of:=[$Main.$D62]" office:value-type="float" office:value="61" calcext:value-type="float">
            <text:p>61</text:p>
          </table:table-cell>
          <table:table-cell table:style-name="ce26"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5M03S" calcext:value-type="time">
            <text:p>02:45:03,000</text:p>
          </table:table-cell>
          <table:table-cell table:style-name="ce27" table:formula="of:=[$Main.O62]" office:value-type="time" office:time-value="PT02H45M20S" calcext:value-type="time">
            <text:p>02:45:20,000</text:p>
          </table:table-cell>
          <table:table-cell table:formula="of:=[$Main.$G62]" office:value-type="time" office:time-value="-PT01H04M24.259S" calcext:value-type="time">
            <text:p>-01:04:24,259</text:p>
          </table:table-cell>
          <table:table-cell table:number-columns-repeated="1016"/>
        </table:table-row>
        <table:table-row table:style-name="ro1">
          <table:table-cell table:formula="of:=[$Main.$D63]" office:value-type="float" office:value="62" calcext:value-type="float">
            <text:p>62</text:p>
          </table:table-cell>
          <table:table-cell table:style-name="ce26"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50M30S" calcext:value-type="time">
            <text:p>02:50:30,000</text:p>
          </table:table-cell>
          <table:table-cell table:style-name="ce27" table:formula="of:=[$Main.O63]" office:value-type="time" office:time-value="PT02H51M15S" calcext:value-type="time">
            <text:p>02:51:15,000</text:p>
          </table:table-cell>
          <table:table-cell table:formula="of:=[$Main.$G63]" office:value-type="time" office:time-value="-PT01H07M57.879S" calcext:value-type="time">
            <text:p>-01:07:57,879</text:p>
          </table:table-cell>
          <table:table-cell table:number-columns-repeated="1016"/>
        </table:table-row>
        <table:table-row table:style-name="ro1">
          <table:table-cell table:formula="of:=[$Main.$D64]" office:value-type="float" office:value="63" calcext:value-type="float">
            <text:p>63</text:p>
          </table:table-cell>
          <table:table-cell table:style-name="ce26" table:formula="of:=CONCATENATE(&quot;c&quot;;TEXT([$Main.A64]; &quot;00&quot;);&quot;r&quot;;TEXT([$Main.B64];&quot;00&quot;))" office:value-type="string" office:string-value="c07r01" calcext:value-type="string">
            <text:p>c07r01</text:p>
          </table:table-cell>
          <table:table-cell table:formula="of:=LEFT([$Main.C64])" office:value-type="string" office:string-value="2" calcext:value-type="string">
            <text:p>2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true" calcext:value-type="string">
            <text:p>true</text:p>
          </table:table-cell>
          <table:table-cell table:style-name="ce27" table:formula="of:=[$Main.N64]" office:value-type="time" office:time-value="PT00H07M54S" calcext:value-type="time">
            <text:p>00:07:54,000</text:p>
          </table:table-cell>
          <table:table-cell table:style-name="ce27" table:formula="of:=[$Main.O64]" office:value-type="time" office:time-value="PT00H08M18S" calcext:value-type="time">
            <text:p>00:08:18,000</text:p>
          </table:table-cell>
          <table:table-cell table:formula="of:=[$Main.$G64]" office:value-type="time" office:time-value="PT01H36M16.851S" calcext:value-type="time">
            <text:p>01:36:16,851</text:p>
          </table:table-cell>
          <table:table-cell table:number-columns-repeated="1016"/>
        </table:table-row>
        <table:table-row table:style-name="ro1">
          <table:table-cell table:formula="of:=[$Main.$D65]" office:value-type="float" office:value="64" calcext:value-type="float">
            <text:p>64</text:p>
          </table:table-cell>
          <table:table-cell table:style-name="ce26" table:formula="of:=CONCATENATE(&quot;c&quot;;TEXT([$Main.A65]; &quot;00&quot;);&quot;r&quot;;TEXT([$Main.B65];&quot;00&quot;))" office:value-type="string" office:string-value="c07r02" calcext:value-type="string">
            <text:p>c07r02</text:p>
          </table:table-cell>
          <table:table-cell table:formula="of:=LEFT([$Main.C65])" office:value-type="string" office:string-value="2" calcext:value-type="string">
            <text:p>2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false" calcext:value-type="string">
            <text:p>false</text:p>
          </table:table-cell>
          <table:table-cell table:style-name="ce27" table:formula="of:=[$Main.N65]" office:value-type="time" office:time-value="PT00H08M32S" calcext:value-type="time">
            <text:p>00:08:32,000</text:p>
          </table:table-cell>
          <table:table-cell table:style-name="ce27" table:formula="of:=[$Main.O65]" office:value-type="time" office:time-value="PT00H09M38S" calcext:value-type="time">
            <text:p>00:09:38,000</text:p>
          </table:table-cell>
          <table:table-cell table:formula="of:=[$Main.$G65]" office:value-type="time" office:time-value="PT01H36M03.837S" calcext:value-type="time">
            <text:p>01:36:03,837</text:p>
          </table:table-cell>
          <table:table-cell table:number-columns-repeated="1016"/>
        </table:table-row>
        <table:table-row table:style-name="ro1">
          <table:table-cell table:formula="of:=[$Main.$D66]" office:value-type="float" office:value="65" calcext:value-type="float">
            <text:p>65</text:p>
          </table:table-cell>
          <table:table-cell table:style-name="ce26" table:formula="of:=CONCATENATE(&quot;c&quot;;TEXT([$Main.A66]; &quot;00&quot;);&quot;r&quot;;TEXT([$Main.B66];&quot;00&quot;))" office:value-type="string" office:string-value="c07r03" calcext:value-type="string">
            <text:p>c07r03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false" calcext:value-type="string">
            <text:p>false</text:p>
          </table:table-cell>
          <table:table-cell table:style-name="ce27" table:formula="of:=[$Main.N66]" office:value-type="time" office:time-value="PT00H10M08S" calcext:value-type="time">
            <text:p>00:10:08,000</text:p>
          </table:table-cell>
          <table:table-cell table:style-name="ce27" table:formula="of:=[$Main.O66]" office:value-type="time" office:time-value="PT00H10M23S" calcext:value-type="time">
            <text:p>00:10:23,000</text:p>
          </table:table-cell>
          <table:table-cell table:formula="of:=[$Main.$G66]" office:value-type="time" office:time-value="PT01H35M43.102S" calcext:value-type="time">
            <text:p>01:35:43,102</text:p>
          </table:table-cell>
          <table:table-cell table:number-columns-repeated="1016"/>
        </table:table-row>
        <table:table-row table:style-name="ro1">
          <table:table-cell table:formula="of:=[$Main.$D67]" office:value-type="float" office:value="66" calcext:value-type="float">
            <text:p>66</text:p>
          </table:table-cell>
          <table:table-cell table:style-name="ce26" table:formula="of:=CONCATENATE(&quot;c&quot;;TEXT([$Main.A67]; &quot;00&quot;);&quot;r&quot;;TEXT([$Main.B67];&quot;00&quot;))" office:value-type="string" office:string-value="c07r04" calcext:value-type="string">
            <text:p>c07r04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true" calcext:value-type="string">
            <text:p>true</text:p>
          </table:table-cell>
          <table:table-cell table:style-name="ce27" table:formula="of:=[$Main.N67]" office:value-type="time" office:time-value="PT00H10M41S" calcext:value-type="time">
            <text:p>00:10:41,000</text:p>
          </table:table-cell>
          <table:table-cell table:style-name="ce27" table:formula="of:=[$Main.O67]" office:value-type="time" office:time-value="PT00H10M47S" calcext:value-type="time">
            <text:p>00:10:47,000</text:p>
          </table:table-cell>
          <table:table-cell table:formula="of:=[$Main.$G67]" office:value-type="time" office:time-value="PT01H35M30.643S" calcext:value-type="time">
            <text:p>01:35:30,643</text:p>
          </table:table-cell>
          <table:table-cell table:number-columns-repeated="1016"/>
        </table:table-row>
        <table:table-row table:style-name="ro1">
          <table:table-cell table:formula="of:=[$Main.$D68]" office:value-type="float" office:value="67" calcext:value-type="float">
            <text:p>67</text:p>
          </table:table-cell>
          <table:table-cell table:style-name="ce26" table:formula="of:=CONCATENATE(&quot;c&quot;;TEXT([$Main.A68]; &quot;00&quot;);&quot;r&quot;;TEXT([$Main.B68];&quot;00&quot;))" office:value-type="string" office:string-value="c07r05" calcext:value-type="string">
            <text:p>c07r05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false" calcext:value-type="string">
            <text:p>false</text:p>
          </table:table-cell>
          <table:table-cell table:style-name="ce27" table:formula="of:=[$Main.N68]" office:value-type="time" office:time-value="PT00H11M00S" calcext:value-type="time">
            <text:p>00:11:00,000</text:p>
          </table:table-cell>
          <table:table-cell table:style-name="ce27" table:formula="of:=[$Main.O68]" office:value-type="time" office:time-value="PT00H12M00S" calcext:value-type="time">
            <text:p>00:12:00,000</text:p>
          </table:table-cell>
          <table:table-cell table:formula="of:=[$Main.$G68]" office:value-type="time" office:time-value="PT01H35M23.455S" calcext:value-type="time">
            <text:p>01:35:23,455</text:p>
          </table:table-cell>
          <table:table-cell table:number-columns-repeated="1016"/>
        </table:table-row>
        <table:table-row table:style-name="ro1">
          <table:table-cell table:formula="of:=[$Main.$D69]" office:value-type="float" office:value="68" calcext:value-type="float">
            <text:p>68</text:p>
          </table:table-cell>
          <table:table-cell table:style-name="ce26" table:formula="of:=CONCATENATE(&quot;c&quot;;TEXT([$Main.A69]; &quot;00&quot;);&quot;r&quot;;TEXT([$Main.B69];&quot;00&quot;))" office:value-type="string" office:string-value="c07r06" calcext:value-type="string">
            <text:p>c07r06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false" calcext:value-type="string">
            <text:p>false</text:p>
          </table:table-cell>
          <table:table-cell table:style-name="ce27" table:formula="of:=[$Main.N69]" office:value-type="time" office:time-value="PT00H15M41S" calcext:value-type="time">
            <text:p>00:15:41,000</text:p>
          </table:table-cell>
          <table:table-cell table:style-name="ce27" table:formula="of:=[$Main.O69]" office:value-type="time" office:time-value="PT00H21M04S" calcext:value-type="time">
            <text:p>00:21:04,000</text:p>
          </table:table-cell>
          <table:table-cell table:formula="of:=[$Main.$G69]" office:value-type="time" office:time-value="PT01H31M46.079S" calcext:value-type="time">
            <text:p>01:31:46,079</text:p>
          </table:table-cell>
          <table:table-cell table:number-columns-repeated="1016"/>
        </table:table-row>
        <table:table-row table:style-name="ro1">
          <table:table-cell table:formula="of:=[$Main.$D70]" office:value-type="float" office:value="69" calcext:value-type="float">
            <text:p>69</text:p>
          </table:table-cell>
          <table:table-cell table:style-name="ce26" table:formula="of:=CONCATENATE(&quot;c&quot;;TEXT([$Main.A70]; &quot;00&quot;);&quot;r&quot;;TEXT([$Main.B70];&quot;00&quot;))" office:value-type="string" office:string-value="c07r07" calcext:value-type="string">
            <text:p>c07r07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21M13.75S" calcext:value-type="time">
            <text:p>00:21:13,750</text:p>
          </table:table-cell>
          <table:table-cell table:style-name="ce27" table:formula="of:=[$Main.O70]" office:value-type="time" office:time-value="PT00H21M20.5S" calcext:value-type="time">
            <text:p>00:21:20,500</text:p>
          </table:table-cell>
          <table:table-cell table:formula="of:=[$Main.$G70]" office:value-type="time" office:time-value="PT01H31M36.985S" calcext:value-type="time">
            <text:p>01:31:36,985</text:p>
          </table:table-cell>
          <table:table-cell table:number-columns-repeated="1016"/>
        </table:table-row>
        <table:table-row table:style-name="ro1">
          <table:table-cell table:formula="of:=[$Main.$D71]" office:value-type="float" office:value="70" calcext:value-type="float">
            <text:p>70</text:p>
          </table:table-cell>
          <table:table-cell table:style-name="ce26" table:formula="of:=CONCATENATE(&quot;c&quot;;TEXT([$Main.A71]; &quot;00&quot;);&quot;r&quot;;TEXT([$Main.B71];&quot;00&quot;))" office:value-type="string" office:string-value="c07r08" calcext:value-type="string">
            <text:p>c07r08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21M39S" calcext:value-type="time">
            <text:p>00:21:39,000</text:p>
          </table:table-cell>
          <table:table-cell table:style-name="ce27" table:formula="of:=[$Main.O71]" office:value-type="time" office:time-value="PT00H23M30S" calcext:value-type="time">
            <text:p>00:23:30,000</text:p>
          </table:table-cell>
          <table:table-cell table:formula="of:=[$Main.$G71]" office:value-type="time" office:time-value="PT01H31M19.3S" calcext:value-type="time">
            <text:p>01:31:19,300</text:p>
          </table:table-cell>
          <table:table-cell table:number-columns-repeated="1016"/>
        </table:table-row>
        <table:table-row table:style-name="ro1">
          <table:table-cell table:formula="of:=[$Main.$D72]" office:value-type="float" office:value="71" calcext:value-type="float">
            <text:p>71</text:p>
          </table:table-cell>
          <table:table-cell table:style-name="ce26" table:formula="of:=CONCATENATE(&quot;c&quot;;TEXT([$Main.A72]; &quot;00&quot;);&quot;r&quot;;TEXT([$Main.B72];&quot;00&quot;))" office:value-type="string" office:string-value="c07r09" calcext:value-type="string">
            <text:p>c07r09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5M33.5S" calcext:value-type="time">
            <text:p>00:25:33,500</text:p>
          </table:table-cell>
          <table:table-cell table:style-name="ce27" table:formula="of:=[$Main.O72]" office:value-type="time" office:time-value="PT00H25M38S" calcext:value-type="time">
            <text:p>00:25:38,000</text:p>
          </table:table-cell>
          <table:table-cell table:formula="of:=[$Main.$G72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3]" office:value-type="float" office:value="72" calcext:value-type="float">
            <text:p>72</text:p>
          </table:table-cell>
          <table:table-cell table:style-name="ce26" table:formula="of:=CONCATENATE(&quot;c&quot;;TEXT([$Main.A73]; &quot;00&quot;);&quot;r&quot;;TEXT([$Main.B73];&quot;00&quot;))" office:value-type="string" office:string-value="c07r10" calcext:value-type="string">
            <text:p>c07r10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6M10S" calcext:value-type="time">
            <text:p>00:26:10,000</text:p>
          </table:table-cell>
          <table:table-cell table:style-name="ce27" table:formula="of:=[$Main.O73]" office:value-type="time" office:time-value="PT00H26M57S" calcext:value-type="time">
            <text:p>00:26:57,000</text:p>
          </table:table-cell>
          <table:table-cell table:formula="of:=[$Main.$G73]" office:value-type="time" office:time-value="PT01H29M05.549S" calcext:value-type="time">
            <text:p>01:29:05,549</text:p>
          </table:table-cell>
          <table:table-cell table:number-columns-repeated="1016"/>
        </table:table-row>
        <table:table-row table:style-name="ro1">
          <table:table-cell table:formula="of:=[$Main.$D74]" office:value-type="float" office:value="73" calcext:value-type="float">
            <text:p>73</text:p>
          </table:table-cell>
          <table:table-cell table:style-name="ce26" table:formula="of:=CONCATENATE(&quot;c&quot;;TEXT([$Main.A74]; &quot;00&quot;);&quot;r&quot;;TEXT([$Main.B74];&quot;00&quot;))" office:value-type="string" office:string-value="c07r11" calcext:value-type="string">
            <text:p>c07r11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8M04S" calcext:value-type="time">
            <text:p>00:28:04,000</text:p>
          </table:table-cell>
          <table:table-cell table:style-name="ce27" table:formula="of:=[$Main.O74]" office:value-type="time" office:time-value="PT00H28M12S" calcext:value-type="time">
            <text:p>00:28:12,000</text:p>
          </table:table-cell>
          <table:table-cell table:formula="of:=[$Main.$G74]" office:value-type="time" office:time-value="PT01H28M27.122S" calcext:value-type="time">
            <text:p>01:28:27,122</text:p>
          </table:table-cell>
          <table:table-cell table:number-columns-repeated="1016"/>
        </table:table-row>
        <table:table-row table:style-name="ro1">
          <table:table-cell table:formula="of:=[$Main.$D75]" office:value-type="float" office:value="74" calcext:value-type="float">
            <text:p>74</text:p>
          </table:table-cell>
          <table:table-cell table:style-name="ce26" table:formula="of:=CONCATENATE(&quot;c&quot;;TEXT([$Main.A75]; &quot;00&quot;);&quot;r&quot;;TEXT([$Main.B75];&quot;00&quot;))" office:value-type="string" office:string-value="c08r01" calcext:value-type="string">
            <text:p>c08r01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9M03.25S" calcext:value-type="time">
            <text:p>00:29:03,250</text:p>
          </table:table-cell>
          <table:table-cell table:style-name="ce27" table:formula="of:=[$Main.O75]" office:value-type="time" office:time-value="PT00H31M31S" calcext:value-type="time">
            <text:p>00:31:31,000</text:p>
          </table:table-cell>
          <table:table-cell table:formula="of:=[$Main.$G75]" office:value-type="time" office:time-value="PT01H27M36.497S" calcext:value-type="time">
            <text:p>01:27:36,497</text:p>
          </table:table-cell>
          <table:table-cell table:number-columns-repeated="1016"/>
        </table:table-row>
        <table:table-row table:style-name="ro1">
          <table:table-cell table:formula="of:=[$Main.$D76]" office:value-type="float" office:value="75" calcext:value-type="float">
            <text:p>75</text:p>
          </table:table-cell>
          <table:table-cell table:style-name="ce26" table:formula="of:=CONCATENATE(&quot;c&quot;;TEXT([$Main.A76]; &quot;00&quot;);&quot;r&quot;;TEXT([$Main.B76];&quot;00&quot;))" office:value-type="string" office:string-value="c08r02" calcext:value-type="string">
            <text:p>c08r02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31M37S" calcext:value-type="time">
            <text:p>00:31:37,000</text:p>
          </table:table-cell>
          <table:table-cell table:style-name="ce27" table:formula="of:=[$Main.O76]" office:value-type="time" office:time-value="PT00H31M45S" calcext:value-type="time">
            <text:p>00:31:45,000</text:p>
          </table:table-cell>
          <table:table-cell table:formula="of:=[$Main.$G76]" office:value-type="time" office:time-value="PT01H27M32.325S" calcext:value-type="time">
            <text:p>01:27:32,325</text:p>
          </table:table-cell>
          <table:table-cell table:number-columns-repeated="1016"/>
        </table:table-row>
        <table:table-row table:style-name="ro1">
          <table:table-cell table:formula="of:=[$Main.$D77]" office:value-type="float" office:value="76" calcext:value-type="float">
            <text:p>76</text:p>
          </table:table-cell>
          <table:table-cell table:style-name="ce26" table:formula="of:=CONCATENATE(&quot;c&quot;;TEXT([$Main.A77]; &quot;00&quot;);&quot;r&quot;;TEXT([$Main.B77];&quot;00&quot;))" office:value-type="string" office:string-value="c08r03" calcext:value-type="string">
            <text:p>c08r03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31M59S" calcext:value-type="time">
            <text:p>00:31:59,000</text:p>
          </table:table-cell>
          <table:table-cell table:style-name="ce27" table:formula="of:=[$Main.O77]" office:value-type="time" office:time-value="PT00H32M15S" calcext:value-type="time">
            <text:p>00:32:15,000</text:p>
          </table:table-cell>
          <table:table-cell table:formula="of:=[$Main.$G77]" office:value-type="time" office:time-value="PT01H27M26.661S" calcext:value-type="time">
            <text:p>01:27:26,661</text:p>
          </table:table-cell>
          <table:table-cell table:number-columns-repeated="1016"/>
        </table:table-row>
        <table:table-row table:style-name="ro1">
          <table:table-cell table:formula="of:=[$Main.$D78]" office:value-type="float" office:value="77" calcext:value-type="float">
            <text:p>77</text:p>
          </table:table-cell>
          <table:table-cell table:style-name="ce26" table:formula="of:=CONCATENATE(&quot;c&quot;;TEXT([$Main.A78]; &quot;00&quot;);&quot;r&quot;;TEXT([$Main.B78];&quot;00&quot;))" office:value-type="string" office:string-value="c08r04" calcext:value-type="string">
            <text:p>c08r04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2M46S" calcext:value-type="time">
            <text:p>00:32:46,000</text:p>
          </table:table-cell>
          <table:table-cell table:style-name="ce27" table:formula="of:=[$Main.O78]" office:value-type="time" office:time-value="PT00H32M51S" calcext:value-type="time">
            <text:p>00:32:51,000</text:p>
          </table:table-cell>
          <table:table-cell table:formula="of:=[$Main.$G78]" office:value-type="time" office:time-value="PT01H27M04.721S" calcext:value-type="time">
            <text:p>01:27:04,721</text:p>
          </table:table-cell>
          <table:table-cell table:number-columns-repeated="1016"/>
        </table:table-row>
        <table:table-row table:style-name="ro1">
          <table:table-cell table:formula="of:=[$Main.$D79]" office:value-type="float" office:value="78" calcext:value-type="float">
            <text:p>78</text:p>
          </table:table-cell>
          <table:table-cell table:style-name="ce26" table:formula="of:=CONCATENATE(&quot;c&quot;;TEXT([$Main.A79]; &quot;00&quot;);&quot;r&quot;;TEXT([$Main.B79];&quot;00&quot;))" office:value-type="string" office:string-value="c08r05" calcext:value-type="string">
            <text:p>c08r05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4M00S" calcext:value-type="time">
            <text:p>00:34:00,000</text:p>
          </table:table-cell>
          <table:table-cell table:style-name="ce27" table:formula="of:=[$Main.O79]" office:value-type="time" office:time-value="PT00H34M25S" calcext:value-type="time">
            <text:p>00:34:25,000</text:p>
          </table:table-cell>
          <table:table-cell table:formula="of:=[$Main.$G79]" office:value-type="time" office:time-value="PT01H26M40.125S" calcext:value-type="time">
            <text:p>01:26:40,125</text:p>
          </table:table-cell>
          <table:table-cell table:number-columns-repeated="1016"/>
        </table:table-row>
        <table:table-row table:style-name="ro1">
          <table:table-cell table:formula="of:=[$Main.$D80]" office:value-type="float" office:value="80" calcext:value-type="float">
            <text:p>80</text:p>
          </table:table-cell>
          <table:table-cell table:style-name="ce26" table:formula="of:=CONCATENATE(&quot;c&quot;;TEXT([$Main.A80]; &quot;00&quot;);&quot;r&quot;;TEXT([$Main.B80];&quot;00&quot;))" office:value-type="string" office:string-value="c08r06" calcext:value-type="string">
            <text:p>c08r06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4M59.75S" calcext:value-type="time">
            <text:p>00:34:59,750</text:p>
          </table:table-cell>
          <table:table-cell table:style-name="ce27" table:formula="of:=[$Main.O80]" office:value-type="time" office:time-value="PT00H35M33S" calcext:value-type="time">
            <text:p>00:35:33,000</text:p>
          </table:table-cell>
          <table:table-cell table:formula="of:=[$Main.$G80]" office:value-type="time" office:time-value="PT01H26M19.041S" calcext:value-type="time">
            <text:p>01:26:19,041</text:p>
          </table:table-cell>
          <table:table-cell table:number-columns-repeated="1016"/>
        </table:table-row>
        <table:table-row table:style-name="ro1">
          <table:table-cell table:formula="of:=[$Main.$D81]" office:value-type="float" office:value="81" calcext:value-type="float">
            <text:p>81</text:p>
          </table:table-cell>
          <table:table-cell table:style-name="ce26" table:formula="of:=CONCATENATE(&quot;c&quot;;TEXT([$Main.A81]; &quot;00&quot;);&quot;r&quot;;TEXT([$Main.B81];&quot;00&quot;))" office:value-type="string" office:string-value="c08r07" calcext:value-type="string">
            <text:p>c08r07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6M43S" calcext:value-type="time">
            <text:p>00:36:43,000</text:p>
          </table:table-cell>
          <table:table-cell table:style-name="ce27" table:formula="of:=[$Main.O81]" office:value-type="time" office:time-value="PT00H43M12S" calcext:value-type="time">
            <text:p>00:43:12,000</text:p>
          </table:table-cell>
          <table:table-cell table:formula="of:=[$Main.$G81]" office:value-type="time" office:time-value="PT01H25M23.908S" calcext:value-type="time">
            <text:p>01:25:23,908</text:p>
          </table:table-cell>
          <table:table-cell table:number-columns-repeated="1016"/>
        </table:table-row>
        <table:table-row table:style-name="ro1">
          <table:table-cell table:formula="of:=[$Main.$D82]" office:value-type="float" office:value="82" calcext:value-type="float">
            <text:p>82</text:p>
          </table:table-cell>
          <table:table-cell table:style-name="ce26" table:formula="of:=CONCATENATE(&quot;c&quot;;TEXT([$Main.A82]; &quot;00&quot;);&quot;r&quot;;TEXT([$Main.B82];&quot;00&quot;))" office:value-type="string" office:string-value="c08r08" calcext:value-type="string">
            <text:p>c08r08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true" calcext:value-type="string">
            <text:p>true</text:p>
          </table:table-cell>
          <table:table-cell table:style-name="ce27" table:formula="of:=[$Main.N82]" office:value-type="time" office:time-value="PT00H43M32.5S" calcext:value-type="time">
            <text:p>00:43:32,500</text:p>
          </table:table-cell>
          <table:table-cell table:style-name="ce27" table:formula="of:=[$Main.O82]" office:value-type="time" office:time-value="PT00H43M38S" calcext:value-type="time">
            <text:p>00:43:38,000</text:p>
          </table:table-cell>
          <table:table-cell table:formula="of:=[$Main.$G82]" office:value-type="time" office:time-value="PT01H25M04.47S" calcext:value-type="time">
            <text:p>01:25:04,470</text:p>
          </table:table-cell>
          <table:table-cell table:number-columns-repeated="1016"/>
        </table:table-row>
        <table:table-row table:style-name="ro1">
          <table:table-cell table:formula="of:=[$Main.$D83]" office:value-type="float" office:value="83" calcext:value-type="float">
            <text:p>83</text:p>
          </table:table-cell>
          <table:table-cell table:style-name="ce26" table:formula="of:=CONCATENATE(&quot;c&quot;;TEXT([$Main.A83]; &quot;00&quot;);&quot;r&quot;;TEXT([$Main.B83];&quot;00&quot;))" office:value-type="string" office:string-value="c08r09" calcext:value-type="string">
            <text:p>c08r09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false" calcext:value-type="string">
            <text:p>false</text:p>
          </table:table-cell>
          <table:table-cell table:style-name="ce27" table:formula="of:=[$Main.N83]" office:value-type="time" office:time-value="PT00H44M25S" calcext:value-type="time">
            <text:p>00:44:25,000</text:p>
          </table:table-cell>
          <table:table-cell table:style-name="ce27" table:formula="of:=[$Main.O83]" office:value-type="time" office:time-value="PT00H44M38S" calcext:value-type="time">
            <text:p>00:44:38,000</text:p>
          </table:table-cell>
          <table:table-cell table:formula="of:=[$Main.$G83]" office:value-type="time" office:time-value="PT01H24M22.129S" calcext:value-type="time">
            <text:p>01:24:22,129</text:p>
          </table:table-cell>
          <table:table-cell table:number-columns-repeated="1016"/>
        </table:table-row>
        <table:table-row table:style-name="ro1">
          <table:table-cell table:formula="of:=[$Main.$D84]" office:value-type="float" office:value="84" calcext:value-type="float">
            <text:p>84</text:p>
          </table:table-cell>
          <table:table-cell table:style-name="ce26" table:formula="of:=CONCATENATE(&quot;c&quot;;TEXT([$Main.A84]; &quot;00&quot;);&quot;r&quot;;TEXT([$Main.B84];&quot;00&quot;))" office:value-type="string" office:string-value="c08r10" calcext:value-type="string">
            <text:p>c08r10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false" calcext:value-type="string">
            <text:p>false</text:p>
          </table:table-cell>
          <table:table-cell table:style-name="ce27" table:formula="of:=[$Main.N84]" office:value-type="time" office:time-value="PT00H45M40S" calcext:value-type="time">
            <text:p>00:45:40,000</text:p>
          </table:table-cell>
          <table:table-cell table:style-name="ce27" table:formula="of:=[$Main.O84]" office:value-type="time" office:time-value="PT00H45M41.5S" calcext:value-type="time">
            <text:p>00:45:41,500</text:p>
          </table:table-cell>
          <table:table-cell table:formula="of:=[$Main.$G84]" office:value-type="time" office:time-value="PT01H23M21.367S" calcext:value-type="time">
            <text:p>01:23:21,367</text:p>
          </table:table-cell>
          <table:table-cell table:number-columns-repeated="1016"/>
        </table:table-row>
        <table:table-row table:style-name="ro1">
          <table:table-cell table:formula="of:=[$Main.$D85]" office:value-type="float" office:value="85" calcext:value-type="float">
            <text:p>85</text:p>
          </table:table-cell>
          <table:table-cell table:style-name="ce26" table:formula="of:=CONCATENATE(&quot;c&quot;;TEXT([$Main.A85]; &quot;00&quot;);&quot;r&quot;;TEXT([$Main.B85];&quot;00&quot;))" office:value-type="string" office:string-value="c09r01" calcext:value-type="string">
            <text:p>c09r01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6M02S" calcext:value-type="time">
            <text:p>00:46:02,000</text:p>
          </table:table-cell>
          <table:table-cell table:style-name="ce27" table:formula="of:=[$Main.O85]" office:value-type="time" office:time-value="PT00H46M07S" calcext:value-type="time">
            <text:p>00:46:07,000</text:p>
          </table:table-cell>
          <table:table-cell table:formula="of:=[$Main.$G85]" office:value-type="time" office:time-value="PT01H23M06.98S" calcext:value-type="time">
            <text:p>01:23:06,980</text:p>
          </table:table-cell>
          <table:table-cell table:number-columns-repeated="1016"/>
        </table:table-row>
        <table:table-row table:style-name="ro1">
          <table:table-cell table:formula="of:=[$Main.$D86]" office:value-type="float" office:value="86" calcext:value-type="float">
            <text:p>86</text:p>
          </table:table-cell>
          <table:table-cell table:style-name="ce26" table:formula="of:=CONCATENATE(&quot;c&quot;;TEXT([$Main.A86]; &quot;00&quot;);&quot;r&quot;;TEXT([$Main.B86];&quot;00&quot;))" office:value-type="string" office:string-value="c09r02" calcext:value-type="string">
            <text:p>c09r02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6M44S" calcext:value-type="time">
            <text:p>00:46:44,000</text:p>
          </table:table-cell>
          <table:table-cell table:style-name="ce27" table:formula="of:=[$Main.O86]" office:value-type="time" office:time-value="PT00H46M50S" calcext:value-type="time">
            <text:p>00:46:50,000</text:p>
          </table:table-cell>
          <table:table-cell table:formula="of:=[$Main.$G86]" office:value-type="time" office:time-value="PT01H22M31.27S" calcext:value-type="time">
            <text:p>01:22:31,270</text:p>
          </table:table-cell>
          <table:table-cell table:number-columns-repeated="1016"/>
        </table:table-row>
        <table:table-row table:style-name="ro1">
          <table:table-cell table:formula="of:=[$Main.$D87]" office:value-type="float" office:value="87" calcext:value-type="float">
            <text:p>87</text:p>
          </table:table-cell>
          <table:table-cell table:style-name="ce26" table:formula="of:=CONCATENATE(&quot;c&quot;;TEXT([$Main.A87]; &quot;00&quot;);&quot;r&quot;;TEXT([$Main.B87];&quot;00&quot;))" office:value-type="string" office:string-value="c09r03" calcext:value-type="string">
            <text:p>c09r03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7M22S" calcext:value-type="time">
            <text:p>00:47:22,000</text:p>
          </table:table-cell>
          <table:table-cell table:style-name="ce27" table:formula="of:=[$Main.O87]" office:value-type="time" office:time-value="PT00H47M30S" calcext:value-type="time">
            <text:p>00:47:30,000</text:p>
          </table:table-cell>
          <table:table-cell table:formula="of:=[$Main.$G87]" office:value-type="time" office:time-value="PT01H22M01.578S" calcext:value-type="time">
            <text:p>01:22:01,578</text:p>
          </table:table-cell>
          <table:table-cell table:number-columns-repeated="1016"/>
        </table:table-row>
        <table:table-row table:style-name="ro1">
          <table:table-cell table:formula="of:=[$Main.$D88]" office:value-type="float" office:value="88" calcext:value-type="float">
            <text:p>88</text:p>
          </table:table-cell>
          <table:table-cell table:style-name="ce26" table:formula="of:=CONCATENATE(&quot;c&quot;;TEXT([$Main.A88]; &quot;00&quot;);&quot;r&quot;;TEXT([$Main.B88];&quot;00&quot;))" office:value-type="string" office:string-value="c09r04" calcext:value-type="string">
            <text:p>c09r04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7M35S" calcext:value-type="time">
            <text:p>00:47:35,000</text:p>
          </table:table-cell>
          <table:table-cell table:style-name="ce27" table:formula="of:=[$Main.O88]" office:value-type="time" office:time-value="PT00H48M20S" calcext:value-type="time">
            <text:p>00:48:20,000</text:p>
          </table:table-cell>
          <table:table-cell table:formula="of:=[$Main.$G88]" office:value-type="time" office:time-value="PT01H21M56.662S" calcext:value-type="time">
            <text:p>01:21:56,662</text:p>
          </table:table-cell>
          <table:table-cell table:number-columns-repeated="1016"/>
        </table:table-row>
        <table:table-row table:style-name="ro1">
          <table:table-cell table:formula="of:=[$Main.$D89]" office:value-type="float" office:value="89" calcext:value-type="float">
            <text:p>89</text:p>
          </table:table-cell>
          <table:table-cell table:style-name="ce26" table:formula="of:=CONCATENATE(&quot;c&quot;;TEXT([$Main.A89]; &quot;00&quot;);&quot;r&quot;;TEXT([$Main.B89];&quot;00&quot;))" office:value-type="string" office:string-value="c09r05" calcext:value-type="string">
            <text:p>c09r05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9M46S" calcext:value-type="time">
            <text:p>00:49:46,000</text:p>
          </table:table-cell>
          <table:table-cell table:style-name="ce27" table:formula="of:=[$Main.O89]" office:value-type="time" office:time-value="PT00H52M03S" calcext:value-type="time">
            <text:p>00:52:03,000</text:p>
          </table:table-cell>
          <table:table-cell table:formula="of:=[$Main.$G89]" office:value-type="time" office:time-value="PT01H21M05.233S" calcext:value-type="time">
            <text:p>01:21:05,233</text:p>
          </table:table-cell>
          <table:table-cell table:number-columns-repeated="1016"/>
        </table:table-row>
        <table:table-row table:style-name="ro1">
          <table:table-cell table:formula="of:=[$Main.$D90]" office:value-type="float" office:value="90" calcext:value-type="float">
            <text:p>90</text:p>
          </table:table-cell>
          <table:table-cell table:style-name="ce26" table:formula="of:=CONCATENATE(&quot;c&quot;;TEXT([$Main.A90]; &quot;00&quot;);&quot;r&quot;;TEXT([$Main.B90];&quot;00&quot;))" office:value-type="string" office:string-value="c09r06" calcext:value-type="string">
            <text:p>c09r06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52M56S" calcext:value-type="time">
            <text:p>00:52:56,000</text:p>
          </table:table-cell>
          <table:table-cell table:style-name="ce27" table:formula="of:=[$Main.O90]" office:value-type="time" office:time-value="PT00H53M20S" calcext:value-type="time">
            <text:p>00:53:20,000</text:p>
          </table:table-cell>
          <table:table-cell table:formula="of:=[$Main.$G90]" office:value-type="time" office:time-value="PT01H20M18.638S" calcext:value-type="time">
            <text:p>01:20:18,638</text:p>
          </table:table-cell>
          <table:table-cell table:number-columns-repeated="1016"/>
        </table:table-row>
        <table:table-row table:style-name="ro1">
          <table:table-cell table:formula="of:=[$Main.$D91]" office:value-type="float" office:value="91" calcext:value-type="float">
            <text:p>91</text:p>
          </table:table-cell>
          <table:table-cell table:style-name="ce26" table:formula="of:=CONCATENATE(&quot;c&quot;;TEXT([$Main.A91]; &quot;00&quot;);&quot;r&quot;;TEXT([$Main.B91];&quot;00&quot;))" office:value-type="string" office:string-value="c09r07" calcext:value-type="string">
            <text:p>c09r07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58M07S" calcext:value-type="time">
            <text:p>00:58:07,000</text:p>
          </table:table-cell>
          <table:table-cell table:style-name="ce27" table:formula="of:=[$Main.O91]" office:value-type="time" office:time-value="PT01H01M39S" calcext:value-type="time">
            <text:p>01:01:39,000</text:p>
          </table:table-cell>
          <table:table-cell table:formula="of:=[$Main.$G91]" office:value-type="time" office:time-value="PT01H15M32.777S" calcext:value-type="time">
            <text:p>01:15:32,777</text:p>
          </table:table-cell>
          <table:table-cell table:number-columns-repeated="1016"/>
        </table:table-row>
        <table:table-row table:style-name="ro1">
          <table:table-cell table:formula="of:=[$Main.$D92]" office:value-type="float" office:value="92" calcext:value-type="float">
            <text:p>92</text:p>
          </table:table-cell>
          <table:table-cell table:style-name="ce26" table:formula="of:=CONCATENATE(&quot;c&quot;;TEXT([$Main.A92]; &quot;00&quot;);&quot;r&quot;;TEXT([$Main.B92];&quot;00&quot;))" office:value-type="string" office:string-value="c09r08" calcext:value-type="string">
            <text:p>c09r08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1H01M47S" calcext:value-type="time">
            <text:p>01:01:47,000</text:p>
          </table:table-cell>
          <table:table-cell table:style-name="ce27" table:formula="of:=[$Main.O92]" office:value-type="time" office:time-value="PT01H02M15S" calcext:value-type="time">
            <text:p>01:02:15,000</text:p>
          </table:table-cell>
          <table:table-cell table:formula="of:=[$Main.$G92]" office:value-type="time" office:time-value="PT01H15M26.773S" calcext:value-type="time">
            <text:p>01:15:26,773</text:p>
          </table:table-cell>
          <table:table-cell table:number-columns-repeated="1016"/>
        </table:table-row>
        <table:table-row table:style-name="ro1">
          <table:table-cell table:formula="of:=[$Main.$D93]" office:value-type="float" office:value="93" calcext:value-type="float">
            <text:p>93</text:p>
          </table:table-cell>
          <table:table-cell table:style-name="ce26" table:formula="of:=CONCATENATE(&quot;c&quot;;TEXT([$Main.A93]; &quot;00&quot;);&quot;r&quot;;TEXT([$Main.B93];&quot;00&quot;))" office:value-type="string" office:string-value="c10r01" calcext:value-type="string">
            <text:p>c10r01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1H12M34S" calcext:value-type="time">
            <text:p>01:12:34,000</text:p>
          </table:table-cell>
          <table:table-cell table:style-name="ce27" table:formula="of:=[$Main.O93]" office:value-type="time" office:time-value="PT01H12M43S" calcext:value-type="time">
            <text:p>01:12:43,000</text:p>
          </table:table-cell>
          <table:table-cell table:formula="of:=[$Main.$G93]" office:value-type="time" office:time-value="PT01H05M25.672S" calcext:value-type="time">
            <text:p>01:05:25,672</text:p>
          </table:table-cell>
          <table:table-cell table:number-columns-repeated="1016"/>
        </table:table-row>
        <table:table-row table:style-name="ro1">
          <table:table-cell table:formula="of:=[$Main.$D94]" office:value-type="float" office:value="94" calcext:value-type="float">
            <text:p>94</text:p>
          </table:table-cell>
          <table:table-cell table:style-name="ce26" table:formula="of:=CONCATENATE(&quot;c&quot;;TEXT([$Main.A94]; &quot;00&quot;);&quot;r&quot;;TEXT([$Main.B94];&quot;00&quot;))" office:value-type="string" office:string-value="c10r02" calcext:value-type="string">
            <text:p>c10r02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13M48S" calcext:value-type="time">
            <text:p>01:13:48,000</text:p>
          </table:table-cell>
          <table:table-cell table:style-name="ce27" table:formula="of:=[$Main.O94]" office:value-type="time" office:time-value="PT01H15M43S" calcext:value-type="time">
            <text:p>01:15:43,000</text:p>
          </table:table-cell>
          <table:table-cell table:formula="of:=[$Main.$G94]" office:value-type="time" office:time-value="PT01H04M44.592S" calcext:value-type="time">
            <text:p>01:04:44,592</text:p>
          </table:table-cell>
          <table:table-cell table:number-columns-repeated="1016"/>
        </table:table-row>
        <table:table-row table:style-name="ro1">
          <table:table-cell table:formula="of:=[$Main.$D95]" office:value-type="float" office:value="95" calcext:value-type="float">
            <text:p>95</text:p>
          </table:table-cell>
          <table:table-cell table:style-name="ce26" table:formula="of:=CONCATENATE(&quot;c&quot;;TEXT([$Main.A95]; &quot;00&quot;);&quot;r&quot;;TEXT([$Main.B95];&quot;00&quot;))" office:value-type="string" office:string-value="c10r03" calcext:value-type="string">
            <text:p>c10r03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20M08S" calcext:value-type="time">
            <text:p>01:20:08,000</text:p>
          </table:table-cell>
          <table:table-cell table:style-name="ce27" table:formula="of:=[$Main.O95]" office:value-type="time" office:time-value="PT01H22M47S" calcext:value-type="time">
            <text:p>01:22:47,000</text:p>
          </table:table-cell>
          <table:table-cell table:formula="of:=[$Main.$G95]" office:value-type="time" office:time-value="PT01H00M37.338S" calcext:value-type="time">
            <text:p>01:00:37,338</text:p>
          </table:table-cell>
          <table:table-cell table:number-columns-repeated="1016"/>
        </table:table-row>
        <table:table-row table:style-name="ro1">
          <table:table-cell table:formula="of:=[$Main.$D96]" office:value-type="float" office:value="96" calcext:value-type="float">
            <text:p>96</text:p>
          </table:table-cell>
          <table:table-cell table:style-name="ce26" table:formula="of:=CONCATENATE(&quot;c&quot;;TEXT([$Main.A96]; &quot;00&quot;);&quot;r&quot;;TEXT([$Main.B96];&quot;00&quot;))" office:value-type="string" office:string-value="c10r04" calcext:value-type="string">
            <text:p>c10r04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28M10S" calcext:value-type="time">
            <text:p>01:28:10,000</text:p>
          </table:table-cell>
          <table:table-cell table:style-name="ce27" table:formula="of:=[$Main.O96]" office:value-type="time" office:time-value="PT01H28M55S" calcext:value-type="time">
            <text:p>01:28:55,000</text:p>
          </table:table-cell>
          <table:table-cell table:formula="of:=[$Main.$G96]" office:value-type="time" office:time-value="PT00H55M30.573S" calcext:value-type="time">
            <text:p>00:55:30,573</text:p>
          </table:table-cell>
          <table:table-cell table:number-columns-repeated="1016"/>
        </table:table-row>
        <table:table-row table:style-name="ro1">
          <table:table-cell table:formula="of:=[$Main.$D97]" office:value-type="float" office:value="97" calcext:value-type="float">
            <text:p>97</text:p>
          </table:table-cell>
          <table:table-cell table:style-name="ce26" table:formula="of:=CONCATENATE(&quot;c&quot;;TEXT([$Main.A97]; &quot;00&quot;);&quot;r&quot;;TEXT([$Main.B97];&quot;00&quot;))" office:value-type="string" office:string-value="c10r05" calcext:value-type="string">
            <text:p>c10r05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32M00S" calcext:value-type="time">
            <text:p>01:32:00,000</text:p>
          </table:table-cell>
          <table:table-cell table:style-name="ce27" table:formula="of:=[$Main.O97]" office:value-type="time" office:time-value="PT01H32M50.5S" calcext:value-type="time">
            <text:p>01:32:50,500</text:p>
          </table:table-cell>
          <table:table-cell table:formula="of:=[$Main.$G97]" office:value-type="time" office:time-value="PT00H52M32.617S" calcext:value-type="time">
            <text:p>00:52:32,617</text:p>
          </table:table-cell>
          <table:table-cell table:number-columns-repeated="1016"/>
        </table:table-row>
        <table:table-row table:style-name="ro1">
          <table:table-cell table:formula="of:=[$Main.$D98]" office:value-type="float" office:value="98" calcext:value-type="float">
            <text:p>98</text:p>
          </table:table-cell>
          <table:table-cell table:style-name="ce26" table:formula="of:=CONCATENATE(&quot;c&quot;;TEXT([$Main.A98]; &quot;00&quot;);&quot;r&quot;;TEXT([$Main.B98];&quot;00&quot;))" office:value-type="string" office:string-value="c10r06" calcext:value-type="string">
            <text:p>c10r06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33M05S" calcext:value-type="time">
            <text:p>01:33:05,000</text:p>
          </table:table-cell>
          <table:table-cell table:style-name="ce27" table:formula="of:=[$Main.O98]" office:value-type="time" office:time-value="PT01H33M49S" calcext:value-type="time">
            <text:p>01:33:49,000</text:p>
          </table:table-cell>
          <table:table-cell table:formula="of:=[$Main.$G98]" office:value-type="time" office:time-value="PT00H52M27.057S" calcext:value-type="time">
            <text:p>00:52:27,057</text:p>
          </table:table-cell>
          <table:table-cell table:number-columns-repeated="1016"/>
        </table:table-row>
        <table:table-row table:style-name="ro1">
          <table:table-cell table:formula="of:=[$Main.$D99]" office:value-type="float" office:value="99" calcext:value-type="float">
            <text:p>99</text:p>
          </table:table-cell>
          <table:table-cell table:style-name="ce26" table:formula="of:=CONCATENATE(&quot;c&quot;;TEXT([$Main.A99]; &quot;00&quot;);&quot;r&quot;;TEXT([$Main.B99];&quot;00&quot;))" office:value-type="string" office:string-value="c10r07" calcext:value-type="string">
            <text:p>c10r07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4M30S" calcext:value-type="time">
            <text:p>01:34:30,000</text:p>
          </table:table-cell>
          <table:table-cell table:style-name="ce27" table:formula="of:=[$Main.O99]" office:value-type="time" office:time-value="PT01H34M36S" calcext:value-type="time">
            <text:p>01:34:36,000</text:p>
          </table:table-cell>
          <table:table-cell table:formula="of:=[$Main.$G99]" office:value-type="time" office:time-value="PT00H51M57.077S" calcext:value-type="time">
            <text:p>00:51:57,077</text:p>
          </table:table-cell>
          <table:table-cell table:number-columns-repeated="1016"/>
        </table:table-row>
        <table:table-row table:style-name="ro1">
          <table:table-cell table:formula="of:=[$Main.$D100]" office:value-type="float" office:value="100" calcext:value-type="float">
            <text:p>100</text:p>
          </table:table-cell>
          <table:table-cell table:style-name="ce26" table:formula="of:=CONCATENATE(&quot;c&quot;;TEXT([$Main.A100]; &quot;00&quot;);&quot;r&quot;;TEXT([$Main.B100];&quot;00&quot;))" office:value-type="string" office:string-value="c10r08" calcext:value-type="string">
            <text:p>c10r08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4M45.75S" calcext:value-type="time">
            <text:p>01:34:45,750</text:p>
          </table:table-cell>
          <table:table-cell table:style-name="ce27" table:formula="of:=[$Main.O100]" office:value-type="time" office:time-value="PT01H35M07S" calcext:value-type="time">
            <text:p>01:35:07,000</text:p>
          </table:table-cell>
          <table:table-cell table:formula="of:=[$Main.$G100]" office:value-type="time" office:time-value="PT00H51M47.985S" calcext:value-type="time">
            <text:p>00:51:47,985</text:p>
          </table:table-cell>
          <table:table-cell table:number-columns-repeated="1016"/>
        </table:table-row>
        <table:table-row table:style-name="ro1">
          <table:table-cell table:formula="of:=[$Main.$D101]" office:value-type="float" office:value="101" calcext:value-type="float">
            <text:p>101</text:p>
          </table:table-cell>
          <table:table-cell table:style-name="ce26" table:formula="of:=CONCATENATE(&quot;c&quot;;TEXT([$Main.A101]; &quot;00&quot;);&quot;r&quot;;TEXT([$Main.B101];&quot;00&quot;))" office:value-type="string" office:string-value="c10r09" calcext:value-type="string">
            <text:p>c10r09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5M31S" calcext:value-type="time">
            <text:p>01:35:31,000</text:p>
          </table:table-cell>
          <table:table-cell table:style-name="ce27" table:formula="of:=[$Main.O101]" office:value-type="time" office:time-value="PT01H36M00S" calcext:value-type="time">
            <text:p>01:36:00,000</text:p>
          </table:table-cell>
          <table:table-cell table:formula="of:=[$Main.$G101]" office:value-type="time" office:time-value="PT00H51M26.001S" calcext:value-type="time">
            <text:p>00:51:26,001</text:p>
          </table:table-cell>
          <table:table-cell table:number-columns-repeated="1016"/>
        </table:table-row>
        <table:table-row table:style-name="ro1">
          <table:table-cell table:formula="of:=[$Main.$D102]" office:value-type="float" office:value="102" calcext:value-type="float">
            <text:p>102</text:p>
          </table:table-cell>
          <table:table-cell table:style-name="ce26" table:formula="of:=CONCATENATE(&quot;c&quot;;TEXT([$Main.A102]; &quot;00&quot;);&quot;r&quot;;TEXT([$Main.B102];&quot;00&quot;))" office:value-type="string" office:string-value="c10r10" calcext:value-type="string">
            <text:p>c10r10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THE" calcext:value-type="string">
            <text:p>THE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20M49S" calcext:value-type="time">
            <text:p>01:20:49,000</text:p>
          </table:table-cell>
          <table:table-cell table:style-name="ce27" table:formula="of:=[$Main.O102]" office:value-type="time" office:time-value="PT01H22M30S" calcext:value-type="time">
            <text:p>01:22:30,000</text:p>
          </table:table-cell>
          <table:table-cell table:formula="of:=[$Main.$G102]" office:value-type="time" office:time-value="PT01H06M38.057S" calcext:value-type="time">
            <text:p>01:06:38,057</text:p>
          </table:table-cell>
          <table:table-cell table:number-columns-repeated="1016"/>
        </table:table-row>
        <table:table-row table:style-name="ro1">
          <table:table-cell table:formula="of:=[$Main.$D103]" office:value-type="float" office:value="104" calcext:value-type="float">
            <text:p>104</text:p>
          </table:table-cell>
          <table:table-cell table:style-name="ce26" table:formula="of:=CONCATENATE(&quot;c&quot;;TEXT([$Main.A103]; &quot;00&quot;);&quot;r&quot;;TEXT([$Main.B103];&quot;00&quot;))" office:value-type="string" office:string-value="c10r11" calcext:value-type="string">
            <text:p>c10r11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EXT" calcext:value-type="string">
            <text:p>EXT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39M54S" calcext:value-type="time">
            <text:p>01:39:54,000</text:p>
          </table:table-cell>
          <table:table-cell table:style-name="ce27" table:formula="of:=[$Main.O103]" office:value-type="time" office:time-value="PT01H42M42S" calcext:value-type="time">
            <text:p>01:42:42,000</text:p>
          </table:table-cell>
          <table:table-cell table:formula="of:=[$Main.$G103]" office:value-type="time" office:time-value="PT00H49M15.616S" calcext:value-type="time">
            <text:p>00:49:15,616</text:p>
          </table:table-cell>
          <table:table-cell table:number-columns-repeated="1016"/>
        </table:table-row>
        <table:table-row table:style-name="ro1">
          <table:table-cell table:formula="of:=[$Main.$D104]" office:value-type="float" office:value="105" calcext:value-type="float">
            <text:p>105</text:p>
          </table:table-cell>
          <table:table-cell table:style-name="ce26" table:formula="of:=CONCATENATE(&quot;c&quot;;TEXT([$Main.A104]; &quot;00&quot;);&quot;r&quot;;TEXT([$Main.B104];&quot;00&quot;))" office:value-type="string" office:string-value="c10r12" calcext:value-type="string">
            <text:p>c10r12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EXT" calcext:value-type="string">
            <text:p>EXT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43M20S" calcext:value-type="time">
            <text:p>01:43:20,000</text:p>
          </table:table-cell>
          <table:table-cell table:style-name="ce27" table:formula="of:=[$Main.O104]" office:value-type="time" office:time-value="PT01H44M02S" calcext:value-type="time">
            <text:p>01:44:02,000</text:p>
          </table:table-cell>
          <table:table-cell table:formula="of:=[$Main.$G104]" office:value-type="time" office:time-value="PT00H48M33.625S" calcext:value-type="time">
            <text:p>00:48:33,625</text:p>
          </table:table-cell>
          <table:table-cell table:number-columns-repeated="1016"/>
        </table:table-row>
        <table:table-row table:style-name="ro1">
          <table:table-cell table:formula="of:=[$Main.$D105]" office:value-type="float" office:value="106" calcext:value-type="float">
            <text:p>106</text:p>
          </table:table-cell>
          <table:table-cell table:style-name="ce26" table:formula="of:=CONCATENATE(&quot;c&quot;;TEXT([$Main.A105]; &quot;00&quot;);&quot;r&quot;;TEXT([$Main.B105];&quot;00&quot;))" office:value-type="string" office:string-value="c10r13" calcext:value-type="string">
            <text:p>c10r13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44M19S" calcext:value-type="time">
            <text:p>01:44:19,000</text:p>
          </table:table-cell>
          <table:table-cell table:style-name="ce27" table:formula="of:=[$Main.O105]" office:value-type="time" office:time-value="PT01H45M08S" calcext:value-type="time">
            <text:p>01:45:08,000</text:p>
          </table:table-cell>
          <table:table-cell table:formula="of:=[$Main.$G105]" office:value-type="time" office:time-value="PT00H48M17.685S" calcext:value-type="time">
            <text:p>00:48:17,685</text:p>
          </table:table-cell>
          <table:table-cell table:number-columns-repeated="1016"/>
        </table:table-row>
        <table:table-row table:style-name="ro1">
          <table:table-cell table:formula="of:=[$Main.$D106]" office:value-type="float" office:value="107" calcext:value-type="float">
            <text:p>107</text:p>
          </table:table-cell>
          <table:table-cell table:style-name="ce26" table:formula="of:=CONCATENATE(&quot;c&quot;;TEXT([$Main.A106]; &quot;00&quot;);&quot;r&quot;;TEXT([$Main.B106];&quot;00&quot;))" office:value-type="string" office:string-value="c10r14" calcext:value-type="string">
            <text:p>c10r14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true" calcext:value-type="string">
            <text:p>true</text:p>
          </table:table-cell>
          <table:table-cell table:style-name="ce27" table:formula="of:=[$Main.N106]" office:value-type="time" office:time-value="PT01H46M36S" calcext:value-type="time">
            <text:p>01:46:36,000</text:p>
          </table:table-cell>
          <table:table-cell table:style-name="ce27" table:formula="of:=[$Main.O106]" office:value-type="time" office:time-value="PT01H46M43S" calcext:value-type="time">
            <text:p>01:46:43,000</text:p>
          </table:table-cell>
          <table:table-cell table:formula="of:=[$Main.$G106]" office:value-type="time" office:time-value="PT00H46M57.252S" calcext:value-type="time">
            <text:p>00:46:57,252</text:p>
          </table:table-cell>
          <table:table-cell table:number-columns-repeated="1016"/>
        </table:table-row>
        <table:table-row table:style-name="ro1">
          <table:table-cell table:formula="of:=[$Main.$D107]" office:value-type="float" office:value="108" calcext:value-type="float">
            <text:p>108</text:p>
          </table:table-cell>
          <table:table-cell table:style-name="ce26" table:formula="of:=CONCATENATE(&quot;c&quot;;TEXT([$Main.A107]; &quot;00&quot;);&quot;r&quot;;TEXT([$Main.B107];&quot;00&quot;))" office:value-type="string" office:string-value="c11r01" calcext:value-type="string">
            <text:p>c11r01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false" calcext:value-type="string">
            <text:p>false</text:p>
          </table:table-cell>
          <table:table-cell table:style-name="ce27" table:formula="of:=[$Main.N107]" office:value-type="time" office:time-value="PT01H49M20S" calcext:value-type="time">
            <text:p>01:49:20,000</text:p>
          </table:table-cell>
          <table:table-cell table:style-name="ce27" table:formula="of:=[$Main.O107]" office:value-type="time" office:time-value="PT01H50M30S" calcext:value-type="time">
            <text:p>01:50:30,000</text:p>
          </table:table-cell>
          <table:table-cell table:formula="of:=[$Main.$G107]" office:value-type="time" office:time-value="PT00H45M01.926S" calcext:value-type="time">
            <text:p>00:45:01,926</text:p>
          </table:table-cell>
          <table:table-cell table:number-columns-repeated="1016"/>
        </table:table-row>
        <table:table-row table:style-name="ro1">
          <table:table-cell table:formula="of:=[$Main.$D108]" office:value-type="float" office:value="109" calcext:value-type="float">
            <text:p>109</text:p>
          </table:table-cell>
          <table:table-cell table:style-name="ce26" table:formula="of:=CONCATENATE(&quot;c&quot;;TEXT([$Main.A108]; &quot;00&quot;);&quot;r&quot;;TEXT([$Main.B108];&quot;00&quot;))" office:value-type="string" office:string-value="c11r02" calcext:value-type="string">
            <text:p>c11r02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false" calcext:value-type="string">
            <text:p>false</text:p>
          </table:table-cell>
          <table:table-cell table:style-name="ce27" table:formula="of:=[$Main.N108]" office:value-type="time" office:time-value="PT01H52M38S" calcext:value-type="time">
            <text:p>01:52:38,000</text:p>
          </table:table-cell>
          <table:table-cell table:style-name="ce27" table:formula="of:=[$Main.O108]" office:value-type="time" office:time-value="PT01H53M08S" calcext:value-type="time">
            <text:p>01:53:08,000</text:p>
          </table:table-cell>
          <table:table-cell table:formula="of:=[$Main.$G108]" office:value-type="time" office:time-value="PT00H42M53.275S" calcext:value-type="time">
            <text:p>00:42:53,275</text:p>
          </table:table-cell>
          <table:table-cell table:number-columns-repeated="1016"/>
        </table:table-row>
        <table:table-row table:style-name="ro1">
          <table:table-cell table:formula="of:=[$Main.$D109]" office:value-type="float" office:value="110" calcext:value-type="float">
            <text:p>110</text:p>
          </table:table-cell>
          <table:table-cell table:style-name="ce26" table:formula="of:=CONCATENATE(&quot;c&quot;;TEXT([$Main.A109]; &quot;00&quot;);&quot;r&quot;;TEXT([$Main.B109];&quot;00&quot;))" office:value-type="string" office:string-value="c11r03" calcext:value-type="string">
            <text:p>c11r03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59M18S" calcext:value-type="time">
            <text:p>01:59:18,000</text:p>
          </table:table-cell>
          <table:table-cell table:style-name="ce27" table:formula="of:=[$Main.O109]" office:value-type="time" office:time-value="PT02H01M48S" calcext:value-type="time">
            <text:p>02:01:48,000</text:p>
          </table:table-cell>
          <table:table-cell table:formula="of:=[$Main.$G109]" office:value-type="time" office:time-value="PT00H36M44.786S" calcext:value-type="time">
            <text:p>00:36:44,786</text:p>
          </table:table-cell>
          <table:table-cell table:number-columns-repeated="1016"/>
        </table:table-row>
        <table:table-row table:style-name="ro1">
          <table:table-cell table:formula="of:=[$Main.$D110]" office:value-type="float" office:value="111" calcext:value-type="float">
            <text:p>111</text:p>
          </table:table-cell>
          <table:table-cell table:style-name="ce26" table:formula="of:=CONCATENATE(&quot;c&quot;;TEXT([$Main.A110]; &quot;00&quot;);&quot;r&quot;;TEXT([$Main.B110];&quot;00&quot;))" office:value-type="string" office:string-value="c11r04" calcext:value-type="string">
            <text:p>c11r04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true" calcext:value-type="string">
            <text:p>true</text:p>
          </table:table-cell>
          <table:table-cell table:style-name="ce27" table:formula="of:=[$Main.N110]" office:value-type="time" office:time-value="PT02H04M50S" calcext:value-type="time">
            <text:p>02:04:50,000</text:p>
          </table:table-cell>
          <table:table-cell table:style-name="ce27" table:formula="of:=[$Main.O110]" office:value-type="time" office:time-value="PT02H05M12S" calcext:value-type="time">
            <text:p>02:05:12,000</text:p>
          </table:table-cell>
          <table:table-cell table:formula="of:=[$Main.$G110]" office:value-type="time" office:time-value="PT00H34M30.863S" calcext:value-type="time">
            <text:p>00:34:30,863</text:p>
          </table:table-cell>
          <table:table-cell table:number-columns-repeated="1016"/>
        </table:table-row>
        <table:table-row table:style-name="ro1">
          <table:table-cell table:formula="of:=[$Main.$D111]" office:value-type="float" office:value="112" calcext:value-type="float">
            <text:p>112</text:p>
          </table:table-cell>
          <table:table-cell table:style-name="ce26" table:formula="of:=CONCATENATE(&quot;c&quot;;TEXT([$Main.A111]; &quot;00&quot;);&quot;r&quot;;TEXT([$Main.B111];&quot;00&quot;))" office:value-type="string" office:string-value="c12r01" calcext:value-type="string">
            <text:p>c12r01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false" calcext:value-type="string">
            <text:p>false</text:p>
          </table:table-cell>
          <table:table-cell table:style-name="ce27" table:formula="of:=[$Main.N111]" office:value-type="time" office:time-value="PT02H05M17S" calcext:value-type="time">
            <text:p>02:05:17,000</text:p>
          </table:table-cell>
          <table:table-cell table:style-name="ce27" table:formula="of:=[$Main.O111]" office:value-type="time" office:time-value="PT02H07M04S" calcext:value-type="time">
            <text:p>02:07:04,000</text:p>
          </table:table-cell>
          <table:table-cell table:formula="of:=[$Main.$G111]" office:value-type="time" office:time-value="PT00H34M26.82S" calcext:value-type="time">
            <text:p>00:34:26,820</text:p>
          </table:table-cell>
          <table:table-cell table:number-columns-repeated="1016"/>
        </table:table-row>
        <table:table-row table:style-name="ro1">
          <table:table-cell table:formula="of:=[$Main.$D112]" office:value-type="float" office:value="113" calcext:value-type="float">
            <text:p>113</text:p>
          </table:table-cell>
          <table:table-cell table:style-name="ce26" table:formula="of:=CONCATENATE(&quot;c&quot;;TEXT([$Main.A112]; &quot;00&quot;);&quot;r&quot;;TEXT([$Main.B112];&quot;00&quot;))" office:value-type="string" office:string-value="c12r02" calcext:value-type="string">
            <text:p>c12r02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false" calcext:value-type="string">
            <text:p>false</text:p>
          </table:table-cell>
          <table:table-cell table:style-name="ce27" table:formula="of:=[$Main.N112]" office:value-type="time" office:time-value="PT02H07M39S" calcext:value-type="time">
            <text:p>02:07:39,000</text:p>
          </table:table-cell>
          <table:table-cell table:style-name="ce27" table:formula="of:=[$Main.O112]" office:value-type="time" office:time-value="PT02H09M03S" calcext:value-type="time">
            <text:p>02:09:03,000</text:p>
          </table:table-cell>
          <table:table-cell table:formula="of:=[$Main.$G112]" office:value-type="time" office:time-value="PT00H33M58.405S" calcext:value-type="time">
            <text:p>00:33:58,405</text:p>
          </table:table-cell>
          <table:table-cell table:number-columns-repeated="1016"/>
        </table:table-row>
        <table:table-row table:style-name="ro1">
          <table:table-cell table:formula="of:=[$Main.$D113]" office:value-type="float" office:value="114" calcext:value-type="float">
            <text:p>114</text:p>
          </table:table-cell>
          <table:table-cell table:style-name="ce26" table:formula="of:=CONCATENATE(&quot;c&quot;;TEXT([$Main.A113]; &quot;00&quot;);&quot;r&quot;;TEXT([$Main.B113];&quot;00&quot;))" office:value-type="string" office:string-value="c12r03" calcext:value-type="string">
            <text:p>c12r03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false" calcext:value-type="string">
            <text:p>false</text:p>
          </table:table-cell>
          <table:table-cell table:style-name="ce27" table:formula="of:=[$Main.N113]" office:value-type="time" office:time-value="PT02H13M00S" calcext:value-type="time">
            <text:p>02:13:00,000</text:p>
          </table:table-cell>
          <table:table-cell table:style-name="ce27" table:formula="of:=[$Main.O113]" office:value-type="time" office:time-value="PT02H18M29S" calcext:value-type="time">
            <text:p>02:18:29,000</text:p>
          </table:table-cell>
          <table:table-cell table:formula="of:=[$Main.$G113]" office:value-type="time" office:time-value="PT00H30M30.745S" calcext:value-type="time">
            <text:p>00:30:30,745</text:p>
          </table:table-cell>
          <table:table-cell table:number-columns-repeated="1016"/>
        </table:table-row>
        <table:table-row table:style-name="ro1">
          <table:table-cell table:formula="of:=[$Main.$D114]" office:value-type="float" office:value="115" calcext:value-type="float">
            <text:p>115</text:p>
          </table:table-cell>
          <table:table-cell table:style-name="ce26" table:formula="of:=CONCATENATE(&quot;c&quot;;TEXT([$Main.A114]; &quot;00&quot;);&quot;r&quot;;TEXT([$Main.B114];&quot;00&quot;))" office:value-type="string" office:string-value="c12r04" calcext:value-type="string">
            <text:p>c12r04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false" calcext:value-type="string">
            <text:p>false</text:p>
          </table:table-cell>
          <table:table-cell table:style-name="ce27" table:formula="of:=[$Main.N114]" office:value-type="time" office:time-value="PT02H18M34S" calcext:value-type="time">
            <text:p>02:18:34,000</text:p>
          </table:table-cell>
          <table:table-cell table:style-name="ce27" table:formula="of:=[$Main.O114]" office:value-type="time" office:time-value="PT02H21M46S" calcext:value-type="time">
            <text:p>02:21:46,000</text:p>
          </table:table-cell>
          <table:table-cell table:formula="of:=[$Main.$G114]" office:value-type="time" office:time-value="PT00H30M26.244S" calcext:value-type="time">
            <text:p>00:30:26,244</text:p>
          </table:table-cell>
          <table:table-cell table:number-columns-repeated="1016"/>
        </table:table-row>
        <table:table-row table:style-name="ro1">
          <table:table-cell table:formula="of:=[$Main.$D115]" office:value-type="float" office:value="116" calcext:value-type="float">
            <text:p>116</text:p>
          </table:table-cell>
          <table:table-cell table:style-name="ce26" table:formula="of:=CONCATENATE(&quot;c&quot;;TEXT([$Main.A115]; &quot;00&quot;);&quot;r&quot;;TEXT([$Main.B115];&quot;00&quot;))" office:value-type="string" office:string-value="c12r05" calcext:value-type="string">
            <text:p>c12r05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22M44S" calcext:value-type="time">
            <text:p>02:22:44,000</text:p>
          </table:table-cell>
          <table:table-cell table:style-name="ce27" table:formula="of:=[$Main.O115]" office:value-type="time" office:time-value="PT02H22M56S" calcext:value-type="time">
            <text:p>02:22:56,000</text:p>
          </table:table-cell>
          <table:table-cell table:formula="of:=[$Main.$G115]" office:value-type="time" office:time-value="PT00H29M28.397S" calcext:value-type="time">
            <text:p>00:29:28,397</text:p>
          </table:table-cell>
          <table:table-cell table:number-columns-repeated="1016"/>
        </table:table-row>
        <table:table-row table:style-name="ro1">
          <table:table-cell table:formula="of:=[$Main.$D116]" office:value-type="float" office:value="117" calcext:value-type="float">
            <text:p>117</text:p>
          </table:table-cell>
          <table:table-cell table:style-name="ce26" table:formula="of:=CONCATENATE(&quot;c&quot;;TEXT([$Main.A116]; &quot;00&quot;);&quot;r&quot;;TEXT([$Main.B116];&quot;00&quot;))" office:value-type="string" office:string-value="c12r06" calcext:value-type="string">
            <text:p>c12r06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52M55.75S" calcext:value-type="time">
            <text:p>02:52:55,750</text:p>
          </table:table-cell>
          <table:table-cell table:style-name="ce27" table:formula="of:=[$Main.O116]" office:value-type="time" office:time-value="PT02H53M12S" calcext:value-type="time">
            <text:p>02:53:12,000</text:p>
          </table:table-cell>
          <table:table-cell table:formula="of:=[$Main.$G116]" office:value-type="time" office:time-value="-PT00H00M31.607S" calcext:value-type="time">
            <text:p>-00:00:31,607</text:p>
          </table:table-cell>
          <table:table-cell table:number-columns-repeated="1016"/>
        </table:table-row>
        <table:table-row table:style-name="ro1">
          <table:table-cell table:formula="of:=[$Main.$D117]" office:value-type="float" office:value="118" calcext:value-type="float">
            <text:p>118</text:p>
          </table:table-cell>
          <table:table-cell table:style-name="ce26" table:formula="of:=CONCATENATE(&quot;c&quot;;TEXT([$Main.A117]; &quot;00&quot;);&quot;r&quot;;TEXT([$Main.B117];&quot;00&quot;))" office:value-type="string" office:string-value="c12r07" calcext:value-type="string">
            <text:p>c12r07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27M31S" calcext:value-type="time">
            <text:p>02:27:31,000</text:p>
          </table:table-cell>
          <table:table-cell table:style-name="ce27" table:formula="of:=[$Main.O117]" office:value-type="time" office:time-value="PT02H27M40S" calcext:value-type="time">
            <text:p>02:27:40,000</text:p>
          </table:table-cell>
          <table:table-cell table:formula="of:=[$Main.$G117]" office:value-type="time" office:time-value="PT00H25M09.349S" calcext:value-type="time">
            <text:p>00:25:09,349</text:p>
          </table:table-cell>
          <table:table-cell table:number-columns-repeated="1016"/>
        </table:table-row>
        <table:table-row table:style-name="ro1">
          <table:table-cell table:formula="of:=[$Main.$D118]" office:value-type="float" office:value="119" calcext:value-type="float">
            <text:p>119</text:p>
          </table:table-cell>
          <table:table-cell table:style-name="ce26" table:formula="of:=CONCATENATE(&quot;c&quot;;TEXT([$Main.A118]; &quot;00&quot;);&quot;r&quot;;TEXT([$Main.B118];&quot;00&quot;))" office:value-type="string" office:string-value="c12r08" calcext:value-type="string">
            <text:p>c12r08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22M57S" calcext:value-type="time">
            <text:p>02:22:57,000</text:p>
          </table:table-cell>
          <table:table-cell table:style-name="ce27" table:formula="of:=[$Main.O118]" office:value-type="time" office:time-value="PT02H23M07S" calcext:value-type="time">
            <text:p>02:23:07,000</text:p>
          </table:table-cell>
          <table:table-cell table:formula="of:=[$Main.$G118]" office:value-type="time" office:time-value="PT00H29M52.754S" calcext:value-type="time">
            <text:p>00:29:52,754</text:p>
          </table:table-cell>
          <table:table-cell table:number-columns-repeated="1016"/>
        </table:table-row>
        <table:table-row table:style-name="ro1">
          <table:table-cell table:formula="of:=[$Main.$D119]" office:value-type="float" office:value="120" calcext:value-type="float">
            <text:p>120</text:p>
          </table:table-cell>
          <table:table-cell table:style-name="ce26" table:formula="of:=CONCATENATE(&quot;c&quot;;TEXT([$Main.A119]; &quot;00&quot;);&quot;r&quot;;TEXT([$Main.B119];&quot;00&quot;))" office:value-type="string" office:string-value="c12r09" calcext:value-type="string">
            <text:p>c12r09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7M42S" calcext:value-type="time">
            <text:p>02:27:42,000</text:p>
          </table:table-cell>
          <table:table-cell table:style-name="ce27" table:formula="of:=[$Main.O119]" office:value-type="time" office:time-value="PT02H27M55S" calcext:value-type="time">
            <text:p>02:27:55,000</text:p>
          </table:table-cell>
          <table:table-cell table:formula="of:=[$Main.$G119]" office:value-type="time" office:time-value="PT00H25M18.186S" calcext:value-type="time">
            <text:p>00:25:18,186</text:p>
          </table:table-cell>
          <table:table-cell table:number-columns-repeated="1016"/>
        </table:table-row>
        <table:table-row table:style-name="ro1">
          <table:table-cell table:formula="of:=[$Main.$D120]" office:value-type="float" office:value="121" calcext:value-type="float">
            <text:p>121</text:p>
          </table:table-cell>
          <table:table-cell table:style-name="ce26" table:formula="of:=CONCATENATE(&quot;c&quot;;TEXT([$Main.A120]; &quot;00&quot;);&quot;r&quot;;TEXT([$Main.B120];&quot;00&quot;))" office:value-type="string" office:string-value="c12r10" calcext:value-type="string">
            <text:p>c12r10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28M44S" calcext:value-type="time">
            <text:p>02:28:44,000</text:p>
          </table:table-cell>
          <table:table-cell table:style-name="ce27" table:formula="of:=[$Main.O120]" office:value-type="time" office:time-value="PT02H29M18S" calcext:value-type="time">
            <text:p>02:29:18,000</text:p>
          </table:table-cell>
          <table:table-cell table:formula="of:=[$Main.$G120]" office:value-type="time" office:time-value="PT00H24M30.635S" calcext:value-type="time">
            <text:p>00:24:30,635</text:p>
          </table:table-cell>
          <table:table-cell table:number-columns-repeated="1016"/>
        </table:table-row>
        <table:table-row table:style-name="ro1">
          <table:table-cell table:formula="of:=[$Main.$D121]" office:value-type="float" office:value="122" calcext:value-type="float">
            <text:p>122</text:p>
          </table:table-cell>
          <table:table-cell table:style-name="ce26" table:formula="of:=CONCATENATE(&quot;c&quot;;TEXT([$Main.A121]; &quot;00&quot;);&quot;r&quot;;TEXT([$Main.B121];&quot;00&quot;))" office:value-type="string" office:string-value="c12r11" calcext:value-type="string">
            <text:p>c12r11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51M34S" calcext:value-type="time">
            <text:p>02:51:34,000</text:p>
          </table:table-cell>
          <table:table-cell table:style-name="ce27" table:formula="of:=[$Main.O121]" office:value-type="time" office:time-value="PT02H51M55S" calcext:value-type="time">
            <text:p>02:51:55,000</text:p>
          </table:table-cell>
          <table:table-cell table:formula="of:=[$Main.$G121]" office:value-type="time" office:time-value="PT00H02M32.777S" calcext:value-type="time">
            <text:p>00:02:32,777</text:p>
          </table:table-cell>
          <table:table-cell table:number-columns-repeated="1016"/>
        </table:table-row>
        <table:table-row table:style-name="ro1">
          <table:table-cell table:formula="of:=[$Main.$D122]" office:value-type="float" office:value="123" calcext:value-type="float">
            <text:p>123</text:p>
          </table:table-cell>
          <table:table-cell table:style-name="ce26" table:formula="of:=CONCATENATE(&quot;c&quot;;TEXT([$Main.A122]; &quot;00&quot;);&quot;r&quot;;TEXT([$Main.B122];&quot;00&quot;))" office:value-type="string" office:string-value="c12r12" calcext:value-type="string">
            <text:p>c12r12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52M03S" calcext:value-type="time">
            <text:p>02:52:03,000</text:p>
          </table:table-cell>
          <table:table-cell table:style-name="ce27" table:formula="of:=[$Main.O122]" office:value-type="time" office:time-value="PT02H52M29S" calcext:value-type="time">
            <text:p>02:52:29,000</text:p>
          </table:table-cell>
          <table:table-cell table:formula="of:=[$Main.$G122]" office:value-type="time" office:time-value="PT00H02M25.149S" calcext:value-type="time">
            <text:p>00:02:25,149</text:p>
          </table:table-cell>
          <table:table-cell table:number-columns-repeated="1016"/>
        </table:table-row>
        <table:table-row table:style-name="ro1">
          <table:table-cell table:formula="of:=[$Main.$D123]" office:value-type="float" office:value="124" calcext:value-type="float">
            <text:p>124</text:p>
          </table:table-cell>
          <table:table-cell table:style-name="ce26" table:formula="of:=CONCATENATE(&quot;c&quot;;TEXT([$Main.A123]; &quot;00&quot;);&quot;r&quot;;TEXT([$Main.B123];&quot;00&quot;))" office:value-type="string" office:string-value="c13r01" calcext:value-type="string">
            <text:p>c13r01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21M46S" calcext:value-type="time">
            <text:p>02:21:46,000</text:p>
          </table:table-cell>
          <table:table-cell table:style-name="ce27" table:formula="of:=[$Main.O123]" office:value-type="time" office:time-value="PT02H22M00.5S" calcext:value-type="time">
            <text:p>02:22:00,500</text:p>
          </table:table-cell>
          <table:table-cell table:formula="of:=[$Main.$G123]" office:value-type="time" office:time-value="PT00H33M09.577S" calcext:value-type="time">
            <text:p>00:33:09,577</text:p>
          </table:table-cell>
          <table:table-cell table:number-columns-repeated="1016"/>
        </table:table-row>
        <table:table-row table:style-name="ro1">
          <table:table-cell table:formula="of:=[$Main.$D124]" office:value-type="float" office:value="125" calcext:value-type="float">
            <text:p>125</text:p>
          </table:table-cell>
          <table:table-cell table:style-name="ce26" table:formula="of:=CONCATENATE(&quot;c&quot;;TEXT([$Main.A124]; &quot;00&quot;);&quot;r&quot;;TEXT([$Main.B124];&quot;00&quot;))" office:value-type="string" office:string-value="c14r01" calcext:value-type="string">
            <text:p>c14r01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22M06.5S" calcext:value-type="time">
            <text:p>02:22:06,500</text:p>
          </table:table-cell>
          <table:table-cell table:style-name="ce27" table:formula="of:=[$Main.O124]" office:value-type="time" office:time-value="PT02H22M09S" calcext:value-type="time">
            <text:p>02:22:09,000</text:p>
          </table:table-cell>
          <table:table-cell table:formula="of:=[$Main.$G124]" office:value-type="time" office:time-value="PT00H33M09.242S" calcext:value-type="time">
            <text:p>00:33:09,242</text:p>
          </table:table-cell>
          <table:table-cell table:number-columns-repeated="1016"/>
        </table:table-row>
        <table:table-row table:style-name="ro1">
          <table:table-cell table:formula="of:=[$Main.$D125]" office:value-type="float" office:value="126" calcext:value-type="float">
            <text:p>126</text:p>
          </table:table-cell>
          <table:table-cell table:style-name="ce26" table:formula="of:=CONCATENATE(&quot;c&quot;;TEXT([$Main.A125]; &quot;00&quot;);&quot;r&quot;;TEXT([$Main.B125];&quot;00&quot;))" office:value-type="string" office:string-value="c14r02" calcext:value-type="string">
            <text:p>c14r02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55M38S" calcext:value-type="time">
            <text:p>02:55:38,000</text:p>
          </table:table-cell>
          <table:table-cell table:style-name="ce27" table:formula="of:=[$Main.O125]" office:value-type="time" office:time-value="PT02H55M55S" calcext:value-type="time">
            <text:p>02:55:55,000</text:p>
          </table:table-cell>
          <table:table-cell table:formula="of:=[$Main.$G125]" office:value-type="time" office:time-value="-PT00H00M09.38S" calcext:value-type="time">
            <text:p>-00:00:09,380</text:p>
          </table:table-cell>
          <table:table-cell table:number-columns-repeated="1016"/>
        </table:table-row>
        <table:table-row table:style-name="ro1">
          <table:table-cell table:formula="of:=[$Main.$D126]" office:value-type="float" office:value="127" calcext:value-type="float">
            <text:p>127</text:p>
          </table:table-cell>
          <table:table-cell table:style-name="ce26" table:formula="of:=CONCATENATE(&quot;c&quot;;TEXT([$Main.A126]; &quot;00&quot;);&quot;r&quot;;TEXT([$Main.B126];&quot;00&quot;))" office:value-type="string" office:string-value="c14r03" calcext:value-type="string">
            <text:p>c14r03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22M22S" calcext:value-type="time">
            <text:p>02:22:22,000</text:p>
          </table:table-cell>
          <table:table-cell table:style-name="ce27" table:formula="of:=[$Main.O126]" office:value-type="time" office:time-value="PT02H22M43S" calcext:value-type="time">
            <text:p>02:22:43,000</text:p>
          </table:table-cell>
          <table:table-cell table:formula="of:=[$Main.$G126]" office:value-type="time" office:time-value="PT00H33M22.589S" calcext:value-type="time">
            <text:p>00:33:22,589</text:p>
          </table:table-cell>
          <table:table-cell table:number-columns-repeated="1016"/>
        </table:table-row>
        <table:table-row table:style-name="ro1">
          <table:table-cell table:formula="of:=[$Main.$D127]" office:value-type="float" office:value="128" calcext:value-type="float">
            <text:p>128</text:p>
          </table:table-cell>
          <table:table-cell table:style-name="ce26" table:formula="of:=CONCATENATE(&quot;c&quot;;TEXT([$Main.A127]; &quot;00&quot;);&quot;r&quot;;TEXT([$Main.B127];&quot;00&quot;))" office:value-type="string" office:string-value="c14r04" calcext:value-type="string">
            <text:p>c14r04</text:p>
          </table:table-cell>
          <table:table-cell table:formula="of:=LEFT([$Main.C127])" office:value-type="string" office:string-value="3" calcext:value-type="string">
            <text:p>3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true" calcext:value-type="string">
            <text:p>true</text:p>
          </table:table-cell>
          <table:table-cell table:style-name="ce27" table:formula="of:=[$Main.N127]" office:value-type="time" office:time-value="PT00H04M35S" calcext:value-type="time">
            <text:p>00:04:35,000</text:p>
          </table:table-cell>
          <table:table-cell table:style-name="ce27" table:formula="of:=[$Main.O127]" office:value-type="time" office:time-value="PT00H05M10S" calcext:value-type="time">
            <text:p>00:05:10,000</text:p>
          </table:table-cell>
          <table:table-cell table:formula="of:=[$Main.$G127]" office:value-type="time" office:time-value="PT02H51M46.92S" calcext:value-type="time">
            <text:p>02:51:46,920</text:p>
          </table:table-cell>
          <table:table-cell table:number-columns-repeated="1016"/>
        </table:table-row>
        <table:table-row table:style-name="ro1">
          <table:table-cell table:formula="of:=[$Main.$D128]" office:value-type="float" office:value="129" calcext:value-type="float">
            <text:p>129</text:p>
          </table:table-cell>
          <table:table-cell table:style-name="ce26" table:formula="of:=CONCATENATE(&quot;c&quot;;TEXT([$Main.A128]; &quot;00&quot;);&quot;r&quot;;TEXT([$Main.B128];&quot;00&quot;))" office:value-type="string" office:string-value="c14r05" calcext:value-type="string">
            <text:p>c14r05</text:p>
          </table:table-cell>
          <table:table-cell table:formula="of:=LEFT([$Main.C128])" office:value-type="string" office:string-value="3" calcext:value-type="string">
            <text:p>3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false" calcext:value-type="string">
            <text:p>false</text:p>
          </table:table-cell>
          <table:table-cell table:style-name="ce27" table:formula="of:=[$Main.N128]" office:value-type="time" office:time-value="PT00H09M06S" calcext:value-type="time">
            <text:p>00:09:06,000</text:p>
          </table:table-cell>
          <table:table-cell table:style-name="ce27" table:formula="of:=[$Main.O128]" office:value-type="time" office:time-value="PT00H09M13S" calcext:value-type="time">
            <text:p>00:09:13,000</text:p>
          </table:table-cell>
          <table:table-cell table:formula="of:=[$Main.$G128]" office:value-type="time" office:time-value="PT02H48M48.779S" calcext:value-type="time">
            <text:p>02:48:48,779</text:p>
          </table:table-cell>
          <table:table-cell table:number-columns-repeated="1016"/>
        </table:table-row>
        <table:table-row table:style-name="ro1">
          <table:table-cell table:formula="of:=[$Main.$D129]" office:value-type="float" office:value="130" calcext:value-type="float">
            <text:p>130</text:p>
          </table:table-cell>
          <table:table-cell table:style-name="ce26" table:formula="of:=CONCATENATE(&quot;c&quot;;TEXT([$Main.A129]; &quot;00&quot;);&quot;r&quot;;TEXT([$Main.B129];&quot;00&quot;))" office:value-type="string" office:string-value="c14r06" calcext:value-type="string">
            <text:p>c14r06</text:p>
          </table:table-cell>
          <table:table-cell table:formula="of:=LEFT([$Main.C129])" office:value-type="string" office:string-value="3" calcext:value-type="string">
            <text:p>3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false" calcext:value-type="string">
            <text:p>false</text:p>
          </table:table-cell>
          <table:table-cell table:style-name="ce27" table:formula="of:=[$Main.N129]" office:value-type="time" office:time-value="PT00H10M17S" calcext:value-type="time">
            <text:p>00:10:17,000</text:p>
          </table:table-cell>
          <table:table-cell table:style-name="ce27" table:formula="of:=[$Main.O129]" office:value-type="time" office:time-value="PT00H10M39S" calcext:value-type="time">
            <text:p>00:10:39,000</text:p>
          </table:table-cell>
          <table:table-cell table:formula="of:=[$Main.$G129]" office:value-type="time" office:time-value="PT02H47M53.42S" calcext:value-type="time">
            <text:p>02:47:53,420</text:p>
          </table:table-cell>
          <table:table-cell table:number-columns-repeated="1016"/>
        </table:table-row>
        <table:table-row table:style-name="ro1">
          <table:table-cell table:formula="of:=[$Main.$D130]" office:value-type="float" office:value="131" calcext:value-type="float">
            <text:p>131</text:p>
          </table:table-cell>
          <table:table-cell table:style-name="ce26" table:formula="of:=CONCATENATE(&quot;c&quot;;TEXT([$Main.A130]; &quot;00&quot;);&quot;r&quot;;TEXT([$Main.B130];&quot;00&quot;))" office:value-type="string" office:string-value="c14r07" calcext:value-type="string">
            <text:p>c14r07</text:p>
          </table:table-cell>
          <table:table-cell table:formula="of:=LEFT([$Main.C130])" office:value-type="string" office:string-value="3" calcext:value-type="string">
            <text:p>3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true" calcext:value-type="string">
            <text:p>true</text:p>
          </table:table-cell>
          <table:table-cell table:style-name="ce27" table:formula="of:=[$Main.N130]" office:value-type="time" office:time-value="PT00H11M15S" calcext:value-type="time">
            <text:p>00:11:15,000</text:p>
          </table:table-cell>
          <table:table-cell table:style-name="ce27" table:formula="of:=[$Main.O130]" office:value-type="time" office:time-value="PT00H11M36S" calcext:value-type="time">
            <text:p>00:11:36,000</text:p>
          </table:table-cell>
          <table:table-cell table:formula="of:=[$Main.$G130]" office:value-type="time" office:time-value="PT02H47M31.899S" calcext:value-type="time">
            <text:p>02:47:31,899</text:p>
          </table:table-cell>
          <table:table-cell table:number-columns-repeated="1016"/>
        </table:table-row>
        <table:table-row table:style-name="ro1">
          <table:table-cell table:formula="of:=[$Main.$D131]" office:value-type="float" office:value="132" calcext:value-type="float">
            <text:p>132</text:p>
          </table:table-cell>
          <table:table-cell table:style-name="ce26" table:formula="of:=CONCATENATE(&quot;c&quot;;TEXT([$Main.A131]; &quot;00&quot;);&quot;r&quot;;TEXT([$Main.B131];&quot;00&quot;))" office:value-type="string" office:string-value="c14r08" calcext:value-type="string">
            <text:p>c14r08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false" calcext:value-type="string">
            <text:p>false</text:p>
          </table:table-cell>
          <table:table-cell table:style-name="ce27" table:formula="of:=[$Main.N131]" office:value-type="time" office:time-value="PT00H11M52S" calcext:value-type="time">
            <text:p>00:11:52,000</text:p>
          </table:table-cell>
          <table:table-cell table:style-name="ce27" table:formula="of:=[$Main.O131]" office:value-type="time" office:time-value="PT00H12M37S" calcext:value-type="time">
            <text:p>00:12:37,000</text:p>
          </table:table-cell>
          <table:table-cell table:formula="of:=[$Main.$G131]" office:value-type="time" office:time-value="PT02H47M31.406S" calcext:value-type="time">
            <text:p>02:47:31,406</text:p>
          </table:table-cell>
          <table:table-cell table:number-columns-repeated="1016"/>
        </table:table-row>
        <table:table-row table:style-name="ro1">
          <table:table-cell table:formula="of:=[$Main.$D132]" office:value-type="float" office:value="133" calcext:value-type="float">
            <text:p>133</text:p>
          </table:table-cell>
          <table:table-cell table:style-name="ce26" table:formula="of:=CONCATENATE(&quot;c&quot;;TEXT([$Main.A132]; &quot;00&quot;);&quot;r&quot;;TEXT([$Main.B132];&quot;00&quot;))" office:value-type="string" office:string-value="c14r09" calcext:value-type="string">
            <text:p>c14r09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true" calcext:value-type="string">
            <text:p>true</text:p>
          </table:table-cell>
          <table:table-cell table:style-name="ce27" table:formula="of:=[$Main.N132]" office:value-type="time" office:time-value="PT00H13M19S" calcext:value-type="time">
            <text:p>00:13:19,000</text:p>
          </table:table-cell>
          <table:table-cell table:style-name="ce27" table:formula="of:=[$Main.O132]" office:value-type="time" office:time-value="PT00H13M24S" calcext:value-type="time">
            <text:p>00:13:24,000</text:p>
          </table:table-cell>
          <table:table-cell table:formula="of:=[$Main.$G132]" office:value-type="time" office:time-value="PT02H46M51.818S" calcext:value-type="time">
            <text:p>02:46:51,818</text:p>
          </table:table-cell>
          <table:table-cell table:number-columns-repeated="1016"/>
        </table:table-row>
        <table:table-row table:style-name="ro1">
          <table:table-cell table:formula="of:=[$Main.$D133]" office:value-type="float" office:value="134" calcext:value-type="float">
            <text:p>134</text:p>
          </table:table-cell>
          <table:table-cell table:style-name="ce26" table:formula="of:=CONCATENATE(&quot;c&quot;;TEXT([$Main.A133]; &quot;00&quot;);&quot;r&quot;;TEXT([$Main.B133];&quot;00&quot;))" office:value-type="string" office:string-value="c14r10" calcext:value-type="string">
            <text:p>c14r10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false" calcext:value-type="string">
            <text:p>false</text:p>
          </table:table-cell>
          <table:table-cell table:style-name="ce27" table:formula="of:=[$Main.N133]" office:value-type="time" office:time-value="PT00H16M37S" calcext:value-type="time">
            <text:p>00:16:37,000</text:p>
          </table:table-cell>
          <table:table-cell table:style-name="ce27" table:formula="of:=[$Main.O133]" office:value-type="time" office:time-value="PT00H17M35S" calcext:value-type="time">
            <text:p>00:17:35,000</text:p>
          </table:table-cell>
          <table:table-cell table:formula="of:=[$Main.$G133]" office:value-type="time" office:time-value="PT02H43M49.098S" calcext:value-type="time">
            <text:p>02:43:49,098</text:p>
          </table:table-cell>
          <table:table-cell table:number-columns-repeated="1016"/>
        </table:table-row>
        <table:table-row table:style-name="ro1">
          <table:table-cell table:formula="of:=[$Main.$D134]" office:value-type="float" office:value="135" calcext:value-type="float">
            <text:p>135</text:p>
          </table:table-cell>
          <table:table-cell table:style-name="ce26" table:formula="of:=CONCATENATE(&quot;c&quot;;TEXT([$Main.A134]; &quot;00&quot;);&quot;r&quot;;TEXT([$Main.B134];&quot;00&quot;))" office:value-type="string" office:string-value="c14r11" calcext:value-type="string">
            <text:p>c14r11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false" calcext:value-type="string">
            <text:p>false</text:p>
          </table:table-cell>
          <table:table-cell table:style-name="ce27" table:formula="of:=[$Main.N134]" office:value-type="time" office:time-value="PT00H18M30S" calcext:value-type="time">
            <text:p>00:18:30,000</text:p>
          </table:table-cell>
          <table:table-cell table:style-name="ce27" table:formula="of:=[$Main.O134]" office:value-type="time" office:time-value="PT00H18M53S" calcext:value-type="time">
            <text:p>00:18:53,000</text:p>
          </table:table-cell>
          <table:table-cell table:formula="of:=[$Main.$G134]" office:value-type="time" office:time-value="PT02H42M53.665S" calcext:value-type="time">
            <text:p>02:42:53,665</text:p>
          </table:table-cell>
          <table:table-cell table:number-columns-repeated="1016"/>
        </table:table-row>
        <table:table-row table:style-name="ro1">
          <table:table-cell table:formula="of:=[$Main.$D135]" office:value-type="float" office:value="136" calcext:value-type="float">
            <text:p>136</text:p>
          </table:table-cell>
          <table:table-cell table:style-name="ce26" table:formula="of:=CONCATENATE(&quot;c&quot;;TEXT([$Main.A135]; &quot;00&quot;);&quot;r&quot;;TEXT([$Main.B135];&quot;00&quot;))" office:value-type="string" office:string-value="c15r01" calcext:value-type="string">
            <text:p>c15r01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22M06S" calcext:value-type="time">
            <text:p>00:22:06,000</text:p>
          </table:table-cell>
          <table:table-cell table:style-name="ce27" table:formula="of:=[$Main.O135]" office:value-type="time" office:time-value="PT00H22M24S" calcext:value-type="time">
            <text:p>00:22:24,000</text:p>
          </table:table-cell>
          <table:table-cell table:formula="of:=[$Main.$G135]" office:value-type="time" office:time-value="PT02H40M05.336S" calcext:value-type="time">
            <text:p>02:40:05,336</text:p>
          </table:table-cell>
          <table:table-cell table:number-columns-repeated="1016"/>
        </table:table-row>
        <table:table-row table:style-name="ro1">
          <table:table-cell table:formula="of:=[$Main.$D136]" office:value-type="float" office:value="137" calcext:value-type="float">
            <text:p>137</text:p>
          </table:table-cell>
          <table:table-cell table:style-name="ce26" table:formula="of:=CONCATENATE(&quot;c&quot;;TEXT([$Main.A136]; &quot;00&quot;);&quot;r&quot;;TEXT([$Main.B136];&quot;00&quot;))" office:value-type="string" office:string-value="c15r02" calcext:value-type="string">
            <text:p>c15r02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false" calcext:value-type="string">
            <text:p>false</text:p>
          </table:table-cell>
          <table:table-cell table:style-name="ce27" table:formula="of:=[$Main.N136]" office:value-type="time" office:time-value="PT00H36M46S" calcext:value-type="time">
            <text:p>00:36:46,000</text:p>
          </table:table-cell>
          <table:table-cell table:style-name="ce27" table:formula="of:=[$Main.O136]" office:value-type="time" office:time-value="PT00H37M23S" calcext:value-type="time">
            <text:p>00:37:23,000</text:p>
          </table:table-cell>
          <table:table-cell table:formula="of:=[$Main.$G136]" office:value-type="time" office:time-value="PT02H26M08.247S" calcext:value-type="time">
            <text:p>02:26:08,247</text:p>
          </table:table-cell>
          <table:table-cell table:number-columns-repeated="1016"/>
        </table:table-row>
        <table:table-row table:style-name="ro1">
          <table:table-cell table:formula="of:=[$Main.$D137]" office:value-type="float" office:value="138" calcext:value-type="float">
            <text:p>138</text:p>
          </table:table-cell>
          <table:table-cell table:style-name="ce26" table:formula="of:=CONCATENATE(&quot;c&quot;;TEXT([$Main.A137]; &quot;00&quot;);&quot;r&quot;;TEXT([$Main.B137];&quot;00&quot;))" office:value-type="string" office:string-value="c15r03" calcext:value-type="string">
            <text:p>c15r03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37M37S" calcext:value-type="time">
            <text:p>00:37:37,000</text:p>
          </table:table-cell>
          <table:table-cell table:style-name="ce27" table:formula="of:=[$Main.O137]" office:value-type="time" office:time-value="PT00H37M56S" calcext:value-type="time">
            <text:p>00:37:56,000</text:p>
          </table:table-cell>
          <table:table-cell table:formula="of:=[$Main.$G137]" office:value-type="time" office:time-value="PT02H26M01.74S" calcext:value-type="time">
            <text:p>02:26:01,740</text:p>
          </table:table-cell>
          <table:table-cell table:number-columns-repeated="1016"/>
        </table:table-row>
        <table:table-row table:style-name="ro1">
          <table:table-cell table:formula="of:=[$Main.$D138]" office:value-type="float" office:value="139" calcext:value-type="float">
            <text:p>139</text:p>
          </table:table-cell>
          <table:table-cell table:style-name="ce26" table:formula="of:=CONCATENATE(&quot;c&quot;;TEXT([$Main.A138]; &quot;00&quot;);&quot;r&quot;;TEXT([$Main.B138];&quot;00&quot;))" office:value-type="string" office:string-value="c15r04" calcext:value-type="string">
            <text:p>c15r04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39M20S" calcext:value-type="time">
            <text:p>00:39:20,000</text:p>
          </table:table-cell>
          <table:table-cell table:style-name="ce27" table:formula="of:=[$Main.O138]" office:value-type="time" office:time-value="PT00H41M00S" calcext:value-type="time">
            <text:p>00:41:00,000</text:p>
          </table:table-cell>
          <table:table-cell table:formula="of:=[$Main.$G138]" office:value-type="time" office:time-value="PT02H24M45.63S" calcext:value-type="time">
            <text:p>02:24:45,630</text:p>
          </table:table-cell>
          <table:table-cell table:number-columns-repeated="1016"/>
        </table:table-row>
        <table:table-row table:style-name="ro1">
          <table:table-cell table:formula="of:=[$Main.$D139]" office:value-type="float" office:value="140" calcext:value-type="float">
            <text:p>140</text:p>
          </table:table-cell>
          <table:table-cell table:style-name="ce26" table:formula="of:=CONCATENATE(&quot;c&quot;;TEXT([$Main.A139]; &quot;00&quot;);&quot;r&quot;;TEXT([$Main.B139];&quot;00&quot;))" office:value-type="string" office:string-value="c15r05" calcext:value-type="string">
            <text:p>c15r05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42M04S" calcext:value-type="time">
            <text:p>00:42:04,000</text:p>
          </table:table-cell>
          <table:table-cell table:style-name="ce27" table:formula="of:=[$Main.O139]" office:value-type="time" office:time-value="PT00H43M02S" calcext:value-type="time">
            <text:p>00:43:02,000</text:p>
          </table:table-cell>
          <table:table-cell table:formula="of:=[$Main.$G139]" office:value-type="time" office:time-value="PT02H23M51.951S" calcext:value-type="time">
            <text:p>02:23:51,951</text:p>
          </table:table-cell>
          <table:table-cell table:number-columns-repeated="1016"/>
        </table:table-row>
        <table:table-row table:style-name="ro1">
          <table:table-cell table:formula="of:=[$Main.$D140]" office:value-type="float" office:value="141" calcext:value-type="float">
            <text:p>141</text:p>
          </table:table-cell>
          <table:table-cell table:style-name="ce26" table:formula="of:=CONCATENATE(&quot;c&quot;;TEXT([$Main.A140]; &quot;00&quot;);&quot;r&quot;;TEXT([$Main.B140];&quot;00&quot;))" office:value-type="string" office:string-value="c15r06" calcext:value-type="string">
            <text:p>c15r06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43M26S" calcext:value-type="time">
            <text:p>00:43:26,000</text:p>
          </table:table-cell>
          <table:table-cell table:style-name="ce27" table:formula="of:=[$Main.O140]" office:value-type="time" office:time-value="PT00H43M35S" calcext:value-type="time">
            <text:p>00:43:35,000</text:p>
          </table:table-cell>
          <table:table-cell table:formula="of:=[$Main.$G140]" office:value-type="time" office:time-value="PT02H23M38.18S" calcext:value-type="time">
            <text:p>02:23:38,180</text:p>
          </table:table-cell>
          <table:table-cell table:number-columns-repeated="1016"/>
        </table:table-row>
        <table:table-row table:style-name="ro1">
          <table:table-cell table:formula="of:=[$Main.$D141]" office:value-type="float" office:value="142" calcext:value-type="float">
            <text:p>142</text:p>
          </table:table-cell>
          <table:table-cell table:style-name="ce26" table:formula="of:=CONCATENATE(&quot;c&quot;;TEXT([$Main.A141]; &quot;00&quot;);&quot;r&quot;;TEXT([$Main.B141];&quot;00&quot;))" office:value-type="string" office:string-value="c15r07" calcext:value-type="string">
            <text:p>c15r07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44M34S" calcext:value-type="time">
            <text:p>00:44:34,000</text:p>
          </table:table-cell>
          <table:table-cell table:style-name="ce27" table:formula="of:=[$Main.O141]" office:value-type="time" office:time-value="PT00H49M11S" calcext:value-type="time">
            <text:p>00:49:11,000</text:p>
          </table:table-cell>
          <table:table-cell table:formula="of:=[$Main.$G141]" office:value-type="time" office:time-value="PT02H23M17.162S" calcext:value-type="time">
            <text:p>02:23:17,162</text:p>
          </table:table-cell>
          <table:table-cell table:number-columns-repeated="1016"/>
        </table:table-row>
        <table:table-row table:style-name="ro1">
          <table:table-cell table:formula="of:=[$Main.$D142]" office:value-type="float" office:value="143" calcext:value-type="float">
            <text:p>143</text:p>
          </table:table-cell>
          <table:table-cell table:style-name="ce26" table:formula="of:=CONCATENATE(&quot;c&quot;;TEXT([$Main.A142]; &quot;00&quot;);&quot;r&quot;;TEXT([$Main.B142];&quot;00&quot;))" office:value-type="string" office:string-value="c15r08" calcext:value-type="string">
            <text:p>c15r08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49M22S" calcext:value-type="time">
            <text:p>00:49:22,000</text:p>
          </table:table-cell>
          <table:table-cell table:style-name="ce27" table:formula="of:=[$Main.O142]" office:value-type="time" office:time-value="PT00H49M29S" calcext:value-type="time">
            <text:p>00:49:29,000</text:p>
          </table:table-cell>
          <table:table-cell table:formula="of:=[$Main.$G142]" office:value-type="time" office:time-value="PT02H23M14.156S" calcext:value-type="time">
            <text:p>02:23:14,156</text:p>
          </table:table-cell>
          <table:table-cell table:number-columns-repeated="1016"/>
        </table:table-row>
        <table:table-row table:style-name="ro1">
          <table:table-cell table:formula="of:=[$Main.$D143]" office:value-type="float" office:value="144" calcext:value-type="float">
            <text:p>144</text:p>
          </table:table-cell>
          <table:table-cell table:style-name="ce26" table:formula="of:=CONCATENATE(&quot;c&quot;;TEXT([$Main.A143]; &quot;00&quot;);&quot;r&quot;;TEXT([$Main.B143];&quot;00&quot;))" office:value-type="string" office:string-value="c15r09" calcext:value-type="string">
            <text:p>c15r09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9M43S" calcext:value-type="time">
            <text:p>00:49:43,000</text:p>
          </table:table-cell>
          <table:table-cell table:style-name="ce27" table:formula="of:=[$Main.O143]" office:value-type="time" office:time-value="PT00H53M07S" calcext:value-type="time">
            <text:p>00:53:07,000</text:p>
          </table:table-cell>
          <table:table-cell table:formula="of:=[$Main.$G143]" office:value-type="time" office:time-value="PT02H23M12.367S" calcext:value-type="time">
            <text:p>02:23:12,367</text:p>
          </table:table-cell>
          <table:table-cell table:number-columns-repeated="1016"/>
        </table:table-row>
        <table:table-row table:style-name="ro1">
          <table:table-cell table:formula="of:=[$Main.$D144]" office:value-type="float" office:value="145" calcext:value-type="float">
            <text:p>145</text:p>
          </table:table-cell>
          <table:table-cell table:style-name="ce26" table:formula="of:=CONCATENATE(&quot;c&quot;;TEXT([$Main.A144]; &quot;00&quot;);&quot;r&quot;;TEXT([$Main.B144];&quot;00&quot;))" office:value-type="string" office:string-value="c15r10" calcext:value-type="string">
            <text:p>c15r10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56M18S" calcext:value-type="time">
            <text:p>00:56:18,000</text:p>
          </table:table-cell>
          <table:table-cell table:style-name="ce27" table:formula="of:=[$Main.O144]" office:value-type="time" office:time-value="PT00H56M32S" calcext:value-type="time">
            <text:p>00:56:32,000</text:p>
          </table:table-cell>
          <table:table-cell table:formula="of:=[$Main.$G144]" office:value-type="time" office:time-value="PT02H20M02.678S" calcext:value-type="time">
            <text:p>02:20:02,678</text:p>
          </table:table-cell>
          <table:table-cell table:number-columns-repeated="1016"/>
        </table:table-row>
        <table:table-row table:style-name="ro1">
          <table:table-cell table:formula="of:=[$Main.$D145]" office:value-type="float" office:value="146" calcext:value-type="float">
            <text:p>146</text:p>
          </table:table-cell>
          <table:table-cell table:style-name="ce26" table:formula="of:=CONCATENATE(&quot;c&quot;;TEXT([$Main.A145]; &quot;00&quot;);&quot;r&quot;;TEXT([$Main.B145];&quot;00&quot;))" office:value-type="string" office:string-value="c15r11" calcext:value-type="string">
            <text:p>c15r11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57M05S" calcext:value-type="time">
            <text:p>00:57:05,000</text:p>
          </table:table-cell>
          <table:table-cell table:style-name="ce27" table:formula="of:=[$Main.O145]" office:value-type="time" office:time-value="PT00H57M38S" calcext:value-type="time">
            <text:p>00:57:38,000</text:p>
          </table:table-cell>
          <table:table-cell table:formula="of:=[$Main.$G145]" office:value-type="time" office:time-value="PT02H19M38.32S" calcext:value-type="time">
            <text:p>02:19:38,320</text:p>
          </table:table-cell>
          <table:table-cell table:number-columns-repeated="1016"/>
        </table:table-row>
        <table:table-row table:style-name="ro1">
          <table:table-cell table:formula="of:=[$Main.$D146]" office:value-type="float" office:value="147" calcext:value-type="float">
            <text:p>147</text:p>
          </table:table-cell>
          <table:table-cell table:style-name="ce26" table:formula="of:=CONCATENATE(&quot;c&quot;;TEXT([$Main.A146]; &quot;00&quot;);&quot;r&quot;;TEXT([$Main.B146];&quot;00&quot;))" office:value-type="string" office:string-value="c15r12" calcext:value-type="string">
            <text:p>c15r12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25M58.75S" calcext:value-type="time">
            <text:p>00:25:58,750</text:p>
          </table:table-cell>
          <table:table-cell table:style-name="ce27" table:formula="of:=[$Main.O146]" office:value-type="time" office:time-value="PT00H26M04S" calcext:value-type="time">
            <text:p>00:26:04,000</text:p>
          </table:table-cell>
          <table:table-cell table:formula="of:=[$Main.$G146]" office:value-type="time" office:time-value="PT02H51M30.904S" calcext:value-type="time">
            <text:p>02:51:30,904</text:p>
          </table:table-cell>
          <table:table-cell table:number-columns-repeated="1016"/>
        </table:table-row>
        <table:table-row table:style-name="ro1">
          <table:table-cell table:formula="of:=[$Main.$D147]" office:value-type="float" office:value="148" calcext:value-type="float">
            <text:p>148</text:p>
          </table:table-cell>
          <table:table-cell table:style-name="ce26" table:formula="of:=CONCATENATE(&quot;c&quot;;TEXT([$Main.A147]; &quot;00&quot;);&quot;r&quot;;TEXT([$Main.B147];&quot;00&quot;))" office:value-type="string" office:string-value="c16r01" calcext:value-type="string">
            <text:p>c16r01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1H00M26S" calcext:value-type="time">
            <text:p>01:00:26,000</text:p>
          </table:table-cell>
          <table:table-cell table:style-name="ce27" table:formula="of:=[$Main.O147]" office:value-type="time" office:time-value="PT01H03M01S" calcext:value-type="time">
            <text:p>01:03:01,000</text:p>
          </table:table-cell>
          <table:table-cell table:formula="of:=[$Main.$G147]" office:value-type="time" office:time-value="PT02H17M08.875S" calcext:value-type="time">
            <text:p>02:17:08,875</text:p>
          </table:table-cell>
          <table:table-cell table:number-columns-repeated="1016"/>
        </table:table-row>
        <table:table-row table:style-name="ro1">
          <table:table-cell table:formula="of:=[$Main.$D148]" office:value-type="float" office:value="149" calcext:value-type="float">
            <text:p>149</text:p>
          </table:table-cell>
          <table:table-cell table:style-name="ce26" table:formula="of:=CONCATENATE(&quot;c&quot;;TEXT([$Main.A148]; &quot;00&quot;);&quot;r&quot;;TEXT([$Main.B148];&quot;00&quot;))" office:value-type="string" office:string-value="c16r02" calcext:value-type="string">
            <text:p>c16r02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1H03M22.5S" calcext:value-type="time">
            <text:p>01:03:22,500</text:p>
          </table:table-cell>
          <table:table-cell table:style-name="ce27" table:formula="of:=[$Main.O148]" office:value-type="time" office:time-value="PT01H05M43S" calcext:value-type="time">
            <text:p>01:05:43,000</text:p>
          </table:table-cell>
          <table:table-cell table:formula="of:=[$Main.$G148]" office:value-type="time" office:time-value="PT02H16M47.559S" calcext:value-type="time">
            <text:p>02:16:47,559</text:p>
          </table:table-cell>
          <table:table-cell table:number-columns-repeated="1016"/>
        </table:table-row>
        <table:table-row table:style-name="ro1">
          <table:table-cell table:formula="of:=[$Main.$D149]" office:value-type="float" office:value="150" calcext:value-type="float">
            <text:p>150</text:p>
          </table:table-cell>
          <table:table-cell table:style-name="ce26" table:formula="of:=CONCATENATE(&quot;c&quot;;TEXT([$Main.A149]; &quot;00&quot;);&quot;r&quot;;TEXT([$Main.B149];&quot;00&quot;))" office:value-type="string" office:string-value="c17r01" calcext:value-type="string">
            <text:p>c17r01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1H07M07S" calcext:value-type="time">
            <text:p>01:07:07,000</text:p>
          </table:table-cell>
          <table:table-cell table:style-name="ce27" table:formula="of:=[$Main.O149]" office:value-type="time" office:time-value="PT01H11M11S" calcext:value-type="time">
            <text:p>01:11:11,000</text:p>
          </table:table-cell>
          <table:table-cell table:formula="of:=[$Main.$G149]" office:value-type="time" office:time-value="PT02H16M15.783S" calcext:value-type="time">
            <text:p>02:16:15,783</text:p>
          </table:table-cell>
          <table:table-cell table:number-columns-repeated="1016"/>
        </table:table-row>
        <table:table-row table:style-name="ro1">
          <table:table-cell table:formula="of:=[$Main.$D150]" office:value-type="float" office:value="151" calcext:value-type="float">
            <text:p>151</text:p>
          </table:table-cell>
          <table:table-cell table:style-name="ce26" table:formula="of:=CONCATENATE(&quot;c&quot;;TEXT([$Main.A150]; &quot;00&quot;);&quot;r&quot;;TEXT([$Main.B150];&quot;00&quot;))" office:value-type="string" office:string-value="c17r02" calcext:value-type="string">
            <text:p>c17r02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1H11M27S" calcext:value-type="time">
            <text:p>01:11:27,000</text:p>
          </table:table-cell>
          <table:table-cell table:style-name="ce27" table:formula="of:=[$Main.O150]" office:value-type="time" office:time-value="PT01H12M29S" calcext:value-type="time">
            <text:p>01:12:29,000</text:p>
          </table:table-cell>
          <table:table-cell table:formula="of:=[$Main.$G150]" office:value-type="time" office:time-value="PT02H16M00.432S" calcext:value-type="time">
            <text:p>02:16:00,432</text:p>
          </table:table-cell>
          <table:table-cell table:number-columns-repeated="1016"/>
        </table:table-row>
        <table:table-row table:style-name="ro1">
          <table:table-cell table:formula="of:=[$Main.$D151]" office:value-type="float" office:value="152" calcext:value-type="float">
            <text:p>152</text:p>
          </table:table-cell>
          <table:table-cell table:style-name="ce26" table:formula="of:=CONCATENATE(&quot;c&quot;;TEXT([$Main.A151]; &quot;00&quot;);&quot;r&quot;;TEXT([$Main.B151];&quot;00&quot;))" office:value-type="string" office:string-value="c17r03" calcext:value-type="string">
            <text:p>c17r03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THE" calcext:value-type="string">
            <text:p>THE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07M25S" calcext:value-type="time">
            <text:p>01:07:25,000</text:p>
          </table:table-cell>
          <table:table-cell table:style-name="ce27" table:formula="of:=[$Main.O151]" office:value-type="time" office:time-value="PT01H09M58S" calcext:value-type="time">
            <text:p>01:09:58,000</text:p>
          </table:table-cell>
          <table:table-cell table:formula="of:=[$Main.$G151]" office:value-type="time" office:time-value="PT02H21M09.989S" calcext:value-type="time">
            <text:p>02:21:09,989</text:p>
          </table:table-cell>
          <table:table-cell table:number-columns-repeated="1016"/>
        </table:table-row>
        <table:table-row table:style-name="ro1">
          <table:table-cell table:formula="of:=[$Main.$D152]" office:value-type="float" office:value="153" calcext:value-type="float">
            <text:p>153</text:p>
          </table:table-cell>
          <table:table-cell table:style-name="ce26" table:formula="of:=CONCATENATE(&quot;c&quot;;TEXT([$Main.A152]; &quot;00&quot;);&quot;r&quot;;TEXT([$Main.B152];&quot;00&quot;))" office:value-type="string" office:string-value="c17r04" calcext:value-type="string">
            <text:p>c17r04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EXT" calcext:value-type="string">
            <text:p>EXT</text:p>
          </table:table-cell>
          <table:table-cell table:formula="of:=[$Main.K152]" office:value-type="string" office:string-value="true" calcext:value-type="string">
            <text:p>true</text:p>
          </table:table-cell>
          <table:table-cell table:style-name="ce27" table:formula="of:=[$Main.N152]" office:value-type="time" office:time-value="PT01H19M41S" calcext:value-type="time">
            <text:p>01:19:41,000</text:p>
          </table:table-cell>
          <table:table-cell table:style-name="ce27" table:formula="of:=[$Main.O152]" office:value-type="time" office:time-value="PT01H19M47S" calcext:value-type="time">
            <text:p>01:19:47,000</text:p>
          </table:table-cell>
          <table:table-cell table:formula="of:=[$Main.$G152]" office:value-type="time" office:time-value="PT02H11M20.979S" calcext:value-type="time">
            <text:p>02:11:20,979</text:p>
          </table:table-cell>
          <table:table-cell table:number-columns-repeated="1016"/>
        </table:table-row>
        <table:table-row table:style-name="ro1">
          <table:table-cell table:formula="of:=[$Main.$D153]" office:value-type="float" office:value="154" calcext:value-type="float">
            <text:p>154</text:p>
          </table:table-cell>
          <table:table-cell table:style-name="ce26" table:formula="of:=CONCATENATE(&quot;c&quot;;TEXT([$Main.A153]; &quot;00&quot;);&quot;r&quot;;TEXT([$Main.B153];&quot;00&quot;))" office:value-type="string" office:string-value="c17r05" calcext:value-type="string">
            <text:p>c17r05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THE" calcext:value-type="string">
            <text:p>THE</text:p>
          </table:table-cell>
          <table:table-cell table:formula="of:=[$Main.K153]" office:value-type="string" office:string-value="false" calcext:value-type="string">
            <text:p>false</text:p>
          </table:table-cell>
          <table:table-cell table:style-name="ce27" table:formula="of:=[$Main.N153]" office:value-type="time" office:time-value="PT01H10M08S" calcext:value-type="time">
            <text:p>01:10:08,000</text:p>
          </table:table-cell>
          <table:table-cell table:style-name="ce27" table:formula="of:=[$Main.O153]" office:value-type="time" office:time-value="PT01H10M12S" calcext:value-type="time">
            <text:p>01:10:12,000</text:p>
          </table:table-cell>
          <table:table-cell table:formula="of:=[$Main.$G153]" office:value-type="time" office:time-value="PT02H20M56.803S" calcext:value-type="time">
            <text:p>02:20:56,803</text:p>
          </table:table-cell>
          <table:table-cell table:number-columns-repeated="1016"/>
        </table:table-row>
        <table:table-row table:style-name="ro1">
          <table:table-cell table:formula="of:=[$Main.$D154]" office:value-type="float" office:value="155" calcext:value-type="float">
            <text:p>155</text:p>
          </table:table-cell>
          <table:table-cell table:style-name="ce26" table:formula="of:=CONCATENATE(&quot;c&quot;;TEXT([$Main.A154]; &quot;00&quot;);&quot;r&quot;;TEXT([$Main.B154];&quot;00&quot;))" office:value-type="string" office:string-value="c17r06" calcext:value-type="string">
            <text:p>c17r06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THE" calcext:value-type="string">
            <text:p>THE</text:p>
          </table:table-cell>
          <table:table-cell table:formula="of:=[$Main.K154]" office:value-type="string" office:string-value="false" calcext:value-type="string">
            <text:p>false</text:p>
          </table:table-cell>
          <table:table-cell table:style-name="ce27" table:formula="of:=[$Main.N154]" office:value-type="time" office:time-value="PT01H10M24S" calcext:value-type="time">
            <text:p>01:10:24,000</text:p>
          </table:table-cell>
          <table:table-cell table:style-name="ce27" table:formula="of:=[$Main.O154]" office:value-type="time" office:time-value="PT01H10M35S" calcext:value-type="time">
            <text:p>01:10:35,000</text:p>
          </table:table-cell>
          <table:table-cell table:formula="of:=[$Main.$G154]" office:value-type="time" office:time-value="PT02H20M44.128S" calcext:value-type="time">
            <text:p>02:20:44,128</text:p>
          </table:table-cell>
          <table:table-cell table:number-columns-repeated="1016"/>
        </table:table-row>
        <table:table-row table:style-name="ro1">
          <table:table-cell table:formula="of:=[$Main.$D155]" office:value-type="float" office:value="156" calcext:value-type="float">
            <text:p>156</text:p>
          </table:table-cell>
          <table:table-cell table:style-name="ce26" table:formula="of:=CONCATENATE(&quot;c&quot;;TEXT([$Main.A155]; &quot;00&quot;);&quot;r&quot;;TEXT([$Main.B155];&quot;00&quot;))" office:value-type="string" office:string-value="c17r07" calcext:value-type="string">
            <text:p>c17r07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10M39S" calcext:value-type="time">
            <text:p>01:10:39,000</text:p>
          </table:table-cell>
          <table:table-cell table:style-name="ce27" table:formula="of:=[$Main.O155]" office:value-type="time" office:time-value="PT01H12M21S" calcext:value-type="time">
            <text:p>01:12:21,000</text:p>
          </table:table-cell>
          <table:table-cell table:formula="of:=[$Main.$G155]" office:value-type="time" office:time-value="PT02H20M39.744S" calcext:value-type="time">
            <text:p>02:20:39,744</text:p>
          </table:table-cell>
          <table:table-cell table:number-columns-repeated="1016"/>
        </table:table-row>
        <table:table-row table:style-name="ro1">
          <table:table-cell table:formula="of:=[$Main.$D156]" office:value-type="float" office:value="157" calcext:value-type="float">
            <text:p>157</text:p>
          </table:table-cell>
          <table:table-cell table:style-name="ce26" table:formula="of:=CONCATENATE(&quot;c&quot;;TEXT([$Main.A156]; &quot;00&quot;);&quot;r&quot;;TEXT([$Main.B156];&quot;00&quot;))" office:value-type="string" office:string-value="c17r08" calcext:value-type="string">
            <text:p>c17r08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EXT" calcext:value-type="string">
            <text:p>EXT</text:p>
          </table:table-cell>
          <table:table-cell table:formula="of:=[$Main.K156]" office:value-type="string" office:string-value="false" calcext:value-type="string">
            <text:p>false</text:p>
          </table:table-cell>
          <table:table-cell table:style-name="ce27" table:formula="of:=[$Main.N156]" office:value-type="time" office:time-value="PT01H19M52S" calcext:value-type="time">
            <text:p>01:19:52,000</text:p>
          </table:table-cell>
          <table:table-cell table:style-name="ce27" table:formula="of:=[$Main.O156]" office:value-type="time" office:time-value="PT01H20M16S" calcext:value-type="time">
            <text:p>01:20:16,000</text:p>
          </table:table-cell>
          <table:table-cell table:formula="of:=[$Main.$G156]" office:value-type="time" office:time-value="PT02H13M13.935S" calcext:value-type="time">
            <text:p>02:13:13,935</text:p>
          </table:table-cell>
          <table:table-cell table:number-columns-repeated="1016"/>
        </table:table-row>
        <table:table-row table:style-name="ro1">
          <table:table-cell table:formula="of:=[$Main.$D157]" office:value-type="float" office:value="158" calcext:value-type="float">
            <text:p>158</text:p>
          </table:table-cell>
          <table:table-cell table:style-name="ce26" table:formula="of:=CONCATENATE(&quot;c&quot;;TEXT([$Main.A157]; &quot;00&quot;);&quot;r&quot;;TEXT([$Main.B157];&quot;00&quot;))" office:value-type="string" office:string-value="c17r09" calcext:value-type="string">
            <text:p>c17r09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EXT" calcext:value-type="string">
            <text:p>EXT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20M36S" calcext:value-type="time">
            <text:p>01:20:36,000</text:p>
          </table:table-cell>
          <table:table-cell table:style-name="ce27" table:formula="of:=[$Main.O157]" office:value-type="time" office:time-value="PT01H20M53S" calcext:value-type="time">
            <text:p>01:20:53,000</text:p>
          </table:table-cell>
          <table:table-cell table:formula="of:=[$Main.$G157]" office:value-type="time" office:time-value="PT02H13M07.469S" calcext:value-type="time">
            <text:p>02:13:07,469</text:p>
          </table:table-cell>
          <table:table-cell table:number-columns-repeated="1016"/>
        </table:table-row>
        <table:table-row table:style-name="ro1">
          <table:table-cell table:formula="of:=[$Main.$D158]" office:value-type="float" office:value="159" calcext:value-type="float">
            <text:p>159</text:p>
          </table:table-cell>
          <table:table-cell table:style-name="ce26" table:formula="of:=CONCATENATE(&quot;c&quot;;TEXT([$Main.A158]; &quot;00&quot;);&quot;r&quot;;TEXT([$Main.B158];&quot;00&quot;))" office:value-type="string" office:string-value="c17r10" calcext:value-type="string">
            <text:p>c17r10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EXT" calcext:value-type="string">
            <text:p>EXT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21M04S" calcext:value-type="time">
            <text:p>01:21:04,000</text:p>
          </table:table-cell>
          <table:table-cell table:style-name="ce27" table:formula="of:=[$Main.O158]" office:value-type="time" office:time-value="PT01H21M07S" calcext:value-type="time">
            <text:p>01:21:07,000</text:p>
          </table:table-cell>
          <table:table-cell table:formula="of:=[$Main.$G158]" office:value-type="time" office:time-value="PT02H12M56.249S" calcext:value-type="time">
            <text:p>02:12:56,249</text:p>
          </table:table-cell>
          <table:table-cell table:number-columns-repeated="1016"/>
        </table:table-row>
        <table:table-row table:style-name="ro1">
          <table:table-cell table:formula="of:=[$Main.$D159]" office:value-type="float" office:value="160" calcext:value-type="float">
            <text:p>160</text:p>
          </table:table-cell>
          <table:table-cell table:style-name="ce26" table:formula="of:=CONCATENATE(&quot;c&quot;;TEXT([$Main.A159]; &quot;00&quot;);&quot;r&quot;;TEXT([$Main.B159];&quot;00&quot;))" office:value-type="string" office:string-value="c17r11" calcext:value-type="string">
            <text:p>c17r11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EXT" calcext:value-type="string">
            <text:p>EXT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21M18S" calcext:value-type="time">
            <text:p>01:21:18,000</text:p>
          </table:table-cell>
          <table:table-cell table:style-name="ce27" table:formula="of:=[$Main.O159]" office:value-type="time" office:time-value="PT01H21M28S" calcext:value-type="time">
            <text:p>01:21:28,000</text:p>
          </table:table-cell>
          <table:table-cell table:formula="of:=[$Main.$G159]" office:value-type="time" office:time-value="PT02H12M51.617S" calcext:value-type="time">
            <text:p>02:12:51,617</text:p>
          </table:table-cell>
          <table:table-cell table:number-columns-repeated="1016"/>
        </table:table-row>
        <table:table-row table:style-name="ro1">
          <table:table-cell table:formula="of:=[$Main.$D160]" office:value-type="float" office:value="161" calcext:value-type="float">
            <text:p>161</text:p>
          </table:table-cell>
          <table:table-cell table:style-name="ce26" table:formula="of:=CONCATENATE(&quot;c&quot;;TEXT([$Main.A160]; &quot;00&quot;);&quot;r&quot;;TEXT([$Main.B160];&quot;00&quot;))" office:value-type="string" office:string-value="c17r12" calcext:value-type="string">
            <text:p>c17r12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22M56.75S" calcext:value-type="time">
            <text:p>01:22:56,750</text:p>
          </table:table-cell>
          <table:table-cell table:style-name="ce27" table:formula="of:=[$Main.O160]" office:value-type="time" office:time-value="PT01H23M28S" calcext:value-type="time">
            <text:p>01:23:28,000</text:p>
          </table:table-cell>
          <table:table-cell table:formula="of:=[$Main.$G160]" office:value-type="time" office:time-value="PT02H11M36.795S" calcext:value-type="time">
            <text:p>02:11:36,795</text:p>
          </table:table-cell>
          <table:table-cell table:number-columns-repeated="1016"/>
        </table:table-row>
        <table:table-row table:style-name="ro1">
          <table:table-cell table:formula="of:=[$Main.$D161]" office:value-type="float" office:value="162" calcext:value-type="float">
            <text:p>162</text:p>
          </table:table-cell>
          <table:table-cell table:style-name="ce26" table:formula="of:=CONCATENATE(&quot;c&quot;;TEXT([$Main.A161]; &quot;00&quot;);&quot;r&quot;;TEXT([$Main.B161];&quot;00&quot;))" office:value-type="string" office:string-value="c17r13" calcext:value-type="string">
            <text:p>c17r13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true" calcext:value-type="string">
            <text:p>true</text:p>
          </table:table-cell>
          <table:table-cell table:style-name="ce27" table:formula="of:=[$Main.N161]" office:value-type="time" office:time-value="PT01H24M58S" calcext:value-type="time">
            <text:p>01:24:58,000</text:p>
          </table:table-cell>
          <table:table-cell table:style-name="ce27" table:formula="of:=[$Main.O161]" office:value-type="time" office:time-value="PT01H25M19S" calcext:value-type="time">
            <text:p>01:25:19,000</text:p>
          </table:table-cell>
          <table:table-cell table:formula="of:=[$Main.$G161]" office:value-type="time" office:time-value="PT02H10M45.038S" calcext:value-type="time">
            <text:p>02:10:45,038</text:p>
          </table:table-cell>
          <table:table-cell table:number-columns-repeated="1016"/>
        </table:table-row>
        <table:table-row table:style-name="ro1">
          <table:table-cell table:formula="of:=[$Main.$D162]" office:value-type="float" office:value="163" calcext:value-type="float">
            <text:p>163</text:p>
          </table:table-cell>
          <table:table-cell table:style-name="ce26" table:formula="of:=CONCATENATE(&quot;c&quot;;TEXT([$Main.A162]; &quot;00&quot;);&quot;r&quot;;TEXT([$Main.B162];&quot;00&quot;))" office:value-type="string" office:string-value="c17r14" calcext:value-type="string">
            <text:p>c17r14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false" calcext:value-type="string">
            <text:p>false</text:p>
          </table:table-cell>
          <table:table-cell table:style-name="ce27" table:formula="of:=[$Main.N162]" office:value-type="time" office:time-value="PT01H27M26S" calcext:value-type="time">
            <text:p>01:27:26,000</text:p>
          </table:table-cell>
          <table:table-cell table:style-name="ce27" table:formula="of:=[$Main.O162]" office:value-type="time" office:time-value="PT01H27M38S" calcext:value-type="time">
            <text:p>01:27:38,000</text:p>
          </table:table-cell>
          <table:table-cell table:formula="of:=[$Main.$G162]" office:value-type="time" office:time-value="PT02H09M20.278S" calcext:value-type="time">
            <text:p>02:09:20,278</text:p>
          </table:table-cell>
          <table:table-cell table:number-columns-repeated="1016"/>
        </table:table-row>
        <table:table-row table:style-name="ro1">
          <table:table-cell table:formula="of:=[$Main.$D163]" office:value-type="float" office:value="164" calcext:value-type="float">
            <text:p>164</text:p>
          </table:table-cell>
          <table:table-cell table:style-name="ce26" table:formula="of:=CONCATENATE(&quot;c&quot;;TEXT([$Main.A163]; &quot;00&quot;);&quot;r&quot;;TEXT([$Main.B163];&quot;00&quot;))" office:value-type="string" office:string-value="c17r15" calcext:value-type="string">
            <text:p>c17r15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false" calcext:value-type="string">
            <text:p>false</text:p>
          </table:table-cell>
          <table:table-cell table:style-name="ce27" table:formula="of:=[$Main.N163]" office:value-type="time" office:time-value="PT01H27M41S" calcext:value-type="time">
            <text:p>01:27:41,000</text:p>
          </table:table-cell>
          <table:table-cell table:style-name="ce27" table:formula="of:=[$Main.O163]" office:value-type="time" office:time-value="PT01H27M44S" calcext:value-type="time">
            <text:p>01:27:44,000</text:p>
          </table:table-cell>
          <table:table-cell table:formula="of:=[$Main.$G163]" office:value-type="time" office:time-value="PT02H09M10.944S" calcext:value-type="time">
            <text:p>02:09:10,944</text:p>
          </table:table-cell>
          <table:table-cell table:number-columns-repeated="1016"/>
        </table:table-row>
        <table:table-row table:style-name="ro1">
          <table:table-cell table:formula="of:=[$Main.$D164]" office:value-type="float" office:value="165" calcext:value-type="float">
            <text:p>165</text:p>
          </table:table-cell>
          <table:table-cell table:style-name="ce26" table:formula="of:=CONCATENATE(&quot;c&quot;;TEXT([$Main.A164]; &quot;00&quot;);&quot;r&quot;;TEXT([$Main.B164];&quot;00&quot;))" office:value-type="string" office:string-value="c17r16" calcext:value-type="string">
            <text:p>c17r16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7M56S" calcext:value-type="time">
            <text:p>01:27:56,000</text:p>
          </table:table-cell>
          <table:table-cell table:style-name="ce27" table:formula="of:=[$Main.O164]" office:value-type="time" office:time-value="PT01H28M13S" calcext:value-type="time">
            <text:p>01:28:13,000</text:p>
          </table:table-cell>
          <table:table-cell table:formula="of:=[$Main.$G164]" office:value-type="time" office:time-value="PT02H09M01.274S" calcext:value-type="time">
            <text:p>02:09:01,274</text:p>
          </table:table-cell>
          <table:table-cell table:number-columns-repeated="1016"/>
        </table:table-row>
        <table:table-row table:style-name="ro1">
          <table:table-cell table:formula="of:=[$Main.$D165]" office:value-type="float" office:value="166" calcext:value-type="float">
            <text:p>166</text:p>
          </table:table-cell>
          <table:table-cell table:style-name="ce26" table:formula="of:=CONCATENATE(&quot;c&quot;;TEXT([$Main.A165]; &quot;00&quot;);&quot;r&quot;;TEXT([$Main.B165];&quot;00&quot;))" office:value-type="string" office:string-value="c17r17" calcext:value-type="string">
            <text:p>c17r17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false" calcext:value-type="string">
            <text:p>false</text:p>
          </table:table-cell>
          <table:table-cell table:style-name="ce27" table:formula="of:=[$Main.N165]" office:value-type="time" office:time-value="PT01H28M45S" calcext:value-type="time">
            <text:p>01:28:45,000</text:p>
          </table:table-cell>
          <table:table-cell table:style-name="ce27" table:formula="of:=[$Main.O165]" office:value-type="time" office:time-value="PT01H29M39S" calcext:value-type="time">
            <text:p>01:29:39,000</text:p>
          </table:table-cell>
          <table:table-cell table:formula="of:=[$Main.$G165]" office:value-type="time" office:time-value="PT02H08M29.317S" calcext:value-type="time">
            <text:p>02:08:29,317</text:p>
          </table:table-cell>
          <table:table-cell table:number-columns-repeated="1016"/>
        </table:table-row>
        <table:table-row table:style-name="ro1">
          <table:table-cell table:formula="of:=[$Main.$D166]" office:value-type="float" office:value="167" calcext:value-type="float">
            <text:p>167</text:p>
          </table:table-cell>
          <table:table-cell table:style-name="ce26" table:formula="of:=CONCATENATE(&quot;c&quot;;TEXT([$Main.A166]; &quot;00&quot;);&quot;r&quot;;TEXT([$Main.B166];&quot;00&quot;))" office:value-type="string" office:string-value="c17r18" calcext:value-type="string">
            <text:p>c17r18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9M47S" calcext:value-type="time">
            <text:p>01:29:47,000</text:p>
          </table:table-cell>
          <table:table-cell table:style-name="ce27" table:formula="of:=[$Main.O166]" office:value-type="time" office:time-value="PT01H29M57S" calcext:value-type="time">
            <text:p>01:29:57,000</text:p>
          </table:table-cell>
          <table:table-cell table:formula="of:=[$Main.$G166]" office:value-type="time" office:time-value="PT02H08M21.607S" calcext:value-type="time">
            <text:p>02:08:21,607</text:p>
          </table:table-cell>
          <table:table-cell table:number-columns-repeated="1016"/>
        </table:table-row>
        <table:table-row table:style-name="ro1">
          <table:table-cell table:formula="of:=[$Main.$D167]" office:value-type="float" office:value="168" calcext:value-type="float">
            <text:p>168</text:p>
          </table:table-cell>
          <table:table-cell table:style-name="ce26" table:formula="of:=CONCATENATE(&quot;c&quot;;TEXT([$Main.A167]; &quot;00&quot;);&quot;r&quot;;TEXT([$Main.B167];&quot;00&quot;))" office:value-type="string" office:string-value="c17r19" calcext:value-type="string">
            <text:p>c17r19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33M04S" calcext:value-type="time">
            <text:p>01:33:04,000</text:p>
          </table:table-cell>
          <table:table-cell table:style-name="ce27" table:formula="of:=[$Main.O167]" office:value-type="time" office:time-value="PT01H35M28S" calcext:value-type="time">
            <text:p>01:35:28,000</text:p>
          </table:table-cell>
          <table:table-cell table:formula="of:=[$Main.$G167]" office:value-type="time" office:time-value="PT02H05M21.213S" calcext:value-type="time">
            <text:p>02:05:21,213</text:p>
          </table:table-cell>
          <table:table-cell table:number-columns-repeated="1016"/>
        </table:table-row>
        <table:table-row table:style-name="ro1">
          <table:table-cell table:formula="of:=[$Main.$D168]" office:value-type="float" office:value="169" calcext:value-type="float">
            <text:p>169</text:p>
          </table:table-cell>
          <table:table-cell table:style-name="ce26" table:formula="of:=CONCATENATE(&quot;c&quot;;TEXT([$Main.A168]; &quot;00&quot;);&quot;r&quot;;TEXT([$Main.B168];&quot;00&quot;))" office:value-type="string" office:string-value="c17r20" calcext:value-type="string">
            <text:p>c17r20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35M31S" calcext:value-type="time">
            <text:p>01:35:31,000</text:p>
          </table:table-cell>
          <table:table-cell table:style-name="ce27" table:formula="of:=[$Main.O168]" office:value-type="time" office:time-value="PT01H35M47S" calcext:value-type="time">
            <text:p>01:35:47,000</text:p>
          </table:table-cell>
          <table:table-cell table:formula="of:=[$Main.$G168]" office:value-type="time" office:time-value="PT02H05M17.093S" calcext:value-type="time">
            <text:p>02:05:17,093</text:p>
          </table:table-cell>
          <table:table-cell table:number-columns-repeated="1016"/>
        </table:table-row>
        <table:table-row table:style-name="ro1">
          <table:table-cell table:formula="of:=[$Main.$D169]" office:value-type="float" office:value="170" calcext:value-type="float">
            <text:p>170</text:p>
          </table:table-cell>
          <table:table-cell table:style-name="ce26" table:formula="of:=CONCATENATE(&quot;c&quot;;TEXT([$Main.A169]; &quot;00&quot;);&quot;r&quot;;TEXT([$Main.B169];&quot;00&quot;))" office:value-type="string" office:string-value="c17r21" calcext:value-type="string">
            <text:p>c17r21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35M57S" calcext:value-type="time">
            <text:p>01:35:57,000</text:p>
          </table:table-cell>
          <table:table-cell table:style-name="ce27" table:formula="of:=[$Main.O169]" office:value-type="time" office:time-value="PT01H36M30S" calcext:value-type="time">
            <text:p>01:36:30,000</text:p>
          </table:table-cell>
          <table:table-cell table:formula="of:=[$Main.$G169]" office:value-type="time" office:time-value="PT02H05M14.243S" calcext:value-type="time">
            <text:p>02:05:14,243</text:p>
          </table:table-cell>
          <table:table-cell table:number-columns-repeated="1016"/>
        </table:table-row>
        <table:table-row table:style-name="ro1">
          <table:table-cell table:formula="of:=[$Main.$D170]" office:value-type="float" office:value="171" calcext:value-type="float">
            <text:p>171</text:p>
          </table:table-cell>
          <table:table-cell table:style-name="ce26" table:formula="of:=CONCATENATE(&quot;c&quot;;TEXT([$Main.A170]; &quot;00&quot;);&quot;r&quot;;TEXT([$Main.B170];&quot;00&quot;))" office:value-type="string" office:string-value="c17r22" calcext:value-type="string">
            <text:p>c17r22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37M10.5S" calcext:value-type="time">
            <text:p>01:37:10,500</text:p>
          </table:table-cell>
          <table:table-cell table:style-name="ce27" table:formula="of:=[$Main.O170]" office:value-type="time" office:time-value="PT01H37M18S" calcext:value-type="time">
            <text:p>01:37:18,000</text:p>
          </table:table-cell>
          <table:table-cell table:formula="of:=[$Main.$G170]" office:value-type="time" office:time-value="PT02H04M47.652S" calcext:value-type="time">
            <text:p>02:04:47,652</text:p>
          </table:table-cell>
          <table:table-cell table:number-columns-repeated="1016"/>
        </table:table-row>
        <table:table-row table:style-name="ro1">
          <table:table-cell table:formula="of:=[$Main.$D171]" office:value-type="float" office:value="172" calcext:value-type="float">
            <text:p>172</text:p>
          </table:table-cell>
          <table:table-cell table:style-name="ce26" table:formula="of:=CONCATENATE(&quot;c&quot;;TEXT([$Main.A171]; &quot;00&quot;);&quot;r&quot;;TEXT([$Main.B171];&quot;00&quot;))" office:value-type="string" office:string-value="c17r23" calcext:value-type="string">
            <text:p>c17r23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47M14S" calcext:value-type="time">
            <text:p>01:47:14,000</text:p>
          </table:table-cell>
          <table:table-cell table:style-name="ce27" table:formula="of:=[$Main.O171]" office:value-type="time" office:time-value="PT01H47M22S" calcext:value-type="time">
            <text:p>01:47:22,000</text:p>
          </table:table-cell>
          <table:table-cell table:formula="of:=[$Main.$G171]" office:value-type="time" office:time-value="PT01H54M59.936S" calcext:value-type="time">
            <text:p>01:54:59,936</text:p>
          </table:table-cell>
          <table:table-cell table:number-columns-repeated="1016"/>
        </table:table-row>
        <table:table-row table:style-name="ro1">
          <table:table-cell table:formula="of:=[$Main.$D172]" office:value-type="float" office:value="173" calcext:value-type="float">
            <text:p>173</text:p>
          </table:table-cell>
          <table:table-cell table:style-name="ce26" table:formula="of:=CONCATENATE(&quot;c&quot;;TEXT([$Main.A172]; &quot;00&quot;);&quot;r&quot;;TEXT([$Main.B172];&quot;00&quot;))" office:value-type="string" office:string-value="c17r24" calcext:value-type="string">
            <text:p>c17r24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57M17S" calcext:value-type="time">
            <text:p>01:57:17,000</text:p>
          </table:table-cell>
          <table:table-cell table:style-name="ce27" table:formula="of:=[$Main.O172]" office:value-type="time" office:time-value="PT01H57M34S" calcext:value-type="time">
            <text:p>01:57:34,000</text:p>
          </table:table-cell>
          <table:table-cell table:formula="of:=[$Main.$G172]" office:value-type="time" office:time-value="PT01H45M04.12S" calcext:value-type="time">
            <text:p>01:45:04,120</text:p>
          </table:table-cell>
          <table:table-cell table:number-columns-repeated="1016"/>
        </table:table-row>
        <table:table-row table:style-name="ro1">
          <table:table-cell table:formula="of:=[$Main.$D173]" office:value-type="float" office:value="174" calcext:value-type="float">
            <text:p>174</text:p>
          </table:table-cell>
          <table:table-cell table:style-name="ce26" table:formula="of:=CONCATENATE(&quot;c&quot;;TEXT([$Main.A173]; &quot;00&quot;);&quot;r&quot;;TEXT([$Main.B173];&quot;00&quot;))" office:value-type="string" office:string-value="c17r25" calcext:value-type="string">
            <text:p>c17r25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37M21S" calcext:value-type="time">
            <text:p>01:37:21,000</text:p>
          </table:table-cell>
          <table:table-cell table:style-name="ce27" table:formula="of:=[$Main.O173]" office:value-type="time" office:time-value="PT01H37M38S" calcext:value-type="time">
            <text:p>01:37:38,000</text:p>
          </table:table-cell>
          <table:table-cell table:formula="of:=[$Main.$G173]" office:value-type="time" office:time-value="PT02H05M26.384S" calcext:value-type="time">
            <text:p>02:05:26,384</text:p>
          </table:table-cell>
          <table:table-cell table:number-columns-repeated="1016"/>
        </table:table-row>
        <table:table-row table:style-name="ro1">
          <table:table-cell table:formula="of:=[$Main.$D174]" office:value-type="float" office:value="175" calcext:value-type="float">
            <text:p>175</text:p>
          </table:table-cell>
          <table:table-cell table:style-name="ce26" table:formula="of:=CONCATENATE(&quot;c&quot;;TEXT([$Main.A174]; &quot;00&quot;);&quot;r&quot;;TEXT([$Main.B174];&quot;00&quot;))" office:value-type="string" office:string-value="c17r26" calcext:value-type="string">
            <text:p>c17r26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40M07S" calcext:value-type="time">
            <text:p>01:40:07,000</text:p>
          </table:table-cell>
          <table:table-cell table:style-name="ce27" table:formula="of:=[$Main.O174]" office:value-type="time" office:time-value="PT01H40M17S" calcext:value-type="time">
            <text:p>01:40:17,000</text:p>
          </table:table-cell>
          <table:table-cell table:formula="of:=[$Main.$G174]" office:value-type="time" office:time-value="PT02H02M58.565S" calcext:value-type="time">
            <text:p>02:02:58,565</text:p>
          </table:table-cell>
          <table:table-cell table:number-columns-repeated="1016"/>
        </table:table-row>
        <table:table-row table:style-name="ro1">
          <table:table-cell table:formula="of:=[$Main.$D175]" office:value-type="float" office:value="176" calcext:value-type="float">
            <text:p>176</text:p>
          </table:table-cell>
          <table:table-cell table:style-name="ce26" table:formula="of:=CONCATENATE(&quot;c&quot;;TEXT([$Main.A175]; &quot;00&quot;);&quot;r&quot;;TEXT([$Main.B175];&quot;00&quot;))" office:value-type="string" office:string-value="c17r27" calcext:value-type="string">
            <text:p>c17r27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49M15S" calcext:value-type="time">
            <text:p>01:49:15,000</text:p>
          </table:table-cell>
          <table:table-cell table:style-name="ce27" table:formula="of:=[$Main.O175]" office:value-type="time" office:time-value="PT01H49M17S" calcext:value-type="time">
            <text:p>01:49:17,000</text:p>
          </table:table-cell>
          <table:table-cell table:formula="of:=[$Main.$G175]" office:value-type="time" office:time-value="PT01H54M38.066S" calcext:value-type="time">
            <text:p>01:54:38,066</text:p>
          </table:table-cell>
          <table:table-cell table:number-columns-repeated="1016"/>
        </table:table-row>
        <table:table-row table:style-name="ro1">
          <table:table-cell table:formula="of:=[$Main.$D176]" office:value-type="float" office:value="177" calcext:value-type="float">
            <text:p>177</text:p>
          </table:table-cell>
          <table:table-cell table:style-name="ce26" table:formula="of:=CONCATENATE(&quot;c&quot;;TEXT([$Main.A176]; &quot;00&quot;);&quot;r&quot;;TEXT([$Main.B176];&quot;00&quot;))" office:value-type="string" office:string-value="c17r28" calcext:value-type="string">
            <text:p>c17r28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49M32S" calcext:value-type="time">
            <text:p>01:49:32,000</text:p>
          </table:table-cell>
          <table:table-cell table:style-name="ce27" table:formula="of:=[$Main.O176]" office:value-type="time" office:time-value="PT01H49M40S" calcext:value-type="time">
            <text:p>01:49:40,000</text:p>
          </table:table-cell>
          <table:table-cell table:formula="of:=[$Main.$G176]" office:value-type="time" office:time-value="PT01H54M25.148S" calcext:value-type="time">
            <text:p>01:54:25,148</text:p>
          </table:table-cell>
          <table:table-cell table:number-columns-repeated="1016"/>
        </table:table-row>
        <table:table-row table:style-name="ro1">
          <table:table-cell table:formula="of:=[$Main.$D177]" office:value-type="float" office:value="178" calcext:value-type="float">
            <text:p>178</text:p>
          </table:table-cell>
          <table:table-cell table:style-name="ce26" table:formula="of:=CONCATENATE(&quot;c&quot;;TEXT([$Main.A177]; &quot;00&quot;);&quot;r&quot;;TEXT([$Main.B177];&quot;00&quot;))" office:value-type="string" office:string-value="c17r29" calcext:value-type="string">
            <text:p>c17r29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53M55S" calcext:value-type="time">
            <text:p>01:53:55,000</text:p>
          </table:table-cell>
          <table:table-cell table:style-name="ce27" table:formula="of:=[$Main.O177]" office:value-type="time" office:time-value="PT01H54M11S" calcext:value-type="time">
            <text:p>01:54:11,000</text:p>
          </table:table-cell>
          <table:table-cell table:formula="of:=[$Main.$G177]" office:value-type="time" office:time-value="PT01H50M18.062S" calcext:value-type="time">
            <text:p>01:50:18,062</text:p>
          </table:table-cell>
          <table:table-cell table:number-columns-repeated="1016"/>
        </table:table-row>
        <table:table-row table:style-name="ro1">
          <table:table-cell table:formula="of:=[$Main.$D178]" office:value-type="float" office:value="179" calcext:value-type="float">
            <text:p>179</text:p>
          </table:table-cell>
          <table:table-cell table:style-name="ce26" table:formula="of:=CONCATENATE(&quot;c&quot;;TEXT([$Main.A178]; &quot;00&quot;);&quot;r&quot;;TEXT([$Main.B178];&quot;00&quot;))" office:value-type="string" office:string-value="c17r30" calcext:value-type="string">
            <text:p>c17r30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true" calcext:value-type="string">
            <text:p>true</text:p>
          </table:table-cell>
          <table:table-cell table:style-name="ce27" table:formula="of:=[$Main.N178]" office:value-type="time" office:time-value="PT01H54M45S" calcext:value-type="time">
            <text:p>01:54:45,000</text:p>
          </table:table-cell>
          <table:table-cell table:style-name="ce27" table:formula="of:=[$Main.O178]" office:value-type="time" office:time-value="PT01H54M53S" calcext:value-type="time">
            <text:p>01:54:53,000</text:p>
          </table:table-cell>
          <table:table-cell table:formula="of:=[$Main.$G178]" office:value-type="time" office:time-value="PT01H49M48.192S" calcext:value-type="time">
            <text:p>01:49:48,192</text:p>
          </table:table-cell>
          <table:table-cell table:number-columns-repeated="1016"/>
        </table:table-row>
        <table:table-row table:style-name="ro1">
          <table:table-cell table:formula="of:=[$Main.$D179]" office:value-type="float" office:value="180" calcext:value-type="float">
            <text:p>180</text:p>
          </table:table-cell>
          <table:table-cell table:style-name="ce26" table:formula="of:=CONCATENATE(&quot;c&quot;;TEXT([$Main.A179]; &quot;00&quot;);&quot;r&quot;;TEXT([$Main.B179];&quot;00&quot;))" office:value-type="string" office:string-value="c17r31" calcext:value-type="string">
            <text:p>c17r31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false" calcext:value-type="string">
            <text:p>false</text:p>
          </table:table-cell>
          <table:table-cell table:style-name="ce27" table:formula="of:=[$Main.N179]" office:value-type="time" office:time-value="PT01H55M08S" calcext:value-type="time">
            <text:p>01:55:08,000</text:p>
          </table:table-cell>
          <table:table-cell table:style-name="ce27" table:formula="of:=[$Main.O179]" office:value-type="time" office:time-value="PT01H55M29S" calcext:value-type="time">
            <text:p>01:55:29,000</text:p>
          </table:table-cell>
          <table:table-cell table:formula="of:=[$Main.$G179]" office:value-type="time" office:time-value="PT01H49M24.132S" calcext:value-type="time">
            <text:p>01:49:24,132</text:p>
          </table:table-cell>
          <table:table-cell table:number-columns-repeated="1016"/>
        </table:table-row>
        <table:table-row table:style-name="ro1">
          <table:table-cell table:formula="of:=[$Main.$D180]" office:value-type="float" office:value="181" calcext:value-type="float">
            <text:p>181</text:p>
          </table:table-cell>
          <table:table-cell table:style-name="ce26" table:formula="of:=CONCATENATE(&quot;c&quot;;TEXT([$Main.A180]; &quot;00&quot;);&quot;r&quot;;TEXT([$Main.B180];&quot;00&quot;))" office:value-type="string" office:string-value="c17r32" calcext:value-type="string">
            <text:p>c17r32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false" calcext:value-type="string">
            <text:p>false</text:p>
          </table:table-cell>
          <table:table-cell table:style-name="ce27" table:formula="of:=[$Main.N180]" office:value-type="time" office:time-value="PT01H55M43S" calcext:value-type="time">
            <text:p>01:55:43,000</text:p>
          </table:table-cell>
          <table:table-cell table:style-name="ce27" table:formula="of:=[$Main.O180]" office:value-type="time" office:time-value="PT01H55M46S" calcext:value-type="time">
            <text:p>01:55:46,000</text:p>
          </table:table-cell>
          <table:table-cell table:formula="of:=[$Main.$G180]" office:value-type="time" office:time-value="PT01H49M13.198S" calcext:value-type="time">
            <text:p>01:49:13,198</text:p>
          </table:table-cell>
          <table:table-cell table:number-columns-repeated="1016"/>
        </table:table-row>
        <table:table-row table:style-name="ro1">
          <table:table-cell table:formula="of:=[$Main.$D181]" office:value-type="float" office:value="182" calcext:value-type="float">
            <text:p>182</text:p>
          </table:table-cell>
          <table:table-cell table:style-name="ce26" table:formula="of:=CONCATENATE(&quot;c&quot;;TEXT([$Main.A181]; &quot;00&quot;);&quot;r&quot;;TEXT([$Main.B181];&quot;00&quot;))" office:value-type="string" office:string-value="c17r33" calcext:value-type="string">
            <text:p>c17r33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6M14S" calcext:value-type="time">
            <text:p>01:56:14,000</text:p>
          </table:table-cell>
          <table:table-cell table:style-name="ce27" table:formula="of:=[$Main.O181]" office:value-type="time" office:time-value="PT01H56M16S" calcext:value-type="time">
            <text:p>01:56:16,000</text:p>
          </table:table-cell>
          <table:table-cell table:formula="of:=[$Main.$G181]" office:value-type="time" office:time-value="PT01H49M12.129S" calcext:value-type="time">
            <text:p>01:49:12,129</text:p>
          </table:table-cell>
          <table:table-cell table:number-columns-repeated="1016"/>
        </table:table-row>
        <table:table-row table:style-name="ro1">
          <table:table-cell table:formula="of:=[$Main.$D182]" office:value-type="float" office:value="183" calcext:value-type="float">
            <text:p>183</text:p>
          </table:table-cell>
          <table:table-cell table:style-name="ce26" table:formula="of:=CONCATENATE(&quot;c&quot;;TEXT([$Main.A182]; &quot;00&quot;);&quot;r&quot;;TEXT([$Main.B182];&quot;00&quot;))" office:value-type="string" office:string-value="c17r34" calcext:value-type="string">
            <text:p>c17r34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false" calcext:value-type="string">
            <text:p>false</text:p>
          </table:table-cell>
          <table:table-cell table:style-name="ce27" table:formula="of:=[$Main.N182]" office:value-type="time" office:time-value="PT01H59M42S" calcext:value-type="time">
            <text:p>01:59:42,000</text:p>
          </table:table-cell>
          <table:table-cell table:style-name="ce27" table:formula="of:=[$Main.O182]" office:value-type="time" office:time-value="PT01H59M48S" calcext:value-type="time">
            <text:p>01:59:48,000</text:p>
          </table:table-cell>
          <table:table-cell table:formula="of:=[$Main.$G182]" office:value-type="time" office:time-value="PT01H46M57.483S" calcext:value-type="time">
            <text:p>01:46:57,483</text:p>
          </table:table-cell>
          <table:table-cell table:number-columns-repeated="1016"/>
        </table:table-row>
        <table:table-row table:style-name="ro1">
          <table:table-cell table:formula="of:=[$Main.$D183]" office:value-type="float" office:value="184" calcext:value-type="float">
            <text:p>184</text:p>
          </table:table-cell>
          <table:table-cell table:style-name="ce26" table:formula="of:=CONCATENATE(&quot;c&quot;;TEXT([$Main.A183]; &quot;00&quot;);&quot;r&quot;;TEXT([$Main.B183];&quot;00&quot;))" office:value-type="string" office:string-value="c18r01" calcext:value-type="string">
            <text:p>c18r01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2H10M41S" calcext:value-type="time">
            <text:p>02:10:41,000</text:p>
          </table:table-cell>
          <table:table-cell table:style-name="ce27" table:formula="of:=[$Main.O183]" office:value-type="time" office:time-value="PT02H15M14S" calcext:value-type="time">
            <text:p>02:15:14,000</text:p>
          </table:table-cell>
          <table:table-cell table:formula="of:=[$Main.$G183]" office:value-type="time" office:time-value="PT01H38M24.347S" calcext:value-type="time">
            <text:p>01:38:24,347</text:p>
          </table:table-cell>
          <table:table-cell table:number-columns-repeated="1016"/>
        </table:table-row>
        <table:table-row table:style-name="ro1">
          <table:table-cell table:formula="of:=[$Main.$D184]" office:value-type="float" office:value="185" calcext:value-type="float">
            <text:p>185</text:p>
          </table:table-cell>
          <table:table-cell table:style-name="ce26" table:formula="of:=CONCATENATE(&quot;c&quot;;TEXT([$Main.A184]; &quot;00&quot;);&quot;r&quot;;TEXT([$Main.B184];&quot;00&quot;))" office:value-type="string" office:string-value="c18r02" calcext:value-type="string">
            <text:p>c18r02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2H18M33S" calcext:value-type="time">
            <text:p>02:18:33,000</text:p>
          </table:table-cell>
          <table:table-cell table:style-name="ce27" table:formula="of:=[$Main.O184]" office:value-type="time" office:time-value="PT02H20M49S" calcext:value-type="time">
            <text:p>02:20:49,000</text:p>
          </table:table-cell>
          <table:table-cell table:formula="of:=[$Main.$G184]" office:value-type="time" office:time-value="PT01H35M25.712S" calcext:value-type="time">
            <text:p>01:35:25,712</text:p>
          </table:table-cell>
          <table:table-cell table:number-columns-repeated="1016"/>
        </table:table-row>
        <table:table-row table:style-name="ro1">
          <table:table-cell table:formula="of:=[$Main.$D185]" office:value-type="float" office:value="186" calcext:value-type="float">
            <text:p>186</text:p>
          </table:table-cell>
          <table:table-cell table:style-name="ce26" table:formula="of:=CONCATENATE(&quot;c&quot;;TEXT([$Main.A185]; &quot;00&quot;);&quot;r&quot;;TEXT([$Main.B185];&quot;00&quot;))" office:value-type="string" office:string-value="c18r03" calcext:value-type="string">
            <text:p>c18r03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2H21M03S" calcext:value-type="time">
            <text:p>02:21:03,000</text:p>
          </table:table-cell>
          <table:table-cell table:style-name="ce27" table:formula="of:=[$Main.O185]" office:value-type="time" office:time-value="PT02H22M13S" calcext:value-type="time">
            <text:p>02:22:13,000</text:p>
          </table:table-cell>
          <table:table-cell table:formula="of:=[$Main.$G185]" office:value-type="time" office:time-value="PT01H35M25.711S" calcext:value-type="time">
            <text:p>01:35:25,711</text:p>
          </table:table-cell>
          <table:table-cell table:number-columns-repeated="1016"/>
        </table:table-row>
        <table:table-row table:style-name="ro1">
          <table:table-cell table:formula="of:=[$Main.$D186]" office:value-type="float" office:value="187" calcext:value-type="float">
            <text:p>187</text:p>
          </table:table-cell>
          <table:table-cell table:style-name="ce26" table:formula="of:=CONCATENATE(&quot;c&quot;;TEXT([$Main.A186]; &quot;00&quot;);&quot;r&quot;;TEXT([$Main.B186];&quot;00&quot;))" office:value-type="string" office:string-value="c18r04" calcext:value-type="string">
            <text:p>c18r04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2H22M13S" calcext:value-type="time">
            <text:p>02:22:13,000</text:p>
          </table:table-cell>
          <table:table-cell table:style-name="ce27" table:formula="of:=[$Main.O186]" office:value-type="time" office:time-value="PT02H25M00S" calcext:value-type="time">
            <text:p>02:25:00,000</text:p>
          </table:table-cell>
          <table:table-cell table:formula="of:=[$Main.$G186]" office:value-type="time" office:time-value="PT01H35M15.681S" calcext:value-type="time">
            <text:p>01:35:15,681</text:p>
          </table:table-cell>
          <table:table-cell table:number-columns-repeated="1016"/>
        </table:table-row>
        <table:table-row table:style-name="ro1">
          <table:table-cell table:formula="of:=[$Main.$D187]" office:value-type="float" office:value="188" calcext:value-type="float">
            <text:p>188</text:p>
          </table:table-cell>
          <table:table-cell table:style-name="ce26" table:formula="of:=CONCATENATE(&quot;c&quot;;TEXT([$Main.A187]; &quot;00&quot;);&quot;r&quot;;TEXT([$Main.B187];&quot;00&quot;))" office:value-type="string" office:string-value="c19r01" calcext:value-type="string">
            <text:p>c19r01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false" calcext:value-type="string">
            <text:p>false</text:p>
          </table:table-cell>
          <table:table-cell table:style-name="ce27" table:formula="of:=[$Main.N187]" office:value-type="time" office:time-value="PT02H25M41S" calcext:value-type="time">
            <text:p>02:25:41,000</text:p>
          </table:table-cell>
          <table:table-cell table:style-name="ce27" table:formula="of:=[$Main.O187]" office:value-type="time" office:time-value="PT02H25M57S" calcext:value-type="time">
            <text:p>02:25:57,000</text:p>
          </table:table-cell>
          <table:table-cell table:formula="of:=[$Main.$G187]" office:value-type="time" office:time-value="PT01H34M36.29S" calcext:value-type="time">
            <text:p>01:34:36,290</text:p>
          </table:table-cell>
          <table:table-cell table:number-columns-repeated="1016"/>
        </table:table-row>
        <table:table-row table:style-name="ro1">
          <table:table-cell table:formula="of:=[$Main.$D188]" office:value-type="float" office:value="189" calcext:value-type="float">
            <text:p>189</text:p>
          </table:table-cell>
          <table:table-cell table:style-name="ce26" table:formula="of:=CONCATENATE(&quot;c&quot;;TEXT([$Main.A188]; &quot;00&quot;);&quot;r&quot;;TEXT([$Main.B188];&quot;00&quot;))" office:value-type="string" office:string-value="c19r02" calcext:value-type="string">
            <text:p>c19r02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25M14S" calcext:value-type="time">
            <text:p>02:25:14,000</text:p>
          </table:table-cell>
          <table:table-cell table:style-name="ce27" table:formula="of:=[$Main.O188]" office:value-type="time" office:time-value="PT02H25M28S" calcext:value-type="time">
            <text:p>02:25:28,000</text:p>
          </table:table-cell>
          <table:table-cell table:formula="of:=[$Main.$G188]" office:value-type="time" office:time-value="PT01H35M20.16S" calcext:value-type="time">
            <text:p>01:35:20,160</text:p>
          </table:table-cell>
          <table:table-cell table:number-columns-repeated="1016"/>
        </table:table-row>
        <table:table-row table:style-name="ro1">
          <table:table-cell table:formula="of:=[$Main.$D189]" office:value-type="float" office:value="190" calcext:value-type="float">
            <text:p>190</text:p>
          </table:table-cell>
          <table:table-cell table:style-name="ce26" table:formula="of:=CONCATENATE(&quot;c&quot;;TEXT([$Main.A189]; &quot;00&quot;);&quot;r&quot;;TEXT([$Main.B189];&quot;00&quot;))" office:value-type="string" office:string-value="c19r03" calcext:value-type="string">
            <text:p>c19r03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26M14S" calcext:value-type="time">
            <text:p>02:26:14,000</text:p>
          </table:table-cell>
          <table:table-cell table:style-name="ce27" table:formula="of:=[$Main.O189]" office:value-type="time" office:time-value="PT02H31M00S" calcext:value-type="time">
            <text:p>02:31:00,000</text:p>
          </table:table-cell>
          <table:table-cell table:formula="of:=[$Main.$G189]" office:value-type="time" office:time-value="PT01H34M52.1S" calcext:value-type="time">
            <text:p>01:34:52,100</text:p>
          </table:table-cell>
          <table:table-cell table:number-columns-repeated="1016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1:02:25.6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7T02:01:15.212000000</dc:date>
    <meta:editing-duration>P5DT3H4M49S</meta:editing-duration>
    <meta:editing-cycles>353</meta:editing-cycles>
    <meta:generator>LibreOffice/7.1.0.3$Windows_X86_64 LibreOffice_project/f6099ecf3d29644b5008cc8f48f42f4a40986e4c</meta:generator>
    <meta:document-statistic meta:table-count="4" meta:cell-count="5859" meta:object-count="0"/>
  </office:meta>
</office:document-meta>
</file>